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C0000008D7BD96EA4.png"/>
  <manifest:file-entry manifest:media-type="image/png" manifest:full-path="Pictures/1000020100000BB8000008CA699B8C33.png"/>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style:style style:name="gr15" style:family="graphic" style:parent-style-name="standard">
      <style:graphic-properties draw:stroke="none" svg:stroke-color="#000000" draw:fill="none" draw:fill-color="#ffffff" draw:auto-grow-height="true" draw:auto-grow-width="false" fo:max-height="0cm" fo:min-height="5.06cm" fo:min-width="0cm" fo:wrap-option="wrap"/>
    </style:style>
    <style:style style:name="gr17" style:family="graphic">
      <style:graphic-properties style:protect="size"/>
    </style:style>
    <style:style style:name="gr65"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95"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865cm" fo:padding-top="0.13cm" fo:padding-bottom="0.13cm" fo:padding-left="0.25cm" fo:padding-right="0.25cm" fo:wrap-option="wrap" draw:shadow="hidden" draw:shadow-color="#808080"/>
    </style:style>
    <style:style style:name="gr102"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103"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104" style:family="graphic" style:parent-style-name="standard">
      <style:graphic-properties draw:stroke="none" svg:stroke-color="#000000" draw:fill="none" draw:fill-color="#ffffff" draw:auto-grow-height="true" draw:auto-grow-width="false" fo:max-height="0cm" fo:min-height="0cm" fo:wrap-option="wrap"/>
    </style:style>
    <style:style style:name="gr120"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127"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4.82cm" fo:padding-top="0.13cm" fo:padding-bottom="0.13cm" fo:padding-left="0.25cm" fo:padding-right="0.25cm" fo:wrap-option="wrap" draw:shadow="hidden" draw:shadow-color="#808080"/>
    </style:style>
    <style:style style:name="gr129" style:family="graphic" style:parent-style-name="standard">
      <style:graphic-properties draw:stroke="none" draw:fill="none" draw:fill-color="#99ccff" draw:textarea-horizontal-align="left" draw:textarea-vertical-align="top" draw:auto-grow-height="true" fo:padding-top="0.129cm" fo:padding-bottom="0.129cm" fo:padding-left="0.258cm" fo:padding-right="0.258cm" fo:wrap-option="wrap" draw:shadow="hidden" draw:shadow-color="#808080"/>
    </style:style>
    <style:style style:name="gr139" style:family="graphic" style:parent-style-name="standard">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hidden" draw:shadow-color="#808080"/>
    </style:style>
    <style:style style:name="gr143"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145" style:family="graphic" style:parent-style-name="standard">
      <style:graphic-properties draw:stroke="solid" svg:stroke-width="0.035cm" svg:stroke-color="#000000" draw:marker-start=""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47"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63cm" draw:start-line-spacing-vertical="0.63cm" draw:end-line-spacing-horizontal="0.63cm" draw:end-line-spacing-vertical="0.63cm"/>
    </style:style>
    <style:style style:name="gr148" style:family="graphic" style:parent-style-name="standard">
      <style:graphic-properties draw:stroke="solid" svg:stroke-width="0.035cm" svg:stroke-color="#000000" draw:marker-end="msArrowEnd_20_5"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draw:shadow-offset-x="0.305cm" draw:shadow-offset-y="0.305cm" draw:shadow-color="#808080" draw:start-line-spacing-horizontal="0.63cm" draw:start-line-spacing-vertical="0.63cm" draw:end-line-spacing-horizontal="0.63cm" draw:end-line-spacing-vertical="0.63cm"/>
    </style:style>
    <style:style style:name="gr151" style:family="graphic" style:parent-style-name="standard">
      <style:graphic-properties draw:stroke="none" draw:fill="none" draw:fill-color="#99ccff" draw:textarea-horizontal-align="left" draw:textarea-vertical-align="top" draw:auto-grow-height="true" fo:padding-top="0.13cm" fo:padding-bottom="0.13cm" fo:padding-left="0.25cm" fo:padding-right="0.25cm" fo:wrap-option="wrap" draw:shadow="hidden" draw:shadow-color="#808080"/>
    </style:style>
    <style:style style:name="gr152" style:family="graphic" style:parent-style-name="standard">
      <style:graphic-properties draw:marker-end="Arrow" draw:marker-end-width="0.3cm" draw:textarea-horizontal-align="center" draw:textarea-vertical-align="middle" fo:wrap-option="wrap"/>
    </style:style>
    <style:style style:name="gr155" style:family="graphic" style:parent-style-name="standard">
      <style:graphic-properties draw:stroke="none" draw:fill="none" draw:fill-color="#00cc99" draw:textarea-horizontal-align="righ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56" style:family="graphic" style:parent-style-name="standard">
      <style:graphic-properties draw:stroke="none" draw:fill="none" draw:fill-color="#00cc99" draw:textarea-horizontal-align="lef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59" style:family="graphic" style:parent-style-name="standard">
      <style:graphic-properties draw:stroke="none" draw:fill="none" draw:fill-color="#00cc99" draw:textarea-horizontal-align="justify" draw:textarea-vertical-align="top" draw:auto-grow-height="true" draw:auto-grow-width="false" fo:min-height="1.011cm" fo:min-width="0cm" fo:padding-top="0.13cm" fo:padding-bottom="0.13cm" fo:padding-left="0.25cm" fo:padding-right="0.25cm" fo:wrap-option="wrap" draw:shadow="hidden" draw:shadow-color="#808080"/>
    </style:style>
    <style:style style:name="gr201"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03" style:family="graphic" style:parent-style-name="standard">
      <style:graphic-properties draw:stroke="solid" svg:stroke-width="0.035cm" svg:stroke-color="#000000" draw:stroke-linejoin="miter" draw:fill="solid" draw:fill-color="#99ff99" draw:textarea-horizontal-align="left" draw:textarea-vertical-align="top" draw:auto-grow-height="true" fo:padding-top="0.13cm" fo:padding-bottom="0.13cm" fo:padding-left="0.25cm" fo:padding-right="0.25cm" fo:wrap-option="wrap" draw:shadow="hidden" draw:shadow-color="#808080"/>
    </style:style>
    <style:style style:name="gr211"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5.329cm" fo:padding-top="0.13cm" fo:padding-bottom="0.13cm" fo:padding-left="0.25cm" fo:padding-right="0.25cm" fo:wrap-option="wrap" draw:shadow="hidden" draw:shadow-color="#808080"/>
    </style:style>
    <style:style style:name="gr212" style:family="graphic" style:parent-style-name="standard">
      <style:graphic-properties draw:stroke="solid" svg:stroke-width="0.035cm" svg:stroke-color="#000000" draw:stroke-linejoin="miter" draw:fill="solid" draw:fill-color="#99ff99" draw:textarea-horizontal-align="left" draw:textarea-vertical-align="top" draw:auto-grow-height="true" fo:min-height="1.185cm" fo:padding-top="0.13cm" fo:padding-bottom="0.13cm" fo:padding-left="0.25cm" fo:padding-right="0.25cm" fo:wrap-option="wrap" draw:shadow="hidden" draw:shadow-color="#808080"/>
    </style:style>
    <style:style style:name="gr235" style:family="graphic" style:parent-style-name="standard">
      <style:graphic-properties draw:stroke="solid" svg:stroke-width="0.035cm" svg:stroke-color="#000000" draw:stroke-linejoin="miter" draw:fill="solid" draw:fill-color="#ffffff" draw:textarea-horizontal-align="left" draw:textarea-vertical-align="top" draw:auto-grow-height="true" fo:padding-top="0.13cm" fo:padding-bottom="0.13cm" fo:padding-left="0.25cm" fo:padding-right="0.25cm" fo:wrap-option="wrap" draw:shadow="hidden" draw:shadow-color="#808080"/>
    </style:style>
    <style:style style:name="gr256" style:family="graphic" style:parent-style-name="standard" style:list-style-name="L1850">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62" style:family="graphic" style:parent-style-name="standard" style:list-style-name="L1846">
      <style:graphic-properties draw:stroke="none" svg:stroke-color="#000000" draw:fill="none" draw:fill-color="#ffffff" draw:auto-grow-height="true" draw:auto-grow-width="false" fo:max-height="0cm" fo:min-height="3.646cm" fo:wrap-option="wrap"/>
    </style:style>
    <style:style style:name="gr270" style:family="graphic" style:parent-style-name="standard" style:list-style-name="L1850">
      <style:graphic-properties draw:stroke="solid" svg:stroke-width="0.026cm" svg:stroke-color="#000000" draw:marker-start-width="0.21cm" draw:marker-start-center="false"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75" style:family="graphic" style:parent-style-name="standard" style:list-style-name="L1851">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280" style:family="graphic" style:parent-style-name="standard" style:list-style-name="L1850">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82" style:family="graphic" style:parent-style-name="standard" style:list-style-name="L1850">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88" style:family="graphic" style:parent-style-name="standard" style:list-style-name="L1850">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304" style:family="graphic" style:parent-style-name="standard" style:list-style-name="L1850">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307" style:family="graphic" style:parent-style-name="standard" style:list-style-name="L1850">
      <style:graphic-properties draw:stroke="solid" svg:stroke-width="0.026cm" svg:stroke-color="#000000" draw:marker-start-width="0.21cm" draw:marker-start-center="false"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308" style:family="graphic" style:parent-style-name="standard" style:list-style-name="L1850">
      <style:graphic-properties draw:stroke="solid" svg:stroke-width="0.026cm" svg:stroke-color="#000000" draw:marker-start-width="0.21cm" draw:marker-start-center="false" draw:marker-end-width="0.21cm" draw:marker-end-center="false" draw:stroke-linejoin="miter" draw:fill="solid" draw:fill-color="#84ff85" draw:opacity="100%" draw:textarea-horizontal-align="left" draw:textarea-vertical-align="top" draw:auto-grow-height="false" fo:padding-top="0cm" fo:padding-bottom="0cm" fo:padding-left="0cm" fo:padding-right="0.113cm" fo:wrap-option="wrap" draw:shadow="hidden"/>
    </style:style>
    <style:style style:name="gr312" style:family="graphic" style:parent-style-name="standard" style:list-style-name="L1851">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314" style:family="graphic" style:parent-style-name="standard" style:list-style-name="L1848">
      <style:graphic-properties draw:stroke="none" svg:stroke-color="#000000" draw:fill="none" draw:fill-color="#ffffff" draw:auto-grow-height="true" draw:auto-grow-width="false" fo:max-height="0cm" fo:min-height="0cm" fo:wrap-option="wrap"/>
    </style:style>
    <style:style style:name="pr9" style:family="presentation" style:parent-style-name="IBM_20_100_20_Presentation_20_White_20_0103_5f_otp_5f_IBM_25_20100_25_20Presentation_25_20White_25_2001031-title">
      <style:graphic-properties draw:fill-color="#ffffff" draw:auto-grow-height="true" fo:min-height="3.181cm" fo:wrap-option="wrap"/>
    </style:style>
    <style:style style:name="pr18" style:family="presentation" style:parent-style-name="IBM_20_100_20_Presentation_20_White_20_0103_5f_otp_5f_IBM_25_20100_25_20Presentation_25_20White_25_2001031-notes">
      <style:graphic-properties draw:fill-color="#ffffff" draw:auto-grow-height="true" fo:min-height="11.432cm" fo:wrap-option="wrap"/>
    </style:style>
    <style:style style:name="pr20"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24" style:family="presentation" style:parent-style-name="IBM_20_100_20_Presentation_20_White_20_0103_5f_otp_5f_IBM_25_20100_25_20Presentation_25_20White_25_200103-outline1" style:list-style-name="L1835">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26"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fo:min-height="11.432cm" fo:wrap-option="wrap" draw:shadow="hidden" draw:shadow-color="#808080"/>
    </style:style>
    <style:style style:name="pr32" style:family="presentation" style:parent-style-name="IBM_20_100_20_Presentation_20_White_20_0103_5f_otp_5f_IBM_25_20100_25_20Presentation_25_20White_25_200103-outline1" style:list-style-name="L1836">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36"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38" style:family="presentation" style:parent-style-name="IBM_20_100_20_Presentation_20_White_20_0103_5f_otp_5f_IBM_25_20100_25_20Presentation_25_20White_25_2001031-title">
      <style:graphic-properties draw:auto-grow-height="true" fo:min-height="2.388cm" fo:wrap-option="wrap"/>
    </style:style>
    <style:style style:name="pr45"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1.952cm" fo:min-width="0cm" fo:padding-top="0.13cm" fo:padding-bottom="0.13cm" fo:padding-left="0.25cm" fo:padding-right="0.25cm" fo:wrap-option="wrap" draw:shadow="hidden" draw:shadow-color="#808080"/>
    </style:style>
    <style:style style:name="pr5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56"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6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0.58cm" fo:min-width="0cm" fo:padding-top="0.13cm" fo:padding-bottom="0.13cm" fo:padding-left="0.25cm" fo:padding-right="0.25cm" fo:wrap-option="wrap" draw:shadow="hidden" draw:shadow-color="#808080"/>
    </style:style>
    <style:style style:name="pr61" style:family="presentation" style:parent-style-name="IBM_20_100_20_Presentation_20_White_20_0103_5f_otp_5f_IBM_25_20100_25_20Presentation_25_20White_25_200103-title">
      <style:graphic-properties fo:min-height="2.931cm" fo:wrap-option="wrap"/>
    </style:style>
    <style:style style:name="pr62" style:family="presentation" style:parent-style-name="IBM_20_100_20_Presentation_20_White_20_0103_5f_otp_5f_IBM_25_20100_25_20Presentation_25_20White_25_200103-outline1">
      <style:graphic-properties draw:auto-grow-height="true" fo:min-height="12.589cm" fo:wrap-option="wrap"/>
    </style:style>
    <style:style style:name="pr67" style:family="presentation" style:parent-style-name="IBM_20_100_20_Presentation_20_White_20_0103_5f_otp_5f_IBM_25_20100_25_20Presentation_25_20White_25_200103-notes">
      <style:graphic-properties draw:fill-color="#ffffff" draw:auto-grow-height="true" fo:min-height="11.432cm" fo:wrap-option="wrap"/>
    </style:style>
    <style:style style:name="pr74" style:family="presentation" style:parent-style-name="IBM_20_100_20_Presentation_20_White_20_0103_5f_otp_5f_IBM_25_20100_25_20Presentation_25_20White_25_200103-outline1">
      <style:graphic-properties fo:min-height="11.751cm" fo:wrap-option="wrap"/>
    </style:style>
    <style:style style:name="pr84" style:family="presentation" style:parent-style-name="IBM_20_100_20_Presentation_20_White_20_0103_5f_otp_5f_IBM_25_20100_25_20Presentation_25_20White_25_200103-notes">
      <style:graphic-properties fo:min-height="9.251cm" fo:wrap-option="wrap"/>
    </style:style>
    <style:style style:name="pr85" style:family="presentation" style:parent-style-name="IBM_20_100_20_Presentation_20_White_20_0103_5f_otp_5f_IBM_25_20100_25_20Presentation_25_20White_25_200103-notes">
      <style:graphic-properties fo:min-height="11.179cm" fo:wrap-option="no-wrap"/>
    </style:style>
    <style:style style:name="pr90" style:family="presentation" style:parent-style-name="IBM_20_100_20_Presentation_20_White_20_0103_5f_otp_5f_IBM_25_20100_25_20Presentation_25_20White_25_200103-outline1">
      <style:graphic-properties fo:min-height="4.165cm" fo:wrap-option="wrap"/>
    </style:style>
    <style:style style:name="pr98" style:family="presentation" style:parent-style-name="IBM_20_100_20_Presentation_20_White_20_0103_5f_otp_5f_IBM_25_20100_25_20Presentation_25_20White_25_200103-notes">
      <style:graphic-properties draw:auto-grow-height="true" fo:min-height="11.432cm" fo:wrap-option="wrap"/>
    </style:style>
    <style:style style:name="pr9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001cm" fo:min-width="0cm" fo:padding-top="0.13cm" fo:padding-bottom="0.13cm" fo:padding-left="0.25cm" fo:padding-right="0.25cm" fo:wrap-option="wrap" draw:shadow="hidden" draw:shadow-color="#808080"/>
    </style:style>
    <style:style style:name="pr113"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94cm" fo:min-width="0cm" fo:padding-top="0.13cm" fo:padding-bottom="0.13cm" fo:padding-left="0.25cm" fo:padding-right="0.25cm" fo:wrap-option="wrap" draw:shadow="hidden" draw:shadow-color="#808080"/>
    </style:style>
    <style:style style:name="pr118"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787cm" fo:min-width="0cm" fo:padding-top="0.13cm" fo:padding-bottom="0.13cm" fo:padding-left="0.25cm" fo:padding-right="0.25cm" fo:wrap-option="wrap" draw:shadow="hidden" draw:shadow-color="#808080"/>
    </style:style>
    <style:style style:name="pr123"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0.945cm" fo:min-width="0cm" fo:padding-top="0.13cm" fo:padding-bottom="0.13cm" fo:padding-left="0.25cm" fo:padding-right="0.25cm" fo:wrap-option="wrap" draw:shadow="hidden" draw:shadow-color="#808080"/>
    </style:style>
    <style:style style:name="pr126"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434cm" fo:min-width="0cm" fo:padding-top="0.13cm" fo:padding-bottom="0.13cm" fo:padding-left="0.25cm" fo:padding-right="0.25cm" fo:wrap-option="wrap" draw:shadow="hidden" draw:shadow-color="#808080"/>
    </style:style>
    <style:style style:name="pr135"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7.133cm" fo:min-width="0cm" fo:padding-top="0.13cm" fo:padding-bottom="0.13cm" fo:padding-left="0.25cm" fo:padding-right="0.25cm" fo:wrap-option="wrap" draw:shadow="hidden" draw:shadow-color="#808080"/>
    </style:style>
    <style:style style:name="pr16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1.921cm" fo:min-width="0cm" fo:padding-top="0.13cm" fo:padding-bottom="0.13cm" fo:padding-left="0.25cm" fo:padding-right="0.25cm" fo:wrap-option="wrap" draw:shadow="hidden" draw:shadow-color="#808080"/>
    </style:style>
    <style:style style:name="pr16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2.6cm" fo:min-width="0cm" fo:padding-top="0.13cm" fo:padding-bottom="0.13cm" fo:padding-left="0.25cm" fo:padding-right="0.25cm" fo:wrap-option="wrap" draw:shadow="hidden" draw:shadow-color="#808080"/>
    </style:style>
    <style:style style:name="pr17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2.281cm" fo:min-width="0cm" fo:padding-top="0.13cm" fo:padding-bottom="0.13cm" fo:padding-left="0.25cm" fo:padding-right="0.25cm" fo:wrap-option="wrap" draw:shadow="hidden" draw:shadow-color="#808080"/>
    </style:style>
    <style:style style:name="pr176"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186cm" fo:min-width="0cm" fo:padding-top="0.13cm" fo:padding-bottom="0.13cm" fo:padding-left="0.25cm" fo:padding-right="0.25cm" fo:wrap-option="wrap" draw:shadow="hidden" draw:shadow-color="#808080"/>
    </style:style>
    <style:style style:name="pr17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fo:min-height="13.632cm" fo:wrap-option="wrap" draw:shadow="hidden" draw:shadow-color="#808080"/>
    </style:style>
    <style:style style:name="pr184" style:family="presentation" style:parent-style-name="IBM_20_100_20_Presentation_20_White_20_0103_5f_otp_5f_IBM_25_20100_25_20Presentation_25_20White_25_200103-outline1" style:list-style-name="L1839">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20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3.127cm" fo:min-width="0cm" fo:padding-top="0.13cm" fo:padding-bottom="0.13cm" fo:padding-left="0.25cm" fo:padding-right="0.25cm" fo:wrap-option="wrap" draw:shadow="hidden" draw:shadow-color="#808080"/>
    </style:style>
    <style:style style:name="pr207"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bottom" draw:auto-grow-height="true" draw:auto-grow-width="false" fo:min-height="1.646cm" fo:min-width="0cm" fo:padding-top="0.13cm" fo:padding-bottom="0.13cm" fo:padding-left="0.25cm" fo:padding-right="0.25cm" fo:wrap-option="wrap" draw:shadow="hidden" draw:shadow-color="#808080"/>
    </style:style>
    <style:style style:name="pr21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271cm" fo:min-width="0cm" fo:padding-top="0.13cm" fo:padding-bottom="0.13cm" fo:padding-left="0.25cm" fo:padding-right="0.25cm" fo:wrap-option="wrap" draw:shadow="hidden" draw:shadow-color="#808080"/>
    </style:style>
    <style:style style:name="pr232"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0.958cm" fo:min-width="0cm" fo:padding-top="0.13cm" fo:padding-bottom="0.13cm" fo:padding-left="0.25cm" fo:padding-right="0.25cm" fo:wrap-option="wrap" draw:shadow="hidden" draw:shadow-color="#808080"/>
    </style:style>
    <style:style style:name="pr238"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8.428cm" fo:min-width="0cm" fo:padding-top="0.13cm" fo:padding-bottom="0.13cm" fo:padding-left="0.25cm" fo:padding-right="0.25cm" fo:wrap-option="wrap" draw:shadow="hidden" draw:shadow-color="#808080"/>
    </style:style>
    <style:style style:name="pr241" style:family="presentation" style:parent-style-name="IBM_20_100_20_Presentation_20_White_20_0103_5f_otp_5f_IBM_25_20100_25_20Presentation_25_20White_25_200103-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247"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13.835cm" fo:min-width="0cm" fo:padding-top="0.141cm" fo:padding-bottom="0.141cm" fo:padding-left="0.141cm" fo:padding-right="0.649cm" fo:wrap-option="wrap" draw:shadow="hidden"/>
    </style:style>
    <style:style style:name="pr250" style:family="presentation" style:parent-style-name="IBM_20_100_20_Presentation_20_White_20_0103_5f_otp_5f_IBM_25_20100_25_20Presentation_25_20White_25_200103-notes" style:list-style-name="L1852">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52" style:family="presentation" style:parent-style-name="IBM_20_100_20_Presentation_20_White_20_0103_5f_otp_5f_IBM_25_20100_25_20Presentation_25_20White_25_200103-outline1" style:list-style-name="L1844">
      <style:graphic-properties draw:stroke="none" draw:fill="none" draw:fill-color="#ffffff" draw:textarea-horizontal-align="left" draw:textarea-vertical-align="top" draw:auto-grow-height="true" draw:auto-grow-width="false" fo:min-height="4.945cm" fo:min-width="0cm" fo:padding-top="0.141cm" fo:padding-bottom="0.141cm" fo:padding-left="0.141cm" fo:padding-right="0.649cm" fo:wrap-option="wrap" draw:shadow="hidden"/>
    </style:style>
    <style:style style:name="pr264" style:family="presentation" style:parent-style-name="IBM_20_100_20_Presentation_20_White_20_0103_5f_otp_5f_IBM_25_20100_25_20Presentation_25_20White_25_200103-notes" style:list-style-name="L1852">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66" style:family="presentation" style:parent-style-name="IBM_20_100_20_Presentation_20_White_20_0103_5f_otp_5f_IBM_25_20100_25_20Presentation_25_20White_25_200103-outline1" style:list-style-name="L1844">
      <style:graphic-properties draw:stroke="none" draw:fill="none" draw:fill-color="#ffffff" draw:textarea-horizontal-align="left" draw:textarea-vertical-align="top" draw:auto-grow-height="true" draw:auto-grow-width="false" fo:min-height="10.662cm" fo:min-width="0cm" fo:padding-top="0.141cm" fo:padding-bottom="0.141cm" fo:padding-left="0.141cm" fo:padding-right="0.649cm" fo:wrap-option="wrap" draw:shadow="hidden"/>
    </style:style>
    <style:style style:name="pr267" style:family="presentation" style:parent-style-name="IBM_20_100_20_Presentation_20_White_20_0103_5f_otp_5f_IBM_25_20100_25_20Presentation_25_20White_25_200103-notes" style:list-style-name="L1852">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68"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9.655cm" fo:min-width="0cm" fo:padding-top="0.141cm" fo:padding-bottom="0.141cm" fo:padding-left="0.141cm" fo:padding-right="0.649cm" fo:wrap-option="wrap" draw:shadow="hidden"/>
    </style:style>
    <style:style style:name="pr278"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10.603cm" fo:min-width="0cm" fo:padding-top="0.141cm" fo:padding-bottom="0.141cm" fo:padding-left="0.141cm" fo:padding-right="0.649cm" fo:wrap-option="wrap" draw:shadow="hidden"/>
    </style:style>
    <style:style style:name="pr285" style:family="presentation" style:parent-style-name="IBM_20_100_20_Presentation_20_White_20_0103_5f_otp_5f_IBM_25_20100_25_20Presentation_25_20White_25_200103-outline1" style:list-style-name="L1844">
      <style:graphic-properties draw:stroke="none" draw:fill="none" draw:fill-color="#ffffff" draw:textarea-horizontal-align="left" draw:textarea-vertical-align="top" draw:auto-grow-height="true" draw:auto-grow-width="false" fo:min-height="11.93cm" fo:min-width="0cm" fo:padding-top="0.141cm" fo:padding-bottom="0.141cm" fo:padding-left="0.141cm" fo:padding-right="0.649cm" fo:wrap-option="wrap" draw:shadow="hidden"/>
    </style:style>
    <style:style style:name="pr290" style:family="presentation" style:parent-style-name="IBM_20_100_20_Presentation_20_White_20_0103_5f_otp_5f_IBM_25_20100_25_20Presentation_25_20White_25_200103-outline1">
      <style:graphic-properties draw:textarea-vertical-align="bottom" fo:min-height="11.751cm" fo:wrap-option="wrap"/>
    </style:style>
    <style:style style:name="pr305" style:family="presentation" style:parent-style-name="IBM_20_100_20_Presentation_20_White_20_0103_5f_otp_5f_IBM_25_20100_25_20Presentation_25_20White_25_200103-notes" style:list-style-name="L1852">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316" style:family="presentation" style:parent-style-name="IBM_20_100_20_Presentation_20_White_20_0103_5f_otp_5f_IBM_25_20100_25_20Presentation_25_20White_25_200103-notes" style:list-style-name="L1852">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318" style:family="presentation" style:parent-style-name="IBM_20_100_20_Presentation_20_White_20_0103_5f_otp_5f_IBM_25_20100_25_20Presentation_25_20White_25_2001031-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322" style:family="presentation" style:parent-style-name="IBM_20_100_20_Presentation_20_White_20_0103_5f_otp_5f_IBM_25_20100_25_20Presentation_25_20White_25_2001031-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324" style:family="presentation" style:parent-style-name="IBM_20_100_20_Presentation_20_White_20_0103_5f_otp_5f_IBM_25_20100_25_20Presentation_25_20White_25_2001031-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ta213" style:family="table">
      <style:table-properties style:writing-mode="lr-tb"/>
    </style:style>
    <style:style style:name="co214" style:family="table-column">
      <style:table-column-properties style:column-width="3.642cm" style:use-optimal-column-width="false"/>
    </style:style>
    <style:style style:name="co215" style:family="table-column">
      <style:table-column-properties style:column-width="4.448cm" style:use-optimal-column-width="false"/>
    </style:style>
    <style:style style:name="co216" style:family="table-column">
      <style:table-column-properties style:column-width="14.263cm" style:use-optimal-column-width="false"/>
    </style:style>
    <style:style style:name="co291" style:family="table-column">
      <style:table-column-properties style:column-width="2.477cm" style:use-optimal-column-width="false"/>
    </style:style>
    <style:style style:name="co292" style:family="table-column">
      <style:table-column-properties style:column-width="9.822cm" style:use-optimal-column-width="false"/>
    </style:style>
    <style:style style:name="ro217" style:family="table-row">
      <style:table-row-properties style:row-height="0.975cm"/>
    </style:style>
    <style:style style:name="ro222" style:family="table-row">
      <style:table-row-properties style:row-height="0.903cm"/>
    </style:style>
    <style:style style:name="ro228" style:family="table-row">
      <style:table-row-properties style:row-height="0.981cm"/>
    </style:style>
    <style:style style:name="ro231" style:family="table-row">
      <style:table-row-properties style:row-height="1cm"/>
    </style:style>
    <style:style style:name="ro293" style:family="table-row">
      <style:table-row-properties style:row-height="1.217cm"/>
    </style:style>
    <style:style style:name="ro296" style:family="table-row">
      <style:table-row-properties style:row-height="1.189cm"/>
    </style:style>
    <style:style style:name="ro303" style:family="table-row">
      <style:table-row-properties style:row-height="1.184cm"/>
    </style:style>
    <style:style style:name="ce218" style:family="table-cell">
      <style:graphic-properties draw:fill-color="#003366" style:repeat="repeat" fo:padding-top="0.1cm" fo:padding-bottom="0.1cm" fo:padding-left="0.1cm" fo:padding-right="0.1cm"/>
      <style:paragraph-properties fo:margin-left="0cm" fo:margin-right="0cm" fo:margin-top="0cm" fo:margin-bottom="0cm" fo:line-height="100%" fo:text-indent="0cm"/>
      <style:text-properties fo:color="#ffffff" fo:font-family="Arial" style:font-style-name="Cursiva" style:font-family-generic="swiss" style:font-pitch="variable" fo:font-size="15pt" fo:font-weight="bold" style:font-size-asian="24pt" style:font-weight-asian="bold" style:font-size-complex="24pt" style:font-weight-complex="bold"/>
    </style:style>
    <style:style style:name="ce220" style:family="table-cell">
      <style:graphic-properties style:repeat="repeat"/>
      <style:paragraph-properties fo:margin-left="0cm" fo:margin-right="0cm" fo:margin-top="0cm" fo:margin-bottom="0cm" fo:line-height="100%" fo:text-indent="0cm"/>
      <style:text-properties style:use-window-font-color="true" fo:font-family="Arial" style:font-style-name="Cursiva" style:font-family-generic="swiss" style:font-pitch="variable" fo:font-size="15pt" fo:font-weight="bold" style:font-size-asian="24pt" style:font-weight-asian="bold" style:font-size-complex="24pt" style:font-weight-complex="bold"/>
    </style:style>
    <style:style style:name="ce223" style:family="table-cell">
      <style:graphic-properties draw:fill-color="#003366" style:repeat="repeat" fo:padding-top="0.1cm" fo:padding-bottom="0.1cm" fo:padding-left="0.1cm" fo:padding-right="0.1cm"/>
      <style:paragraph-properties fo:margin-left="0cm" fo:margin-right="0cm" fo:margin-top="0cm" fo:margin-bottom="0cm" fo:line-height="100%" fo:text-indent="0cm"/>
      <style:text-properties fo:color="#ffffff" fo:font-family="'Big Caslon'" style:font-pitch="variable" fo:font-size="24pt" fo:font-weight="bold" style:font-size-asian="24pt" style:font-weight-asian="bold" style:font-size-complex="24pt" style:font-weight-complex="bold"/>
    </style:style>
    <style:style style:name="ce225" style:family="table-cell">
      <style:graphic-properties style:repeat="repeat"/>
      <style:paragraph-properties fo:margin-left="0cm" fo:margin-right="0cm" fo:margin-top="0cm" fo:margin-bottom="0cm" fo:line-height="100%" fo:text-indent="0cm"/>
      <style:text-properties style:use-window-font-color="true" fo:font-family="'Arial Unicode MS'" style:font-family-generic="swiss" style:font-pitch="variable" fo:font-size="15pt" style:font-size-asian="24pt" style:font-size-complex="24pt"/>
    </style:style>
    <style:style style:name="ce229" style:family="table-cell">
      <style:graphic-properties draw:fill-color="#003366" style:repeat="repeat" fo:padding-top="0.1cm" fo:padding-bottom="0.1cm" fo:padding-left="0.1cm" fo:padding-right="0.1cm"/>
      <style:text-properties fo:color="#ffffff" fo:font-family="'Big Caslon'" style:font-pitch="variable" fo:font-size="24pt" fo:font-weight="bold" style:font-size-asian="24pt" style:font-weight-asian="bold" style:font-size-complex="24pt" style:font-weight-complex="bold"/>
    </style:style>
    <style:style style:name="ce294" style:family="table-cell">
      <style:graphic-properties draw:fill="solid" draw:fill-color="#9999ff" style:repeat="repeat" fo:padding-top="0.1cm" fo:padding-bottom="0.1cm" fo:padding-left="0.1cm" fo:padding-right="0.1cm"/>
      <style:text-properties fo:font-family="'Big Caslon'" style:font-pitch="variable" fo:font-weight="bold" style:font-weight-asian="bold" style:font-weight-complex="bold"/>
    </style:style>
    <style:style style:name="ce297" style:family="table-cell">
      <style:graphic-properties style:repeat="repeat"/>
      <style:text-properties fo:font-weight="bold" style:font-weight-asian="bold" style:font-weight-complex="bold"/>
    </style:style>
    <style:style style:name="ce298" style:family="table-cell">
      <style:graphic-properties draw:fill="solid" draw:fill-color="#99ccff" style:repeat="repeat" fo:padding-top="0.1cm" fo:padding-bottom="0.1cm" fo:padding-left="0.1cm" fo:padding-right="0.1cm"/>
      <style:text-properties style:use-window-font-color="true"/>
    </style:style>
    <style:style style:name="ce300" style:family="table-cell">
      <style:graphic-properties draw:fill="solid" draw:fill-color="#99ccff" style:repeat="repeat" fo:padding-top="0.1cm" fo:padding-bottom="0.1cm" fo:padding-left="0.1cm" fo:padding-right="0.1cm"/>
      <style:text-properties style:use-window-font-color="true" fo:font-size="18pt" style:font-size-asian="18pt" style:font-size-complex="18pt"/>
    </style:style>
    <style:style style:name="ce302" style:family="table-cell">
      <style:graphic-properties style:repeat="repeat"/>
    </style:style>
    <style:style style:name="P7" style:family="paragraph">
      <style:paragraph-properties fo:margin-left="0cm" fo:margin-right="0cm" fo:text-indent="0cm"/>
    </style:style>
    <style:style style:name="P10" style:family="paragraph">
      <style:paragraph-properties fo:margin-left="0cm" fo:margin-right="0cm" fo:text-indent="0cm" style:punctuation-wrap="hanging" style:line-break="strict" style:writing-mode="lr-tb"/>
      <style:text-properties fo:font-family="'Arial Black'" style:font-pitch="variable" fo:font-size="32pt" style:font-size-asian="32pt" style:font-size-complex="32pt"/>
    </style:style>
    <style:style style:name="P11" style:family="paragraph">
      <style:paragraph-properties fo:margin-left="0cm" fo:margin-right="0cm" fo:line-height="85%" fo:text-align="end" fo:text-indent="0cm"/>
    </style:style>
    <style:style style:name="P16" style:family="paragraph">
      <style:paragraph-properties fo:margin-left="0cm" fo:margin-right="0cm" fo:line-height="85%" fo:text-align="end" fo:text-indent="0cm" style:punctuation-wrap="hanging" style:line-break="strict" style:writing-mode="lr-tb"/>
      <style:text-properties fo:color="#336699" fo:font-size="24pt" fo:font-style="normal" fo:font-weight="bold" style:font-size-asian="24pt" style:font-style-asian="normal" style:font-weight-asian="bold" style:font-size-complex="24pt" style:font-style-complex="normal" style:font-weight-complex="bold"/>
    </style:style>
    <style:style style:name="P19" style:family="paragraph">
      <style:paragraph-properties fo:margin-left="0.6cm" fo:margin-right="0cm" fo:text-indent="-0.6cm" style:punctuation-wrap="hanging" style:line-break="strict" style:writing-mode="lr-tb"/>
      <style:text-properties fo:font-size="20pt"/>
    </style:style>
    <style:style style:name="P21" style:family="paragraph">
      <style:paragraph-properties style:punctuation-wrap="hanging" style:line-break="strict" style:writing-mode="lr-tb" style:font-independent-line-spacing="true"/>
    </style:style>
    <style:style style:name="P22" style:family="paragraph">
      <style:paragraph-properties fo:margin-left="0.952cm" fo:margin-right="0cm" fo:margin-top="0.308cm" fo:margin-bottom="0.308cm" fo:text-indent="-0.952cm"/>
    </style:style>
    <style:style style:name="P25" style:family="paragraph">
      <style:paragraph-properties style:punctuation-wrap="hanging" style:line-break="strict" style:writing-mode="lr-tb" style:font-independent-line-spacing="true"/>
      <style:text-properties fo:font-size="24pt" style:font-size-asian="24pt" style:font-size-complex="24pt"/>
    </style:style>
    <style:style style:name="P27" style:family="paragraph">
      <style:paragraph-properties style:punctuation-wrap="hanging" style:line-break="strict" style:writing-mode="lr-tb"/>
    </style:style>
    <style:style style:name="P28" style:family="paragraph">
      <style:paragraph-properties fo:margin-left="0.952cm" fo:margin-right="0cm" fo:margin-top="0.22cm" fo:margin-bottom="0.22cm" fo:line-height="80%" fo:text-indent="-0.952cm"/>
    </style:style>
    <style:style style:name="P31" style:family="paragraph">
      <style:paragraph-properties fo:margin-left="0cm" fo:margin-right="0cm" fo:margin-top="0.198cm" fo:margin-bottom="0.198cm" fo:line-height="80%" fo:text-indent="0cm"/>
    </style:style>
    <style:style style:name="P33" style:family="paragraph">
      <style:paragraph-properties style:punctuation-wrap="hanging" style:line-break="strict" style:writing-mode="lr-tb" style:font-independent-line-spacing="true"/>
      <style:text-properties fo:font-size="18pt" style:font-size-asian="18pt" style:font-size-complex="18pt"/>
    </style:style>
    <style:style style:name="P34" style:family="paragraph">
      <style:paragraph-properties fo:margin-left="0cm" fo:margin-right="0cm" fo:margin-top="0.158cm" fo:margin-bottom="0cm" fo:text-indent="0cm"/>
    </style:style>
    <style:style style:name="P39" style:family="paragraph">
      <style:paragraph-properties style:punctuation-wrap="hanging" style:line-break="strict" style:writing-mode="lr-tb"/>
      <style:text-properties fo:font-family="'Arial Black'" style:font-pitch="variable" fo:font-size="66pt" style:font-size-asian="66pt" style:font-size-complex="66pt"/>
    </style:style>
    <style:style style:name="P43" style:family="paragraph">
      <style:paragraph-properties fo:margin-left="0cm" fo:margin-right="0cm" fo:margin-top="0.264cm" fo:margin-bottom="0.264cm" fo:text-indent="0cm"/>
    </style:style>
    <style:style style:name="P46" style:family="paragraph">
      <style:paragraph-properties fo:margin-left="0.952cm" fo:margin-right="0cm" fo:margin-top="0.264cm" fo:margin-bottom="0.264cm" fo:text-indent="-0.952cm"/>
    </style:style>
    <style:style style:name="P48" style:family="paragraph">
      <style:paragraph-properties fo:margin-left="0cm" fo:margin-right="0cm" fo:margin-top="0.198cm" fo:margin-bottom="0.198cm" fo:text-indent="0cm"/>
    </style:style>
    <style:style style:name="P51" style:family="paragraph">
      <style:paragraph-properties fo:margin-left="0.952cm" fo:margin-right="0cm" fo:margin-top="0.264cm" fo:margin-bottom="0.264cm" fo:line-height="90%" fo:text-indent="-0.952cm"/>
    </style:style>
    <style:style style:name="P55" style:family="paragraph">
      <style:paragraph-properties style:punctuation-wrap="hanging" style:line-break="strict" style:writing-mode="lr-tb" style:font-independent-line-spacing="true"/>
      <style:text-properties fo:font-size="14pt" style:font-size-asian="14pt" style:font-size-complex="14pt"/>
    </style:style>
    <style:style style:name="P63" style:family="paragraph">
      <style:paragraph-properties fo:margin-left="0cm" fo:margin-right="0cm" fo:line-height="100%" fo:text-indent="0cm"/>
    </style:style>
    <style:style style:name="P66" style:family="paragraph">
      <style:paragraph-properties fo:margin-left="0cm" fo:margin-right="0cm" fo:line-height="100%" fo:text-indent="0cm" style:punctuation-wrap="hanging" style:line-break="strict" style:writing-mode="lr-tb" style:font-independent-line-spacing="true"/>
    </style:style>
    <style:style style:name="P96"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P97" style:family="paragraph">
      <style:paragraph-properties style:line-break="strict"/>
    </style:style>
    <style:style style:name="P101"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6" style:family="paragraph">
      <style:paragraph-properties fo:margin-left="0.952cm" fo:margin-right="0cm" fo:margin-top="0.308cm" fo:margin-bottom="0.308cm" fo:line-height="90%" fo:text-indent="-0.952cm"/>
    </style:style>
    <style:style style:name="P109" style:family="paragraph">
      <style:paragraph-properties style:punctuation-wrap="hanging" style:line-break="strict" style:writing-mode="lr-tb" style:font-independent-line-spacing="true"/>
      <style:text-properties fo:color="#ffffff"/>
    </style:style>
    <style:style style:name="P111" style:family="paragraph">
      <style:paragraph-properties style:punctuation-wrap="hanging" style:line-break="strict" style:writing-mode="lr-tb" style:font-independent-line-spacing="true"/>
      <style:text-properties fo:font-size="40pt" style:font-size-asian="40pt" style:font-size-complex="40pt"/>
    </style:style>
    <style:style style:name="P121" style:family="paragraph">
      <style:paragraph-properties style:punctuation-wrap="hanging" style:line-break="strict" style:writing-mode="lr-tb" style:font-independent-line-spacing="true"/>
      <style:text-properties fo:font-family="Arial" style:font-style-name="Cursiva" style:font-family-generic="swiss" style:font-pitch="variable"/>
    </style:style>
    <style:style style:name="P122" style:family="paragraph">
      <style:paragraph-properties fo:margin-left="0.952cm" fo:margin-right="0cm" fo:margin-top="0.264cm" fo:margin-bottom="0.264cm" fo:line-height="80%" fo:text-indent="-0.952cm"/>
    </style:style>
    <style:style style:name="P124" style:family="paragraph">
      <style:paragraph-properties fo:margin-left="0cm" fo:margin-right="0cm" fo:line-height="90%" fo:text-indent="0cm"/>
    </style:style>
    <style:style style:name="P128" style:family="paragraph">
      <style:paragraph-properties fo:margin-left="0cm" fo:margin-right="0cm" fo:line-height="100%" fo:text-indent="0cm" style:punctuation-wrap="hanging" style:line-break="strict" style:writing-mode="lr-tb" style:font-independent-line-spacing="true"/>
      <style:text-properties fo:font-size="24pt" style:font-size-asian="24pt" style:font-size-complex="24pt"/>
    </style:style>
    <style:style style:name="P130" style:family="paragraph">
      <style:paragraph-properties fo:margin-left="0cm" fo:margin-right="0cm" fo:margin-top="0.242cm" fo:margin-bottom="0.242cm" fo:text-indent="0cm"/>
    </style:style>
    <style:style style:name="P136" style:family="paragraph">
      <style:paragraph-properties fo:margin-left="0.952cm" fo:margin-right="0cm" fo:margin-top="0.264cm" fo:margin-bottom="0.264cm" fo:text-indent="-0.952cm" style:punctuation-wrap="hanging" style:line-break="strict" style:writing-mode="lr-tb" style:font-independent-line-spacing="true"/>
    </style:style>
    <style:style style:name="P137" style:family="paragraph">
      <style:paragraph-properties fo:margin-left="0cm" fo:margin-right="0cm" fo:margin-top="0.44cm" fo:margin-bottom="0cm" fo:text-align="center" fo:text-indent="0cm"/>
    </style:style>
    <style:style style:name="P140" style:family="paragraph">
      <style:paragraph-properties fo:margin-left="0cm" fo:margin-right="0cm" fo:margin-top="0.44cm" fo:margin-bottom="0cm" fo:text-align="center" fo:text-indent="0cm" style:punctuation-wrap="hanging" style:line-break="strict" style:writing-mode="lr-tb" style:font-independent-line-spacing="true"/>
    </style:style>
    <style:style style:name="P144" style:family="paragraph">
      <style:paragraph-properties fo:margin-left="0cm" fo:margin-right="0cm" fo:margin-top="0.44cm" fo:margin-bottom="0cm" fo:text-align="center" fo:text-indent="0cm" style:punctuation-wrap="hanging" style:line-break="strict" style:writing-mode="lr-tb" style:font-independent-line-spacing="true"/>
      <style:text-properties fo:font-style="italic"/>
    </style:style>
    <style:style style:name="P146" style:family="paragraph">
      <style:paragraph-properties fo:text-align="center" style:punctuation-wrap="hanging" style:line-break="strict" style:writing-mode="lr-tb"/>
      <style:text-properties fo:font-size="24pt"/>
    </style:style>
    <style:style style:name="P149" style:family="paragraph">
      <style:paragraph-properties fo:margin-left="0cm" fo:margin-right="0cm" fo:margin-top="0.396cm" fo:margin-bottom="0cm" fo:text-indent="0cm"/>
    </style:style>
    <style:style style:name="P153" style:family="paragraph">
      <style:paragraph-properties fo:margin-left="0cm" fo:margin-right="0cm" fo:line-height="100%" fo:text-align="end" fo:text-indent="0cm"/>
    </style:style>
    <style:style style:name="P157" style:family="paragraph">
      <style:paragraph-properties fo:margin-left="0cm" fo:margin-right="0cm" fo:line-height="100%" fo:text-align="center" fo:text-indent="0cm"/>
    </style:style>
    <style:style style:name="P160" style:family="paragraph">
      <style:paragraph-properties fo:margin-left="0cm" fo:margin-right="0cm" fo:margin-top="0.145cm" fo:margin-bottom="0cm" fo:text-indent="0cm"/>
    </style:style>
    <style:style style:name="P168" style:family="paragraph">
      <style:paragraph-properties style:punctuation-wrap="hanging" style:line-break="strict" style:writing-mode="lr-tb" style:font-independent-line-spacing="true"/>
      <style:text-properties fo:font-size="22pt" style:font-size-asian="22pt" style:font-size-complex="22pt"/>
    </style:style>
    <style:style style:name="P170" style:family="paragraph">
      <style:paragraph-properties fo:margin-left="0cm" fo:margin-right="0cm" fo:margin-top="0.264cm" fo:margin-bottom="0cm" fo:line-height="100%" fo:text-indent="0cm"/>
    </style:style>
    <style:style style:name="P172" style:family="paragraph">
      <style:paragraph-properties fo:margin-left="0cm" fo:margin-right="0cm" fo:margin-top="0cm" fo:margin-bottom="0cm" fo:line-height="100%" fo:text-indent="0cm"/>
    </style:style>
    <style:style style:name="P173" style:family="paragraph">
      <style:paragraph-properties fo:margin-top="0cm" fo:margin-bottom="0cm" style:punctuation-wrap="hanging" style:line-break="strict" style:writing-mode="lr-tb" style:font-independent-line-spacing="true"/>
    </style:style>
    <style:style style:name="P178" style:family="paragraph">
      <style:paragraph-properties fo:margin-left="0cm" fo:margin-right="0cm" fo:margin-top="0.176cm" fo:margin-bottom="0.176cm" fo:line-height="80%" fo:text-indent="0cm"/>
    </style:style>
    <style:style style:name="P180" style:family="paragraph">
      <style:paragraph-properties fo:margin-left="0cm" fo:margin-right="0cm" fo:margin-top="0.176cm" fo:margin-bottom="0.176cm" fo:line-height="60%" fo:text-indent="0cm"/>
    </style:style>
    <style:style style:name="P181" style:family="paragraph">
      <style:paragraph-properties fo:margin-left="0cm" fo:margin-right="0cm" fo:margin-top="0.154cm" fo:margin-bottom="0.154cm" fo:line-height="80%" fo:text-indent="0cm"/>
    </style:style>
    <style:style style:name="P182" style:family="paragraph">
      <style:paragraph-properties fo:margin-left="0cm" fo:margin-right="0cm" fo:margin-top="0.154cm" fo:margin-bottom="0.154cm" fo:line-height="60%" fo:text-indent="0cm"/>
    </style:style>
    <style:style style:name="P183" style:family="paragraph">
      <style:paragraph-properties fo:margin-left="0.952cm" fo:margin-right="0cm" fo:margin-top="0.308cm" fo:margin-bottom="0.308cm" fo:line-height="80%" fo:text-indent="-0.952cm"/>
    </style:style>
    <style:style style:name="P185" style:family="paragraph">
      <style:paragraph-properties fo:margin-left="0cm" fo:margin-right="0cm" fo:margin-top="0.273cm" fo:margin-bottom="0.273cm" fo:text-indent="0cm"/>
    </style:style>
    <style:style style:name="P194" style:family="paragraph">
      <style:paragraph-properties fo:margin-left="0.952cm" fo:margin-right="0cm" fo:margin-top="0cm" fo:margin-bottom="0.229cm" fo:text-indent="-0.952cm"/>
    </style:style>
    <style:style style:name="P196" style:family="paragraph">
      <style:paragraph-properties fo:margin-left="0cm" fo:margin-right="0cm" fo:margin-top="0cm" fo:margin-bottom="0.229cm" fo:text-indent="0cm"/>
    </style:style>
    <style:style style:name="P208" style:family="paragraph">
      <style:paragraph-properties style:punctuation-wrap="hanging" style:line-break="strict" style:writing-mode="lr-tb" style:font-independent-line-spacing="true"/>
      <style:text-properties fo:font-size="26pt" style:font-size-asian="26pt" style:font-size-complex="26pt"/>
    </style:style>
    <style:style style:name="P240" style:family="paragraph">
      <style:paragraph-properties fo:margin-left="0cm" fo:margin-right="0cm" fo:line-height="90%" fo:text-align="start" fo:text-indent="0cm"/>
    </style:style>
    <style:style style:name="P242" style:family="paragraph">
      <style:paragraph-properties fo:margin-left="0cm" fo:margin-right="0cm" fo:margin-top="0.352cm" fo:margin-bottom="0cm" fo:line-height="100%" fo:text-align="start" fo:text-indent="0cm"/>
    </style:style>
    <style:style style:name="P243" style:family="paragraph">
      <style:paragraph-properties fo:margin-left="0cm" fo:margin-right="0cm" fo:margin-top="0.246cm" fo:margin-bottom="0cm" fo:line-height="100%" fo:text-align="start" fo:text-indent="0cm"/>
    </style:style>
    <style:style style:name="P248" style:family="paragraph">
      <style:paragraph-properties fo:margin-left="0.11cm" fo:margin-right="0cm" fo:margin-top="0.145cm" fo:margin-bottom="0cm" fo:line-height="100%" fo:text-align="start" fo:text-indent="0cm"/>
    </style:style>
    <style:style style:name="P251" style:family="paragraph">
      <style:paragraph-properties fo:margin-left="0.11cm" fo:margin-right="0cm" fo:margin-top="0.145cm" fo:margin-bottom="0cm" fo:line-height="100%" fo:text-align="start" fo:text-indent="0cm" style:punctuation-wrap="hanging" style:line-break="strict" style:writing-mode="lr-tb" style:font-independent-line-spacing="true"/>
      <style:text-properties fo:font-size="12pt"/>
    </style:style>
    <style:style style:name="P253" style:family="paragraph">
      <style:paragraph-properties fo:margin-left="0cm" fo:margin-right="0cm" fo:margin-top="0.352cm" fo:margin-bottom="0cm" fo:line-height="100%" fo:text-align="start" fo:text-indent="0cm" style:punctuation-wrap="hanging" style:line-break="strict" style:writing-mode="lr-tb" style:font-independent-line-spacing="true"/>
    </style:style>
    <style:style style:name="P254" style:family="paragraph">
      <style:paragraph-properties fo:margin-left="0.11cm" fo:margin-right="0cm" fo:margin-top="0cm" fo:margin-bottom="0cm" fo:line-height="100%" fo:text-align="start" fo:text-indent="0cm"/>
    </style:style>
    <style:style style:name="P257"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258"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263" style:family="paragraph">
      <style:paragraph-properties fo:margin-left="0.745cm" fo:margin-right="0cm" fo:margin-top="0.343cm" fo:margin-bottom="0cm" fo:line-height="100%" fo:text-align="start" fo:text-indent="-0.635cm" style:punctuation-wrap="hanging" style:line-break="strict" style:writing-mode="lr-tb">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weight="normal" style:font-weight-asian="normal" style:font-weight-complex="normal"/>
    </style:style>
    <style:style style:name="P276" style:family="paragraph">
      <style:paragraph-properties fo:margin-left="0.745cm" fo:margin-right="0cm" fo:margin-top="0.343cm" fo:margin-bottom="0cm" fo:line-height="10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277" style:family="paragraph">
      <style:paragraph-properties style:punctuation-wrap="hanging" style:line-break="strict" style:writing-mode="lr-tb"/>
      <style:text-properties fo:font-size="12pt"/>
    </style:style>
    <style:style style:name="P283"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fo:font-weight="normal" style:font-weight-asian="normal" style:font-weight-complex="normal"/>
    </style:style>
    <style:style style:name="P286" style:family="paragraph">
      <style:paragraph-properties fo:margin-left="0.11cm" fo:margin-right="0cm" fo:margin-top="0.282cm" fo:margin-bottom="0cm" fo:line-height="100%" fo:text-align="start" fo:text-indent="0cm"/>
    </style:style>
    <style:style style:name="P289" style:family="paragraph">
      <style:paragraph-properties fo:margin-left="0.11cm" fo:margin-right="0cm" fo:margin-top="0.282cm" fo:margin-bottom="0cm" fo:line-height="100%" fo:text-align="start" fo:text-indent="0cm" style:punctuation-wrap="hanging" style:line-break="strict" style:writing-mode="lr-tb" style:font-independent-line-spacing="true"/>
      <style:text-properties fo:font-size="12pt"/>
    </style:style>
    <style:style style:name="P309" style:family="paragraph">
      <style:paragraph-properties fo:margin-left="0.745cm" fo:margin-right="0cm" fo:margin-top="0.282cm" fo:margin-bottom="0cm" fo:line-height="9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313" style:family="paragraph">
      <style:paragraph-properties fo:margin-left="0.745cm" fo:margin-right="0cm" fo:margin-top="0.282cm" fo:margin-bottom="0cm" fo:line-height="9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315" style:family="paragraph">
      <style:paragraph-properties style:punctuation-wrap="hanging" style:line-break="strict" style:writing-mode="lr-tb"/>
      <style:text-properties fo:font-size="24pt" style:font-size-asian="24pt" style:font-size-complex="24pt"/>
    </style:style>
    <style:style style:name="P319" style:family="paragraph">
      <style:paragraph-properties style:punctuation-wrap="hanging" style:line-break="strict" style:writing-mode="lr-tb" style:font-independent-line-spacing="true"/>
      <style:text-properties fo:color="#6699cc"/>
    </style:style>
    <style:style style:name="P323" style:family="paragraph">
      <style:paragraph-properties fo:margin-left="0.952cm" fo:margin-right="0cm" fo:margin-top="0.308cm" fo:margin-bottom="0.308cm" fo:text-indent="-0.952cm" style:punctuation-wrap="hanging" style:line-break="strict" style:writing-mode="lr-tb" style:font-independent-line-spacing="true"/>
      <style:text-properties fo:font-family="'Big Caslon'" style:font-pitch="variable"/>
    </style:style>
    <style:style style:name="T8" style:family="text">
      <style:text-properties fo:font-family="'Arial Black'" style:font-pitch="variable" fo:font-size="54pt" style:font-size-asian="54pt" style:font-size-complex="54pt"/>
    </style:style>
    <style:style style:name="T12" style:family="text">
      <style:text-properties fo:color="#336699" fo:font-size="24pt" fo:font-style="normal" fo:font-weight="bold" style:font-size-asian="24pt" style:font-style-asian="normal" style:font-weight-asian="bold" style:font-size-complex="24pt" style:font-style-complex="normal" style:font-weight-complex="bold"/>
    </style:style>
    <style:style style:name="T13" style:family="text">
      <style:text-properties fo:color="#336699"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14" style:family="text">
      <style:text-properties fo:color="#336699" style:text-position="super 58%"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23" style:family="text">
      <style:text-properties fo:font-size="24pt" style:font-size-asian="24pt" style:font-size-complex="24pt"/>
    </style:style>
    <style:style style:name="T29" style:family="text">
      <style:text-properties fo:color="#808080" fo:font-size="22pt" fo:font-weight="bold" style:font-size-asian="22pt" style:font-weight-asian="bold" style:font-size-complex="22pt" style:font-weight-complex="bold"/>
    </style:style>
    <style:style style:name="T30" style:family="text">
      <style:text-properties fo:font-size="18pt" style:font-size-asian="18pt" style:font-size-complex="18pt"/>
    </style:style>
    <style:style style:name="T35" style:family="text">
      <style:text-properties fo:language="en" fo:country="US"/>
    </style:style>
    <style:style style:name="T37" style:family="text">
      <style:text-properties fo:font-family="'Arial Black'" style:font-pitch="variable" fo:font-size="66pt" style:font-size-asian="66pt" style:font-size-complex="66pt"/>
    </style:style>
    <style:style style:name="T40" style:family="text">
      <style:text-properties fo:font-size="18pt" fo:language="en" fo:country="US" fo:font-weight="bold" style:font-size-asian="18pt" style:font-weight-asian="bold" style:font-size-complex="18pt" style:font-weight-complex="bold"/>
    </style:style>
    <style:style style:name="T41" style:family="text">
      <style:text-properties fo:font-size="18pt" fo:language="en" fo:country="US" fo:font-weight="normal" style:font-size-asian="18pt" style:font-weight-asian="normal" style:font-size-complex="18pt" style:font-weight-complex="normal"/>
    </style:style>
    <style:style style:name="T42" style:family="text">
      <style:text-properties fo:font-size="18pt" fo:language="en" fo:country="US" style:font-size-asian="18pt" style:font-size-complex="18pt"/>
    </style:style>
    <style:style style:name="T44" style:family="text">
      <style:text-properties fo:color="#0000ff" fo:font-family="'Courier New'" style:font-style-name="Cursiva" style:font-family-generic="modern" style:font-pitch="fixed" fo:font-size="22pt" fo:language="en" fo:country="US" fo:font-weight="bold" style:font-size-asian="22pt" style:font-weight-asian="bold" style:font-size-complex="22pt" style:font-weight-complex="bold"/>
    </style:style>
    <style:style style:name="T47" style:family="text">
      <style:text-properties fo:font-size="24pt" fo:language="en" fo:country="US" fo:font-weight="bold" style:font-size-asian="24pt" style:font-weight-asian="bold" style:font-size-complex="24pt" style:font-weight-complex="bold"/>
    </style:style>
    <style:style style:name="T49" style:family="text">
      <style:text-properties style:use-window-font-color="true" fo:font-size="18pt" fo:language="en" fo:country="US" style:font-size-asian="18pt" style:font-size-complex="18pt"/>
    </style:style>
    <style:style style:name="T52" style:family="text">
      <style:text-properties fo:font-family="'Courier New'" style:font-pitch="variable" fo:font-size="14pt" fo:language="en" fo:country="US" style:font-size-asian="14pt" style:font-size-complex="14pt"/>
    </style:style>
    <style:style style:name="T53" style:family="text">
      <style:text-properties fo:color="#808080" fo:font-family="'Courier New'" style:font-pitch="variable" fo:font-size="14pt" fo:language="en" fo:country="US" fo:font-style="italic" style:font-size-asian="14pt" style:font-style-asian="italic" style:font-size-complex="14pt" style:font-style-complex="italic"/>
    </style:style>
    <style:style style:name="T54" style:family="text">
      <style:text-properties fo:font-size="14pt" fo:language="en" fo:country="US" style:font-size-asian="14pt" style:font-size-complex="14pt"/>
    </style:style>
    <style:style style:name="T57" style:family="text">
      <style:text-properties fo:font-size="32pt" style:font-size-asian="32pt" style:font-size-complex="32pt"/>
    </style:style>
    <style:style style:name="T58" style:family="text">
      <style:text-properties fo:font-size="14pt" fo:language="en" fo:country="US" fo:font-weight="bold" style:font-size-asian="14pt" style:font-weight-asian="bold" style:font-size-complex="14pt" style:font-weight-complex="bold"/>
    </style:style>
    <style:style style:name="T59" style:family="text">
      <style:text-properties fo:language="en" fo:country="US" fo:font-weight="bold" style:font-weight-asian="bold" style:font-weight-complex="bold"/>
    </style:style>
    <style:style style:name="T64" style:family="text">
      <style:text-properties fo:font-family="'Courier New'" style:font-pitch="variable" fo:font-size="14pt" fo:language="en" fo:country="US" fo:font-weight="bold" style:font-size-asian="14pt" style:font-weight-asian="bold" style:font-size-complex="14pt" style:font-weight-complex="bold"/>
    </style:style>
    <style:style style:name="T68" style:family="text">
      <style:text-properties fo:font-family="'Courier New'" style:font-style-name="Cursiva" style:font-family-generic="modern" style:font-pitch="fixed" fo:font-size="24pt" fo:font-weight="normal" style:font-size-asian="24pt" style:font-weight-asian="normal" style:font-size-complex="24pt" style:font-weight-complex="normal"/>
    </style:style>
    <style:style style:name="T69" style:family="text">
      <style:text-properties fo:font-family="'Courier New'" style:font-style-name="Cursiva" style:font-family-generic="modern" style:font-pitch="fixed" fo:font-size="24pt" fo:font-weight="bold" style:font-size-asian="24pt" style:font-weight-asian="bold" style:font-size-complex="24pt" style:font-weight-complex="bold"/>
    </style:style>
    <style:style style:name="T70" style:family="text">
      <style:text-properties fo:font-family="Courier" style:font-family-generic="modern" style:font-pitch="fixed" fo:font-size="24pt" fo:font-weight="normal" style:font-size-asian="24pt" style:font-weight-asian="normal" style:font-size-complex="24pt" style:font-weight-complex="normal"/>
    </style:style>
    <style:style style:name="T71" style:family="text">
      <style:text-properties fo:font-family="Courier" style:font-family-generic="modern" style:font-pitch="fixed" fo:font-size="24pt" style:font-size-asian="24pt" style:font-size-complex="24pt"/>
    </style:style>
    <style:style style:name="T72" style:family="text">
      <style:text-properties fo:font-family="Courier" style:font-family-generic="modern" style:font-pitch="fixed" fo:font-size="24pt" fo:font-weight="bold" style:font-size-asian="24pt" style:font-weight-asian="bold" style:font-size-complex="24pt" style:font-weight-complex="bold"/>
    </style:style>
    <style:style style:name="T73" style:family="text">
      <style:text-properties fo:font-weight="bold" style:font-weight-asian="bold" style:font-weight-complex="bold"/>
    </style:style>
    <style:style style:name="T75" style:family="text">
      <style:text-properties fo:font-family="'Courier New'" style:font-style-name="Cursiva" style:font-family-generic="modern" style:font-pitch="fixed"/>
    </style:style>
    <style:style style:name="T76" style:family="text">
      <style:text-properties fo:font-family="'Courier New'" style:font-style-name="Cursiva" style:font-family-generic="modern" style:font-pitch="fixed" fo:font-weight="bold" style:font-weight-asian="bold" style:font-weight-complex="bold"/>
    </style:style>
    <style:style style:name="T77" style:family="text">
      <style:text-properties fo:font-weight="normal" style:font-weight-asian="normal" style:font-weight-complex="normal"/>
    </style:style>
    <style:style style:name="T78" style:family="text">
      <style:text-properties fo:font-family="'Courier 10 Pitch'" style:font-style-name="Italic" style:font-pitch="fixed" fo:font-size="24pt" fo:font-weight="bold" style:font-size-asian="24pt" style:font-weight-asian="bold" style:font-size-complex="24pt" style:font-weight-complex="bold"/>
    </style:style>
    <style:style style:name="T79" style:family="text">
      <style:text-properties fo:font-family="'Courier New'" style:font-style-name="Cursiva" style:font-family-generic="modern" style:font-pitch="fixed" fo:font-weight="normal" style:font-weight-asian="normal" style:font-weight-complex="normal"/>
    </style:style>
    <style:style style:name="T80" style:family="text">
      <style:text-properties fo:font-family="Courier" style:font-family-generic="modern" style:font-pitch="fixed"/>
    </style:style>
    <style:style style:name="T81" style:family="text">
      <style:text-properties fo:font-family="Courier" style:font-family-generic="modern" style:font-pitch="fixed" fo:font-style="italic" style:font-style-asian="italic" style:font-style-complex="italic"/>
    </style:style>
    <style:style style:name="T82" style:family="text">
      <style:text-properties fo:font-family="'Courier New'" style:font-style-name="Cursiva" style:font-family-generic="modern" style:font-pitch="fixed" fo:font-style="italic" style:font-style-asian="italic" style:font-style-complex="italic"/>
    </style:style>
    <style:style style:name="T83" style:family="text">
      <style:text-properties fo:font-family="'Courier New'" style:font-family-generic="swiss" style:font-pitch="variable" fo:font-weight="bold" style:font-weight-asian="bold" style:font-weight-complex="bold"/>
    </style:style>
    <style:style style:name="T86" style:family="text">
      <style:text-properties fo:font-family="Courer"/>
    </style:style>
    <style:style style:name="T87" style:family="text">
      <style:text-properties fo:font-family="Courier" style:font-family-generic="modern" style:font-pitch="fixed" fo:font-weight="bold" style:font-weight-asian="bold" style:font-weight-complex="bold"/>
    </style:style>
    <style:style style:name="T88" style:family="text">
      <style:text-properties fo:font-size="20pt" style:font-size-asian="20pt" style:font-size-complex="20pt"/>
    </style:style>
    <style:style style:name="T89" style:family="text">
      <style:text-properties fo:font-size="20pt" fo:font-weight="bold" style:font-size-asian="20pt" style:font-weight-asian="bold" style:font-size-complex="20pt" style:font-weight-complex="bold"/>
    </style:style>
    <style:style style:name="T91" style:family="text">
      <style:text-properties fo:font-style="italic" style:font-style-asian="italic" style:font-style-complex="italic"/>
    </style:style>
    <style:style style:name="T92" style:family="text">
      <style:text-properties fo:font-family="Arial" style:font-style-name="Cursiva" style:font-family-generic="swiss" style:font-pitch="variable"/>
    </style:style>
    <style:style style:name="T93" style:family="text">
      <style:text-properties fo:font-family="'Courier New'" style:font-pitch="variable" fo:font-size="14pt" fo:language="en" fo:country="US" fo:font-style="italic" fo:font-weight="bold" style:font-size-asian="14pt" style:font-style-asian="italic" style:font-weight-asian="bold" style:font-size-complex="14pt" style:font-style-complex="italic" style:font-weight-complex="bold"/>
    </style:style>
    <style:style style:name="T94" style:family="text">
      <style:text-properties fo:font-family="'Courier New'" style:font-pitch="variable" fo:font-size="18pt" fo:language="en" fo:country="US" fo:font-weight="bold" style:font-size-asian="18pt" style:font-weight-asian="bold" style:font-size-complex="18pt" style:font-weight-complex="bold"/>
    </style:style>
    <style:style style:name="T100" style:family="text">
      <style:text-properties fo:font-family="'Courier New'" style:font-pitch="variable" fo:font-size="24pt" fo:language="en" fo:country="US" fo:font-weight="bold" style:font-size-asian="24pt" style:font-weight-asian="bold" style:font-size-complex="24pt" style:font-weight-complex="bold"/>
    </style:style>
    <style:style style:name="T105" style:family="text">
      <style:text-properties fo:language="en" fo:country="US" style:text-underline-style="solid" style:text-underline-width="auto" style:text-underline-color="font-color"/>
    </style:style>
    <style:style style:name="T107" style:family="text">
      <style:text-properties style:use-window-font-color="true" fo:font-family="'Courier New'" style:font-pitch="variable" fo:language="en" fo:country="US"/>
    </style:style>
    <style:style style:name="T108" style:family="text">
      <style:text-properties style:use-window-font-color="true" fo:language="en" fo:country="US"/>
    </style:style>
    <style:style style:name="T110" style:family="text">
      <style:text-properties fo:font-size="40pt" style:font-size-asian="40pt" style:font-size-complex="40pt"/>
    </style:style>
    <style:style style:name="T112" style:family="text">
      <style:text-properties fo:font-size="36pt" style:font-size-asian="36pt" style:font-size-complex="36pt"/>
    </style:style>
    <style:style style:name="T114" style:family="text">
      <style:text-properties fo:font-family="'Courier New'" style:font-pitch="variable" fo:language="en" fo:country="US" fo:font-weight="bold" style:font-weight-asian="bold" style:font-weight-complex="bold"/>
    </style:style>
    <style:style style:name="T115" style:family="text">
      <style:text-properties fo:font-family="'Courier New'" style:font-pitch="variable" fo:language="en" fo:country="US"/>
    </style:style>
    <style:style style:name="T116" style:family="text">
      <style:text-properties fo:font-family="Courier" style:font-family-generic="modern" style:font-pitch="fixed" fo:language="en" fo:country="US"/>
    </style:style>
    <style:style style:name="T117" style:family="text">
      <style:text-properties fo:font-family="'Courier New'" style:font-pitch="variable"/>
    </style:style>
    <style:style style:name="T119" style:family="text">
      <style:text-properties fo:font-family="Arial" style:font-style-name="Cursiva" style:font-family-generic="swiss" style:font-pitch="variable" fo:font-size="28pt" style:font-size-asian="28pt" style:font-size-complex="28pt"/>
    </style:style>
    <style:style style:name="T125" style:family="text">
      <style:text-properties fo:font-family="Garamond" style:font-pitch="variable" fo:font-size="24pt" fo:language="en" fo:country="US" style:font-size-asian="24pt" style:font-size-complex="24pt"/>
    </style:style>
    <style:style style:name="T131" style:family="text">
      <style:text-properties fo:font-size="22pt" style:font-size-asian="22pt" style:font-size-complex="22pt"/>
    </style:style>
    <style:style style:name="T132" style:family="text">
      <style:text-properties fo:font-size="22pt" fo:font-weight="bold" style:font-size-asian="22pt" style:font-weight-asian="bold" style:font-size-complex="22pt" style:font-weight-complex="bold"/>
    </style:style>
    <style:style style:name="T133" style:family="text">
      <style:text-properties fo:font-size="24pt" fo:font-weight="bold" style:font-size-asian="24pt" style:font-weight-asian="bold" style:font-size-complex="24pt" style:font-weight-complex="bold"/>
    </style:style>
    <style:style style:name="T134" style:family="text">
      <style:text-properties fo:font-size="24pt" fo:font-weight="normal" style:font-size-asian="24pt" style:font-weight-asian="normal" style:font-size-complex="24pt" style:font-weight-complex="normal"/>
    </style:style>
    <style:style style:name="T138" style:family="text">
      <style:text-properties fo:font-size="20pt" style:font-family-asian="'Times New Roman'" style:font-pitch-asian="variable" style:font-size-asian="20pt" style:font-family-complex="'Times New Roman'" style:font-pitch-complex="variable" style:font-size-complex="20pt"/>
    </style:style>
    <style:style style:name="T141" style:family="text">
      <style:text-properties fo:font-size="20pt" fo:language="en" fo:country="US" style:font-family-asian="'Times New Roman'" style:font-pitch-asian="variable" style:font-size-asian="20pt" style:font-family-complex="'Times New Roman'" style:font-pitch-complex="variable" style:font-size-complex="20pt"/>
    </style:style>
    <style:style style:name="T142" style:family="text">
      <style:text-properties fo:font-size="20pt" fo:font-style="italic" style:font-family-asian="'Times New Roman'" style:font-pitch-asian="variable" style:font-size-asian="20pt" style:font-family-complex="'Times New Roman'" style:font-pitch-complex="variable" style:font-size-complex="20pt"/>
    </style:style>
    <style:style style:name="T150" style:family="text">
      <style:text-properties fo:font-style="italic" style:font-family-asian="'Times New Roman'" style:font-pitch-asian="variable" style:font-style-asian="italic" style:font-family-complex="'Times New Roman'" style:font-pitch-complex="variable" style:font-style-complex="italic"/>
    </style:style>
    <style:style style:name="T154" style:family="text">
      <style:text-properties fo:font-family="'Times New Roman'" style:font-pitch="variable" fo:font-size="10pt" fo:language="en" fo:country="US" style:font-family-asian="'Times New Roman'" style:font-pitch-asian="variable" style:font-size-asian="10pt" style:font-family-complex="'Times New Roman'" style:font-pitch-complex="variable" style:font-size-complex="10pt"/>
    </style:style>
    <style:style style:name="T158" style:family="text">
      <style:text-properties fo:font-family="'Times New Roman'" style:font-pitch="variable" fo:font-size="12pt" fo:language="en" fo:country="US" style:font-family-asian="'Times New Roman'" style:font-pitch-asian="variable" style:font-size-asian="12pt" style:font-family-complex="'Times New Roman'" style:font-pitch-complex="variable" style:font-size-complex="12pt"/>
    </style:style>
    <style:style style:name="T161" style:family="text">
      <style:text-properties fo:font-size="11pt" style:font-size-asian="11pt" style:font-size-complex="11pt"/>
    </style:style>
    <style:style style:name="T162" style:family="text">
      <style:text-properties fo:color="#000000" fo:font-size="11pt" style:font-size-asian="11pt" style:font-size-complex="11pt"/>
    </style:style>
    <style:style style:name="T163" style:family="text">
      <style:text-properties fo:font-family="'Big Caslon'" style:font-pitch="variable" fo:font-size="18pt" fo:language="en" fo:country="US" style:text-underline-style="solid" style:text-underline-width="auto" style:text-underline-color="font-color" fo:font-weight="bold" style:font-size-asian="18pt" style:font-weight-asian="bold" style:font-size-complex="18pt" style:font-weight-complex="bold"/>
    </style:style>
    <style:style style:name="T164" style:family="text">
      <style:text-properties fo:font-family="'Courier New'" style:font-pitch="variable" fo:font-size="14pt" fo:language="es" fo:country="ES" fo:font-weight="bold" style:font-size-asian="14pt" style:font-weight-asian="bold" style:font-size-complex="14pt" style:font-weight-complex="bold"/>
    </style:style>
    <style:style style:name="T165" style:family="text">
      <style:text-properties fo:font-size="22pt" fo:language="en" fo:country="US" style:font-size-asian="22pt" style:font-size-complex="22pt"/>
    </style:style>
    <style:style style:name="T166" style:family="text">
      <style:text-properties fo:font-family="'Courier New'" style:font-style-name="Cursiva" style:font-family-generic="modern" style:font-pitch="fixed" fo:font-size="22pt" fo:language="en" fo:country="US" fo:font-weight="bold" style:font-size-asian="22pt" style:font-weight-asian="bold" style:font-size-complex="22pt" style:font-weight-complex="bold"/>
    </style:style>
    <style:style style:name="T171" style:family="text">
      <style:text-properties fo:font-family="'Courier New'" style:font-pitch="variable" fo:font-size="12pt" fo:language="en" fo:country="US" fo:font-weight="bold" style:font-size-asian="12pt" style:font-weight-asian="bold" style:font-size-complex="12pt" style:font-weight-complex="bold"/>
    </style:style>
    <style:style style:name="T175" style:family="text">
      <style:text-properties fo:font-family="'Big Caslon'" style:font-pitch="variable" fo:language="en" fo:country="US" fo:font-weight="bold" style:font-weight-asian="bold" style:font-weight-complex="bold"/>
    </style:style>
    <style:style style:name="T179" style:family="text">
      <style:text-properties fo:font-family="'Courier New'" style:font-pitch="variable" fo:font-size="16pt" fo:language="en" fo:country="US" fo:font-weight="bold" style:font-size-asian="16pt" style:font-weight-asian="bold" style:font-size-complex="16pt" style:font-weight-complex="bold"/>
    </style:style>
    <style:style style:name="T186" style:family="text">
      <style:text-properties fo:font-size="25pt" fo:language="en" fo:country="US" style:font-size-asian="25pt" style:font-size-complex="25pt"/>
    </style:style>
    <style:style style:name="T187" style:family="text">
      <style:text-properties fo:color="#663300" fo:font-family="'Big Caslon'" style:font-pitch="variable" fo:font-size="25pt" fo:language="en" fo:country="US" fo:font-weight="bold" style:font-size-asian="25pt" style:font-weight-asian="bold" style:font-size-complex="25pt" style:font-weight-complex="bold"/>
    </style:style>
    <style:style style:name="T188" style:family="text">
      <style:text-properties fo:color="#009933" fo:font-family="'Big Caslon'" style:font-pitch="variable" fo:font-size="25pt" fo:language="en" fo:country="US" fo:font-weight="bold" style:font-size-asian="25pt" style:font-weight-asian="bold" style:font-size-complex="25pt" style:font-weight-complex="bold"/>
    </style:style>
    <style:style style:name="T189" style:family="text">
      <style:text-properties fo:color="#0000ff" fo:font-family="'Big Caslon'" style:font-pitch="variable" fo:font-size="25pt" fo:language="en" fo:country="US" fo:font-weight="bold" style:font-size-asian="25pt" style:font-weight-asian="bold" style:font-size-complex="25pt" style:font-weight-complex="bold"/>
    </style:style>
    <style:style style:name="T190" style:family="text">
      <style:text-properties fo:color="#009933" fo:font-family="'Big Caslon'" style:font-pitch="variable" fo:font-size="25pt" fo:language="es" fo:country="ES" fo:font-weight="bold" style:font-size-asian="25pt" style:font-weight-asian="bold" style:font-size-complex="25pt" style:font-weight-complex="bold"/>
    </style:style>
    <style:style style:name="T191" style:family="text">
      <style:text-properties fo:font-size="25pt" fo:language="es" fo:country="ES" style:font-size-asian="25pt" style:font-size-complex="25pt"/>
    </style:style>
    <style:style style:name="T192" style:family="text">
      <style:text-properties fo:color="#663300" fo:font-family="'Big Caslon'" style:font-pitch="variable" fo:font-size="25pt" fo:language="es" fo:country="ES" fo:font-weight="bold" style:font-size-asian="25pt" style:font-weight-asian="bold" style:font-size-complex="25pt" style:font-weight-complex="bold"/>
    </style:style>
    <style:style style:name="T193" style:family="text">
      <style:text-properties fo:color="#0000ff" fo:font-family="'Big Caslon'" style:font-pitch="variable" fo:font-size="25pt" fo:language="es" fo:country="ES" fo:font-weight="bold" style:font-size-asian="25pt" style:font-weight-asian="bold" style:font-size-complex="25pt" style:font-weight-complex="bold"/>
    </style:style>
    <style:style style:name="T195" style:family="text">
      <style:text-properties fo:font-size="24pt" fo:language="en" fo:country="US" style:font-size-asian="24pt" style:font-size-complex="24pt"/>
    </style:style>
    <style:style style:name="T197" style:family="text">
      <style:text-properties fo:color="#663300" fo:font-family="'Courier New'" style:font-pitch="variable" fo:font-size="18pt" fo:language="en" fo:country="US" fo:font-weight="bold" style:font-size-asian="18pt" style:font-weight-asian="bold" style:font-size-complex="18pt" style:font-weight-complex="bold"/>
    </style:style>
    <style:style style:name="T198" style:family="text">
      <style:text-properties fo:font-family="'Courier New'" style:font-pitch="variable" fo:font-size="18pt" fo:language="en" fo:country="US" style:font-size-asian="18pt" style:font-size-complex="18pt"/>
    </style:style>
    <style:style style:name="T199" style:family="text">
      <style:text-properties fo:color="#009933" fo:font-family="'Courier New'" style:font-pitch="variable" fo:font-size="18pt" fo:language="en" fo:country="US" fo:font-weight="bold" style:font-size-asian="18pt" style:font-weight-asian="bold" style:font-size-complex="18pt" style:font-weight-complex="bold"/>
    </style:style>
    <style:style style:name="T200" style:family="text">
      <style:text-properties fo:color="#0000ff" fo:font-family="'Courier New'" style:font-pitch="variable" fo:font-size="18pt" fo:language="en" fo:country="US" fo:font-weight="bold" style:font-size-asian="18pt" style:font-weight-asian="bold" style:font-size-complex="18pt" style:font-weight-complex="bold"/>
    </style:style>
    <style:style style:name="T202" style:family="text">
      <style:text-properties fo:font-family="'Courier New'" style:font-pitch="variable" fo:font-size="14pt" fo:font-weight="bold" style:font-size-asian="14pt" style:font-weight-asian="bold" style:font-size-complex="14pt" style:font-weight-complex="bold"/>
    </style:style>
    <style:style style:name="T205" style:family="text">
      <style:text-properties fo:font-family="Garamond" style:font-pitch="variable" fo:font-size="28pt" style:font-size-asian="28pt" style:font-size-complex="28pt"/>
    </style:style>
    <style:style style:name="T206" style:family="text">
      <style:text-properties fo:font-size="26pt" style:font-size-asian="26pt" style:font-size-complex="26pt"/>
    </style:style>
    <style:style style:name="T209" style:family="text">
      <style:text-properties fo:font-family="'Courier New'" style:font-pitch="variable" fo:font-size="20pt" fo:language="en" fo:country="US" fo:font-weight="bold" style:font-size-asian="20pt" style:font-weight-asian="bold" style:font-size-complex="20pt" style:font-weight-complex="bold"/>
    </style:style>
    <style:style style:name="T219" style:family="text">
      <style:text-properties fo:color="#ffffff" fo:font-family="Arial" style:font-style-name="Cursiva" style:font-family-generic="swiss" style:font-pitch="variable" fo:font-size="15pt" fo:font-weight="bold" style:font-family-asian="'Times New Roman'" style:font-pitch-asian="variable" style:font-size-asian="24pt" style:font-weight-asian="bold" style:font-family-complex="'Times New Roman'" style:font-pitch-complex="variable" style:font-size-complex="24pt" style:font-weight-complex="bold"/>
    </style:style>
    <style:style style:name="T221" style:family="text">
      <style:text-properties style:use-window-font-color="true" fo:font-family="Arial" style:font-style-name="Cursiva" style:font-family-generic="swiss" style:font-pitch="variable" fo:font-size="15pt" fo:font-weight="bold" style:font-family-asian="'Times New Roman'" style:font-pitch-asian="variable" style:font-size-asian="24pt" style:font-weight-asian="bold" style:font-family-complex="'Times New Roman'" style:font-pitch-complex="variable" style:font-size-complex="24pt" style:font-weight-complex="bold"/>
    </style:style>
    <style:style style:name="T224" style:family="text">
      <style:text-properties fo:color="#ffffff" fo:font-family="'Big Caslon'" style:font-pitch="variable" fo:font-size="24pt" fo:font-weight="bold" style:font-size-asian="24pt" style:font-weight-asian="bold" style:font-size-complex="24pt" style:font-weight-complex="bold"/>
    </style:style>
    <style:style style:name="T226" style:family="text">
      <style:text-properties style:use-window-font-color="true" fo:font-family="'Arial Unicode MS'" style:font-family-generic="swiss" style:font-pitch="variable" fo:font-size="15pt" fo:font-style="italic" style:font-family-asian="'Times New Roman'" style:font-pitch-asian="variable" style:font-size-asian="24pt" style:font-style-asian="italic" style:font-family-complex="'Times New Roman'" style:font-pitch-complex="variable" style:font-size-complex="24pt" style:font-style-complex="italic"/>
    </style:style>
    <style:style style:name="T227" style:family="text">
      <style:text-properties style:use-window-font-color="true" fo:font-family="'Arial Unicode MS'" style:font-family-generic="swiss" style:font-pitch="variable" fo:font-size="15pt" style:font-size-asian="24pt" style:font-size-complex="24pt"/>
    </style:style>
    <style:style style:name="T230" style:family="text">
      <style:text-properties fo:color="#000000" fo:font-family="'Arial Unicode MS'" style:font-family-generic="swiss" style:font-pitch="variable" fo:font-size="15pt" style:font-size-asian="24pt" style:font-size-complex="24pt"/>
    </style:style>
    <style:style style:name="T233" style:family="text">
      <style:text-properties fo:font-family="'Courier New'" style:font-pitch="variable" fo:font-size="18pt" fo:font-weight="bold" style:font-size-asian="18pt" style:font-weight-asian="bold" style:font-size-complex="18pt" style:font-weight-complex="bold"/>
    </style:style>
    <style:style style:name="T234" style:family="text">
      <style:text-properties fo:font-family="'Courier New'" style:font-pitch="variable" fo:font-size="14pt" style:text-underline-style="solid" style:text-underline-width="auto" style:text-underline-color="font-color" fo:font-weight="bold" style:font-size-asian="14pt" style:font-weight-asian="bold" style:font-size-complex="14pt" style:font-weight-complex="bold"/>
    </style:style>
    <style:style style:name="T236" style:family="text">
      <style:text-properties fo:font-family="Garamond" style:font-pitch="variable" fo:font-size="24pt" style:font-size-asian="24pt" style:font-size-complex="24pt"/>
    </style:style>
    <style:style style:name="T237" style:family="text">
      <style:text-properties fo:font-family="'Courier New'" style:font-pitch="variable" fo:font-size="18pt" style:font-size-asian="18pt" style:font-size-complex="18pt"/>
    </style:style>
    <style:style style:name="T239" style:family="text">
      <style:text-properties fo:font-family="'Courier New'" style:font-pitch="variable" fo:font-size="14pt" style:font-size-asian="14pt" style:font-size-complex="14pt"/>
    </style:style>
    <style:style style:name="T244" style:family="text">
      <style:text-properties fo:font-family="'Courier New'" style:font-pitch="variable" fo:font-weight="bold" style:font-family-asian="'Courier New'" style:font-pitch-asian="variable" style:font-weight-asian="bold" style:font-family-complex="'Courier New'" style:font-pitch-complex="variable" style:font-weight-complex="bold"/>
    </style:style>
    <style:style style:name="T245" style:family="text">
      <style:text-properties fo:color="#009999" fo:font-size="28pt" fo:font-weight="bold" style:font-size-asian="28pt" style:font-weight-asian="bold" style:font-size-complex="28pt" style:font-weight-complex="bold"/>
    </style:style>
    <style:style style:name="T246" style:family="text">
      <style:text-properties fo:font-size="16pt" fo:font-weight="normal" style:font-size-asian="16pt" style:font-weight-asian="normal" style:font-size-complex="16pt" style:font-weight-complex="normal"/>
    </style:style>
    <style:style style:name="T249" style:family="text">
      <style:text-properties fo:color="#000000" fo:font-family="Arial" style:font-pitch="variable" fo:font-size="14pt" style:font-family-asian="Arial" style:font-pitch-asian="variable" style:font-size-asian="14pt" style:font-family-complex="Arial" style:font-pitch-complex="variable" style:font-size-complex="14pt"/>
    </style:style>
    <style:style style:name="T255" style:family="text">
      <style:text-properties fo:color="#000000" fo:font-family="'Courier New'" style:font-pitch="variable" fo:font-size="16pt" fo:font-weight="bold" style:font-family-asian="'Courier New'" style:font-pitch-asian="variable" style:font-size-asian="16pt" style:font-weight-asian="bold" style:font-family-complex="'Courier New'" style:font-pitch-complex="variable" style:font-size-complex="16pt" style:font-weight-complex="bold"/>
    </style:style>
    <style:style style:name="T259" style:family="text">
      <style:text-properties fo:color="#000000" fo:font-family="Arial"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260" style:family="text">
      <style:text-properties fo:color="#000000" fo:font-family="'Courier New'" style:font-style-name="Cursiva" style:font-family-generic="modern" style:font-pitch="fixed" fo:font-size="24pt" fo:font-weight="bold" style:font-family-asian="Arial" style:font-pitch-asian="variable" style:font-size-asian="24pt" style:font-weight-asian="bold" style:font-family-complex="Arial" style:font-pitch-complex="variable" style:font-size-complex="24pt" style:font-weight-complex="bold"/>
    </style:style>
    <style:style style:name="T261" style:family="text">
      <style:text-properties fo:color="#000000" fo:font-family="Arial" style:font-style-name="Cursiva" style:font-family-generic="swiss"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265" style:family="text">
      <style:text-properties fo:font-family="Courier" style:font-family-generic="swiss" style:font-pitch="variable" fo:font-weight="bold" style:font-weight-asian="bold" style:font-weight-complex="bold"/>
    </style:style>
    <style:style style:name="T269" style:family="text">
      <style:text-properties fo:color="#00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271" style:family="text">
      <style:text-properties fo:color="#00bdb8" fo:font-family="Wingdings" style:font-pitch="variable" style:font-charset="x-symbol" fo:font-size="24pt" style:font-family-asian="Wingdings" style:font-pitch-asian="variable" style:font-charset-asian="x-symbol" style:font-size-asian="24pt" style:font-family-complex="Wingdings" style:font-pitch-complex="variable" style:font-charset-complex="x-symbol" style:font-size-complex="24pt"/>
    </style:style>
    <style:style style:name="T272" style:family="text">
      <style:text-properties fo:color="#000000" fo:font-family="Arial" style:font-pitch="variable" fo:font-size="24pt" style:font-family-asian="Arial" style:font-pitch-asian="variable" style:font-size-asian="24pt" style:font-family-complex="Arial" style:font-pitch-complex="variable" style:font-size-complex="24pt"/>
    </style:style>
    <style:style style:name="T273" style:family="text">
      <style:text-properties fo:color="#00bdb8" fo:font-family="Arial" style:font-pitch="variable" fo:font-size="24pt" style:font-family-asian="Arial" style:font-pitch-asian="variable" style:font-size-asian="24pt" style:font-family-complex="Arial" style:font-pitch-complex="variable" style:font-size-complex="24pt"/>
    </style:style>
    <style:style style:name="T274" style:family="text">
      <style:text-properties fo:color="#000000" fo:font-family="'Courier New'" style:font-pitch="variable" fo:font-size="24pt" fo:font-weight="bold" style:font-family-asian="'Courier New'" style:font-pitch-asian="variable" style:font-size-asian="24pt" style:font-weight-asian="bold" style:font-family-complex="'Courier New'" style:font-pitch-complex="variable" style:font-size-complex="24pt" style:font-weight-complex="bold"/>
    </style:style>
    <style:style style:name="T279" style:family="text">
      <style:text-properties fo:color="#000000" fo:font-family="'Courier New'" style:font-pitch="variable" fo:font-size="21pt" fo:font-weight="bold" style:font-family-asian="'Courier New'" style:font-pitch-asian="variable" style:font-size-asian="21pt" style:font-weight-asian="bold" style:font-family-complex="'Courier New'" style:font-pitch-complex="variable" style:font-size-complex="21pt" style:font-weight-complex="bold"/>
    </style:style>
    <style:style style:name="T281" style:family="text">
      <style:text-properties fo:color="#000000" fo:font-family="'Courier New'" style:font-pitch="variable" fo:font-size="21pt" fo:font-weight="normal" style:font-family-asian="'Courier New'" style:font-pitch-asian="variable" style:font-size-asian="21pt" style:font-weight-asian="normal" style:font-family-complex="'Courier New'" style:font-pitch-complex="variable" style:font-size-complex="21pt" style:font-weight-complex="normal"/>
    </style:style>
    <style:style style:name="T284" style:family="text">
      <style:text-properties fo:font-family="'Courier New'" style:font-pitch="variable" style:font-family-asian="'Courier New'" style:font-pitch-asian="variable" style:font-family-complex="'Courier New'" style:font-pitch-complex="variable"/>
    </style:style>
    <style:style style:name="T287" style:family="text">
      <style:text-properties fo:color="#000000" fo:font-family="'Courier New'" style:font-pitch="variable" fo:font-size="15pt" fo:font-weight="bold" style:font-family-asian="'Courier New'" style:font-pitch-asian="variable" style:font-size-asian="15pt" style:font-weight-asian="bold" style:font-family-complex="'Courier New'" style:font-pitch-complex="variable" style:font-size-complex="15pt" style:font-weight-complex="bold"/>
    </style:style>
    <style:style style:name="T295" style:family="text">
      <style:text-properties fo:font-family="'Big Caslon'" style:font-pitch="variable" fo:font-size="24pt" fo:font-weight="bold" style:font-size-asian="24pt" style:font-weight-asian="bold" style:font-size-complex="24pt" style:font-weight-complex="bold"/>
    </style:style>
    <style:style style:name="T299" style:family="text">
      <style:text-properties style:use-window-font-color="true"/>
    </style:style>
    <style:style style:name="T301" style:family="text">
      <style:text-properties style:use-window-font-color="true" fo:font-size="18pt" style:font-size-asian="18pt" style:font-size-complex="18pt"/>
    </style:style>
    <style:style style:name="T306" style:family="text">
      <style:text-properties fo:color="#000000" fo:font-family="'Courier New'" style:font-pitch="variable" fo:font-size="14pt" fo:font-weight="bold" style:font-family-asian="'Courier New'" style:font-pitch-asian="variable" style:font-size-asian="14pt" style:font-weight-asian="bold" style:font-family-complex="'Courier New'" style:font-pitch-complex="variable" style:font-size-complex="14pt" style:font-weight-complex="bold"/>
    </style:style>
    <style:style style:name="T310" style:family="text">
      <style:text-properties fo:color="#00bdb8" fo:font-family="Wingdings" style:font-pitch="variable" style:font-charset="x-symbol" fo:font-size="20pt" style:font-family-asian="Wingdings" style:font-pitch-asian="variable" style:font-charset-asian="x-symbol" style:font-size-asian="20pt" style:font-family-complex="Wingdings" style:font-pitch-complex="variable" style:font-charset-complex="x-symbol" style:font-size-complex="20pt"/>
    </style:style>
    <style:style style:name="T311" style:family="text">
      <style:text-properties fo:color="#000000" fo:font-family="Arial" style:font-pitch="variable" fo:font-size="20pt" fo:font-weight="bold" style:font-family-asian="Arial" style:font-pitch-asian="variable" style:font-size-asian="20pt" style:font-weight-asian="bold" style:font-family-complex="Arial" style:font-pitch-complex="variable" style:font-size-complex="20pt" style:font-weight-complex="bold"/>
    </style:style>
    <style:style style:name="T317" style:family="text">
      <style:text-properties fo:color="#6699cc" fo:font-size="41pt" style:font-size-asian="41pt" style:font-size-complex="41pt"/>
    </style:style>
    <style:style style:name="T320" style:family="text">
      <style:text-properties fo:font-family="'Big Caslon'" style:font-pitch="variable" fo:font-size="36pt" style:font-size-asian="36pt" style:font-size-complex="36pt"/>
    </style:style>
    <style:style style:name="T321" style:family="text">
      <style:text-properties fo:color="#3333cc" fo:font-family="'Big Caslon'" style:font-pitch="variable" fo:font-size="36pt" style:font-size-asian="36pt" style:font-size-complex="36pt"/>
    </style:style>
    <text:list-style style:name="L183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3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3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fo:color="#c0c0c0"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fo:color="#c0c0c0"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836">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183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38">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183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40">
      <text:list-level-style-bullet text:level="1" text:bullet-char="●">
        <style:list-level-properties text:space-before="5.08cm" text:min-label-width="0.635cm"/>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fo:font-family="StarSymbol" style:font-charset="x-symbol" style:use-window-font-color="true" fo:font-size="45%"/>
      </text:list-level-style-bullet>
      <text:list-level-style-bullet text:level="4" text:bullet-char="●">
        <style:list-level-properties text:space-before="3.81cm" text:min-label-width="0.635cm"/>
        <style:text-properties fo:font-family="StarSymbol" style:font-charset="x-symbol" style:use-window-font-color="true" fo:font-size="45%"/>
      </text:list-level-style-bullet>
      <text:list-level-style-bullet text:level="5" text:bullet-char="●">
        <style:list-level-properties text:space-before="5.08cm" text:min-label-width="0.635cm"/>
        <style:text-properties fo:font-family="StarSymbol" style:font-charset="x-symbol" style:use-window-font-color="true" fo:font-size="45%"/>
      </text:list-level-style-bullet>
      <text:list-level-style-bullet text:level="6" text:bullet-char="●">
        <style:list-level-properties text:space-before="5.08cm" text:min-label-width="0.635cm"/>
        <style:text-properties fo:font-family="StarSymbol" style:font-charset="x-symbol" style:use-window-font-color="true" fo:font-size="45%"/>
      </text:list-level-style-bullet>
      <text:list-level-style-bullet text:level="7" text:bullet-char="●">
        <style:list-level-properties text:space-before="5.08cm" text:min-label-width="0.635cm"/>
        <style:text-properties fo:font-family="StarSymbol" style:font-charset="x-symbol" style:use-window-font-color="true" fo:font-size="45%"/>
      </text:list-level-style-bullet>
      <text:list-level-style-bullet text:level="8" text:bullet-char="●">
        <style:list-level-properties text:space-before="5.08cm" text:min-label-width="0.635cm"/>
        <style:text-properties fo:font-family="StarSymbol" style:font-charset="x-symbol" style:use-window-font-color="true" fo:font-size="45%"/>
      </text:list-level-style-bullet>
      <text:list-level-style-bullet text:level="9" text:bullet-char="●">
        <style:list-level-properties text:space-before="5.08cm" text:min-label-width="0.635cm"/>
        <style:text-properties fo:font-family="StarSymbol" style:font-charset="x-symbol" style:use-window-font-color="true" fo:font-size="45%"/>
      </text:list-level-style-bullet>
      <text:list-level-style-bullet text:level="10" text:bullet-char="●">
        <style:list-level-properties text:space-before="5.08cm" text:min-label-width="0.635cm"/>
        <style:text-properties fo:font-family="StarSymbol" style:font-charset="x-symbol" style:use-window-font-color="true" fo:font-size="45%"/>
      </text:list-level-style-bullet>
    </text:list-style>
    <text:list-style style:name="L1841">
      <text:list-level-style-bullet text:level="1" text:bullet-char="●">
        <style:list-level-properties text:space-before="5.08cm" text:min-label-width="0.635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84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961cm" text:min-label-width="0.454cm"/>
        <style:text-properties fo:font-family="StarSymbol" style:font-charset="x-symbol" fo:color="#000000" fo:font-size="45%"/>
      </text:list-level-style-bullet>
      <text:list-level-style-bullet text:level="3" text:bullet-char="●">
        <style:list-level-properties text:space-before="1.896cm" text:min-label-width="0.48cm"/>
        <style:text-properties fo:font-family="StarSymbol" style:font-charset="x-symbol" fo:color="#000000" fo:font-size="45%"/>
      </text:list-level-style-bullet>
      <text:list-level-style-bullet text:level="4" text:bullet-char="●">
        <style:list-level-properties text:space-before="2.861cm" text:min-label-width="0.481cm"/>
        <style:text-properties fo:font-family="StarSymbol" style:font-charset="x-symbol" fo:color="#ffffff" fo:font-size="45%"/>
      </text:list-level-style-bullet>
      <text:list-level-style-bullet text:level="5" text:bullet-char="●">
        <style:list-level-properties text:space-before="3.823cm" text:min-label-width="0.454cm"/>
        <style:text-properties fo:font-family="StarSymbol" style:font-charset="x-symbol" fo:color="#ffffff" fo:font-size="45%"/>
      </text:list-level-style-bullet>
      <text:list-level-style-bullet text:level="6" text:bullet-char="●">
        <style:list-level-properties text:space-before="3.823cm" text:min-label-width="0.454cm"/>
        <style:text-properties fo:font-family="StarSymbol" style:font-charset="x-symbol" fo:color="#ffffff" fo:font-size="45%"/>
      </text:list-level-style-bullet>
      <text:list-level-style-bullet text:level="7" text:bullet-char="●">
        <style:list-level-properties text:space-before="3.823cm" text:min-label-width="0.454cm"/>
        <style:text-properties fo:font-family="StarSymbol" style:font-charset="x-symbol" fo:color="#ffffff" fo:font-size="45%"/>
      </text:list-level-style-bullet>
      <text:list-level-style-bullet text:level="8" text:bullet-char="●">
        <style:list-level-properties text:space-before="3.823cm" text:min-label-width="0.454cm"/>
        <style:text-properties fo:font-family="StarSymbol" style:font-charset="x-symbol" fo:color="#ffffff" fo:font-size="45%"/>
      </text:list-level-style-bullet>
      <text:list-level-style-bullet text:level="9" text:bullet-char="●">
        <style:list-level-properties text:space-before="3.823cm" text:min-label-width="0.454cm"/>
        <style:text-properties fo:font-family="StarSymbol" style:font-charset="x-symbol" fo:color="#ffffff" fo:font-size="45%"/>
      </text:list-level-style-bullet>
      <text:list-level-style-bullet text:level="10" text:bullet-char="●">
        <style:list-level-properties text:space-before="3.823cm" text:min-label-width="0.454cm"/>
        <style:text-properties fo:font-family="StarSymbol" style:font-charset="x-symbol" fo:color="#ffffff" fo:font-size="45%"/>
      </text:list-level-style-bullet>
    </text:list-style>
    <text:list-style style:name="L1843">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1844">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0.608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845">
      <text:list-level-style-bullet text:level="1" text:bullet-char="&gt;">
        <style:list-level-properties text:space-before="2.509cm" text:min-label-width="0.648cm"/>
        <style:text-properties fo:font-family="'Lucida Grande'" style:font-pitch="variable" fo:color="#00bdb8" fo:font-size="100%"/>
      </text:list-level-style-bullet>
      <text:list-level-style-bullet text:level="2" text:bullet-char="–">
        <style:list-level-properties text:space-before="0.749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846">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847">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0.608cm" text:min-label-width="0.631cm"/>
        <style:text-properties fo:font-family="StarSymbol" style:font-charset="x-symbol" fo:color="#00bdb8" fo:font-size="45%"/>
      </text:list-level-style-bullet>
      <text:list-level-style-bullet text:level="3" text:bullet-char="●">
        <style:list-level-properties text:space-before="1.243cm" text:min-label-width="0.622cm"/>
        <style:text-properties fo:font-family="StarSymbol" style:font-charset="x-symbol" fo:color="#00bdb8" fo:font-size="45%"/>
      </text:list-level-style-bullet>
      <text:list-level-style-bullet text:level="4" text:bullet-char="●">
        <style:list-level-properties text:space-before="1.869cm" text:min-label-width="0.635cm"/>
        <style:text-properties fo:font-family="StarSymbol" style:font-charset="x-symbol" fo:color="#00bdb8" fo:font-size="45%"/>
      </text:list-level-style-bullet>
      <text:list-level-style-bullet text:level="5" text:bullet-char="●">
        <style:list-level-properties text:space-before="2.509cm" text:min-label-width="0.648cm"/>
        <style:text-properties fo:font-family="StarSymbol" style:font-charset="x-symbol" fo:color="#00bdb8" fo:font-size="45%"/>
      </text:list-level-style-bullet>
      <text:list-level-style-bullet text:level="6" text:bullet-char="●">
        <style:list-level-properties text:space-before="2.509cm" text:min-label-width="0.648cm"/>
        <style:text-properties fo:font-family="StarSymbol" style:font-charset="x-symbol" fo:color="#00bdb8" fo:font-size="45%"/>
      </text:list-level-style-bullet>
      <text:list-level-style-bullet text:level="7" text:bullet-char="●">
        <style:list-level-properties text:space-before="2.509cm" text:min-label-width="0.648cm"/>
        <style:text-properties fo:font-family="StarSymbol" style:font-charset="x-symbol" fo:color="#00bdb8" fo:font-size="45%"/>
      </text:list-level-style-bullet>
      <text:list-level-style-bullet text:level="8" text:bullet-char="●">
        <style:list-level-properties text:space-before="2.509cm" text:min-label-width="0.648cm"/>
        <style:text-properties fo:font-family="StarSymbol" style:font-charset="x-symbol" fo:color="#00bdb8" fo:font-size="45%"/>
      </text:list-level-style-bullet>
      <text:list-level-style-bullet text:level="9" text:bullet-char="●">
        <style:list-level-properties text:space-before="2.509cm" text:min-label-width="0.648cm"/>
        <style:text-properties fo:font-family="StarSymbol" style:font-charset="x-symbol" fo:color="#00bdb8" fo:font-size="45%"/>
      </text:list-level-style-bullet>
      <text:list-level-style-bullet text:level="10" text:bullet-char="●">
        <style:list-level-properties text:space-before="2.509cm" text:min-label-width="0.648cm"/>
        <style:text-properties fo:font-family="StarSymbol" style:font-charset="x-symbol" fo:color="#00bdb8" fo:font-size="45%"/>
      </text:list-level-style-bullet>
    </text:list-style>
    <text:list-style style:name="L184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849">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text:list-style style:name="L1850">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51">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52">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369" style:family="drawing-page">
      <style:drawing-page-properties presentation:background-visible="true" presentation:background-objects-visible="true" presentation:display-footer="false" presentation:display-page-number="false" presentation:display-date-time="false"/>
    </style:style>
    <style:style style:name="dp370" style:family="drawing-page">
      <style:drawing-page-properties presentation:display-header="true" presentation:display-footer="true" presentation:display-page-number="true" presentation:display-date-time="true"/>
    </style:style>
    <style:style style:name="dp371" style:family="drawing-page">
      <style:drawing-page-properties presentation:background-visible="true" presentation:background-objects-visible="true" presentation:display-footer="true" presentation:display-page-number="true" presentation:display-date-time="true"/>
    </style:style>
    <style:style style:name="dp372"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373" style:family="drawing-page">
      <style:drawing-page-properties presentation:display-header="false" presentation:display-footer="false" presentation:display-page-number="false" presentation:display-date-time="false"/>
    </style:style>
    <style:style style:name="dp374" style:family="drawing-page">
      <style:drawing-page-properties presentation:display-header="true" presentation:display-footer="true" presentation:display-page-number="false" presentation:display-date-time="true"/>
    </style:style>
    <style:style style:name="dp419" style:family="drawing-page">
      <style:drawing-page-properties presentation:background-visible="true" presentation:background-objects-visible="true" presentation:display-footer="false" presentation:display-page-number="false" presentation:display-date-time="false"/>
    </style:style>
    <style:style style:name="dp420" style:family="drawing-page">
      <style:drawing-page-properties presentation:display-header="true" presentation:display-footer="true" presentation:display-page-number="true" presentation:display-date-time="true"/>
    </style:style>
    <style:style style:name="dp421" style:family="drawing-page">
      <style:drawing-page-properties presentation:background-visible="true" presentation:background-objects-visible="true" presentation:display-footer="true" presentation:display-page-number="true" presentation:display-date-time="true"/>
    </style:style>
    <style:style style:name="dp422"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423" style:family="drawing-page">
      <style:drawing-page-properties presentation:display-header="false" presentation:display-footer="false" presentation:display-page-number="false" presentation:display-date-time="false"/>
    </style:style>
    <style:style style:name="dp424" style:family="drawing-page">
      <style:drawing-page-properties presentation:display-header="true" presentation:display-footer="true" presentation:display-page-number="false" presentation:display-date-time="true"/>
    </style:style>
    <style:style style:name="gr435"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437" style:family="graphic">
      <style:graphic-properties style:protect="size"/>
    </style:style>
    <style:style style:name="pr425" style:family="presentation" style:parent-style-name="IBM_20_100_20_Presentation_20_White_20_0103_5f_otp_5f_IBM_25_20100_25_20Presentation_25_20White_25_200103-title">
      <style:graphic-properties fo:min-height="2.931cm" fo:wrap-option="wrap"/>
    </style:style>
    <style:style style:name="pr432" style:family="presentation" style:parent-style-name="IBM_20_100_20_Presentation_20_White_20_0103_5f_otp_5f_IBM_25_20100_25_20Presentation_25_20White_25_200103-outline1">
      <style:graphic-properties fo:min-height="4.165cm" fo:wrap-option="wrap"/>
    </style:style>
    <style:style style:name="pr438" style:family="presentation" style:parent-style-name="IBM_20_100_20_Presentation_20_White_20_0103_5f_otp_5f_IBM_25_20100_25_20Presentation_25_20White_25_200103-notes">
      <style:graphic-properties draw:fill-color="#ffffff" draw:auto-grow-height="true" fo:min-height="11.432cm" fo:wrap-option="wrap"/>
    </style:style>
    <style:style style:name="P426" style:family="paragraph">
      <style:paragraph-properties style:punctuation-wrap="hanging" style:line-break="strict" style:writing-mode="lr-tb"/>
    </style:style>
    <style:style style:name="P433" style:family="paragraph">
      <style:paragraph-properties fo:margin-left="0cm" fo:margin-right="0cm" fo:line-height="100%" fo:text-indent="0cm"/>
    </style:style>
    <style:style style:name="P436" style:family="paragraph">
      <style:paragraph-properties fo:margin-left="0cm" fo:margin-right="0cm" fo:line-height="100%" fo:text-indent="0cm" style:punctuation-wrap="hanging" style:line-break="strict" style:writing-mode="lr-tb" style:font-independent-line-spacing="true"/>
    </style:style>
    <style:style style:name="T427" style:family="text">
      <style:text-properties fo:font-family="Courer"/>
    </style:style>
    <style:style style:name="T428" style:family="text">
      <style:text-properties fo:font-family="Courier" style:font-family-generic="modern" style:font-pitch="fixed"/>
    </style:style>
    <style:style style:name="T429" style:family="text">
      <style:text-properties fo:font-family="Courier" style:font-family-generic="modern" style:font-pitch="fixed" fo:font-weight="bold" style:font-weight-asian="bold" style:font-weight-complex="bold"/>
    </style:style>
    <style:style style:name="T430" style:family="text">
      <style:text-properties fo:font-size="20pt" style:font-size-asian="20pt" style:font-size-complex="20pt"/>
    </style:style>
    <style:style style:name="T431" style:family="text">
      <style:text-properties fo:font-size="20pt" fo:font-weight="bold" style:font-size-asian="20pt" style:font-weight-asian="bold" style:font-size-complex="20pt" style:font-weight-complex="bold"/>
    </style:style>
    <style:style style:name="T434" style:family="text">
      <style:text-properties fo:font-family="'Courier New'" style:font-pitch="variable" fo:font-size="14pt" fo:language="en" fo:country="US" fo:font-weight="bold" style:font-size-asian="14pt" style:font-weight-asian="bold" style:font-size-complex="14pt" style:font-weight-complex="bold"/>
    </style:style>
    <text:list-style style:name="L41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0">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42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622" style:family="drawing-page">
      <style:drawing-page-properties presentation:background-visible="true" presentation:background-objects-visible="true" presentation:display-footer="false" presentation:display-page-number="false" presentation:display-date-time="false"/>
    </style:style>
    <style:style style:name="dp623" style:family="drawing-page">
      <style:drawing-page-properties presentation:display-header="true" presentation:display-footer="true" presentation:display-page-number="true" presentation:display-date-time="true"/>
    </style:style>
    <style:style style:name="dp624" style:family="drawing-page">
      <style:drawing-page-properties presentation:background-visible="true" presentation:background-objects-visible="true" presentation:display-footer="true" presentation:display-page-number="true" presentation:display-date-time="true"/>
    </style:style>
    <style:style style:name="dp625"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626" style:family="drawing-page">
      <style:drawing-page-properties presentation:display-header="false" presentation:display-footer="false" presentation:display-page-number="false" presentation:display-date-time="false"/>
    </style:style>
    <style:style style:name="dp627" style:family="drawing-page">
      <style:drawing-page-properties presentation:display-header="true" presentation:display-footer="true" presentation:display-page-number="false" presentation:display-date-time="true"/>
    </style:style>
    <style:style style:name="gr638"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640" style:family="graphic">
      <style:graphic-properties style:protect="size"/>
    </style:style>
    <style:style style:name="gr653"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11.17cm" fo:padding-top="0.13cm" fo:padding-bottom="0.13cm" fo:padding-left="0.25cm" fo:padding-right="0.25cm" fo:wrap-option="wrap" draw:shadow="hidden" draw:shadow-color="#808080"/>
    </style:style>
    <style:style style:name="pr628" style:family="presentation" style:parent-style-name="IBM_20_100_20_Presentation_20_White_20_0103_5f_otp_5f_IBM_25_20100_25_20Presentation_25_20White_25_200103-title">
      <style:graphic-properties fo:min-height="2.931cm" fo:wrap-option="wrap"/>
    </style:style>
    <style:style style:name="pr635" style:family="presentation" style:parent-style-name="IBM_20_100_20_Presentation_20_White_20_0103_5f_otp_5f_IBM_25_20100_25_20Presentation_25_20White_25_200103-outline1">
      <style:graphic-properties fo:min-height="4.165cm" fo:wrap-option="wrap"/>
    </style:style>
    <style:style style:name="pr641" style:family="presentation" style:parent-style-name="IBM_20_100_20_Presentation_20_White_20_0103_5f_otp_5f_IBM_25_20100_25_20Presentation_25_20White_25_200103-notes">
      <style:graphic-properties draw:fill-color="#ffffff" draw:auto-grow-height="true" fo:min-height="11.432cm" fo:wrap-option="wrap"/>
    </style:style>
    <style:style style:name="pr649" style:family="presentation" style:parent-style-name="IBM_20_100_20_Presentation_20_White_20_0103_5f_otp_5f_IBM_25_20100_25_20Presentation_25_20White_25_200103-outline1">
      <style:graphic-properties fo:min-height="2.884cm" fo:wrap-option="wrap"/>
    </style:style>
    <style:style style:name="pr656" style:family="presentation" style:parent-style-name="IBM_20_100_20_Presentation_20_White_20_0103_5f_otp_5f_IBM_25_20100_25_20Presentation_25_20White_25_200103-notes">
      <style:graphic-properties draw:auto-grow-height="true" fo:min-height="11.432cm" fo:wrap-option="wrap"/>
    </style:style>
    <style:style style:name="P629" style:family="paragraph">
      <style:paragraph-properties style:punctuation-wrap="hanging" style:line-break="strict" style:writing-mode="lr-tb"/>
    </style:style>
    <style:style style:name="P636" style:family="paragraph">
      <style:paragraph-properties fo:margin-left="0cm" fo:margin-right="0cm" fo:line-height="100%" fo:text-indent="0cm"/>
    </style:style>
    <style:style style:name="P639" style:family="paragraph">
      <style:paragraph-properties fo:margin-left="0cm" fo:margin-right="0cm" fo:line-height="100%" fo:text-indent="0cm" style:punctuation-wrap="hanging" style:line-break="strict" style:writing-mode="lr-tb" style:font-independent-line-spacing="true"/>
    </style:style>
    <style:style style:name="P654"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P655" style:family="paragraph">
      <style:paragraph-properties style:line-break="strict"/>
    </style:style>
    <style:style style:name="T630" style:family="text">
      <style:text-properties fo:font-family="Courer"/>
    </style:style>
    <style:style style:name="T631" style:family="text">
      <style:text-properties fo:font-family="Courier" style:font-family-generic="modern" style:font-pitch="fixed"/>
    </style:style>
    <style:style style:name="T632" style:family="text">
      <style:text-properties fo:font-family="Courier" style:font-family-generic="modern" style:font-pitch="fixed" fo:font-weight="bold" style:font-weight-asian="bold" style:font-weight-complex="bold"/>
    </style:style>
    <style:style style:name="T633" style:family="text">
      <style:text-properties fo:font-size="20pt" style:font-size-asian="20pt" style:font-size-complex="20pt"/>
    </style:style>
    <style:style style:name="T634" style:family="text">
      <style:text-properties fo:font-size="20pt" fo:font-weight="bold" style:font-size-asian="20pt" style:font-weight-asian="bold" style:font-size-complex="20pt" style:font-weight-complex="bold"/>
    </style:style>
    <style:style style:name="T637" style:family="text">
      <style:text-properties fo:font-family="'Courier New'" style:font-pitch="variable" fo:font-size="14pt" fo:language="en" fo:country="US" fo:font-weight="bold" style:font-size-asian="14pt" style:font-weight-asian="bold" style:font-size-complex="14pt" style:font-weight-complex="bold"/>
    </style:style>
    <style:style style:name="T642" style:family="text">
      <style:text-properties fo:font-style="italic" style:font-style-asian="italic" style:font-style-complex="italic"/>
    </style:style>
    <style:style style:name="T643" style:family="text">
      <style:text-properties fo:font-family="'Courier New'" style:font-family-generic="swiss" style:font-pitch="variable"/>
    </style:style>
    <style:style style:name="T644" style:family="text">
      <style:text-properties fo:font-family="'Courier New'" style:font-family-generic="swiss" style:font-pitch="variable" fo:font-weight="bold" style:font-weight-asian="bold" style:font-weight-complex="bold"/>
    </style:style>
    <style:style style:name="T645" style:family="text">
      <style:text-properties fo:font-family="Arial" style:font-style-name="Cursiva" style:font-family-generic="swiss" style:font-pitch="variable" fo:font-weight="normal" style:font-weight-asian="normal" style:font-weight-complex="normal"/>
    </style:style>
    <style:style style:name="T646" style:family="text">
      <style:text-properties fo:font-family="Arial" style:font-style-name="Cursiva" style:font-family-generic="swiss" style:font-pitch="variable" fo:font-weight="bold" style:font-weight-asian="bold" style:font-weight-complex="bold"/>
    </style:style>
    <style:style style:name="T647" style:family="text">
      <style:text-properties fo:font-family="Courer" fo:font-weight="normal" style:font-weight-asian="normal" style:font-weight-complex="normal"/>
    </style:style>
    <style:style style:name="T648" style:family="text">
      <style:text-properties fo:font-family="Courier" style:font-family-generic="modern" style:font-pitch="fixed" fo:font-weight="normal" style:font-weight-asian="normal" style:font-weight-complex="normal"/>
    </style:style>
    <style:style style:name="T650" style:family="text">
      <style:text-properties fo:font-family="'Courier New'" style:font-pitch="variable"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651" style:family="text">
      <style:text-properties fo:font-family="'Courier New'" style:font-pitch="variable" fo:font-size="14pt" fo:language="en" fo:country="US" style:text-underline-style="solid" style:text-underline-width="auto" style:text-underline-color="font-color" fo:font-weight="bold" style:font-size-asian="14pt" style:font-weight-asian="bold" style:font-size-complex="14pt" style:font-weight-complex="bold"/>
    </style:style>
    <style:style style:name="T652" style:family="text">
      <style:text-properties fo:font-family="'Courier New'" style:font-pitch="variable" fo:font-size="16pt" fo:language="en" fo:country="US" fo:font-weight="bold" style:font-size-asian="16pt" style:font-weight-asian="bold" style:font-size-complex="16pt" style:font-weight-complex="bold"/>
    </style:style>
    <text:list-style style:name="L62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23">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62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2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962" style:family="drawing-page">
      <style:drawing-page-properties presentation:background-visible="true" presentation:background-objects-visible="true" presentation:display-footer="false" presentation:display-page-number="false" presentation:display-date-time="false"/>
    </style:style>
    <style:style style:name="dp963" style:family="drawing-page">
      <style:drawing-page-properties presentation:display-header="true" presentation:display-footer="true" presentation:display-page-number="true" presentation:display-date-time="true"/>
    </style:style>
    <style:style style:name="dp964" style:family="drawing-page">
      <style:drawing-page-properties presentation:background-visible="true" presentation:background-objects-visible="true" presentation:display-footer="true" presentation:display-page-number="true" presentation:display-date-time="true"/>
    </style:style>
    <style:style style:name="dp965"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966" style:family="drawing-page">
      <style:drawing-page-properties presentation:display-header="false" presentation:display-footer="false" presentation:display-page-number="false" presentation:display-date-time="false"/>
    </style:style>
    <style:style style:name="dp967" style:family="drawing-page">
      <style:drawing-page-properties presentation:display-header="true" presentation:display-footer="true" presentation:display-page-number="false" presentation:display-date-time="true"/>
    </style:style>
    <style:style style:name="gr985"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11.17cm" fo:padding-top="0.13cm" fo:padding-bottom="0.13cm" fo:padding-left="0.25cm" fo:padding-right="0.25cm" fo:wrap-option="wrap" draw:shadow="hidden" draw:shadow-color="#808080"/>
    </style:style>
    <style:style style:name="gr987" style:family="graphic">
      <style:graphic-properties style:protect="size"/>
    </style:style>
    <style:style style:name="gr1001"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1003"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pr969" style:family="presentation" style:parent-style-name="IBM_20_100_20_Presentation_20_White_20_0103_5f_otp_5f_IBM_25_20100_25_20Presentation_25_20White_25_200103-title">
      <style:graphic-properties fo:min-height="2.931cm" fo:wrap-option="wrap"/>
    </style:style>
    <style:style style:name="pr979" style:family="presentation" style:parent-style-name="IBM_20_100_20_Presentation_20_White_20_0103_5f_otp_5f_IBM_25_20100_25_20Presentation_25_20White_25_200103-outline1">
      <style:graphic-properties fo:min-height="2.884cm" fo:wrap-option="wrap"/>
    </style:style>
    <style:style style:name="pr989" style:family="presentation" style:parent-style-name="IBM_20_100_20_Presentation_20_White_20_0103_5f_otp_5f_IBM_25_20100_25_20Presentation_25_20White_25_200103-notes">
      <style:graphic-properties draw:auto-grow-height="true" fo:min-height="11.432cm" fo:wrap-option="wrap"/>
    </style:style>
    <style:style style:name="pr991"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996"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999"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100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787cm" fo:min-width="0cm" fo:padding-top="0.13cm" fo:padding-bottom="0.13cm" fo:padding-left="0.25cm" fo:padding-right="0.25cm" fo:wrap-option="wrap" draw:shadow="hidden" draw:shadow-color="#808080"/>
    </style:style>
    <style:style style:name="pr1005"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fo:min-height="11.432cm" fo:wrap-option="wrap" draw:shadow="hidden" draw:shadow-color="#808080"/>
    </style:style>
    <style:style style:name="P970" style:family="paragraph">
      <style:paragraph-properties style:punctuation-wrap="hanging" style:line-break="strict" style:writing-mode="lr-tb"/>
    </style:style>
    <style:style style:name="P980" style:family="paragraph">
      <style:paragraph-properties fo:margin-left="0cm" fo:margin-right="0cm" fo:line-height="100%" fo:text-indent="0cm"/>
    </style:style>
    <style:style style:name="P986"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P988" style:family="paragraph">
      <style:paragraph-properties style:line-break="strict"/>
    </style:style>
    <style:style style:name="P990" style:family="paragraph">
      <style:paragraph-properties fo:margin-left="0cm" fo:margin-right="0cm" fo:text-indent="0cm"/>
    </style:style>
    <style:style style:name="P992" style:family="paragraph">
      <style:paragraph-properties style:punctuation-wrap="hanging" style:line-break="strict" style:writing-mode="lr-tb" style:font-independent-line-spacing="true"/>
    </style:style>
    <style:style style:name="P993" style:family="paragraph">
      <style:paragraph-properties fo:margin-left="0.952cm" fo:margin-right="0cm" fo:margin-top="0.308cm" fo:margin-bottom="0.308cm" fo:text-indent="-0.952cm"/>
    </style:style>
    <style:style style:name="P997" style:family="paragraph">
      <style:paragraph-properties fo:margin-left="0cm" fo:margin-right="0cm" fo:margin-top="0.158cm" fo:margin-bottom="0cm" fo:text-indent="0cm"/>
    </style:style>
    <style:style style:name="P1004" style:family="paragraph">
      <style:paragraph-properties style:punctuation-wrap="hanging" style:line-break="strict" style:writing-mode="lr-tb" style:font-independent-line-spacing="true"/>
      <style:text-properties fo:font-family="Arial" style:font-style-name="Cursiva" style:font-family-generic="swiss" style:font-pitch="variable"/>
    </style:style>
    <style:style style:name="T968" style:family="text">
      <style:text-properties fo:font-style="italic" style:font-style-asian="italic" style:font-style-complex="italic"/>
    </style:style>
    <style:style style:name="T971" style:family="text">
      <style:text-properties fo:font-family="Courer"/>
    </style:style>
    <style:style style:name="T972" style:family="text">
      <style:text-properties fo:font-family="'Courier New'" style:font-family-generic="swiss" style:font-pitch="variable"/>
    </style:style>
    <style:style style:name="T973" style:family="text">
      <style:text-properties fo:font-family="'Courier New'" style:font-family-generic="swiss" style:font-pitch="variable" fo:font-weight="bold" style:font-weight-asian="bold" style:font-weight-complex="bold"/>
    </style:style>
    <style:style style:name="T974" style:family="text">
      <style:text-properties fo:font-family="Arial" style:font-style-name="Cursiva" style:font-family-generic="swiss" style:font-pitch="variable" fo:font-weight="normal" style:font-weight-asian="normal" style:font-weight-complex="normal"/>
    </style:style>
    <style:style style:name="T975" style:family="text">
      <style:text-properties fo:font-family="Arial" style:font-style-name="Cursiva" style:font-family-generic="swiss" style:font-pitch="variable" fo:font-weight="bold" style:font-weight-asian="bold" style:font-weight-complex="bold"/>
    </style:style>
    <style:style style:name="T976" style:family="text">
      <style:text-properties fo:font-family="Courer" fo:font-weight="normal" style:font-weight-asian="normal" style:font-weight-complex="normal"/>
    </style:style>
    <style:style style:name="T977" style:family="text">
      <style:text-properties fo:font-family="Courier" style:font-family-generic="modern" style:font-pitch="fixed" fo:font-weight="normal" style:font-weight-asian="normal" style:font-weight-complex="normal"/>
    </style:style>
    <style:style style:name="T978" style:family="text">
      <style:text-properties fo:font-family="Courier" style:font-family-generic="modern" style:font-pitch="fixed" fo:font-weight="bold" style:font-weight-asian="bold" style:font-weight-complex="bold"/>
    </style:style>
    <style:style style:name="T981" style:family="text">
      <style:text-properties fo:font-family="'Courier New'" style:font-pitch="variable" fo:font-size="14pt" fo:language="en" fo:country="US" fo:font-weight="bold" style:font-size-asian="14pt" style:font-weight-asian="bold" style:font-size-complex="14pt" style:font-weight-complex="bold"/>
    </style:style>
    <style:style style:name="T982" style:family="text">
      <style:text-properties fo:font-family="'Courier New'" style:font-pitch="variable"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983" style:family="text">
      <style:text-properties fo:font-family="'Courier New'" style:font-pitch="variable" fo:font-size="14pt" fo:language="en" fo:country="US" style:text-underline-style="solid" style:text-underline-width="auto" style:text-underline-color="font-color" fo:font-weight="bold" style:font-size-asian="14pt" style:font-weight-asian="bold" style:font-size-complex="14pt" style:font-weight-complex="bold"/>
    </style:style>
    <style:style style:name="T984" style:family="text">
      <style:text-properties fo:font-family="'Courier New'" style:font-pitch="variable" fo:font-size="16pt" fo:language="en" fo:country="US" fo:font-weight="bold" style:font-size-asian="16pt" style:font-weight-asian="bold" style:font-size-complex="16pt" style:font-weight-complex="bold"/>
    </style:style>
    <style:style style:name="T994" style:family="text">
      <style:text-properties fo:color="#ff3333" style:text-position="super 82%"/>
    </style:style>
    <style:style style:name="T995" style:family="text">
      <style:text-properties fo:font-family="'Courier New'" style:font-pitch="variable"/>
    </style:style>
    <style:style style:name="T998" style:family="text">
      <style:text-properties fo:language="en" fo:country="US"/>
    </style:style>
    <style:style style:name="T1002" style:family="text">
      <style:text-properties fo:font-family="Arial" style:font-style-name="Cursiva" style:font-family-generic="swiss" style:font-pitch="variable" fo:font-size="28pt" style:font-size-asian="28pt" style:font-size-complex="28pt"/>
    </style:style>
    <text:list-style style:name="L96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63">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96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6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6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050" style:family="drawing-page">
      <style:drawing-page-properties presentation:background-visible="true" presentation:background-objects-visible="true" presentation:display-footer="false" presentation:display-page-number="false" presentation:display-date-time="false"/>
    </style:style>
    <style:style style:name="dp1051" style:family="drawing-page">
      <style:drawing-page-properties presentation:display-header="true" presentation:display-footer="true" presentation:display-page-number="true" presentation:display-date-time="true"/>
    </style:style>
    <style:style style:name="dp1052" style:family="drawing-page">
      <style:drawing-page-properties presentation:background-visible="true" presentation:background-objects-visible="true" presentation:display-footer="true" presentation:display-page-number="true" presentation:display-date-time="true"/>
    </style:style>
    <style:style style:name="dp105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1054" style:family="drawing-page">
      <style:drawing-page-properties presentation:display-header="false" presentation:display-footer="false" presentation:display-page-number="false" presentation:display-date-time="false"/>
    </style:style>
    <style:style style:name="dp1055" style:family="drawing-page">
      <style:drawing-page-properties presentation:display-header="true" presentation:display-footer="true" presentation:display-page-number="false" presentation:display-date-time="true"/>
    </style:style>
    <style:style style:name="gr1062" style:family="graphic">
      <style:graphic-properties style:protect="size"/>
    </style:style>
    <style:style style:name="pr1057"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1061"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065"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1068"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fo:min-height="11.432cm" fo:wrap-option="wrap" draw:shadow="hidden" draw:shadow-color="#808080"/>
    </style:style>
    <style:style style:name="P1056" style:family="paragraph">
      <style:paragraph-properties fo:margin-left="0cm" fo:margin-right="0cm" fo:text-indent="0cm"/>
    </style:style>
    <style:style style:name="P1058" style:family="paragraph">
      <style:paragraph-properties style:punctuation-wrap="hanging" style:line-break="strict" style:writing-mode="lr-tb" style:font-independent-line-spacing="true"/>
    </style:style>
    <style:style style:name="P1059" style:family="paragraph">
      <style:paragraph-properties fo:margin-left="0.952cm" fo:margin-right="0cm" fo:margin-top="0.308cm" fo:margin-bottom="0.308cm" fo:text-indent="-0.952cm"/>
    </style:style>
    <style:style style:name="P1063" style:family="paragraph">
      <style:paragraph-properties fo:margin-left="0cm" fo:margin-right="0cm" fo:margin-top="0.158cm" fo:margin-bottom="0cm" fo:text-indent="0cm"/>
    </style:style>
    <style:style style:name="P1069" style:family="paragraph">
      <style:paragraph-properties style:punctuation-wrap="hanging" style:line-break="strict" style:writing-mode="lr-tb"/>
    </style:style>
    <style:style style:name="T1060" style:family="text">
      <style:text-properties fo:color="#ff3333" style:text-position="super 82%"/>
    </style:style>
    <style:style style:name="T1064" style:family="text">
      <style:text-properties fo:language="en" fo:country="US"/>
    </style:style>
    <style:style style:name="T1066" style:family="text">
      <style:text-properties fo:font-family="'Courier New'" style:font-pitch="variable"/>
    </style:style>
    <style:style style:name="T1067" style:family="text">
      <style:text-properties fo:font-family="'Courier New'" style:font-pitch="variable" fo:language="en" fo:country="US"/>
    </style:style>
    <text:list-style style:name="L1050">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51">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105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5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1487" style:family="drawing-page">
      <style:drawing-page-properties presentation:background-visible="true" presentation:background-objects-visible="true" presentation:display-footer="false" presentation:display-page-number="false" presentation:display-date-time="false"/>
    </style:style>
    <style:style style:name="dp1488" style:family="drawing-page">
      <style:drawing-page-properties presentation:display-header="true" presentation:display-footer="true" presentation:display-page-number="true" presentation:display-date-time="true"/>
    </style:style>
    <style:style style:name="dp1489" style:family="drawing-page">
      <style:drawing-page-properties presentation:background-visible="true" presentation:background-objects-visible="true" presentation:display-footer="true" presentation:display-page-number="true" presentation:display-date-time="true"/>
    </style:style>
    <style:style style:name="dp1490"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1491" style:family="drawing-page">
      <style:drawing-page-properties presentation:display-header="false" presentation:display-footer="false" presentation:display-page-number="false" presentation:display-date-time="false"/>
    </style:style>
    <style:style style:name="dp1492" style:family="drawing-page">
      <style:drawing-page-properties presentation:display-header="true" presentation:display-footer="true" presentation:display-page-number="false" presentation:display-date-time="true"/>
    </style:style>
    <style:style style:name="gr1517" style:family="graphic" style:parent-style-name="standard">
      <style:graphic-properties svg:stroke-width="0.053cm" svg:stroke-color="#0000ff" draw:marker-start-width="0.279cm" draw:marker-end-width="0.279cm" draw:fill="none" draw:fill-color="#ffff99" draw:textarea-horizontal-align="center" draw:textarea-vertical-align="middle" fo:padding-top="0.122cm" fo:padding-bottom="0.122cm" fo:padding-left="0.247cm" fo:padding-right="0.247cm" fo:wrap-option="no-wrap"/>
    </style:style>
    <style:style style:name="gr1519" style:family="graphic" style:parent-style-name="standard">
      <style:graphic-properties svg:stroke-width="0.018cm" svg:stroke-color="#999999" draw:marker-start-width="0.227cm" draw:marker-end-width="0.227cm" draw:fill="none" draw:fill-color="#ffff99" draw:textarea-horizontal-align="center" draw:textarea-vertical-align="middle" fo:padding-top="0.105cm" fo:padding-bottom="0.105cm" fo:padding-left="0.23cm" fo:padding-right="0.23cm" fo:wrap-option="no-wrap"/>
    </style:style>
    <style:style style:name="gr1521" style:family="graphic" style:parent-style-name="standard">
      <style:graphic-properties draw:stroke="none" svg:stroke-color="#000000" draw:fill="none" draw:fill-color="#ffffff" draw:auto-grow-height="true" draw:auto-grow-width="false" fo:max-height="0cm" fo:min-height="0cm" fo:wrap-option="no-wrap"/>
    </style:style>
    <style:style style:name="gr1523" style:family="graphic" style:parent-style-name="standard">
      <style:graphic-properties draw:stroke="none" svg:stroke-color="#000000" draw:fill="none" draw:fill-color="#ffffff" draw:auto-grow-height="true" draw:auto-grow-width="false" fo:max-height="0cm" fo:min-height="0.898cm" fo:wrap-option="no-wrap"/>
    </style:style>
    <style:style style:name="gr1524" style:family="graphic" style:parent-style-name="standard">
      <style:graphic-properties draw:marker-end="Arrow" draw:marker-end-width="0.3cm" draw:textarea-horizontal-align="center" draw:textarea-vertical-align="middle" fo:wrap-option="no-wrap"/>
    </style:style>
    <style:style style:name="gr1525" style:family="graphic">
      <style:graphic-properties style:protect="size"/>
    </style:style>
    <style:style style:name="pr1494"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150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526"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fo:min-height="11.432cm" fo:wrap-option="wrap" draw:shadow="hidden" draw:shadow-color="#808080"/>
    </style:style>
    <style:style style:name="ta1505" style:family="table">
      <style:table-properties style:writing-mode="lr-tb"/>
    </style:style>
    <style:style style:name="co1506" style:family="table-column">
      <style:table-column-properties style:column-width="2.819cm" style:use-optimal-column-width="false"/>
    </style:style>
    <style:style style:name="co1507" style:family="table-column">
      <style:table-column-properties style:column-width="2.823cm" style:use-optimal-column-width="false"/>
    </style:style>
    <style:style style:name="ro1508" style:family="table-row">
      <style:table-row-properties style:row-height="1.019cm"/>
    </style:style>
    <style:style style:name="ro1511" style:family="table-row">
      <style:table-row-properties style:row-height="1.06cm"/>
    </style:style>
    <style:style style:name="ce1509" style:family="table-cell">
      <style:graphic-properties style:repeat="repeat"/>
      <style:paragraph-properties fo:text-align="start"/>
    </style:style>
    <style:style style:name="ce1512" style:family="table-cell">
      <style:graphic-properties style:repeat="repeat"/>
      <style:paragraph-properties fo:text-align="center"/>
      <style:text-properties fo:font-size="26pt" fo:font-weight="bold" style:font-size-asian="26pt" style:font-weight-asian="bold" style:font-size-complex="26pt" style:font-weight-complex="bold"/>
    </style:style>
    <style:style style:name="ce1515" style:family="table-cell">
      <style:graphic-properties style:repeat="repeat"/>
      <style:paragraph-properties fo:text-align="center"/>
    </style:style>
    <style:style style:name="P1493" style:family="paragraph">
      <style:paragraph-properties fo:margin-left="0cm" fo:margin-right="0cm" fo:text-indent="0cm"/>
    </style:style>
    <style:style style:name="P1495" style:family="paragraph">
      <style:paragraph-properties style:punctuation-wrap="hanging" style:line-break="strict" style:writing-mode="lr-tb" style:font-independent-line-spacing="true"/>
    </style:style>
    <style:style style:name="P1496" style:family="paragraph">
      <style:paragraph-properties fo:margin-left="0.952cm" fo:margin-right="0cm" fo:margin-top="0.308cm" fo:margin-bottom="0.308cm" fo:text-indent="-0.952cm"/>
    </style:style>
    <style:style style:name="P1510" style:family="paragraph">
      <style:paragraph-properties fo:text-align="start"/>
    </style:style>
    <style:style style:name="P1513" style:family="paragraph">
      <style:paragraph-properties fo:text-align="center"/>
      <style:text-properties fo:font-size="26pt" fo:font-weight="bold" style:font-size-asian="26pt" style:font-weight-asian="bold" style:font-size-complex="26pt" style:font-weight-complex="bold"/>
    </style:style>
    <style:style style:name="P1516" style:family="paragraph">
      <style:paragraph-properties fo:text-align="center"/>
    </style:style>
    <style:style style:name="P1518" style:family="paragraph">
      <style:paragraph-properties style:punctuation-wrap="hanging" style:line-break="strict" style:writing-mode="lr-tb"/>
    </style:style>
    <style:style style:name="P1520" style:family="paragraph">
      <style:text-properties fo:font-weight="bold" style:font-weight-asian="bold" style:font-weight-complex="bold"/>
    </style:style>
    <style:style style:name="P1522" style:family="paragraph">
      <style:paragraph-properties style:punctuation-wrap="hanging" style:line-break="strict" style:writing-mode="lr-tb"/>
      <style:text-properties fo:font-weight="bold" style:font-weight-asian="bold" style:font-weight-complex="bold"/>
    </style:style>
    <style:style style:name="T1497" style:family="text">
      <style:text-properties fo:font-weight="bold" style:font-weight-asian="bold" style:font-weight-complex="bold"/>
    </style:style>
    <style:style style:name="T1498" style:family="text">
      <style:text-properties fo:font-family="'Courier New'" style:font-pitch="variable"/>
    </style:style>
    <style:style style:name="T1499" style:family="text">
      <style:text-properties fo:font-family="Arial" style:font-style-name="Cursiva" style:font-family-generic="swiss" style:font-pitch="variable" fo:language="en" fo:country="US" fo:font-weight="normal" style:font-weight-asian="normal" style:font-weight-complex="normal"/>
    </style:style>
    <style:style style:name="T1500" style:family="text">
      <style:text-properties fo:language="en" fo:country="US"/>
    </style:style>
    <style:style style:name="T1501" style:family="text">
      <style:text-properties fo:font-family="'Courier New'" style:font-pitch="variable" fo:language="en" fo:country="US"/>
    </style:style>
    <style:style style:name="T1502" style:family="text">
      <style:text-properties fo:font-family="'Courier New'" style:font-pitch="variable" fo:font-style="italic" style:font-style-asian="italic" style:font-style-complex="italic"/>
    </style:style>
    <style:style style:name="T1503" style:family="text">
      <style:text-properties fo:font-style="italic" style:font-style-asian="italic" style:font-style-complex="italic"/>
    </style:style>
    <style:style style:name="T1514" style:family="text">
      <style:text-properties fo:font-size="26pt" fo:font-weight="bold" style:font-size-asian="26pt" style:font-weight-asian="bold" style:font-size-complex="26pt" style:font-weight-complex="bold"/>
    </style:style>
    <text:list-style style:name="L1487">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88">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1489">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149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9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1701" style:family="drawing-page">
      <style:drawing-page-properties presentation:background-visible="true" presentation:background-objects-visible="true" presentation:display-footer="false" presentation:display-page-number="false" presentation:display-date-time="false"/>
    </style:style>
    <style:style style:name="dp1702" style:family="drawing-page">
      <style:drawing-page-properties presentation:display-header="true" presentation:display-footer="true" presentation:display-page-number="true" presentation:display-date-time="true"/>
    </style:style>
    <style:style style:name="dp1703" style:family="drawing-page">
      <style:drawing-page-properties presentation:background-visible="true" presentation:background-objects-visible="true" presentation:display-footer="true" presentation:display-page-number="true" presentation:display-date-time="true"/>
    </style:style>
    <style:style style:name="dp170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1705" style:family="drawing-page">
      <style:drawing-page-properties presentation:display-header="false" presentation:display-footer="false" presentation:display-page-number="false" presentation:display-date-time="false"/>
    </style:style>
    <style:style style:name="dp1706" style:family="drawing-page">
      <style:drawing-page-properties presentation:display-header="true" presentation:display-footer="true" presentation:display-page-number="false" presentation:display-date-time="true"/>
    </style:style>
    <style:style style:name="gr1712"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1714" style:family="graphic">
      <style:graphic-properties style:protect="size"/>
    </style:style>
    <style:style style:name="gr1722"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0.763cm" fo:padding-top="0.13cm" fo:padding-bottom="0.13cm" fo:padding-left="0.25cm" fo:padding-right="0.25cm" fo:wrap-option="wrap" draw:shadow="hidden" draw:shadow-color="#808080"/>
    </style:style>
    <style:style style:name="gr1729"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pr1707" style:family="presentation" style:parent-style-name="IBM_20_100_20_Presentation_20_White_20_0103_5f_otp_5f_IBM_25_20100_25_20Presentation_25_20White_25_200103-title">
      <style:graphic-properties fo:min-height="2.931cm" fo:wrap-option="wrap"/>
    </style:style>
    <style:style style:name="pr1709" style:family="presentation" style:parent-style-name="IBM_20_100_20_Presentation_20_White_20_0103_5f_otp_5f_IBM_25_20100_25_20Presentation_25_20White_25_200103-outline1">
      <style:graphic-properties draw:auto-grow-height="true" fo:min-height="12.589cm" fo:wrap-option="wrap"/>
    </style:style>
    <style:style style:name="pr1716" style:family="presentation" style:parent-style-name="IBM_20_100_20_Presentation_20_White_20_0103_5f_otp_5f_IBM_25_20100_25_20Presentation_25_20White_25_200103-notes">
      <style:graphic-properties draw:fill-color="#ffffff" draw:auto-grow-height="true" fo:min-height="11.432cm" fo:wrap-option="wrap"/>
    </style:style>
    <style:style style:name="pr1719"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1726"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1708" style:family="paragraph">
      <style:paragraph-properties style:punctuation-wrap="hanging" style:line-break="strict" style:writing-mode="lr-tb"/>
    </style:style>
    <style:style style:name="P1710" style:family="paragraph">
      <style:paragraph-properties fo:margin-left="0cm" fo:margin-right="0cm" fo:line-height="100%" fo:text-indent="0cm"/>
    </style:style>
    <style:style style:name="P1713" style:family="paragraph">
      <style:paragraph-properties fo:margin-left="0cm" fo:margin-right="0cm" fo:line-height="100%" fo:text-indent="0cm" style:punctuation-wrap="hanging" style:line-break="strict" style:writing-mode="lr-tb" style:font-independent-line-spacing="true"/>
    </style:style>
    <style:style style:name="P1715" style:family="paragraph">
      <style:paragraph-properties style:line-break="strict"/>
    </style:style>
    <style:style style:name="P1717" style:family="paragraph">
      <style:paragraph-properties fo:margin-left="0cm" fo:margin-right="0cm" fo:text-indent="0cm"/>
      <style:text-properties fo:font-size="30pt" style:font-size-asian="30pt" style:font-size-complex="30pt"/>
    </style:style>
    <style:style style:name="P1720" style:family="paragraph">
      <style:paragraph-properties style:punctuation-wrap="hanging" style:line-break="strict" style:writing-mode="lr-tb" style:font-independent-line-spacing="true"/>
      <style:text-properties fo:font-size="30pt" style:font-size-asian="30pt" style:font-size-complex="30pt"/>
    </style:style>
    <style:style style:name="P1723" style:family="paragraph">
      <style:paragraph-properties style:punctuation-wrap="hanging" style:line-break="strict" style:writing-mode="lr-tb" style:font-independent-line-spacing="true"/>
      <style:text-properties fo:font-family="'Courier New'" style:font-style-name="Cursiva" style:font-family-generic="modern" style:font-pitch="fixed" fo:font-size="13pt" fo:font-weight="bold" style:font-size-asian="13pt" style:font-weight-asian="bold" style:font-size-complex="13pt" style:font-weight-complex="bold"/>
    </style:style>
    <style:style style:name="P1724" style:family="paragraph">
      <style:paragraph-properties fo:margin-left="0cm" fo:margin-right="0cm" fo:margin-top="0.158cm" fo:margin-bottom="0cm" fo:text-indent="0cm"/>
    </style:style>
    <style:style style:name="P1727" style:family="paragraph">
      <style:paragraph-properties style:punctuation-wrap="hanging" style:line-break="strict" style:writing-mode="lr-tb" style:font-independent-line-spacing="true"/>
    </style:style>
    <style:style style:name="P1728" style:family="paragraph">
      <style:paragraph-properties fo:margin-left="0cm" fo:margin-right="0cm" fo:text-indent="0cm"/>
    </style:style>
    <style:style style:name="T1711" style:family="text">
      <style:text-properties fo:font-family="'Courier New'" style:font-pitch="variable" fo:font-size="14pt" fo:language="en" fo:country="US" fo:font-weight="bold" style:font-size-asian="14pt" style:font-weight-asian="bold" style:font-size-complex="14pt" style:font-weight-complex="bold"/>
    </style:style>
    <style:style style:name="T1718" style:family="text">
      <style:text-properties fo:font-size="30pt" style:font-size-asian="30pt" style:font-size-complex="30pt"/>
    </style:style>
    <style:style style:name="T1721" style:family="text">
      <style:text-properties fo:font-family="'Courier New'" style:font-style-name="Cursiva" style:font-family-generic="modern" style:font-pitch="fixed" fo:font-size="13pt" fo:font-weight="bold" style:font-size-asian="13pt" style:font-weight-asian="bold" style:font-size-complex="13pt" style:font-weight-complex="bold"/>
    </style:style>
    <style:style style:name="T1725" style:family="text">
      <style:text-properties fo:language="en" fo:country="US"/>
    </style:style>
    <text:list-style style:name="L170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0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70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1774" style:family="drawing-page">
      <style:drawing-page-properties presentation:background-visible="true" presentation:background-objects-visible="true" presentation:display-footer="false" presentation:display-page-number="false" presentation:display-date-time="false"/>
    </style:style>
    <style:style style:name="dp1775" style:family="drawing-page">
      <style:drawing-page-properties presentation:display-header="true" presentation:display-footer="true" presentation:display-page-number="true" presentation:display-date-time="true"/>
    </style:style>
    <style:style style:name="dp1776" style:family="drawing-page">
      <style:drawing-page-properties presentation:background-visible="true" presentation:background-objects-visible="true" presentation:display-footer="true" presentation:display-page-number="true" presentation:display-date-time="true"/>
    </style:style>
    <style:style style:name="dp1777"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1778" style:family="drawing-page">
      <style:drawing-page-properties presentation:display-header="false" presentation:display-footer="false" presentation:display-page-number="false" presentation:display-date-time="false"/>
    </style:style>
    <style:style style:name="dp1779" style:family="drawing-page">
      <style:drawing-page-properties presentation:display-header="true" presentation:display-footer="true" presentation:display-page-number="false" presentation:display-date-time="true"/>
    </style:style>
    <style:style style:name="gr1780" style:family="graphic" style:parent-style-name="standard">
      <style:graphic-properties draw:stroke="none" draw:fill="none" draw:fill-color="#99ccff" draw:textarea-horizontal-align="left" draw:textarea-vertical-align="top" draw:auto-grow-height="true" fo:padding-top="0.129cm" fo:padding-bottom="0.129cm" fo:padding-left="0.258cm" fo:padding-right="0.258cm" fo:wrap-option="wrap" draw:shadow="hidden" draw:shadow-color="#808080"/>
    </style:style>
    <style:style style:name="gr1795" style:family="graphic" style:parent-style-name="standard">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hidden" draw:shadow-color="#808080"/>
    </style:style>
    <style:style style:name="gr1799"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1801" style:family="graphic" style:parent-style-name="standard">
      <style:graphic-properties draw:stroke="solid" svg:stroke-width="0.035cm" svg:stroke-color="#000000" draw:marker-start=""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803"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63cm" draw:start-line-spacing-vertical="0.63cm" draw:end-line-spacing-horizontal="0.63cm" draw:end-line-spacing-vertical="0.63cm"/>
    </style:style>
    <style:style style:name="gr1804" style:family="graphic" style:parent-style-name="standard">
      <style:graphic-properties draw:stroke="solid" svg:stroke-width="0.035cm" svg:stroke-color="#000000" draw:marker-end="msArrowEnd_20_5"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draw:shadow-offset-x="0.305cm" draw:shadow-offset-y="0.305cm" draw:shadow-color="#808080" draw:start-line-spacing-horizontal="0.63cm" draw:start-line-spacing-vertical="0.63cm" draw:end-line-spacing-horizontal="0.63cm" draw:end-line-spacing-vertical="0.63cm"/>
    </style:style>
    <style:style style:name="gr1807" style:family="graphic" style:parent-style-name="standard">
      <style:graphic-properties draw:stroke="none" draw:fill="none" draw:fill-color="#99ccff" draw:textarea-horizontal-align="left" draw:textarea-vertical-align="top" draw:auto-grow-height="true" fo:padding-top="0.13cm" fo:padding-bottom="0.13cm" fo:padding-left="0.25cm" fo:padding-right="0.25cm" fo:wrap-option="wrap" draw:shadow="hidden" draw:shadow-color="#808080"/>
    </style:style>
    <style:style style:name="gr1808" style:family="graphic" style:parent-style-name="standard">
      <style:graphic-properties draw:marker-end="Arrow" draw:marker-end-width="0.3cm" draw:textarea-horizontal-align="center" draw:textarea-vertical-align="middle" fo:wrap-option="wrap"/>
    </style:style>
    <style:style style:name="gr1810" style:family="graphic" style:parent-style-name="standard">
      <style:graphic-properties draw:stroke="none" svg:stroke-color="#000000" draw:fill="none" draw:fill-color="#ffffff" draw:auto-grow-height="true" draw:auto-grow-width="false" fo:max-height="0cm" fo:min-height="0cm" fo:wrap-option="wrap"/>
    </style:style>
    <style:style style:name="gr1813" style:family="graphic" style:parent-style-name="standard">
      <style:graphic-properties draw:stroke="none" draw:fill="none" draw:fill-color="#00cc99" draw:textarea-horizontal-align="righ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815" style:family="graphic" style:parent-style-name="standard">
      <style:graphic-properties draw:stroke="none" draw:fill="none" draw:fill-color="#00cc99" draw:textarea-horizontal-align="lef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818" style:family="graphic" style:parent-style-name="standard">
      <style:graphic-properties draw:stroke="none" draw:fill="none" draw:fill-color="#00cc99" draw:textarea-horizontal-align="justify" draw:textarea-vertical-align="top" draw:auto-grow-height="true" draw:auto-grow-width="false" fo:min-height="1.011cm" fo:min-width="0cm" fo:padding-top="0.13cm" fo:padding-bottom="0.13cm" fo:padding-left="0.25cm" fo:padding-right="0.25cm" fo:wrap-option="wrap" draw:shadow="hidden" draw:shadow-color="#808080"/>
    </style:style>
    <style:style style:name="gr1819" style:family="graphic">
      <style:graphic-properties style:protect="size"/>
    </style:style>
    <style:style style:name="pr1783"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1791"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7.133cm" fo:min-width="0cm" fo:padding-top="0.13cm" fo:padding-bottom="0.13cm" fo:padding-left="0.25cm" fo:padding-right="0.25cm" fo:wrap-option="wrap" draw:shadow="hidden" draw:shadow-color="#808080"/>
    </style:style>
    <style:style style:name="pr1823"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1781" style:family="paragraph">
      <style:paragraph-properties style:punctuation-wrap="hanging" style:line-break="strict" style:writing-mode="lr-tb" style:font-independent-line-spacing="true"/>
    </style:style>
    <style:style style:name="P1782" style:family="paragraph">
      <style:paragraph-properties fo:margin-left="0cm" fo:margin-right="0cm" fo:text-indent="0cm"/>
    </style:style>
    <style:style style:name="P1784" style:family="paragraph">
      <style:paragraph-properties fo:margin-left="0.952cm" fo:margin-right="0cm" fo:margin-top="0.264cm" fo:margin-bottom="0.264cm" fo:text-indent="-0.952cm"/>
    </style:style>
    <style:style style:name="P1786" style:family="paragraph">
      <style:paragraph-properties fo:margin-left="0cm" fo:margin-right="0cm" fo:margin-top="0.242cm" fo:margin-bottom="0.242cm" fo:text-indent="0cm"/>
    </style:style>
    <style:style style:name="P1792" style:family="paragraph">
      <style:paragraph-properties fo:margin-left="0.952cm" fo:margin-right="0cm" fo:margin-top="0.264cm" fo:margin-bottom="0.264cm" fo:text-indent="-0.952cm" style:punctuation-wrap="hanging" style:line-break="strict" style:writing-mode="lr-tb" style:font-independent-line-spacing="true"/>
    </style:style>
    <style:style style:name="P1793" style:family="paragraph">
      <style:paragraph-properties fo:margin-left="0cm" fo:margin-right="0cm" fo:margin-top="0.44cm" fo:margin-bottom="0cm" fo:text-align="center" fo:text-indent="0cm"/>
    </style:style>
    <style:style style:name="P1796" style:family="paragraph">
      <style:paragraph-properties fo:margin-left="0cm" fo:margin-right="0cm" fo:margin-top="0.44cm" fo:margin-bottom="0cm" fo:text-align="center" fo:text-indent="0cm" style:punctuation-wrap="hanging" style:line-break="strict" style:writing-mode="lr-tb" style:font-independent-line-spacing="true"/>
    </style:style>
    <style:style style:name="P1800" style:family="paragraph">
      <style:paragraph-properties fo:margin-left="0cm" fo:margin-right="0cm" fo:margin-top="0.44cm" fo:margin-bottom="0cm" fo:text-align="center" fo:text-indent="0cm" style:punctuation-wrap="hanging" style:line-break="strict" style:writing-mode="lr-tb" style:font-independent-line-spacing="true"/>
      <style:text-properties fo:font-style="italic"/>
    </style:style>
    <style:style style:name="P1802" style:family="paragraph">
      <style:paragraph-properties fo:text-align="center" style:punctuation-wrap="hanging" style:line-break="strict" style:writing-mode="lr-tb"/>
      <style:text-properties fo:font-size="24pt"/>
    </style:style>
    <style:style style:name="P1805" style:family="paragraph">
      <style:paragraph-properties fo:margin-left="0cm" fo:margin-right="0cm" fo:margin-top="0.396cm" fo:margin-bottom="0cm" fo:text-indent="0cm"/>
    </style:style>
    <style:style style:name="P1809" style:family="paragraph">
      <style:paragraph-properties style:punctuation-wrap="hanging" style:line-break="strict" style:writing-mode="lr-tb"/>
    </style:style>
    <style:style style:name="P1811" style:family="paragraph">
      <style:paragraph-properties fo:margin-left="0cm" fo:margin-right="0cm" fo:line-height="100%" fo:text-align="end" fo:text-indent="0cm"/>
    </style:style>
    <style:style style:name="P1814" style:family="paragraph">
      <style:paragraph-properties fo:margin-left="0cm" fo:margin-right="0cm" fo:line-height="100%" fo:text-indent="0cm"/>
    </style:style>
    <style:style style:name="P1816" style:family="paragraph">
      <style:paragraph-properties fo:margin-left="0cm" fo:margin-right="0cm" fo:line-height="100%" fo:text-align="center" fo:text-indent="0cm"/>
    </style:style>
    <style:style style:name="P1820" style:family="paragraph">
      <style:paragraph-properties fo:margin-left="0cm" fo:margin-right="0cm" fo:margin-top="0.145cm" fo:margin-bottom="0cm" fo:text-indent="0cm"/>
    </style:style>
    <style:style style:name="T1785" style:family="text">
      <style:text-properties fo:font-size="24pt" style:font-size-asian="24pt" style:font-size-complex="24pt"/>
    </style:style>
    <style:style style:name="T1787" style:family="text">
      <style:text-properties fo:font-size="22pt" style:font-size-asian="22pt" style:font-size-complex="22pt"/>
    </style:style>
    <style:style style:name="T1788" style:family="text">
      <style:text-properties fo:font-size="22pt" fo:font-weight="bold" style:font-size-asian="22pt" style:font-weight-asian="bold" style:font-size-complex="22pt" style:font-weight-complex="bold"/>
    </style:style>
    <style:style style:name="T1789" style:family="text">
      <style:text-properties fo:font-size="24pt" fo:font-weight="bold" style:font-size-asian="24pt" style:font-weight-asian="bold" style:font-size-complex="24pt" style:font-weight-complex="bold"/>
    </style:style>
    <style:style style:name="T1790" style:family="text">
      <style:text-properties fo:font-size="24pt" fo:font-weight="normal" style:font-size-asian="24pt" style:font-weight-asian="normal" style:font-size-complex="24pt" style:font-weight-complex="normal"/>
    </style:style>
    <style:style style:name="T1794" style:family="text">
      <style:text-properties fo:font-size="20pt" style:font-family-asian="'Times New Roman'" style:font-pitch-asian="variable" style:font-size-asian="20pt" style:font-family-complex="'Times New Roman'" style:font-pitch-complex="variable" style:font-size-complex="20pt"/>
    </style:style>
    <style:style style:name="T1797" style:family="text">
      <style:text-properties fo:font-size="20pt" fo:language="en" fo:country="US" style:font-family-asian="'Times New Roman'" style:font-pitch-asian="variable" style:font-size-asian="20pt" style:font-family-complex="'Times New Roman'" style:font-pitch-complex="variable" style:font-size-complex="20pt"/>
    </style:style>
    <style:style style:name="T1798" style:family="text">
      <style:text-properties fo:font-size="20pt" fo:font-style="italic" style:font-family-asian="'Times New Roman'" style:font-pitch-asian="variable" style:font-size-asian="20pt" style:font-family-complex="'Times New Roman'" style:font-pitch-complex="variable" style:font-size-complex="20pt"/>
    </style:style>
    <style:style style:name="T1806" style:family="text">
      <style:text-properties fo:font-style="italic" style:font-family-asian="'Times New Roman'" style:font-pitch-asian="variable" style:font-style-asian="italic" style:font-family-complex="'Times New Roman'" style:font-pitch-complex="variable" style:font-style-complex="italic"/>
    </style:style>
    <style:style style:name="T1812" style:family="text">
      <style:text-properties fo:font-family="'Times New Roman'" style:font-pitch="variable" fo:font-size="10pt" fo:language="en" fo:country="US" style:font-family-asian="'Times New Roman'" style:font-pitch-asian="variable" style:font-size-asian="10pt" style:font-family-complex="'Times New Roman'" style:font-pitch-complex="variable" style:font-size-complex="10pt"/>
    </style:style>
    <style:style style:name="T1817" style:family="text">
      <style:text-properties fo:font-family="'Times New Roman'" style:font-pitch="variable" fo:font-size="12pt" fo:language="en" fo:country="US" style:font-family-asian="'Times New Roman'" style:font-pitch-asian="variable" style:font-size-asian="12pt" style:font-family-complex="'Times New Roman'" style:font-pitch-complex="variable" style:font-size-complex="12pt"/>
    </style:style>
    <style:style style:name="T1821" style:family="text">
      <style:text-properties fo:font-size="11pt" style:font-size-asian="11pt" style:font-size-complex="11pt"/>
    </style:style>
    <style:style style:name="T1822" style:family="text">
      <style:text-properties fo:color="#000000" fo:font-size="11pt" style:font-size-asian="11pt" style:font-size-complex="11pt"/>
    </style:style>
    <text:list-style style:name="L177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75">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177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7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77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2091" style:family="drawing-page">
      <style:drawing-page-properties presentation:background-visible="true" presentation:background-objects-visible="true" presentation:display-footer="false" presentation:display-page-number="false" presentation:display-date-time="false"/>
    </style:style>
    <style:style style:name="dp2092" style:family="drawing-page">
      <style:drawing-page-properties presentation:display-header="true" presentation:display-footer="true" presentation:display-page-number="true" presentation:display-date-time="true"/>
    </style:style>
    <style:style style:name="dp2093" style:family="drawing-page">
      <style:drawing-page-properties presentation:background-visible="true" presentation:background-objects-visible="true" presentation:display-footer="true" presentation:display-page-number="true" presentation:display-date-time="true"/>
    </style:style>
    <style:style style:name="dp209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2095" style:family="drawing-page">
      <style:drawing-page-properties presentation:display-header="false" presentation:display-footer="false" presentation:display-page-number="false" presentation:display-date-time="false"/>
    </style:style>
    <style:style style:name="dp2096" style:family="drawing-page">
      <style:drawing-page-properties presentation:display-header="true" presentation:display-footer="true" presentation:display-page-number="false" presentation:display-date-time="true"/>
    </style:style>
    <style:style style:name="gr2105"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2107" style:family="graphic">
      <style:graphic-properties style:protect="size"/>
    </style:style>
    <style:style style:name="pr2098"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2101"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2109"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112"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1.921cm" fo:min-width="0cm" fo:padding-top="0.13cm" fo:padding-bottom="0.13cm" fo:padding-left="0.25cm" fo:padding-right="0.25cm" fo:wrap-option="wrap" draw:shadow="hidden" draw:shadow-color="#808080"/>
    </style:style>
    <style:style style:name="pr2115"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2116"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2.6cm" fo:min-width="0cm" fo:padding-top="0.13cm" fo:padding-bottom="0.13cm" fo:padding-left="0.25cm" fo:padding-right="0.25cm" fo:wrap-option="wrap" draw:shadow="hidden" draw:shadow-color="#808080"/>
    </style:style>
    <style:style style:name="pr212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2.281cm" fo:min-width="0cm" fo:padding-top="0.13cm" fo:padding-bottom="0.13cm" fo:padding-left="0.25cm" fo:padding-right="0.25cm" fo:wrap-option="wrap" draw:shadow="hidden" draw:shadow-color="#808080"/>
    </style:style>
    <style:style style:name="pr212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fo:min-height="13.632cm" fo:wrap-option="wrap" draw:shadow="hidden" draw:shadow-color="#808080"/>
    </style:style>
    <style:style style:name="pr2132"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fo:min-height="11.432cm" fo:wrap-option="wrap" draw:shadow="hidden" draw:shadow-color="#808080"/>
    </style:style>
    <style:style style:name="P2097" style:family="paragraph">
      <style:paragraph-properties fo:margin-left="0cm" fo:margin-right="0cm" fo:text-indent="0cm"/>
    </style:style>
    <style:style style:name="P2099" style:family="paragraph">
      <style:paragraph-properties style:punctuation-wrap="hanging" style:line-break="strict" style:writing-mode="lr-tb" style:font-independent-line-spacing="true"/>
    </style:style>
    <style:style style:name="P2100" style:family="paragraph">
      <style:paragraph-properties fo:margin-left="0.952cm" fo:margin-right="0cm" fo:margin-top="0.308cm" fo:margin-bottom="0.308cm" fo:text-indent="-0.952cm"/>
    </style:style>
    <style:style style:name="P2102" style:family="paragraph">
      <style:paragraph-properties fo:margin-left="0cm" fo:margin-right="0cm" fo:line-height="100%" fo:text-indent="0cm"/>
    </style:style>
    <style:style style:name="P2108" style:family="paragraph">
      <style:paragraph-properties fo:margin-left="0cm" fo:margin-right="0cm" fo:margin-top="0.158cm" fo:margin-bottom="0cm" fo:text-indent="0cm"/>
    </style:style>
    <style:style style:name="P2113" style:family="paragraph">
      <style:paragraph-properties style:punctuation-wrap="hanging" style:line-break="strict" style:writing-mode="lr-tb" style:font-independent-line-spacing="true"/>
      <style:text-properties fo:font-size="22pt" style:font-size-asian="22pt" style:font-size-complex="22pt"/>
    </style:style>
    <style:style style:name="P2117" style:family="paragraph">
      <style:paragraph-properties fo:margin-left="0cm" fo:margin-right="0cm" fo:margin-top="0.178cm" fo:margin-bottom="0cm" fo:line-height="100%" fo:text-indent="0cm"/>
    </style:style>
    <style:style style:name="P2119" style:family="paragraph">
      <style:paragraph-properties fo:margin-top="0.178cm" fo:margin-bottom="0cm" style:punctuation-wrap="hanging" style:line-break="strict" style:writing-mode="lr-tb" style:font-independent-line-spacing="true"/>
    </style:style>
    <style:style style:name="P2120" style:family="paragraph">
      <style:paragraph-properties fo:margin-left="0cm" fo:margin-right="0cm" fo:margin-top="0cm" fo:margin-bottom="0cm" fo:line-height="100%" fo:text-indent="0cm"/>
    </style:style>
    <style:style style:name="P2121" style:family="paragraph">
      <style:paragraph-properties fo:margin-top="0cm" fo:margin-bottom="0cm" style:punctuation-wrap="hanging" style:line-break="strict" style:writing-mode="lr-tb" style:font-independent-line-spacing="true"/>
    </style:style>
    <style:style style:name="P2122" style:family="paragraph">
      <style:paragraph-properties fo:margin-left="0.952cm" fo:margin-right="0cm" fo:margin-top="0.264cm" fo:margin-bottom="0.264cm" fo:line-height="80%" fo:text-indent="-0.952cm"/>
    </style:style>
    <style:style style:name="P2128" style:family="paragraph">
      <style:paragraph-properties style:punctuation-wrap="hanging" style:line-break="strict" style:writing-mode="lr-tb"/>
    </style:style>
    <style:style style:name="P2129" style:family="paragraph">
      <style:paragraph-properties fo:margin-left="0cm" fo:margin-right="0cm" fo:margin-top="0.176cm" fo:margin-bottom="0.176cm" fo:line-height="80%" fo:text-indent="0cm"/>
    </style:style>
    <style:style style:name="P2131" style:family="paragraph">
      <style:paragraph-properties fo:margin-left="0cm" fo:margin-right="0cm" fo:margin-top="0.176cm" fo:margin-bottom="0.176cm" fo:line-height="60%" fo:text-indent="0cm"/>
    </style:style>
    <style:style style:name="T2103" style:family="text">
      <style:text-properties fo:font-family="'Big Caslon'" style:font-pitch="variable" fo:font-size="18pt" fo:language="en" fo:country="US" style:text-underline-style="solid" style:text-underline-width="auto" style:text-underline-color="font-color" fo:font-weight="bold" style:font-size-asian="18pt" style:font-weight-asian="bold" style:font-size-complex="18pt" style:font-weight-complex="bold"/>
    </style:style>
    <style:style style:name="T2104" style:family="text">
      <style:text-properties fo:font-family="'Courier New'" style:font-pitch="variable" fo:font-size="14pt" fo:language="en" fo:country="US" fo:font-weight="bold" style:font-size-asian="14pt" style:font-weight-asian="bold" style:font-size-complex="14pt" style:font-weight-complex="bold"/>
    </style:style>
    <style:style style:name="T2106" style:family="text">
      <style:text-properties fo:font-family="'Courier New'" style:font-pitch="variable" fo:font-size="14pt" fo:language="es" fo:country="ES" fo:font-weight="bold" style:font-size-asian="14pt" style:font-weight-asian="bold" style:font-size-complex="14pt" style:font-weight-complex="bold"/>
    </style:style>
    <style:style style:name="T2110" style:family="text">
      <style:text-properties fo:font-size="22pt" fo:language="en" fo:country="US" style:font-size-asian="22pt" style:font-size-complex="22pt"/>
    </style:style>
    <style:style style:name="T2111" style:family="text">
      <style:text-properties fo:font-family="'Courier New'" style:font-style-name="Cursiva" style:font-family-generic="modern" style:font-pitch="fixed" fo:font-size="22pt" fo:language="en" fo:country="US" fo:font-weight="bold" style:font-size-asian="22pt" style:font-weight-asian="bold" style:font-size-complex="22pt" style:font-weight-complex="bold"/>
    </style:style>
    <style:style style:name="T2114" style:family="text">
      <style:text-properties fo:language="en" fo:country="US"/>
    </style:style>
    <style:style style:name="T2118" style:family="text">
      <style:text-properties fo:font-family="'Courier New'" style:font-pitch="variable" fo:font-size="12pt" fo:language="en" fo:country="US" fo:font-weight="bold" style:font-size-asian="12pt" style:font-weight-asian="bold" style:font-size-complex="12pt" style:font-weight-complex="bold"/>
    </style:style>
    <style:style style:name="T2123" style:family="text">
      <style:text-properties fo:font-size="24pt" style:font-size-asian="24pt" style:font-size-complex="24pt"/>
    </style:style>
    <style:style style:name="T2125" style:family="text">
      <style:text-properties fo:font-family="'Big Caslon'" style:font-pitch="variable" fo:language="en" fo:country="US" fo:font-weight="bold" style:font-weight-asian="bold" style:font-weight-complex="bold"/>
    </style:style>
    <style:style style:name="T2126" style:family="text">
      <style:text-properties fo:language="en" fo:country="US" fo:font-weight="bold" style:font-weight-asian="bold" style:font-weight-complex="bold"/>
    </style:style>
    <style:style style:name="T2130" style:family="text">
      <style:text-properties fo:font-family="'Courier New'" style:font-pitch="variable" fo:font-size="16pt" fo:language="en" fo:country="US" fo:font-weight="bold" style:font-size-asian="16pt" style:font-weight-asian="bold" style:font-size-complex="16pt" style:font-weight-complex="bold"/>
    </style:style>
    <text:list-style style:name="L209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92">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209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09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2245" style:family="drawing-page">
      <style:drawing-page-properties presentation:background-visible="true" presentation:background-objects-visible="true" presentation:display-footer="false" presentation:display-page-number="false" presentation:display-date-time="false"/>
    </style:style>
    <style:style style:name="dp2246" style:family="drawing-page">
      <style:drawing-page-properties presentation:display-header="true" presentation:display-footer="true" presentation:display-page-number="true" presentation:display-date-time="true"/>
    </style:style>
    <style:style style:name="dp2247" style:family="drawing-page">
      <style:drawing-page-properties presentation:background-visible="true" presentation:background-objects-visible="true" presentation:display-footer="true" presentation:display-page-number="true" presentation:display-date-time="true"/>
    </style:style>
    <style:style style:name="dp2248"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2249" style:family="drawing-page">
      <style:drawing-page-properties presentation:display-header="false" presentation:display-footer="false" presentation:display-page-number="false" presentation:display-date-time="false"/>
    </style:style>
    <style:style style:name="dp2250" style:family="drawing-page">
      <style:drawing-page-properties presentation:display-header="true" presentation:display-footer="true" presentation:display-page-number="false" presentation:display-date-time="true"/>
    </style:style>
    <style:style style:name="gr2259"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2260" style:family="graphic">
      <style:graphic-properties style:protect="size"/>
    </style:style>
    <style:style style:name="gr2274" style:family="graphic" style:parent-style-name="standard">
      <style:graphic-properties draw:stroke="solid" svg:stroke-width="0.035cm" svg:stroke-color="#000000" draw:stroke-linejoin="miter" draw:fill="solid" draw:fill-color="#99ff99" draw:textarea-horizontal-align="left" draw:textarea-vertical-align="top" draw:auto-grow-height="true" fo:padding-top="0.13cm" fo:padding-bottom="0.13cm" fo:padding-left="0.25cm" fo:padding-right="0.25cm" fo:wrap-option="wrap" draw:shadow="hidden" draw:shadow-color="#808080"/>
    </style:style>
    <style:style style:name="gr2281"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pr2252"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225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fo:min-height="13.632cm" fo:wrap-option="wrap" draw:shadow="hidden" draw:shadow-color="#808080"/>
    </style:style>
    <style:style style:name="pr2261"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fo:min-height="11.432cm" fo:wrap-option="wrap" draw:shadow="hidden" draw:shadow-color="#808080"/>
    </style:style>
    <style:style style:name="pr2268"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227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3.127cm" fo:min-width="0cm" fo:padding-top="0.13cm" fo:padding-bottom="0.13cm" fo:padding-left="0.25cm" fo:padding-right="0.25cm" fo:wrap-option="wrap" draw:shadow="hidden" draw:shadow-color="#808080"/>
    </style:style>
    <style:style style:name="pr2282"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2251" style:family="paragraph">
      <style:paragraph-properties fo:margin-left="0cm" fo:margin-right="0cm" fo:text-indent="0cm"/>
    </style:style>
    <style:style style:name="P2253" style:family="paragraph">
      <style:paragraph-properties style:punctuation-wrap="hanging" style:line-break="strict" style:writing-mode="lr-tb" style:font-independent-line-spacing="true"/>
    </style:style>
    <style:style style:name="P2255" style:family="paragraph">
      <style:paragraph-properties style:punctuation-wrap="hanging" style:line-break="strict" style:writing-mode="lr-tb"/>
    </style:style>
    <style:style style:name="P2256" style:family="paragraph">
      <style:paragraph-properties fo:margin-left="0cm" fo:margin-right="0cm" fo:margin-top="0.176cm" fo:margin-bottom="0.176cm" fo:line-height="80%" fo:text-indent="0cm"/>
    </style:style>
    <style:style style:name="P2258" style:family="paragraph">
      <style:paragraph-properties fo:margin-left="0cm" fo:margin-right="0cm" fo:margin-top="0.176cm" fo:margin-bottom="0.176cm" fo:line-height="60%" fo:text-indent="0cm"/>
    </style:style>
    <style:style style:name="P2262" style:family="paragraph">
      <style:paragraph-properties fo:margin-left="0cm" fo:margin-right="0cm" fo:margin-top="0.154cm" fo:margin-bottom="0.154cm" fo:line-height="80%" fo:text-indent="0cm"/>
    </style:style>
    <style:style style:name="P2264" style:family="paragraph">
      <style:paragraph-properties fo:margin-left="0cm" fo:margin-right="0cm" fo:margin-top="0.154cm" fo:margin-bottom="0.154cm" fo:line-height="60%" fo:text-indent="0cm"/>
    </style:style>
    <style:style style:name="P2265" style:family="paragraph">
      <style:paragraph-properties fo:margin-left="0cm" fo:margin-right="0cm" fo:margin-top="0.264cm" fo:margin-bottom="0cm" fo:line-height="100%" fo:text-indent="0cm"/>
    </style:style>
    <style:style style:name="P2267" style:family="paragraph">
      <style:paragraph-properties fo:margin-left="0cm" fo:margin-right="0cm" fo:margin-top="0.158cm" fo:margin-bottom="0cm" fo:text-indent="0cm"/>
    </style:style>
    <style:style style:name="P2269" style:family="paragraph">
      <style:paragraph-properties fo:margin-left="0cm" fo:margin-right="0cm" fo:text-indent="0cm"/>
      <style:text-properties fo:font-size="31pt" style:font-size-asian="31pt" style:font-size-complex="31pt"/>
    </style:style>
    <style:style style:name="P2271" style:family="paragraph">
      <style:paragraph-properties style:punctuation-wrap="hanging" style:line-break="strict" style:writing-mode="lr-tb" style:font-independent-line-spacing="true"/>
      <style:text-properties fo:font-size="31pt" style:font-size-asian="31pt" style:font-size-complex="31pt"/>
    </style:style>
    <style:style style:name="P2272" style:family="paragraph">
      <style:paragraph-properties fo:margin-left="0cm" fo:margin-right="0cm" fo:line-height="100%" fo:text-indent="0cm"/>
    </style:style>
    <style:style style:name="P2275" style:family="paragraph">
      <style:paragraph-properties fo:margin-left="0.952cm" fo:margin-right="0cm" fo:margin-top="0.308cm" fo:margin-bottom="0.308cm" fo:text-indent="-0.952cm"/>
    </style:style>
    <style:style style:name="P2278" style:family="paragraph">
      <style:paragraph-properties style:punctuation-wrap="hanging" style:line-break="strict" style:writing-mode="lr-tb" style:font-independent-line-spacing="true"/>
      <style:text-properties fo:font-size="24pt" style:font-size-asian="24pt" style:font-size-complex="24pt"/>
    </style:style>
    <style:style style:name="P2279" style:family="paragraph">
      <style:paragraph-properties fo:margin-left="0cm" fo:margin-right="0cm" fo:line-height="90%" fo:text-indent="0cm"/>
    </style:style>
    <style:style style:name="T2257" style:family="text">
      <style:text-properties fo:font-family="'Courier New'" style:font-pitch="variable" fo:font-size="16pt" fo:language="en" fo:country="US" fo:font-weight="bold" style:font-size-asian="16pt" style:font-weight-asian="bold" style:font-size-complex="16pt" style:font-weight-complex="bold"/>
    </style:style>
    <style:style style:name="T2263" style:family="text">
      <style:text-properties fo:font-family="'Courier New'" style:font-pitch="variable" fo:font-size="14pt" fo:language="en" fo:country="US" fo:font-weight="bold" style:font-size-asian="14pt" style:font-weight-asian="bold" style:font-size-complex="14pt" style:font-weight-complex="bold"/>
    </style:style>
    <style:style style:name="T2266" style:family="text">
      <style:text-properties fo:font-family="'Courier New'" style:font-pitch="variable" fo:font-size="12pt" fo:language="en" fo:country="US" fo:font-weight="bold" style:font-size-asian="12pt" style:font-weight-asian="bold" style:font-size-complex="12pt" style:font-weight-complex="bold"/>
    </style:style>
    <style:style style:name="T2270" style:family="text">
      <style:text-properties fo:font-size="31pt" style:font-size-asian="31pt" style:font-size-complex="31pt"/>
    </style:style>
    <style:style style:name="T2273" style:family="text">
      <style:text-properties fo:font-family="'Courier New'" style:font-pitch="variable" fo:font-size="14pt" fo:font-weight="bold" style:font-size-asian="14pt" style:font-weight-asian="bold" style:font-size-complex="14pt" style:font-weight-complex="bold"/>
    </style:style>
    <style:style style:name="T2276" style:family="text">
      <style:text-properties fo:font-size="24pt" style:font-size-asian="24pt" style:font-size-complex="24pt"/>
    </style:style>
    <style:style style:name="T2280" style:family="text">
      <style:text-properties fo:font-family="Garamond" style:font-pitch="variable" fo:font-size="28pt" style:font-size-asian="28pt" style:font-size-complex="28pt"/>
    </style:style>
    <text:list-style style:name="L224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4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24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248">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style:style style:name="dp2395" style:family="drawing-page">
      <style:drawing-page-properties presentation:background-visible="true" presentation:background-objects-visible="true" presentation:display-footer="false" presentation:display-page-number="false" presentation:display-date-time="false"/>
    </style:style>
    <style:style style:name="dp2396" style:family="drawing-page">
      <style:drawing-page-properties presentation:display-header="true" presentation:display-footer="true" presentation:display-page-number="true" presentation:display-date-time="true"/>
    </style:style>
    <style:style style:name="dp2397" style:family="drawing-page">
      <style:drawing-page-properties presentation:background-visible="true" presentation:background-objects-visible="true" presentation:display-footer="true" presentation:display-page-number="true" presentation:display-date-time="true"/>
    </style:style>
    <style:style style:name="dp2398"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2399" style:family="drawing-page">
      <style:drawing-page-properties presentation:display-header="false" presentation:display-footer="false" presentation:display-page-number="false" presentation:display-date-time="false"/>
    </style:style>
    <style:style style:name="dp2400" style:family="drawing-page">
      <style:drawing-page-properties presentation:display-header="true" presentation:display-footer="true" presentation:display-page-number="false" presentation:display-date-time="true"/>
    </style:style>
    <style:style style:name="gr2408"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2410" style:family="graphic">
      <style:graphic-properties style:protect="size"/>
    </style:style>
    <style:style style:name="gr2418"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5.329cm" fo:padding-top="0.13cm" fo:padding-bottom="0.13cm" fo:padding-left="0.25cm" fo:padding-right="0.25cm" fo:wrap-option="wrap" draw:shadow="hidden" draw:shadow-color="#808080"/>
    </style:style>
    <style:style style:name="gr2420" style:family="graphic" style:parent-style-name="standard">
      <style:graphic-properties draw:stroke="solid" svg:stroke-width="0.035cm" svg:stroke-color="#000000" draw:stroke-linejoin="miter" draw:fill="solid" draw:fill-color="#99ff99" draw:textarea-horizontal-align="left" draw:textarea-vertical-align="top" draw:auto-grow-height="true" fo:min-height="1.185cm" fo:padding-top="0.13cm" fo:padding-bottom="0.13cm" fo:padding-left="0.25cm" fo:padding-right="0.25cm" fo:wrap-option="wrap" draw:shadow="hidden" draw:shadow-color="#808080"/>
    </style:style>
    <style:style style:name="gr2423"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2433" style:family="graphic" style:parent-style-name="standard">
      <style:graphic-properties draw:stroke="solid" svg:stroke-width="0.035cm" svg:stroke-color="#000000" draw:stroke-linejoin="miter" draw:fill="solid" draw:fill-color="#ffffff" draw:textarea-horizontal-align="left" draw:textarea-vertical-align="top" draw:auto-grow-height="true" fo:padding-top="0.13cm" fo:padding-bottom="0.13cm" fo:padding-left="0.25cm" fo:padding-right="0.25cm" fo:wrap-option="wrap" draw:shadow="hidden" draw:shadow-color="#808080"/>
    </style:style>
    <style:style style:name="gr2434"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2435" style:family="graphic" style:parent-style-name="standard">
      <style:graphic-properties draw:stroke="solid" svg:stroke-width="0.035cm" svg:stroke-color="#000000" draw:stroke-linejoin="miter" draw:fill="solid" draw:fill-color="#99ff99" draw:textarea-horizontal-align="left" draw:textarea-vertical-align="top" draw:auto-grow-height="true" fo:padding-top="0.13cm" fo:padding-bottom="0.13cm" fo:padding-left="0.25cm" fo:padding-right="0.25cm" fo:wrap-option="wrap" draw:shadow="hidden" draw:shadow-color="#808080"/>
    </style:style>
    <style:style style:name="gr2444" style:family="graphic" style:parent-style-name="standard" style:list-style-name="L2402">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450" style:family="graphic" style:parent-style-name="standard" style:list-style-name="L2400">
      <style:graphic-properties draw:stroke="none" svg:stroke-color="#000000" draw:fill="none" draw:fill-color="#ffffff" draw:auto-grow-height="true" draw:auto-grow-width="false" fo:max-height="0cm" fo:min-height="3.646cm" fo:wrap-option="wrap"/>
    </style:style>
    <style:style style:name="gr2459" style:family="graphic" style:parent-style-name="standard" style:list-style-name="L2402">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461" style:family="graphic" style:parent-style-name="standard" style:list-style-name="L2402">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466" style:family="graphic" style:parent-style-name="standard" style:list-style-name="L2402">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484" style:family="graphic" style:parent-style-name="standard" style:list-style-name="L2402">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pr2401" style:family="presentation" style:parent-style-name="IBM_20_100_20_Presentation_20_White_20_0103_5f_otp_5f_IBM_25_20100_25_20Presentation_25_20White_25_200103-title">
      <style:graphic-properties fo:min-height="2.931cm" fo:wrap-option="wrap"/>
    </style:style>
    <style:style style:name="pr2405" style:family="presentation" style:parent-style-name="IBM_20_100_20_Presentation_20_White_20_0103_5f_otp_5f_IBM_25_20100_25_20Presentation_25_20White_25_200103-outline1">
      <style:graphic-properties draw:auto-grow-height="true" fo:min-height="12.589cm" fo:wrap-option="wrap"/>
    </style:style>
    <style:style style:name="pr2411" style:family="presentation" style:parent-style-name="IBM_20_100_20_Presentation_20_White_20_0103_5f_otp_5f_IBM_25_20100_25_20Presentation_25_20White_25_200103-notes">
      <style:graphic-properties draw:fill-color="#ffffff" draw:auto-grow-height="true" fo:min-height="11.432cm" fo:wrap-option="wrap"/>
    </style:style>
    <style:style style:name="pr2414"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bottom" draw:auto-grow-height="true" draw:auto-grow-width="false" fo:min-height="1.646cm" fo:min-width="0cm" fo:padding-top="0.13cm" fo:padding-bottom="0.13cm" fo:padding-left="0.25cm" fo:padding-right="0.25cm" fo:wrap-option="wrap" draw:shadow="hidden" draw:shadow-color="#808080"/>
    </style:style>
    <style:style style:name="pr2426"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427"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243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0.958cm" fo:min-width="0cm" fo:padding-top="0.13cm" fo:padding-bottom="0.13cm" fo:padding-left="0.25cm" fo:padding-right="0.25cm" fo:wrap-option="wrap" draw:shadow="hidden" draw:shadow-color="#808080"/>
    </style:style>
    <style:style style:name="pr2438" style:family="presentation" style:parent-style-name="IBM_20_100_20_Presentation_20_White_20_0103_5f_otp_5f_IBM_25_20100_25_20Presentation_25_20White_25_200103-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2440" style:family="presentation" style:parent-style-name="IBM_20_100_20_Presentation_20_White_20_0103_5f_otp_5f_IBM_25_20100_25_20Presentation_25_20White_25_200103-outline1" style:list-style-name="L2399">
      <style:graphic-properties draw:stroke="none" draw:fill="none" draw:fill-color="#ffffff" draw:textarea-horizontal-align="left" draw:textarea-vertical-align="top" draw:auto-grow-height="true" draw:auto-grow-width="false" fo:min-height="4.945cm" fo:min-width="0cm" fo:padding-top="0.141cm" fo:padding-bottom="0.141cm" fo:padding-left="0.141cm" fo:padding-right="0.649cm" fo:wrap-option="wrap" draw:shadow="hidden"/>
    </style:style>
    <style:style style:name="pr2454" style:family="presentation" style:parent-style-name="IBM_20_100_20_Presentation_20_White_20_0103_5f_otp_5f_IBM_25_20100_25_20Presentation_25_20White_25_200103-notes" style:list-style-name="L2403">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457"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10.603cm" fo:min-width="0cm" fo:padding-top="0.141cm" fo:padding-bottom="0.141cm" fo:padding-left="0.141cm" fo:padding-right="0.649cm" fo:wrap-option="wrap" draw:shadow="hidden"/>
    </style:style>
    <style:style style:name="pr2469" style:family="presentation" style:parent-style-name="IBM_20_100_20_Presentation_20_White_20_0103_5f_otp_5f_IBM_25_20100_25_20Presentation_25_20White_25_200103-outline1">
      <style:graphic-properties draw:textarea-vertical-align="bottom" fo:min-height="11.751cm" fo:wrap-option="wrap"/>
    </style:style>
    <style:style style:name="pr2485" style:family="presentation" style:parent-style-name="IBM_20_100_20_Presentation_20_White_20_0103_5f_otp_5f_IBM_25_20100_25_20Presentation_25_20White_25_200103-notes" style:list-style-name="L2403">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ta2470" style:family="table">
      <style:table-properties style:writing-mode="lr-tb"/>
    </style:style>
    <style:style style:name="co2471" style:family="table-column">
      <style:table-column-properties style:column-width="2.477cm" style:use-optimal-column-width="false"/>
    </style:style>
    <style:style style:name="co2472" style:family="table-column">
      <style:table-column-properties style:column-width="9.822cm" style:use-optimal-column-width="false"/>
    </style:style>
    <style:style style:name="ro2473" style:family="table-row">
      <style:table-row-properties style:row-height="1.217cm"/>
    </style:style>
    <style:style style:name="ro2476" style:family="table-row">
      <style:table-row-properties style:row-height="1.189cm"/>
    </style:style>
    <style:style style:name="ro2483" style:family="table-row">
      <style:table-row-properties style:row-height="1.184cm"/>
    </style:style>
    <style:style style:name="ce2474" style:family="table-cell">
      <style:graphic-properties draw:fill="solid" draw:fill-color="#9999ff" style:repeat="repeat" fo:padding-top="0.1cm" fo:padding-bottom="0.1cm" fo:padding-left="0.1cm" fo:padding-right="0.1cm"/>
      <style:text-properties fo:font-family="'Big Caslon'" style:font-pitch="variable" fo:font-weight="bold" style:font-weight-asian="bold" style:font-weight-complex="bold"/>
    </style:style>
    <style:style style:name="ce2477" style:family="table-cell">
      <style:graphic-properties style:repeat="repeat"/>
      <style:text-properties fo:font-weight="bold" style:font-weight-asian="bold" style:font-weight-complex="bold"/>
    </style:style>
    <style:style style:name="ce2478" style:family="table-cell">
      <style:graphic-properties draw:fill="solid" draw:fill-color="#99ccff" style:repeat="repeat" fo:padding-top="0.1cm" fo:padding-bottom="0.1cm" fo:padding-left="0.1cm" fo:padding-right="0.1cm"/>
      <style:text-properties style:use-window-font-color="true"/>
    </style:style>
    <style:style style:name="ce2480" style:family="table-cell">
      <style:graphic-properties draw:fill="solid" draw:fill-color="#99ccff" style:repeat="repeat" fo:padding-top="0.1cm" fo:padding-bottom="0.1cm" fo:padding-left="0.1cm" fo:padding-right="0.1cm"/>
      <style:text-properties style:use-window-font-color="true" fo:font-size="18pt" style:font-size-asian="18pt" style:font-size-complex="18pt"/>
    </style:style>
    <style:style style:name="ce2482" style:family="table-cell">
      <style:graphic-properties style:repeat="repeat"/>
    </style:style>
    <style:style style:name="P2402" style:family="paragraph">
      <style:paragraph-properties style:punctuation-wrap="hanging" style:line-break="strict" style:writing-mode="lr-tb"/>
    </style:style>
    <style:style style:name="P2403" style:family="paragraph">
      <style:paragraph-properties style:line-break="strict"/>
    </style:style>
    <style:style style:name="P2406" style:family="paragraph">
      <style:paragraph-properties fo:margin-left="0cm" fo:margin-right="0cm" fo:line-height="100%" fo:text-indent="0cm"/>
    </style:style>
    <style:style style:name="P2409" style:family="paragraph">
      <style:paragraph-properties fo:margin-left="0cm" fo:margin-right="0cm" fo:line-height="100%" fo:text-indent="0cm" style:punctuation-wrap="hanging" style:line-break="strict" style:writing-mode="lr-tb" style:font-independent-line-spacing="true"/>
    </style:style>
    <style:style style:name="P2412" style:family="paragraph">
      <style:paragraph-properties fo:margin-left="0cm" fo:margin-right="0cm" fo:text-indent="0cm"/>
    </style:style>
    <style:style style:name="P2415" style:family="paragraph">
      <style:paragraph-properties style:punctuation-wrap="hanging" style:line-break="strict" style:writing-mode="lr-tb" style:font-independent-line-spacing="true"/>
      <style:text-properties fo:font-size="26pt" style:font-size-asian="26pt" style:font-size-complex="26pt"/>
    </style:style>
    <style:style style:name="P2421" style:family="paragraph">
      <style:paragraph-properties fo:margin-left="0cm" fo:margin-right="0cm" fo:line-height="90%" fo:text-indent="0cm"/>
    </style:style>
    <style:style style:name="P2424" style:family="paragraph">
      <style:paragraph-properties style:punctuation-wrap="hanging" style:line-break="strict" style:writing-mode="lr-tb" style:font-independent-line-spacing="true"/>
    </style:style>
    <style:style style:name="P2425" style:family="paragraph">
      <style:paragraph-properties fo:margin-left="0cm" fo:margin-right="0cm" fo:margin-top="0.158cm" fo:margin-bottom="0cm" fo:text-indent="0cm"/>
    </style:style>
    <style:style style:name="P2428" style:family="paragraph">
      <style:paragraph-properties fo:margin-left="0.952cm" fo:margin-right="0cm" fo:margin-top="0.264cm" fo:margin-bottom="0.264cm" fo:line-height="80%" fo:text-indent="-0.952cm"/>
    </style:style>
    <style:style style:name="P2437" style:family="paragraph">
      <style:paragraph-properties fo:margin-left="0cm" fo:margin-right="0cm" fo:line-height="90%" fo:text-align="start" fo:text-indent="0cm"/>
    </style:style>
    <style:style style:name="P2439" style:family="paragraph">
      <style:paragraph-properties fo:margin-left="0cm" fo:margin-right="0cm" fo:margin-top="0.352cm" fo:margin-bottom="0cm" fo:line-height="100%" fo:text-align="start" fo:text-indent="0cm"/>
    </style:style>
    <style:style style:name="P2441" style:family="paragraph">
      <style:paragraph-properties fo:margin-left="0cm" fo:margin-right="0cm" fo:margin-top="0.352cm" fo:margin-bottom="0cm" fo:line-height="100%" fo:text-align="start" fo:text-indent="0cm" style:punctuation-wrap="hanging" style:line-break="strict" style:writing-mode="lr-tb" style:font-independent-line-spacing="true"/>
    </style:style>
    <style:style style:name="P2442" style:family="paragraph">
      <style:paragraph-properties fo:margin-left="0.11cm" fo:margin-right="0cm" fo:margin-top="0cm" fo:margin-bottom="0cm" fo:line-height="100%" fo:text-align="start" fo:text-indent="0cm"/>
    </style:style>
    <style:style style:name="P2445"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2446"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2451" style:family="paragraph">
      <style:paragraph-properties fo:margin-left="0.745cm" fo:margin-right="0cm" fo:margin-top="0.343cm" fo:margin-bottom="0cm" fo:line-height="100%" fo:text-align="start" fo:text-indent="-0.635cm" style:punctuation-wrap="hanging" style:line-break="strict" style:writing-mode="lr-tb">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weight="normal" style:font-weight-asian="normal" style:font-weight-complex="normal"/>
    </style:style>
    <style:style style:name="P2452" style:family="paragraph">
      <style:paragraph-properties fo:margin-left="0.11cm" fo:margin-right="0cm" fo:margin-top="0.145cm" fo:margin-bottom="0cm" fo:line-height="100%" fo:text-align="start" fo:text-indent="0cm"/>
    </style:style>
    <style:style style:name="P2455" style:family="paragraph">
      <style:paragraph-properties fo:margin-left="0.11cm" fo:margin-right="0cm" fo:margin-top="0.145cm" fo:margin-bottom="0cm" fo:line-height="100%" fo:text-align="start" fo:text-indent="0cm" style:punctuation-wrap="hanging" style:line-break="strict" style:writing-mode="lr-tb" style:font-independent-line-spacing="true"/>
      <style:text-properties fo:font-size="12pt"/>
    </style:style>
    <style:style style:name="P2462"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fo:font-weight="normal" style:font-weight-asian="normal" style:font-weight-complex="normal"/>
    </style:style>
    <style:style style:name="P2463" style:family="paragraph">
      <style:paragraph-properties style:punctuation-wrap="hanging" style:line-break="strict" style:writing-mode="lr-tb"/>
      <style:text-properties fo:font-size="12pt"/>
    </style:style>
    <style:style style:name="P2464" style:family="paragraph">
      <style:paragraph-properties fo:margin-left="0.11cm" fo:margin-right="0cm" fo:margin-top="0.282cm" fo:margin-bottom="0cm" fo:line-height="100%" fo:text-align="start" fo:text-indent="0cm"/>
    </style:style>
    <style:style style:name="P2467" style:family="paragraph">
      <style:paragraph-properties fo:margin-left="0.11cm" fo:margin-right="0cm" fo:margin-top="0.282cm" fo:margin-bottom="0cm" fo:line-height="100%" fo:text-align="start" fo:text-indent="0cm" style:punctuation-wrap="hanging" style:line-break="strict" style:writing-mode="lr-tb" style:font-independent-line-spacing="true"/>
      <style:text-properties fo:font-size="12pt"/>
    </style:style>
    <style:style style:name="T2404" style:family="text">
      <style:text-properties fo:font-weight="bold" style:font-weight-asian="bold" style:font-weight-complex="bold"/>
    </style:style>
    <style:style style:name="T2407" style:family="text">
      <style:text-properties fo:font-family="'Courier New'" style:font-pitch="variable" fo:font-size="14pt" fo:language="en" fo:country="US" fo:font-weight="bold" style:font-size-asian="14pt" style:font-weight-asian="bold" style:font-size-complex="14pt" style:font-weight-complex="bold"/>
    </style:style>
    <style:style style:name="T2413" style:family="text">
      <style:text-properties fo:font-size="26pt" style:font-size-asian="26pt" style:font-size-complex="26pt"/>
    </style:style>
    <style:style style:name="T2416" style:family="text">
      <style:text-properties fo:font-family="'Courier New'" style:font-pitch="variable" fo:language="en" fo:country="US" fo:font-weight="bold" style:font-weight-asian="bold" style:font-weight-complex="bold"/>
    </style:style>
    <style:style style:name="T2417" style:family="text">
      <style:text-properties fo:font-family="'Courier New'" style:font-pitch="variable" fo:font-size="15pt" fo:language="en" fo:country="US" fo:font-weight="bold" style:font-size-asian="15pt" style:font-weight-asian="bold" style:font-size-complex="15pt" style:font-weight-complex="bold"/>
    </style:style>
    <style:style style:name="T2419" style:family="text">
      <style:text-properties fo:font-family="'Courier New'" style:font-pitch="variable" fo:font-size="14pt" fo:font-weight="bold" style:font-size-asian="14pt" style:font-weight-asian="bold" style:font-size-complex="14pt" style:font-weight-complex="bold"/>
    </style:style>
    <style:style style:name="T2422" style:family="text">
      <style:text-properties fo:font-family="Garamond" style:font-pitch="variable" fo:font-size="28pt" style:font-size-asian="28pt" style:font-size-complex="28pt"/>
    </style:style>
    <style:style style:name="T2429" style:family="text">
      <style:text-properties fo:font-size="24pt" style:font-size-asian="24pt" style:font-size-complex="24pt"/>
    </style:style>
    <style:style style:name="T2431" style:family="text">
      <style:text-properties fo:font-family="'Courier New'" style:font-pitch="variable" fo:font-size="18pt" fo:font-weight="bold" style:font-size-asian="18pt" style:font-weight-asian="bold" style:font-size-complex="18pt" style:font-weight-complex="bold"/>
    </style:style>
    <style:style style:name="T2432" style:family="text">
      <style:text-properties fo:font-family="'Courier New'" style:font-pitch="variable" fo:font-size="14pt" style:text-underline-style="solid" style:text-underline-width="auto" style:text-underline-color="font-color" fo:font-weight="bold" style:font-size-asian="14pt" style:font-weight-asian="bold" style:font-size-complex="14pt" style:font-weight-complex="bold"/>
    </style:style>
    <style:style style:name="T2436" style:family="text">
      <style:text-properties fo:font-family="Garamond" style:font-pitch="variable" fo:font-size="24pt" style:font-size-asian="24pt" style:font-size-complex="24pt"/>
    </style:style>
    <style:style style:name="T2443" style:family="text">
      <style:text-properties fo:color="#000000" fo:font-family="'Courier New'" style:font-pitch="variable" fo:font-size="16pt" fo:font-weight="bold" style:font-family-asian="'Courier New'" style:font-pitch-asian="variable" style:font-size-asian="16pt" style:font-weight-asian="bold" style:font-family-complex="'Courier New'" style:font-pitch-complex="variable" style:font-size-complex="16pt" style:font-weight-complex="bold"/>
    </style:style>
    <style:style style:name="T2447" style:family="text">
      <style:text-properties fo:color="#000000" fo:font-family="Arial"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2448" style:family="text">
      <style:text-properties fo:color="#000000" fo:font-family="'Courier New'" style:font-style-name="Cursiva" style:font-family-generic="modern" style:font-pitch="fixed" fo:font-size="24pt" fo:font-weight="bold" style:font-family-asian="Arial" style:font-pitch-asian="variable" style:font-size-asian="24pt" style:font-weight-asian="bold" style:font-family-complex="Arial" style:font-pitch-complex="variable" style:font-size-complex="24pt" style:font-weight-complex="bold"/>
    </style:style>
    <style:style style:name="T2449" style:family="text">
      <style:text-properties fo:color="#000000" fo:font-family="Arial" style:font-style-name="Cursiva" style:font-family-generic="swiss"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2453" style:family="text">
      <style:text-properties fo:color="#000000" fo:font-family="Arial" style:font-pitch="variable" fo:font-size="14pt" style:font-family-asian="Arial" style:font-pitch-asian="variable" style:font-size-asian="14pt" style:font-family-complex="Arial" style:font-pitch-complex="variable" style:font-size-complex="14pt"/>
    </style:style>
    <style:style style:name="T2456" style:family="text">
      <style:text-properties fo:font-family="Courier" style:font-family-generic="swiss" style:font-pitch="variable" fo:font-weight="bold" style:font-weight-asian="bold" style:font-weight-complex="bold"/>
    </style:style>
    <style:style style:name="T2458" style:family="text">
      <style:text-properties fo:color="#000000" fo:font-family="'Courier New'" style:font-pitch="variable" fo:font-size="21pt" fo:font-weight="bold" style:font-family-asian="'Courier New'" style:font-pitch-asian="variable" style:font-size-asian="21pt" style:font-weight-asian="bold" style:font-family-complex="'Courier New'" style:font-pitch-complex="variable" style:font-size-complex="21pt" style:font-weight-complex="bold"/>
    </style:style>
    <style:style style:name="T2460" style:family="text">
      <style:text-properties fo:color="#000000" fo:font-family="'Courier New'" style:font-pitch="variable" fo:font-size="21pt" fo:font-weight="normal" style:font-family-asian="'Courier New'" style:font-pitch-asian="variable" style:font-size-asian="21pt" style:font-weight-asian="normal" style:font-family-complex="'Courier New'" style:font-pitch-complex="variable" style:font-size-complex="21pt" style:font-weight-complex="normal"/>
    </style:style>
    <style:style style:name="T2465" style:family="text">
      <style:text-properties fo:color="#000000" fo:font-family="'Courier New'" style:font-pitch="variable" fo:font-size="15pt" fo:font-weight="bold" style:font-family-asian="'Courier New'" style:font-pitch-asian="variable" style:font-size-asian="15pt" style:font-weight-asian="bold" style:font-family-complex="'Courier New'" style:font-pitch-complex="variable" style:font-size-complex="15pt" style:font-weight-complex="bold"/>
    </style:style>
    <style:style style:name="T2468" style:family="text">
      <style:text-properties fo:font-size="22pt" style:font-size-asian="22pt" style:font-size-complex="22pt"/>
    </style:style>
    <style:style style:name="T2475" style:family="text">
      <style:text-properties fo:font-family="'Big Caslon'" style:font-pitch="variable" fo:font-size="24pt" fo:font-weight="bold" style:font-size-asian="24pt" style:font-weight-asian="bold" style:font-size-complex="24pt" style:font-weight-complex="bold"/>
    </style:style>
    <style:style style:name="T2479" style:family="text">
      <style:text-properties style:use-window-font-color="true"/>
    </style:style>
    <style:style style:name="T2481" style:family="text">
      <style:text-properties style:use-window-font-color="true" fo:font-size="18pt" style:font-size-asian="18pt" style:font-size-complex="18pt"/>
    </style:style>
    <text:list-style style:name="L239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96">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239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39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399">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0.608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2400">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240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402">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403">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header-decl presentation:name="hdr1">Using ICU</presentation:header-decl>
      <presentation:footer-decl presentation:name="ftr1">36th Internationalization and Unicode Conference</presentation:footer-decl>
      <presentation:footer-decl presentation:name="ftr2">34th Internationalization and Unicode Conference</presentation:footer-decl>
      <presentation:date-time-decl presentation:name="dtd1" presentation:source="fixed">October 2012: Using ICU Workshop</presentation:date-time-decl>
      <draw:page draw:name="page1" draw:style-name="dp1" draw:master-page-name="IBM_20_100_20_Presentation_20_White_20_0103_5f_otp_5f_IBM_25_20100_25_20Presentation_25_20White_25_2001031" presentation:use-footer-name="ftr1" presentation:use-date-time-name="dtd1">
        <office:forms form:automatic-focus="false" form:apply-design-mode="false"/>
        <draw:frame draw:name="Title text1_2" presentation:style-name="pr9" draw:text-style-name="P10" draw:layer="layout" svg:width="23.495cm" svg:height="3.441cm" svg:x="1.27cm" svg:y="2.546cm" presentation:class="title" presentation:user-transformed="true">
          <draw:text-box>
            <text:p text:style-name="P7"><text:span text:style-name="T8">Using ICU Workshop</text:span></text:p>
          </draw:text-box>
        </draw:frame>
        <draw:frame draw:name="Text Frame4_2" draw:style-name="gr15" draw:text-style-name="P16" draw:layer="layout" svg:width="23.672cm" svg:height="6.292cm" svg:x="1.093cm" svg:y="10.16cm">
          <draw:text-box>
            <text:p text:style-name="P11"><text:span text:style-name="T12"/></text:p>
            <text:p text:style-name="P11"><text:span text:style-name="T13">Steven R. Loomis &lt;srloomis@us.ibm.com&gt;</text:span></text:p>
            <text:p text:style-name="P11"><text:span text:style-name="T13">Software Engineer,</text:span></text:p>
            <text:p text:style-name="P11"><text:span text:style-name="T13">IBM San José Globalization Center of Competency</text:span></text:p>
            <text:p text:style-name="P11"><text:span text:style-name="T13"/></text:p>
            <text:p text:style-name="P11"><text:span text:style-name="T13">36</text:span><text:span text:style-name="T14">th</text:span><text:span text:style-name="T13"> Internationalization and Unicode Conference</text:span></text:p>
            <text:p text:style-name="P11"><text:span text:style-name="T13">October 2012 • San José, California, USA</text:span><text:span text:style-name="T12"> </text:span></text:p>
          </draw:text-box>
        </draw:frame>
        <presentation:notes draw:style-name="dp2" presentation:use-header-name="hdr1" presentation:use-footer-name="ftr2">
          <office:forms form:automatic-focus="false" form:apply-design-mode="false"/>
          <draw:page-thumbnail draw:style-name="gr17" draw:layer="layout" svg:width="12.7cm" svg:height="9.526cm" svg:x="3.175cm" svg:y="1.904cm" draw:page-number="1" presentation:class="page"/>
          <draw:frame presentation:style-name="pr18" draw:text-style-name="P19" draw:layer="layout" svg:width="15.24cm" svg:height="11.432cm" svg:x="1.905cm" svg:y="12.065cm" presentation:class="notes" presentation:placeholder="true">
            <draw:text-box/>
          </draw:frame>
        </presentation:notes>
      </draw:page>
      <draw:page draw:name="Agenda"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1.269cm" presentation:class="title" presentation:user-transformed="true">
          <draw:text-box>
            <text:p text:style-name="P7">Agenda</text:p>
          </draw:text-box>
        </draw:frame>
        <draw:frame presentation:style-name="pr24" draw:text-style-name="P25" draw:layer="layout" svg:width="22.86cm" svg:height="13.631cm" svg:x="1.27cm" svg:y="3.175cm" presentation:class="outline" presentation:user-transformed="true">
          <draw:text-box>
            <text:list text:style-name="L1835">
              <text:list-item>
                <text:p text:style-name="P22"><text:span text:style-name="T23">What is ICU?</text:span></text:p>
              </text:list-item>
              <text:list-item>
                <text:p text:style-name="P22"><text:span text:style-name="T23">Getting &amp; setting up ICU</text:span></text:p>
              </text:list-item>
              <text:list-item>
                <text:p text:style-name="P22"><text:span text:style-name="T23">Testing it for yourself</text:span></text:p>
              </text:list-item>
              <text:list-item>
                <text:p text:style-name="P22"><text:span text:style-name="T23">Using the conversion engine</text:span></text:p>
              </text:list-item>
              <text:list-item>
                <text:p text:style-name="P22"><text:span text:style-name="T23">Using the break iterator engine</text:span></text:p>
              </text:list-item>
              <text:list-item>
                <text:p text:style-name="P22"><text:span text:style-name="T23">Using resource bundles</text:span></text:p>
              </text:list-item>
              <text:list-item>
                <text:p text:style-name="P22"><text:span text:style-name="T23">Using the collation engine</text:span></text:p>
              </text:list-item>
              <text:list-item>
                <text:p text:style-name="P22"><text:span text:style-name="T23">Using message formats</text:span></text:p>
              </text:list-item>
            </text:list>
          </draw:text-box>
        </draw:frame>
        <presentation:notes draw:style-name="dp2" presentation:use-header-name="hdr1" presentation:use-footer-name="ftr2">
          <draw:page-thumbnail draw:style-name="gr17" draw:layer="layout" svg:width="12.7cm" svg:height="9.526cm" svg:x="3.175cm" svg:y="1.904cm" draw:page-number="2" presentation:class="page"/>
          <draw:frame presentation:style-name="pr26" draw:text-style-name="P27" draw:layer="layout" svg:width="15.24cm" svg:height="11.692cm" svg:x="1.905cm" svg:y="12.065cm" presentation:class="notes" presentation:placeholder="true">
            <draw:text-box/>
          </draw:frame>
        </presentation:notes>
      </draw:page>
      <draw:page draw:name="What is ICU?"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1.27cm" presentation:class="title" presentation:user-transformed="true">
          <draw:text-box>
            <text:p text:style-name="P7">What is ICU?</text:p>
          </draw:text-box>
        </draw:frame>
        <draw:frame presentation:style-name="pr32" draw:text-style-name="P33" draw:layer="layout" svg:width="22.86cm" svg:height="13.631cm" svg:x="1.27cm" svg:y="3.387cm" presentation:class="outline" presentation:user-transformed="true">
          <draw:text-box>
            <text:list text:style-name="L1836">
              <text:list-item>
                <text:p text:style-name="P28"><text:span text:style-name="T29">I</text:span><text:span text:style-name="T30">nternational </text:span><text:span text:style-name="T29">C</text:span><text:span text:style-name="T30">omponents for </text:span><text:span text:style-name="T29">U</text:span><text:span text:style-name="T30">nicode</text:span></text:p>
              </text:list-item>
              <text:list-item>
                <text:p text:style-name="P28"><text:span text:style-name="T30">Globalization / Unicode / Locales</text:span></text:p>
              </text:list-item>
              <text:list-item>
                <text:p text:style-name="P28"><text:span text:style-name="T30">Mature, widely used set of C/C++ and Java libraries</text:span></text:p>
                <text:list>
                  <text:list-item>
                    <text:p text:style-name="P31"><text:span text:style-name="T30">Basis for Java 1.1 internationalization, but goes far beyond Java 1.1</text:span></text:p>
                  </text:list-item>
                </text:list>
              </text:list-item>
              <text:list-item>
                <text:p text:style-name="P28"><text:span text:style-name="T30">Very portable – identical results on all platforms / programming languages</text:span></text:p>
                <text:list>
                  <text:list-item>
                    <text:p text:style-name="P31"><text:span text:style-name="T30">C/C++: 30+ platforms/compilers (ICU4C)</text:span></text:p>
                  </text:list-item>
                  <text:list-item>
                    <text:p text:style-name="P31"><text:span text:style-name="T30">Java: IBM JDK, Oracle (Sun) JDK, OpenJDK</text:span></text:p>
                  </text:list-item>
                </text:list>
              </text:list-item>
              <text:list-item>
                <text:p text:style-name="P28"><text:span text:style-name="T30">Full threading model</text:span></text:p>
              </text:list-item>
              <text:list-item>
                <text:p text:style-name="P28"><text:span text:style-name="T30">Conformant with the latest version of Unicode </text:span></text:p>
              </text:list-item>
              <text:list-item>
                <text:p text:style-name="P28"><text:span text:style-name="T30">Data updated with the latest CLDR</text:span></text:p>
              </text:list-item>
              <text:list-item>
                <text:p text:style-name="P28"><text:span text:style-name="T30">Customizable</text:span></text:p>
              </text:list-item>
              <text:list-item>
                <text:p text:style-name="P28"><text:span text:style-name="T30">Modular</text:span></text:p>
              </text:list-item>
              <text:list-item>
                <text:p text:style-name="P28"><text:span text:style-name="T30">Non-viral Open Source: MIT/X License</text:span></text:p>
              </text:list-item>
            </text:list>
          </draw:text-box>
        </draw:frame>
        <presentation:notes draw:style-name="dp2" presentation:use-header-name="hdr1" presentation:use-footer-name="ftr2">
          <draw:page-thumbnail draw:style-name="gr17" draw:layer="layout" svg:width="12.7cm" svg:height="9.526cm" svg:x="3.175cm" svg:y="1.904cm" draw:page-number="3" presentation:class="page"/>
          <draw:frame presentation:style-name="pr36" draw:text-style-name="P21" draw:layer="layout" svg:width="13.97cm" svg:height="11.431cm" svg:x="2.54cm" svg:y="12.065cm" presentation:class="notes" presentation:user-transformed="true">
            <draw:text-box>
              <text:p text:style-name="P34"><text:span text:style-name="T35">International Components for Unicode (ICU) is a mature set of widely used C/C++ and Java libraries. <text:s/>They are portable to many environments and platforms. <text:s/>There are 3 sub-projects of ICU. <text:s/>There is ICU4C, which is written in C and C++. <text:s/>There is ICU4J which is written in Java. There is ICU4JNI, which is a Java wrapper around certain ICU4C API functions (charset conversion and collation).</text:span></text:p>
              <text:p text:style-name="P34"><text:span text:style-name="T35">ICU is distributed under the X license. The license allows ICU to be incorporated into a wide variety of software projects using the GPL license, while also allowing ICU to be incorporated into non-open source products. <text:s/>You can read the license on ICU’s web site for details.</text:span></text:p>
            </draw:text-box>
          </draw:frame>
        </presentation:notes>
      </draw:page>
      <draw:page draw:name="page4" draw:style-name="dp3" draw:master-page-name="IBM_20_100_20_Presentation_20_White_20_0103_5f_otp_5f_IBM_25_20100_25_20Presentation_25_20White_25_2001031" presentation:use-footer-name="ftr1" presentation:use-date-time-name="dtd1">
        <office:forms form:automatic-focus="false" form:apply-design-mode="false"/>
        <draw:frame presentation:style-name="pr38" draw:text-style-name="P39" draw:layer="layout" svg:width="21.692cm" svg:height="2.774cm" svg:x="1.866cm" svg:y="6.144cm" presentation:class="title" presentation:user-transformed="true">
          <draw:text-box>
            <text:p><text:span text:style-name="T37">ICU4C</text:span></text:p>
          </draw:text-box>
        </draw:frame>
        <presentation:notes draw:style-name="dp2" presentation:use-header-name="hdr1" presentation:use-footer-name="ftr2">
          <draw:page-thumbnail draw:style-name="gr17" draw:layer="layout" svg:width="12.7cm" svg:height="9.526cm" svg:x="3.175cm" svg:y="1.904cm" draw:page-number="4" presentation:class="page"/>
          <draw:frame presentation:style-name="pr18" draw:text-style-name="P27" draw:layer="layout" svg:width="15.24cm" svg:height="11.432cm" svg:x="1.905cm" svg:y="12.065cm" presentation:class="notes" presentation:placeholder="true">
            <draw:text-box/>
          </draw:frame>
        </presentation:notes>
      </draw:page>
      <draw:page draw:name="Getting ICU4C"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1.27cm" presentation:class="title" presentation:user-transformed="true">
          <draw:text-box>
            <text:p text:style-name="P7">Getting ICU4C</text:p>
          </draw:text-box>
        </draw:frame>
        <draw:frame presentation:style-name="pr45" draw:text-style-name="P33" draw:layer="layout" svg:width="22.388cm" svg:height="12.212cm" svg:x="1.27cm" svg:y="4.149cm" presentation:class="outline" presentation:user-transformed="true">
          <draw:text-box>
            <text:p text:style-name="P22"><text:span text:style-name="T40">Recommended: </text:span><text:span text:style-name="T41">Download</text:span><text:span text:style-name="T42"> the latest stable release</text:span></text:p>
            <text:list text:style-name="L1839">
              <text:list-item>
                <text:list>
                  <text:list-item>
                    <text:p text:style-name="P43"><text:span text:style-name="T44">icu-project.org/download</text:span></text:p>
                  </text:list-item>
                  <text:list-item>
                    <text:p text:style-name="P43"><text:span text:style-name="T42">Binary package: pre-built for your OS/compiler</text:span></text:p>
                  </text:list-item>
                  <text:list-item>
                    <text:p text:style-name="P43"><text:span text:style-name="T42">Source download: other platforms, modifying build options</text:span></text:p>
                  </text:list-item>
                  <text:list-item>
                    <text:p text:style-name="P43"><text:span text:style-name="T42">API Docs: for off-line reading</text:span></text:p>
                  </text:list-item>
                </text:list>
              </text:list-item>
            </text:list>
            <text:p text:style-name="P22"><text:span text:style-name="T42">Bleeding edge development:</text:span></text:p>
            <text:list text:continue-numbering="true" text:style-name="L1839">
              <text:list-item>
                <text:list>
                  <text:list-item>
                    <text:p text:style-name="P43"><text:span text:style-name="T42">Download from Subversion repository:</text:span><text:span text:style-name="T42"><text:line-break/></text:span><text:span text:style-name="T42"> <text:s text:c="3"/></text:span><text:span text:style-name="T42"><text:a xlink:href="http://icu-project.org/repository/">icu-project.org/repository/</text:a></text:span></text:p>
                  </text:list-item>
                </text:list>
              </text:list-item>
            </text:list>
          </draw:text-box>
        </draw:frame>
        <presentation:notes draw:style-name="dp2" presentation:use-header-name="hdr1" presentation:use-footer-name="ftr2">
          <draw:page-thumbnail draw:style-name="gr17" draw:layer="layout" svg:width="12.7cm" svg:height="9.526cm" svg:x="3.175cm" svg:y="1.904cm" draw:page-number="5" presentation:class="page"/>
          <draw:frame presentation:style-name="pr36" draw:text-style-name="P21" draw:layer="layout" svg:width="13.97cm" svg:height="11.431cm" svg:x="2.54cm" svg:y="12.065cm" presentation:class="notes" presentation:user-transformed="true">
            <draw:text-box>
              <text:p text:style-name="P34">Here are the ways to get a copy of ICU4C. It is generally recommended that people use a stable release of ICU. You can download a stable release of ICU from ICU’s web site.</text:p>
              <text:p text:style-name="P34">If you feel like working on an unstable version of ICU or a tagged stable version of ICU, you can download ICU from ICU’s Subversion source code repository. With recent versions of ICU, more data customizations can done by downloading a tagged version of ICU. <text:s/>For example, you can download ICU 3.4 with the “release-3-4” tag.</text:p>
              <text:p text:style-name="P34">The Subversion trunk is generally unstable, but it may be interesting to use if you want to try out a brand new feature, or you plan on contributing a significant amount of code.</text:p>
            </draw:text-box>
          </draw:frame>
        </presentation:notes>
      </draw:page>
      <draw:page draw:name="Setting up ICU4C"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1.269cm" presentation:class="title" presentation:user-transformed="true">
          <draw:text-box>
            <text:p text:style-name="P7">Setting up ICU4C</text:p>
          </draw:text-box>
        </draw:frame>
        <draw:frame presentation:style-name="pr50" draw:text-style-name="P21" draw:layer="layout" svg:width="22.86cm" svg:height="13.631cm" svg:x="1.27cm" svg:y="3.387cm" presentation:class="outline" presentation:user-transformed="true">
          <draw:text-box>
            <text:p text:style-name="P46"><text:span text:style-name="T47">Download &amp; unpack binaries</text:span></text:p>
            <text:p text:style-name="P46"><text:span text:style-name="T42">If you need to build from source, read ICU’s readme.html (in source package)</text:span></text:p>
            <text:list text:style-name="L1839">
              <text:list-item>
                <text:list>
                  <text:list-item>
                    <text:p text:style-name="P43"><text:span text:style-name="T35">Windows: </text:span></text:p>
                    <text:list>
                      <text:list-item>
                        <text:p text:style-name="P48"><text:span text:style-name="T42">MSVC .Net 2010 project files</text:span></text:p>
                      </text:list-item>
                      <text:list-item>
                        <text:p text:style-name="P48"><text:span text:style-name="T42">Cygwin or MinGW (MSVC, gcc, Intel and so on)</text:span></text:p>
                        <text:list>
                          <text:list-item>
                            <text:p text:style-name="P48"><text:span text:style-name="T49">Follow Unix readme.html instructions</text:span></text:p>
                          </text:list-item>
                          <text:list-item>
                            <text:p text:style-name="P48"><text:span text:style-name="T49">Some advanced options may work differently</text:span></text:p>
                          </text:list-item>
                        </text:list>
                      </text:list-item>
                    </text:list>
                  </text:list-item>
                  <text:list-item>
                    <text:p text:style-name="P43"><text:span text:style-name="T35">Unix &amp; Unix like operating systems:</text:span></text:p>
                    <text:list>
                      <text:list-item>
                        <text:p text:style-name="P48"><text:span text:style-name="T40">runConfigureICU</text:span><text:span text:style-name="T42"> … <text:s text:c="3"/>(or just </text:span><text:span text:style-name="T40">configure</text:span><text:span text:style-name="T42"> … )</text:span></text:p>
                      </text:list-item>
                      <text:list-item>
                        <text:p text:style-name="P48"><text:span text:style-name="T40">make</text:span><text:span text:style-name="T42"> install</text:span></text:p>
                      </text:list-item>
                      <text:list-item>
                        <text:p text:style-name="P48"><text:span text:style-name="T40">make</text:span><text:span text:style-name="T42"> check</text:span></text:p>
                      </text:list-item>
                    </text:list>
                  </text:list-item>
                </text:list>
              </text:list-item>
            </text:list>
          </draw:text-box>
        </draw:frame>
        <presentation:notes draw:style-name="dp2" presentation:use-header-name="hdr1" presentation:use-footer-name="ftr2">
          <draw:page-thumbnail draw:style-name="gr17" draw:layer="layout" svg:width="12.7cm" svg:height="9.526cm" svg:x="3.175cm" svg:y="1.904cm" draw:page-number="6" presentation:class="page"/>
          <draw:frame presentation:style-name="pr36" draw:text-style-name="P21" draw:layer="layout" svg:width="13.97cm" svg:height="11.431cm" svg:x="2.54cm" svg:y="12.065cm" presentation:class="notes" presentation:user-transformed="true">
            <draw:text-box>
              <text:p text:style-name="P34">Prebuilt versions of ICU4C for commonly used platforms can be found on ICU’s website. <text:s/>These packages are meant for developers and people investigating on using ICU4C. <text:s/>It is recommended that you consider repackaging them with your installation program if you plan on using these binary packages.</text:p>
              <text:p text:style-name="P34">Since the binary packages do not meet everyone’s requirements, you can also build ICU from the source code. <text:s/>The source code can also be downloaded from ICU’s website.</text:p>
            </draw:text-box>
          </draw:frame>
        </presentation:notes>
      </draw:page>
      <draw:page draw:name="Commonly Used Configure Option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50" draw:text-style-name="P55" draw:layer="layout" svg:width="22.86cm" svg:height="13.631cm" svg:x="1.15cm" svg:y="3.819cm" presentation:class="outline" presentation:user-transformed="true">
          <draw:text-box>
            <text:p text:style-name="P51"><text:span text:style-name="T52">--prefix=</text:span><text:span text:style-name="T53">directory</text:span></text:p>
            <text:list text:style-name="L1840">
              <text:list-item>
                <text:list>
                  <text:list-item>
                    <text:p><text:span text:style-name="T54">Set to where you want to install ICU</text:span></text:p>
                  </text:list-item>
                </text:list>
              </text:list-item>
            </text:list>
            <text:p text:style-name="P51"><text:span text:style-name="T52">--with-library-bits=64</text:span></text:p>
            <text:list text:style-name="L1841">
              <text:list-item>
                <text:list>
                  <text:list-item>
                    <text:p><text:span text:style-name="T54">Build 64-bit libraries instead of 32-bit, or vice versa</text:span></text:p>
                  </text:list-item>
                </text:list>
              </text:list-item>
            </text:list>
            <text:p text:style-name="P51"><text:span text:style-name="T52">--with-library-suffix=</text:span><text:span text:style-name="T53">name</text:span></text:p>
            <text:list text:style-name="L1840">
              <text:list-item>
                <text:list>
                  <text:list-item>
                    <text:p><text:span text:style-name="T54">Allows you to customize the library name</text:span></text:p>
                  </text:list-item>
                  <text:list-item>
                    <text:p><text:span text:style-name="T54">Highly recommended when not using the default configure options</text:span></text:p>
                  </text:list-item>
                </text:list>
              </text:list-item>
            </text:list>
            <text:p text:style-name="P51"><text:span text:style-name="T52">--enable-static</text:span></text:p>
            <text:list text:continue-numbering="true" text:style-name="L1840">
              <text:list-item>
                <text:list>
                  <text:list-item>
                    <text:p><text:span text:style-name="T54">Build static libraries</text:span></text:p>
                  </text:list-item>
                  <text:list-item>
                    <text:p><text:span text:style-name="T54">Make sure you get your very own ICU</text:span></text:p>
                  </text:list-item>
                  <text:list-item>
                    <text:p><text:span text:style-name="T54">Minimize footprint when using a small amount of ICU</text:span></text:p>
                  </text:list-item>
                  <text:list-item>
                    <text:p><text:span text:style-name="T54">Beware large data, stale dependencies</text:span></text:p>
                  </text:list-item>
                  <text:list-item>
                    <text:p><text:span text:style-name="T54">If you’re building on Windows, read the readme.html</text:span></text:p>
                  </text:list-item>
                </text:list>
              </text:list-item>
            </text:list>
          </draw:text-box>
        </draw:frame>
        <draw:frame presentation:style-name="pr20" draw:text-style-name="P21" draw:layer="layout" svg:width="22.86cm" svg:height="1.906cm" svg:x="1.27cm" svg:y="0.952cm" presentation:class="title" presentation:user-transformed="true">
          <draw:text-box>
            <text:p text:style-name="P7">Commonly Used Configure Options</text:p>
          </draw:text-box>
        </draw:frame>
        <presentation:notes draw:style-name="dp2" presentation:use-header-name="hdr1" presentation:use-footer-name="ftr2">
          <draw:page-thumbnail draw:style-name="gr17" draw:layer="layout" svg:width="12.7cm" svg:height="9.526cm" svg:x="3.175cm" svg:y="1.904cm" draw:page-number="7" presentation:class="page"/>
          <draw:frame presentation:style-name="pr56" draw:text-style-name="P21" draw:layer="layout" svg:width="15.24cm" svg:height="11.431cm" svg:x="1.905cm" svg:y="12.065cm" presentation:class="notes" presentation:user-transformed="true">
            <draw:text-box>
              <text:p text:style-name="P34"><text:span text:style-name="T35">When you’re building ICU4C from the source code, you can use some of these options. If you are not using one of ICU4C’s binary distributions, it is highly recommended that you read the readme.html that comes with ICU. The readme.html will help you with building ICU4C.</text:span></text:p>
              <text:p text:style-name="P34"><text:span text:style-name="T35"/></text:p>
              <text:p text:style-name="P34"><text:span text:style-name="T35">The Windows project files can also be used for building ICU4C, but they are not as configurable as using ICU4C’s makefiles. Using the makefiles on Windows requires a make program that is compatible with GNU make. <text:s/>You can download GNU make with Cygwin. <text:s/>You can download Cygwin from http://www.cygwin.com/</text:span></text:p>
              <text:p text:style-name="P34"><text:span text:style-name="T35"/></text:p>
              <text:p text:style-name="P34"><text:span text:style-name="T35">As a reminder, you can build ICU4C outside of its source code directory. In order to do this, you should run runConfigureICU from a directory where you want the intermediate binaries and object files to be written. <text:s/>(e.g. “cd /tmp;/home/build/icu/source/runConfigureICU --enable-debug Linux --prefix=/usr/local/bin/”</text:span></text:p>
            </draw:text-box>
          </draw:frame>
        </presentation:notes>
      </draw:page>
      <draw:page draw:name="Commonly Used Configure Options (Part II)"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2.393cm" svg:x="1.27cm" svg:y="1.026cm" presentation:class="title" presentation:user-transformed="true">
          <draw:text-box>
            <text:p text:style-name="P7"><text:span text:style-name="T57">Commonly Used Configure Options</text:span><text:span text:style-name="T57"><text:line-break/></text:span><text:span text:style-name="T23">(Part II)</text:span></text:p>
          </draw:text-box>
        </draw:frame>
        <draw:frame presentation:style-name="pr50" draw:text-style-name="P55" draw:layer="layout" svg:width="22.86cm" svg:height="13.631cm" svg:x="1.27cm" svg:y="3.387cm" presentation:class="outline" presentation:user-transformed="true">
          <draw:text-box>
            <text:p text:style-name="P51"><text:span text:style-name="T52">--with-data-packaging=</text:span><text:span text:style-name="T53">type</text:span></text:p>
            <text:list text:style-name="L1840">
              <text:list-item>
                <text:list>
                  <text:list-item>
                    <text:p><text:span text:style-name="T54">Specify the type of data that ICU’s large data library should be packaged</text:span></text:p>
                  </text:list-item>
                  <text:list-item>
                    <text:p><text:span text:style-name="T54">Specify </text:span><text:span text:style-name="T58">files</text:span><text:span text:style-name="T54">, </text:span><text:span text:style-name="T58">archive</text:span><text:span text:style-name="T54"> or </text:span><text:span text:style-name="T58">library</text:span></text:p>
                  </text:list-item>
                </text:list>
              </text:list-item>
            </text:list>
            <text:p text:style-name="P51"><text:span text:style-name="T52">--disable-renaming</text:span></text:p>
            <text:list text:continue-numbering="true" text:style-name="L1840">
              <text:list-item>
                <text:list>
                  <text:list-item>
                    <text:p><text:span text:style-name="T54">Disable the ICU version renaming</text:span><text:span text:style-name="T54"><text:line-break/></text:span><text:span text:style-name="T54"> <text:s text:c="2"/>ucnv_open() → ucnv_open_50()</text:span></text:p>
                  </text:list-item>
                  <text:list-item>
                    <text:p><text:span text:style-name="T54">This option is intended for use by operating system-level packaging, not individual applications</text:span></text:p>
                  </text:list-item>
                </text:list>
              </text:list-item>
            </text:list>
            <text:p text:style-name="P51"><text:span text:style-name="T52">--enable-debug</text:span></text:p>
            <text:list text:continue-numbering="true" text:style-name="L1840">
              <text:list-item>
                <text:list>
                  <text:list-item>
                    <text:p><text:span text:style-name="T54">Enable building debuggable versions of ICU</text:span></text:p>
                  </text:list-item>
                  <text:list-item>
                    <text:p><text:span text:style-name="T54">Use with runConfigureICU before you specify the platform target</text:span></text:p>
                  </text:list-item>
                </text:list>
              </text:list-item>
            </text:list>
            <text:p text:style-name="P51"><text:span text:style-name="T52">--disable-release</text:span></text:p>
            <text:list text:continue-numbering="true" text:style-name="L1840">
              <text:list-item>
                <text:list>
                  <text:list-item>
                    <text:p><text:span text:style-name="T54">Disable building optimized versions of ICU</text:span></text:p>
                  </text:list-item>
                  <text:list-item>
                    <text:p><text:span text:style-name="T54">Use with runConfigureICU before you specify the platform target</text:span></text:p>
                  </text:list-item>
                </text:list>
              </text:list-item>
            </text:list>
          </draw:text-box>
        </draw:frame>
        <presentation:notes draw:style-name="dp2" presentation:use-header-name="hdr1" presentation:use-footer-name="ftr2">
          <draw:page-thumbnail draw:style-name="gr17" draw:layer="layout" svg:width="12.7cm" svg:height="9.526cm" svg:x="3.175cm" svg:y="1.904cm" draw:page-number="8" presentation:class="page"/>
          <draw:frame presentation:style-name="pr56" draw:text-style-name="P21" draw:layer="layout" svg:width="15.24cm" svg:height="11.431cm" svg:x="1.905cm" svg:y="12.065cm" presentation:class="notes" presentation:user-transformed="true">
            <draw:text-box>
              <text:p text:style-name="P34">These are some more advanced options that are frequently used.</text:p>
            </draw:text-box>
          </draw:frame>
        </presentation:notes>
      </draw:page>
      <draw:page draw:name="Testing ICU4C"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60" draw:text-style-name="P21" draw:layer="layout" svg:width="21.599cm" svg:height="10.84cm" svg:x="1.904cm" svg:y="3.809cm" presentation:class="outline" presentation:user-transformed="true">
          <draw:text-box>
            <text:p text:style-name="P22"><text:span text:style-name="T35">Windows</text:span><text:span text:style-name="T35"><text:line-break/></text:span><text:span text:style-name="T35"> - </text:span><text:span text:style-name="T42">C:\ICU\</text:span><text:span text:style-name="T40">source\allinone\icucheck.bat</text:span><text:span text:style-name="T42"> x86 Debug</text:span></text:p>
            <text:p text:style-name="P22"><text:span text:style-name="T42"><text:tab/></text:span><text:span text:style-name="T42">( <text:s/></text:span><text:span text:style-name="T40">x86 </text:span><text:span text:style-name="T42">or </text:span><text:span text:style-name="T40">x64</text:span><text:span text:style-name="T42">, <text:s text:c="2"/></text:span><text:span text:style-name="T42"><text:line-break/></text:span><text:span text:style-name="T42"> <text:s text:c="2"/></text:span><text:span text:style-name="T40">Debug </text:span><text:span text:style-name="T42">or </text:span><text:span text:style-name="T40">Release</text:span><text:span text:style-name="T42"> )</text:span></text:p>
            <text:p text:style-name="P22"><text:span text:style-name="T35">Unixes </text:span></text:p>
            <text:p text:style-name="P22"><text:span text:style-name="T35"><text:s text:c="4"/></text:span><text:span text:style-name="T35">- </text:span><text:span text:style-name="T59">make check</text:span></text:p>
            <text:p text:style-name="P22"><text:span text:style-name="T35"/></text:p>
            <text:p text:style-name="P22"><text:span text:style-name="T35"/></text:p>
          </draw:text-box>
        </draw:frame>
        <draw:frame presentation:style-name="pr20" draw:text-style-name="P21" draw:layer="layout" svg:width="22.86cm" svg:height="1.906cm" svg:x="1.27cm" svg:y="1.269cm" presentation:class="title" presentation:user-transformed="true">
          <draw:text-box>
            <text:p text:style-name="P7">Testing ICU4C</text:p>
          </draw:text-box>
        </draw:frame>
        <presentation:notes draw:style-name="dp2" presentation:use-header-name="hdr1" presentation:use-footer-name="ftr2">
          <draw:page-thumbnail draw:style-name="gr17" draw:layer="layout" svg:width="12.7cm" svg:height="9.526cm" svg:x="3.175cm" svg:y="1.904cm" draw:page-number="9" presentation:class="page"/>
          <draw:frame presentation:style-name="pr36" draw:text-style-name="P21" draw:layer="layout" svg:width="13.97cm" svg:height="11.431cm" svg:x="2.54cm" svg:y="12.065cm" presentation:class="notes" presentation:user-transformed="true">
            <draw:text-box>
              <text:p text:style-name="P34"><text:span text:style-name="T35">When you build ICU4C yourself, it is recommended that you test that you built the libraries and tools correctly by running the tests. <text:s/>On Windows, you should run the three test suites. On Unix type platforms, run the three test suites by running “gmake check”.</text:span></text:p>
              <text:p text:style-name="P34"><text:span text:style-name="T35">If you want to make sure that your program is using ICU4C correctly, you can use this snippet of code.</text:span></text:p>
            </draw:text-box>
          </draw:frame>
        </presentation:notes>
      </draw:page>
      <draw:page draw:name="page10" draw:style-name="dp239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01" draw:text-style-name="P2402" draw:layer="layout" svg:width="21.692cm" svg:height="2.931cm" svg:x="1.866cm" svg:y="1.706cm" presentation:class="title" presentation:user-transformed="true">
          <draw:text-box>
            <text:p>Testing for Yourself: code [s09]</text:p>
          </draw:text-box>
        </draw:frame>
        <draw:frame presentation:style-name="pr2405" draw:text-style-name="P2402" draw:layer="layout" svg:width="20.465cm" svg:height="14.625cm" svg:x="0.987cm" svg:y="2.899cm" presentation:class="outline" presentation:user-transformed="true">
          <draw:text-box>
            <text:list text:style-name="L2396">
              <text:list-item>
                <text:p text:style-name="P2403"/>
              </text:list-item>
              <text:list-item>
                <text:p text:style-name="P2403"/>
              </text:list-item>
              <text:list-item>
                <text:p text:style-name="P2403"/>
              </text:list-item>
              <text:list-item>
                <text:p text:style-name="P2403"/>
              </text:list-item>
              <text:list-item>
                <text:p text:style-name="P2403"/>
              </text:list-item>
              <text:list-item>
                <text:p text:style-name="P2403"/>
              </text:list-item>
              <text:list-item>
                <text:p text:style-name="P2403"/>
              </text:list-item>
              <text:list-item>
                <text:p text:style-name="P2403"/>
              </text:list-item>
              <text:list-item>
                <text:p text:style-name="P2403"/>
              </text:list-item>
              <text:list-item>
                <text:p text:style-name="P2403"/>
              </text:list-item>
              <text:list-item>
                <text:p text:style-name="P2403"/>
              </text:list-item>
              <text:list-item>
                <text:p text:style-name="P2403"/>
              </text:list-item>
              <text:list-item>
                <text:p text:style-name="P2403"><text:span text:style-name="T2404">** NOTE: <text:s text:c="2"/>[s09] in the title <text:s/>and following <text:s/>refer to sample source code </text:span><text:span text:style-name="T2404"><text:line-break/></text:span><text:span text:style-name="T2404">available at </text:span><text:span text:style-name="T2404"><text:a xlink:href="http://icu-project.org/docs">http://icu-project.org/docs</text:a></text:span><text:span text:style-name="T2404"> <text:s/></text:span><text:span text:style-name="T2404"><text:line-break/></text:span><text:span text:style-name="T2404"> <text:s/>under “Using ICU Workshop: Sample Code”</text:span></text:p>
              </text:list-item>
            </text:list>
          </draw:text-box>
        </draw:frame>
        <draw:custom-shape draw:style-name="gr2408" draw:text-style-name="P2409" draw:layer="layout" svg:width="21.379cm" svg:height="9.733cm" svg:x="2.54cm" svg:y="4.445cm">
          <text:p text:style-name="P2406"><text:span text:style-name="T2407">#include &lt;stdio.h&gt;</text:span></text:p>
          <text:p text:style-name="P2406"><text:span text:style-name="T2407">#include "unicode/uclean.h"</text:span></text:p>
          <text:p text:style-name="P2406"><text:span text:style-name="T2407"/></text:p>
          <text:p text:style-name="P2406"><text:span text:style-name="T2407">int main() {</text:span></text:p>
          <text:p text:style-name="P2406"><text:span text:style-name="T2407"><text:s text:c="4"/></text:span><text:span text:style-name="T2407">UErrorCode status = U_ZERO_ERROR;</text:span></text:p>
          <text:p text:style-name="P2406"><text:span text:style-name="T2407"><text:s text:c="4"/></text:span><text:span text:style-name="T2407">u_init(&amp;status);</text:span></text:p>
          <text:p text:style-name="P2406"><text:span text:style-name="T2407"><text:s text:c="4"/></text:span><text:span text:style-name="T2407">printf("This is ICU %s!\n", U_ICU_VERSION);</text:span></text:p>
          <text:p text:style-name="P2406"><text:span text:style-name="T2407"><text:s text:c="4"/></text:span><text:span text:style-name="T2407">if (U_SUCCESS(status)) {</text:span></text:p>
          <text:p text:style-name="P2406"><text:span text:style-name="T2407"><text:s text:c="8"/></text:span><text:span text:style-name="T2407">printf("everything is OK\n");</text:span></text:p>
          <text:p text:style-name="P2406"><text:span text:style-name="T2407"><text:s text:c="4"/></text:span><text:span text:style-name="T2407">} else {</text:span></text:p>
          <text:p text:style-name="P2406"><text:span text:style-name="T2407"><text:s text:c="8"/></text:span><text:span text:style-name="T2407">printf("error %s initializing.\n", u_errorName(status));</text:span></text:p>
          <text:p text:style-name="P2406"><text:span text:style-name="T2407"><text:s text:c="8"/></text:span><text:span text:style-name="T2407">return 1;</text:span></text:p>
          <text:p text:style-name="P2406"><text:span text:style-name="T2407"><text:s text:c="4"/></text:span><text:span text:style-name="T2407">}</text:span></text:p>
          <text:p text:style-name="P2406"><text:span text:style-name="T2407"><text:s text:c="4"/></text:span><text:span text:style-name="T2407">return 0;</text:span></text:p>
          <text:p text:style-name="P2406"><text:span text:style-name="T2407">}</text:span></text:p>
          <text:p text:style-name="P2406"><text:span text:style-name="T2407"/></text:p>
          <draw:enhanced-geometry svg:viewBox="0 0 21600 21600" draw:type="rectangle" draw:enhanced-path="M 0 0 L 21600 0 21600 21600 0 21600 0 0 Z N"/>
        </draw:custom-shape>
        <presentation:notes draw:style-name="dp2396" presentation:use-header-name="hdr1" presentation:use-footer-name="ftr2">
          <office:forms form:automatic-focus="false" form:apply-design-mode="false"/>
          <draw:page-thumbnail draw:style-name="gr2410" draw:layer="layout" svg:width="12.7cm" svg:height="9.526cm" svg:x="3.175cm" svg:y="1.904cm" draw:page-number="10" presentation:class="page"/>
          <draw:frame presentation:style-name="pr2411" draw:text-style-name="P2402" draw:layer="layout" svg:width="15.24cm" svg:height="11.692cm" svg:x="1.905cm" svg:y="12.065cm" presentation:class="notes">
            <draw:text-box>
              <text:p text:style-name="P2403">Note: the number such as [s09] refers to the sample number, in the C or J samples.</text:p>
              <text:p text:style-name="P2403"/>
            </draw:text-box>
          </draw:frame>
        </presentation:notes>
      </draw:page>
      <draw:page draw:name="page11"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61" draw:text-style-name="P27" draw:layer="layout" svg:width="24.13cm" svg:height="1.778cm" svg:x="1.27cm" svg:y="1.905cm" presentation:class="title" presentation:user-transformed="true">
          <draw:text-box>
            <text:p>ICU for C First Look</text:p>
          </draw:text-box>
        </draw:frame>
        <draw:frame presentation:style-name="pr74" draw:text-style-name="P27" draw:layer="layout" svg:width="21.692cm" svg:height="12.011cm" svg:x="1.866cm" svg:y="4.479cm" presentation:class="outline" presentation:user-transformed="true">
          <draw:text-box>
            <text:list text:style-name="L1838">
              <text:list-item>
                <text:p><text:span text:style-name="T68">#include “</text:span><text:span text:style-name="T69">unicode</text:span><text:span text:style-name="T68">/…”</text:span></text:p>
                <text:list>
                  <text:list-item>
                    <text:p>All ICU headers are in unicode/</text:p>
                  </text:list-item>
                </text:list>
              </text:list-item>
              <text:list-item>
                <text:p><text:span text:style-name="T70">UErrorCode status</text:span><text:span text:style-name="T71"> = </text:span><text:span text:style-name="T72">U_ZERO_ERROR</text:span><text:span text:style-name="T71">;</text:span></text:p>
                <text:list>
                  <text:list-item>
                    <text:p>Error code is a Fill-in – <text:span text:style-name="T73">must </text:span>be initialized.</text:p>
                  </text:list-item>
                </text:list>
              </text:list-item>
              <text:list-item>
                <text:p><text:span text:style-name="T72">u_init</text:span><text:span text:style-name="T71">(&amp;</text:span><text:span text:style-name="T70">status</text:span><text:span text:style-name="T71">);</text:span></text:p>
                <text:list>
                  <text:list-item>
                    <text:p>Returns success if ICU data loads OK.</text:p>
                  </text:list-item>
                </text:list>
              </text:list-item>
              <text:list-item>
                <text:p><text:span text:style-name="T71">If ( </text:span><text:span text:style-name="T72">U_SUCCESS</text:span><text:span text:style-name="T71">(status) ) … </text:span></text:p>
                <text:list>
                  <text:list-item>
                    <text:p>TRUE if no error.</text:p>
                  </text:list-item>
                </text:list>
              </text:list-item>
            </text:list>
          </draw:text-box>
        </draw:frame>
        <presentation:notes draw:style-name="dp2" presentation:use-header-name="hdr1" presentation:use-footer-name="ftr2">
          <draw:page-thumbnail draw:style-name="gr17" draw:layer="layout" svg:width="12.7cm" svg:height="9.526cm" svg:x="3.175cm" svg:y="1.904cm" draw:page-number="11" presentation:class="page"/>
          <draw:frame presentation:style-name="pr67" draw:text-style-name="P27" draw:layer="layout" svg:width="15.24cm" svg:height="11.692cm" svg:x="1.905cm" svg:y="12.065cm" presentation:class="notes" presentation:placeholder="true">
            <draw:text-box/>
          </draw:frame>
        </presentation:notes>
      </draw:page>
      <draw:page draw:name="page12"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61" draw:text-style-name="P27" draw:layer="layout" svg:width="21.692cm" svg:height="3.473cm" svg:x="1.866cm" svg:y="1.435cm" presentation:class="title" presentation:user-transformed="true">
          <draw:text-box>
            <text:p>Testing for Yourself: Windows</text:p>
          </draw:text-box>
        </draw:frame>
        <draw:frame presentation:style-name="pr74" draw:text-style-name="P27" draw:layer="layout" svg:width="21.692cm" svg:height="12.011cm" svg:x="1.905cm" svg:y="5.08cm" presentation:class="outline" presentation:user-transformed="true">
          <draw:text-box>
            <text:list text:style-name="L1838">
              <text:list-item>
                <text:p>Project Properties</text:p>
                <text:list>
                  <text:list-item>
                    <text:p>C/C++»General»Additional Include Directories:</text:p>
                    <text:list>
                      <text:list-item>
                        <text:p><text:span text:style-name="T75">icu\</text:span><text:span text:style-name="T76">include</text:span></text:p>
                      </text:list-item>
                    </text:list>
                  </text:list-item>
                  <text:list-item>
                    <text:p><text:span text:style-name="T77">Linker»Input»Additional Dependencies:</text:span></text:p>
                    <text:list>
                      <text:list-item>
                        <text:p><text:span text:style-name="T78">icuuc.lib;icuin.lib;icuio.lib</text:span></text:p>
                      </text:list-item>
                    </text:list>
                  </text:list-item>
                </text:list>
              </text:list-item>
              <text:list-item>
                <text:p><text:span text:style-name="T77">Add </text:span><text:span text:style-name="T68">icu\bin</text:span><text:span text:style-name="T77"> <text:s/>to your </text:span><text:span text:style-name="T79">PATH</text:span></text:p>
              </text:list-item>
            </text:list>
          </draw:text-box>
        </draw:frame>
        <presentation:notes draw:style-name="dp2" presentation:use-header-name="hdr1" presentation:use-footer-name="ftr2">
          <draw:page-thumbnail draw:style-name="gr17" draw:layer="layout" svg:width="12.7cm" svg:height="9.526cm" svg:x="3.175cm" svg:y="1.904cm" draw:page-number="12" presentation:class="page"/>
          <draw:frame presentation:style-name="pr67" draw:text-style-name="P27" draw:layer="layout" svg:width="15.24cm" svg:height="11.692cm" svg:x="1.905cm" svg:y="12.065cm" presentation:class="notes" presentation:placeholder="true">
            <draw:text-box/>
          </draw:frame>
        </presentation:notes>
      </draw:page>
      <draw:page draw:name="page13"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61" draw:text-style-name="P27" draw:layer="layout" svg:width="24.13cm" svg:height="1.778cm" svg:x="0.702cm" svg:y="1.121cm" presentation:class="title">
          <draw:text-box>
            <text:p>Testing for Yourself: UNIX</text:p>
          </draw:text-box>
        </draw:frame>
        <draw:frame presentation:style-name="pr74" draw:text-style-name="P27" draw:layer="layout" svg:width="21.692cm" svg:height="12.011cm" svg:x="1.866cm" svg:y="4.479cm" presentation:class="outline" presentation:user-transformed="true">
          <draw:text-box>
            <text:list text:style-name="L1838">
              <text:list-item>
                <text:p><text:span text:style-name="T80">CPPFLAGS+= -I</text:span><text:span text:style-name="T81">/path/to</text:span><text:span text:style-name="T80">/icu/include</text:span></text:p>
              </text:list-item>
              <text:list-item>
                <text:p><text:span text:style-name="T80">LDFLAGS+=-L</text:span><text:span text:style-name="T81">/path/to</text:span><text:span text:style-name="T80">/icu/lib -licuuc -licui18n -licuio</text:span></text:p>
              </text:list-item>
              <text:list-item>
                <text:p>Set <text:span text:style-name="T80">LD_LIBRARY_PATH</text:span> or <text:span text:style-name="T80">DYLD_LIBRARY_PATH</text:span>, etc to <text:span text:style-name="T82">/path/to</text:span><text:span text:style-name="T75">/icu/lib</text:span></text:p>
              </text:list-item>
              <text:list-item>
                <text:p>Add <text:span text:style-name="T82">/path/to</text:span><text:span text:style-name="T75">/icu/bin</text:span> to your <text:span text:style-name="T80">PATH</text:span> for tools</text:p>
              </text:list-item>
              <text:list-item>
                <text:p/>
              </text:list-item>
              <text:list-item>
                <text:p>Or use “icurun” to compile and run tiny programs:</text:p>
              </text:list-item>
            </text:list>
            <text:list text:style-name="L1842">
              <text:list-item>
                <text:p><text:span text:style-name="T83"><text:s text:c="2"/></text:span><text:span text:style-name="T83">icurun myfile.cpp</text:span></text:p>
              </text:list-item>
              <text:list-item>
                <text:p><text:span text:style-name="T83"><text:s text:c="2"/></text:span><text:span text:style-name="T83">icurun -i /path/to/ICU <text:s/>myfile.cpp</text:span></text:p>
              </text:list-item>
            </text:list>
          </draw:text-box>
        </draw:frame>
        <presentation:notes draw:style-name="dp2" presentation:use-header-name="hdr1" presentation:use-footer-name="ftr2">
          <draw:page-thumbnail draw:style-name="gr17" draw:layer="layout" svg:width="12.7cm" svg:height="9.526cm" svg:x="3.175cm" svg:y="1.904cm" draw:page-number="13" presentation:class="page"/>
          <draw:frame presentation:style-name="pr84" draw:text-style-name="P27" draw:layer="layout" svg:width="12.853cm" svg:height="9.511cm" svg:x="3.105cm" svg:y="12.1cm">
            <draw:text-box>
              <text:p/>
            </draw:text-box>
          </draw:frame>
          <draw:frame presentation:style-name="pr85" draw:text-style-name="P27" draw:layer="layout" svg:width="15.239cm" svg:height="11.439cm" svg:x="1.905cm" svg:y="12.064cm" presentation:class="notes" presentation:placeholder="true">
            <draw:text-box/>
          </draw:frame>
        </presentation:notes>
      </draw:page>
      <draw:page draw:name="page14" draw:style-name="dp62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628" draw:text-style-name="P629" draw:layer="layout" svg:width="24.13cm" svg:height="1.778cm" svg:x="0.702cm" svg:y="1.121cm" presentation:class="title">
          <draw:text-box>
            <text:p>HelloWorld (ICU Style) [s13]</text:p>
          </draw:text-box>
        </draw:frame>
        <draw:frame presentation:style-name="pr635" draw:text-style-name="P629" draw:layer="layout" svg:width="21.692cm" svg:height="4.425cm" svg:x="1.866cm" svg:y="12.065cm" presentation:class="outline" presentation:user-transformed="true">
          <draw:text-box>
            <text:list text:style-name="L623">
              <text:list-item>
                <text:p><text:span text:style-name="T630">»</text:span><text:span text:style-name="T631">“Hello, World!”</text:span></text:p>
              </text:list-item>
              <text:list-item>
                <text:p><text:span text:style-name="T632">%S</text:span>: world[ ] is UTF-16 (Unicode)</text:p>
              </text:list-item>
              <text:list-item>
                <text:p><text:span text:style-name="T631">und_001</text:span> <text:s/>= <text:span text:style-name="T633"><text:s/>“Language=Unknown, </text:span><text:span text:style-name="T634">Region=World</text:span><text:span text:style-name="T633">”</text:span></text:p>
              </text:list-item>
            </text:list>
          </draw:text-box>
        </draw:frame>
        <draw:custom-shape draw:style-name="gr638" draw:text-style-name="P639" draw:layer="layout" svg:width="21.379cm" svg:height="7.957cm" svg:x="1.905cm" svg:y="3.238cm">
          <text:p text:style-name="P636"><text:span text:style-name="T637">#include &lt;unicode/ustdio.h&gt;</text:span></text:p>
          <text:p text:style-name="P636"><text:span text:style-name="T637">#include &lt;unicode/uloc.h&gt;</text:span></text:p>
          <text:p text:style-name="P636"><text:span text:style-name="T637"/></text:p>
          <text:p text:style-name="P636"><text:span text:style-name="T637">int main() {</text:span></text:p>
          <text:p text:style-name="P636"><text:span text:style-name="T637"><text:s text:c="2"/></text:span><text:span text:style-name="T637">UErrorCode status = U_ZERO_ERROR;</text:span></text:p>
          <text:p text:style-name="P636"><text:span text:style-name="T637"><text:s text:c="2"/></text:span><text:span text:style-name="T637">UChar world[256];</text:span></text:p>
          <text:p text:style-name="P636"><text:span text:style-name="T637"><text:s text:c="2"/></text:span><text:span text:style-name="T637">uloc_getDisplayCountry("und_001", NULL, world, 256, &amp;status);</text:span></text:p>
          <text:p text:style-name="P636"><text:span text:style-name="T637"><text:s text:c="2"/></text:span><text:span text:style-name="T637">if(U_FAILURE(status)) { puts(u_errorName(status)); return 1; }</text:span></text:p>
          <text:p text:style-name="P636"><text:span text:style-name="T637"/></text:p>
          <text:p text:style-name="P636"><text:span text:style-name="T637"><text:s text:c="2"/></text:span><text:span text:style-name="T637">u_printf("Hello, %S!\n", world);</text:span></text:p>
          <text:p text:style-name="P636"><text:span text:style-name="T637"><text:s text:c="2"/></text:span><text:span text:style-name="T637">return 0;</text:span></text:p>
          <text:p text:style-name="P636"><text:span text:style-name="T637">}</text:span></text:p>
          <draw:enhanced-geometry svg:viewBox="0 0 21600 21600" draw:type="rectangle" draw:enhanced-path="M 0 0 L 21600 0 21600 21600 0 21600 0 0 Z N"/>
        </draw:custom-shape>
        <presentation:notes draw:style-name="dp623" presentation:use-header-name="hdr1" presentation:use-footer-name="ftr2">
          <draw:page-thumbnail draw:style-name="gr640" draw:layer="layout" svg:width="12.7cm" svg:height="9.526cm" svg:x="3.175cm" svg:y="1.904cm" draw:page-number="14" presentation:class="page"/>
          <draw:frame presentation:style-name="pr641" draw:text-style-name="P629" draw:layer="layout" svg:width="15.24cm" svg:height="11.692cm" svg:x="1.905cm" svg:y="12.065cm" presentation:class="notes" presentation:placeholder="true">
            <draw:text-box/>
          </draw:frame>
        </presentation:notes>
      </draw:page>
      <draw:page draw:name="page15" draw:style-name="dp96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969" draw:text-style-name="P970" draw:layer="layout" svg:width="24.13cm" svg:height="1.778cm" svg:x="0.702cm" svg:y="0.821cm" presentation:class="title" presentation:user-transformed="true">
          <draw:text-box>
            <text:p><text:span text:style-name="T968">Hola [s14]</text:span></text:p>
          </draw:text-box>
        </draw:frame>
        <draw:frame presentation:style-name="pr979" draw:text-style-name="P970" draw:layer="layout" svg:width="21.692cm" svg:height="4.021cm" svg:x="1.803cm" svg:y="14.431cm" presentation:class="outline" presentation:user-transformed="true">
          <draw:text-box>
            <text:list text:style-name="L963">
              <text:list-item>
                <text:p><text:span text:style-name="T971">»</text:span><text:span text:style-name="T972"> <text:s/></text:span><text:span text:style-name="T973">Latin American Spanish (Roman Numerals)!</text:span></text:p>
              </text:list-item>
              <text:list-item>
                <text:p><text:span text:style-name="T974">Changing </text:span><text:span text:style-name="T975">ourLocale </text:span><text:span text:style-name="T974">to “fr” gives:</text:span></text:p>
              </text:list-item>
              <text:list-item>
                <text:p><text:span text:style-name="T971">»</text:span><text:span text:style-name="T976"> </text:span><text:span text:style-name="T977"><text:s/></text:span><text:span text:style-name="T978">espagnol latino-américain (chiffres romains)!</text:span></text:p>
              </text:list-item>
              <text:list-item>
                <text:p><text:span text:style-name="T978"/></text:p>
              </text:list-item>
            </text:list>
          </draw:text-box>
        </draw:frame>
        <draw:custom-shape draw:style-name="gr985" draw:text-style-name="P986" draw:layer="layout" svg:width="21.379cm" svg:height="12.269cm" svg:x="1.481cm" svg:y="2.14cm">
          <text:p text:style-name="P980"><text:span text:style-name="T981">#include &lt;unicode/ustdio.h&gt;</text:span></text:p>
          <text:p text:style-name="P980"><text:span text:style-name="T981">#include &lt;unicode/uloc.h&gt;</text:span></text:p>
          <text:p text:style-name="P980"><text:span text:style-name="T981">#include &lt;unicode/uldnames.h&gt;</text:span></text:p>
          <text:p text:style-name="P980"><text:span text:style-name="T981">int main() {</text:span></text:p>
          <text:p text:style-name="P980"><text:span text:style-name="T981"><text:s text:c="2"/></text:span><text:span text:style-name="T981">UErrorCode status = U_ZERO_ERROR;</text:span></text:p>
          <text:p text:style-name="P980"><text:span text:style-name="T981"><text:s text:c="2"/></text:span><text:span text:style-name="T981">char theirLocale[ULOC_FULLNAME_CAPACITY];</text:span></text:p>
          <text:p text:style-name="P980"><text:span text:style-name="T981"><text:s text:c="2"/></text:span><text:span text:style-name="T981">uloc_forLanguageTag("</text:span><text:span text:style-name="T982">es-419-u-nu-roman</text:span><text:span text:style-name="T981">", // IETF BCP 47</text:span></text:p>
          <text:p text:style-name="P980"><text:span text:style-name="T981"><text:s text:c="5"/></text:span><text:span text:style-name="T981">theirLocale, ULOC_FULLNAME_CAPACITY, NULL, &amp;status);</text:span></text:p>
          <text:p text:style-name="P980"><text:span text:style-name="T981"><text:s text:c="2"/></text:span><text:span text:style-name="T981">// theirLocale is now: “</text:span><text:span text:style-name="T983">es_419@numbers=roman</text:span><text:span text:style-name="T981">”</text:span></text:p>
          <text:p text:style-name="P980"><text:span text:style-name="T981"><text:s text:c="2"/></text:span><text:span text:style-name="T981">UChar str[256];</text:span></text:p>
          <text:p text:style-name="P980"><text:span text:style-name="T981"><text:s text:c="2"/></text:span><text:span text:style-name="T981">const char *ourLocale = uloc_getDefault();</text:span></text:p>
          <text:p text:style-name="P980"><text:span text:style-name="T981"><text:s text:c="2"/></text:span><text:span text:style-name="T981">ULocaleDisplayNames *ldn = uldn_open(ourLocale,</text:span></text:p>
          <text:p text:style-name="P980"><text:span text:style-name="T981"><text:s text:c="5"/></text:span><text:span text:style-name="T981">ULDN_DIALECT_NAMES, &amp;status);</text:span></text:p>
          <text:p text:style-name="P980"><text:span text:style-name="T981"><text:s text:c="2"/></text:span><text:span text:style-name="T984">uldn_localeDisplayName</text:span><text:span text:style-name="T981">(ldn, theirLocale, str, 256, &amp;status);</text:span></text:p>
          <text:p text:style-name="P980"><text:span text:style-name="T981"><text:s text:c="2"/></text:span><text:span text:style-name="T981">uldn_close(ldn);</text:span></text:p>
          <text:p text:style-name="P980"><text:span text:style-name="T981"><text:s text:c="2"/></text:span><text:span text:style-name="T981">if(U_FAILURE(status)) { puts(u_errorName(status)); return 1; }</text:span></text:p>
          <text:p text:style-name="P980"><text:span text:style-name="T981"><text:s text:c="2"/></text:span><text:span text:style-name="T981">u_printf("\n==&gt; %S!\n \n", str);</text:span></text:p>
          <text:p text:style-name="P980"><text:span text:style-name="T981"><text:s text:c="2"/></text:span><text:span text:style-name="T981">return 0;</text:span></text:p>
          <text:p text:style-name="P980"><text:span text:style-name="T981">}</text:span></text:p>
          <text:p text:style-name="P980"><text:span text:style-name="T981"/></text:p>
          <draw:enhanced-geometry svg:viewBox="0 0 21600 21600" draw:type="rectangle" draw:enhanced-path="M 0 0 L 21600 0 21600 21600 0 21600 0 0 Z N"/>
        </draw:custom-shape>
        <presentation:notes draw:style-name="dp963" presentation:use-header-name="hdr1" presentation:use-footer-name="ftr2">
          <draw:page-thumbnail draw:style-name="gr987" draw:layer="layout" svg:width="12.7cm" svg:height="9.526cm" svg:x="3.175cm" svg:y="1.904cm" draw:page-number="15" presentation:class="page"/>
          <draw:frame presentation:style-name="pr989" draw:text-style-name="P970" draw:layer="layout" svg:width="15.24cm" svg:height="11.692cm" svg:x="1.905cm" svg:y="12.065cm" presentation:class="notes">
            <draw:text-box>
              <text:p text:style-name="P988">Normally, would get the locale from a better place.</text:p>
              <text:p text:style-name="P988"/>
            </draw:text-box>
          </draw:frame>
        </presentation:notes>
      </draw:page>
      <draw:page draw:name="Conversion Engine - Opening"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1.27cm" presentation:class="title" presentation:user-transformed="true">
          <draw:text-box>
            <text:p text:style-name="P7">Conversion Engine - Opening</text:p>
          </draw:text-box>
        </draw:frame>
        <draw:frame presentation:style-name="pr99" draw:text-style-name="P25" draw:layer="layout" svg:width="22.86cm" svg:height="4.497cm" svg:x="1.27cm" svg:y="3.567cm" presentation:class="outline" presentation:user-transformed="true">
          <draw:text-box>
            <text:p text:style-name="P22"><text:span text:style-name="T23">ICU Service objects use an open/close model.</text:span></text:p>
            <text:p text:style-name="P22"><text:span text:style-name="T23">Here is a simplified example with a converter:</text:span></text:p>
            <text:list text:style-name="L1839">
              <text:list-item>
                <text:list>
                  <text:list-header>
                    <text:p text:style-name="P43"><text:span text:style-name="T23"/></text:p>
                  </text:list-header>
                </text:list>
              </text:list-item>
            </text:list>
          </draw:text-box>
        </draw:frame>
        <draw:custom-shape draw:style-name="gr102" draw:text-style-name="P21" draw:layer="layout" svg:width="21.379cm" svg:height="5.845cm" svg:x="1.905cm" svg:y="7.068cm">
          <text:p text:style-name="P63"><text:span text:style-name="T64">UErrorCode status = U_ZERO_ERROR;</text:span></text:p>
          <text:p text:style-name="P63"><text:span text:style-name="T64">UConverter *cnv = </text:span><text:span text:style-name="T100">ucnv_open</text:span><text:span text:style-name="T64">(encoding, &amp;status);</text:span></text:p>
          <text:p text:style-name="P63"><text:span text:style-name="T64">if(U_FAILURE(status)) {</text:span></text:p>
          <text:p text:style-name="P101"><text:span text:style-name="T64"><text:tab/></text:span><text:span text:style-name="T64">/* process the error situation, die gracefully */</text:span></text:p>
          <text:p text:style-name="P63"><text:span text:style-name="T64">}</text:span></text:p>
          <text:p text:style-name="P63"><text:span text:style-name="T64">… </text:span><text:span text:style-name="T64">/* Use the converter */</text:span><text:span text:style-name="T64"><text:line-break/></text:span><text:span text:style-name="T64">/* then call close */</text:span></text:p>
          <text:p text:style-name="P63"><text:span text:style-name="T100">ucnv_close</text:span><text:span text:style-name="T64">(cnv);</text:span></text:p>
          <draw:enhanced-geometry svg:viewBox="0 0 21600 21600" draw:type="rectangle" draw:enhanced-path="M 0 0 L 21600 0 21600 21600 0 21600 0 0 Z N"/>
        </draw:custom-shape>
        <draw:custom-shape draw:style-name="gr103" draw:text-style-name="P21" draw:layer="layout" svg:width="21.599cm" svg:height="3.149cm" svg:x="1.949cm" svg:y="14.164cm">
          <text:p/>
          <draw:enhanced-geometry svg:viewBox="0 0 21600 21600" draw:type="rectangle" draw:enhanced-path="M 0 0 L 21600 0 21600 21600 0 21600 0 0 Z N"/>
        </draw:custom-shape>
        <draw:frame draw:style-name="gr104" draw:text-style-name="P27" draw:layer="layout" svg:width="22.225cm" svg:height="2.283cm" svg:x="1.905cm" svg:y="13.335cm">
          <draw:text-box>
            <text:p><text:span text:style-name="T23">• </text:span><text:span text:style-name="T23">Can't share service objects across threads.</text:span></text:p>
            <text:p><text:span text:style-name="T23">• </text:span><text:span text:style-name="T23">Many services have a clone() facility available.</text:span></text:p>
          </draw:text-box>
        </draw:frame>
        <presentation:notes draw:style-name="dp2" presentation:use-header-name="hdr1" presentation:use-footer-name="ftr2">
          <draw:page-thumbnail draw:style-name="gr17" draw:layer="layout" svg:width="12.7cm" svg:height="9.526cm" svg:x="3.175cm" svg:y="1.904cm" draw:page-number="16" presentation:class="page"/>
          <draw:frame presentation:style-name="pr36" draw:text-style-name="P21" draw:layer="layout" svg:width="13.97cm" svg:height="11.431cm" svg:x="2.54cm" svg:y="12.065cm" presentation:class="notes" presentation:user-transformed="true">
            <draw:text-box>
              <text:p text:style-name="P34"><text:span text:style-name="T35">In general, ICU uses the open/use/close paradigm. <text:s/>This paradigm allows objects to be more configurable than a single unified function API, and it allows all of the initialization cost to be done in the open/constructor call. Even though a single object can’t be modified or modified and used at the </text:span><text:span text:style-name="T105">same time</text:span><text:span text:style-name="T35"> from multiple threads, this model does have the advantage that ICU’s API is reentrant.</text:span></text:p>
              <text:p text:style-name="P34"><text:span text:style-name="T35">When calling ICU4C’s API, please remember to check the returned UErrorCode. This must be initialized to U_ZERO_ERROR before being passed in as an argument to the first function using the UErrorCode, and it should be checked for failure after calling an ICU4C function.</text:span></text:p>
            </draw:text-box>
          </draw:frame>
        </presentation:notes>
      </draw:page>
      <draw:page draw:name="What Converters are Available?"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1.128cm" presentation:class="title" presentation:user-transformed="true">
          <draw:text-box>
            <text:p text:style-name="P7">What Converters are Available?</text:p>
          </draw:text-box>
        </draw:frame>
        <draw:frame presentation:style-name="pr50" draw:text-style-name="P109" draw:layer="layout" svg:width="22.86cm" svg:height="13.631cm" svg:x="1.27cm" svg:y="3.387cm" presentation:class="outline" presentation:user-transformed="true">
          <draw:text-box>
            <text:p text:style-name="P106"><text:span text:style-name="T107">ucnv_countAvailable()</text:span><text:span text:style-name="T108"> – get the number of available converters</text:span></text:p>
            <text:p text:style-name="P106"><text:span text:style-name="T107">ucnv_getAvailable</text:span><text:span text:style-name="T108"> – get the name of a particular converter</text:span></text:p>
            <text:p text:style-name="P22"><text:span text:style-name="T108">Many frameworks allow this type of examination.</text:span></text:p>
          </draw:text-box>
        </draw:frame>
        <presentation:notes draw:style-name="dp2" presentation:use-header-name="hdr1" presentation:use-footer-name="ftr2">
          <draw:page-thumbnail draw:style-name="gr17" draw:layer="layout" svg:width="12.7cm" svg:height="9.526cm" svg:x="3.175cm" svg:y="1.904cm" draw:page-number="17" presentation:class="page"/>
          <draw:frame presentation:style-name="pr36" draw:text-style-name="P21" draw:layer="layout" svg:width="13.97cm" svg:height="11.431cm" svg:x="2.54cm" svg:y="12.065cm" presentation:class="notes" presentation:user-transformed="true">
            <draw:text-box>
              <text:p text:style-name="P34"><text:span text:style-name="T35">ICU has plenty of getAvailable APIs. For example, the conversion API provides a list to query the list of available converters, and a list of aliases for each converter. <text:s/>Some other ICU APIs provide a list of locales that can be used with the API associated with the getAvailable API.</text:span></text:p>
            </draw:text-box>
          </draw:frame>
        </presentation:notes>
      </draw:page>
      <draw:page draw:name="Converting Text Chunk by Chunk"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111" draw:layer="layout" svg:width="22.86cm" svg:height="1.906cm" svg:x="1.27cm" svg:y="1.269cm" presentation:class="title" presentation:user-transformed="true">
          <draw:text-box>
            <text:p text:style-name="P7"><text:span text:style-name="T110">Converting Text Chunk by Chunk</text:span></text:p>
          </draw:text-box>
        </draw:frame>
        <draw:frame presentation:style-name="pr50" draw:text-style-name="P21" draw:layer="layout" svg:width="22.86cm" svg:height="13.631cm" svg:x="1.27cm" svg:y="3.387cm" presentation:class="outline" presentation:user-transformed="true">
          <draw:text-box>
            <text:p text:style-name="P22">Quick example of using the converter API</text:p>
          </draw:text-box>
        </draw:frame>
        <draw:custom-shape draw:style-name="gr102" draw:text-style-name="P21" draw:layer="layout" svg:width="21.378cm" svg:height="9.141cm" svg:x="1.949cm" svg:y="6.085cm">
          <text:p text:style-name="P63"><text:span text:style-name="T64">char buffer[DEFAULT_BUFFER_SIZE];</text:span></text:p>
          <text:p text:style-name="P63"><text:span text:style-name="T64">char *bufP = buffer;</text:span></text:p>
          <text:p text:style-name="P63"><text:span text:style-name="T64">int32_t len = ucnv_fromUChars(cnv, bufP, DEFAULT_BUFFER_SIZE, </text:span></text:p>
          <text:p text:style-name="P101"><text:span text:style-name="T64"><text:tab/></text:span><text:span text:style-name="T64"><text:tab/></text:span><text:span text:style-name="T64"><text:tab/></text:span><text:span text:style-name="T64">source, sourceLen, &amp;status);</text:span></text:p>
          <text:p text:style-name="P63"><text:span text:style-name="T64">if(U_FAILURE(status)) {</text:span></text:p>
          <text:p text:style-name="P101"><text:span text:style-name="T64"><text:tab/></text:span><text:span text:style-name="T64">if(status == U_BUFFER_OVERFLOW_ERROR) {</text:span></text:p>
          <text:p text:style-name="P101"><text:span text:style-name="T64"><text:tab/></text:span><text:span text:style-name="T64"><text:tab/></text:span><text:span text:style-name="T64">status = U_ZERO_ERROR;</text:span></text:p>
          <text:p text:style-name="P101"><text:span text:style-name="T64"><text:tab/></text:span><text:span text:style-name="T64"><text:tab/></text:span><text:span text:style-name="T64">bufP = (UChar *)malloc((len + 1) * sizeof(char));</text:span></text:p>
          <text:p text:style-name="P101"><text:span text:style-name="T64"><text:tab/></text:span><text:span text:style-name="T64"><text:tab/></text:span><text:span text:style-name="T64">len = ucnv_fromUChars(cnv, bufP, DEFAULT_BUFFER_SIZE, </text:span></text:p>
          <text:p text:style-name="P101"><text:span text:style-name="T64"><text:tab/></text:span><text:span text:style-name="T64"><text:tab/></text:span><text:span text:style-name="T64"><text:tab/></text:span><text:span text:style-name="T64"><text:tab/></text:span><text:span text:style-name="T64">source, sourceLen, &amp;status);</text:span></text:p>
          <text:p text:style-name="P101"><text:span text:style-name="T64"><text:tab/></text:span><text:span text:style-name="T64">} else {</text:span></text:p>
          <text:p text:style-name="P101"><text:span text:style-name="T64"><text:tab/></text:span><text:span text:style-name="T64"><text:tab/></text:span><text:span text:style-name="T64">/* other error, die gracefully */</text:span></text:p>
          <text:p text:style-name="P101"><text:span text:style-name="T64"><text:tab/></text:span><text:span text:style-name="T64">}</text:span></text:p>
          <text:p text:style-name="P63"><text:span text:style-name="T64">}</text:span></text:p>
          <text:p text:style-name="P101"><text:span text:style-name="T64">/* do interesting stuff with the converted text */</text:span><text:span text:style-name="T64"><text:tab/></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18" presentation:class="page"/>
          <draw:frame presentation:style-name="pr26" draw:text-style-name="P27" draw:layer="layout" svg:width="15.24cm" svg:height="11.692cm" svg:x="1.905cm" svg:y="12.065cm" presentation:class="notes" presentation:placeholder="true">
            <draw:text-box/>
          </draw:frame>
        </presentation:notes>
      </draw:page>
      <draw:page draw:name="Converting Text Character by Character"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3.003cm" svg:x="1.27cm" svg:y="0.721cm" presentation:class="title" presentation:user-transformed="true">
          <draw:text-box>
            <text:p text:style-name="P7"><text:span text:style-name="T112">Converting Text Character by Character</text:span></text:p>
          </draw:text-box>
        </draw:frame>
        <draw:frame presentation:style-name="pr113" draw:text-style-name="P21" draw:layer="layout" svg:width="22.86cm" svg:height="5.2cm" svg:x="1.27cm" svg:y="11.817cm" presentation:class="outline" presentation:user-transformed="true">
          <draw:text-box>
            <text:p text:style-name="P22">Works only from code page to Unicode</text:p>
            <text:p text:style-name="P22">Less efficient than converting a whole buffer</text:p>
            <text:p text:style-name="P22">Doesn’t require managing a target buffer</text:p>
          </draw:text-box>
        </draw:frame>
        <draw:custom-shape draw:style-name="gr102" draw:text-style-name="P21" draw:layer="layout" svg:width="21.718cm" svg:height="6.181cm" svg:x="2.368cm" svg:y="3.792cm">
          <text:p text:style-name="P63"><text:span text:style-name="T64">UChar32 result;</text:span></text:p>
          <text:p text:style-name="P63"><text:span text:style-name="T64">char *source = start;</text:span></text:p>
          <text:p text:style-name="P63"><text:span text:style-name="T64">char *sourceLimit = start + len;</text:span></text:p>
          <text:p text:style-name="P63"><text:span text:style-name="T64">while(source &lt; sourceLimit) {</text:span></text:p>
          <text:p text:style-name="P101"><text:span text:style-name="T64"><text:tab/></text:span><text:span text:style-name="T64">result = ucnv_getNextUChar(cnv, &amp;source, sourceLimit, &amp;status);</text:span></text:p>
          <text:p text:style-name="P101"><text:span text:style-name="T64"><text:tab/></text:span><text:span text:style-name="T64">if(U_FAILURE(status)) {</text:span></text:p>
          <text:p text:style-name="P101"><text:span text:style-name="T64"><text:tab/></text:span><text:span text:style-name="T64"><text:tab/></text:span><text:span text:style-name="T64">/* die gracefully */</text:span></text:p>
          <text:p text:style-name="P101"><text:span text:style-name="T64"><text:tab/></text:span><text:span text:style-name="T64">}</text:span><text:span text:style-name="T64"><text:tab/></text:span><text:span text:style-name="T64"><text:tab/></text:span></text:p>
          <text:p text:style-name="P101"><text:span text:style-name="T64"><text:tab/></text:span><text:span text:style-name="T64">/* do interesting stuff with the converted text */</text:span></text:p>
          <text:p text:style-name="P63"><text:span text:style-name="T64">}</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19" presentation:class="page"/>
          <draw:frame presentation:style-name="pr26" draw:text-style-name="P27" draw:layer="layout" svg:width="15.24cm" svg:height="11.692cm" svg:x="1.905cm" svg:y="12.065cm" presentation:class="notes" presentation:placeholder="true">
            <draw:text-box/>
          </draw:frame>
        </presentation:notes>
      </draw:page>
      <draw:page draw:name="Converting Text Piece by Piece From a File"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0.634cm" presentation:class="title" presentation:user-transformed="true">
          <draw:text-box>
            <text:p text:style-name="P7"><text:span text:style-name="T57">Converting Text Piece by Piece From a File</text:span></text:p>
          </draw:text-box>
        </draw:frame>
        <draw:custom-shape draw:style-name="gr102" draw:text-style-name="P21" draw:layer="layout" svg:width="21.378cm" svg:height="13.285cm" svg:x="1.482cm" svg:y="3.598cm">
          <text:p text:style-name="P63"><text:span text:style-name="T64">while((!feof(f)) &amp;&amp; ((count=fread(inBuf, 1, BUFFER_SIZE , f)) &gt; 0) ) {</text:span></text:p>
          <text:p text:style-name="P63"><text:span text:style-name="T64"><text:s text:c="4"/></text:span><text:span text:style-name="T64">source = inBuf;</text:span></text:p>
          <text:p text:style-name="P63"><text:span text:style-name="T64"><text:s text:c="4"/></text:span><text:span text:style-name="T64">sourceLimit = inBuf + count; <text:s text:c="6"/></text:span></text:p>
          <text:p text:style-name="P63"><text:span text:style-name="T64"><text:s text:c="4"/></text:span><text:span text:style-name="T64">do {</text:span></text:p>
          <text:p text:style-name="P63"><text:span text:style-name="T64"><text:s text:c="8"/></text:span><text:span text:style-name="T64">target = uBuf;</text:span></text:p>
          <text:p text:style-name="P63"><text:span text:style-name="T64"><text:s text:c="8"/></text:span><text:span text:style-name="T64">targetLimit = uBuf + uBufSize; <text:s text:c="11"/></text:span></text:p>
          <text:p text:style-name="P63"><text:span text:style-name="T64"><text:s text:c="8"/></text:span><text:span text:style-name="T64">ucnv_toUnicode(conv, &amp;target, targetLimit, </text:span></text:p>
          <text:p text:style-name="P63"><text:span text:style-name="T64"><text:s text:c="21"/></text:span><text:span text:style-name="T64">&amp;source, sourceLimit, NULL,</text:span></text:p>
          <text:p text:style-name="P63"><text:span text:style-name="T64"><text:s text:c="21"/></text:span><text:span text:style-name="T64">feof(f)?TRUE:FALSE, /* pass 'flush' when eof */</text:span></text:p>
          <text:p text:style-name="P63"><text:span text:style-name="T64"><text:s text:c="21"/></text:span><text:span text:style-name="T64">/* is true (when no more data will come) */</text:span></text:p>
          <text:p text:style-name="P63"><text:span text:style-name="T64"><text:s text:c="21"/></text:span><text:span text:style-name="T64">&amp;status); <text:s text:c="9"/></text:span></text:p>
          <text:p text:style-name="P63"><text:span text:style-name="T64"><text:s text:c="8"/></text:span><text:span text:style-name="T64">if(status == U_BUFFER_OVERFLOW_ERROR) {</text:span></text:p>
          <text:p text:style-name="P63"><text:span text:style-name="T64"><text:s text:c="12"/></text:span><text:span text:style-name="T64">// simply ran out of space – we'll reset the </text:span></text:p>
          <text:p text:style-name="P63"><text:span text:style-name="T64"><text:s text:c="12"/></text:span><text:span text:style-name="T64">// target ptr the next time through the loop.</text:span></text:p>
          <text:p text:style-name="P63"><text:span text:style-name="T64"><text:s text:c="12"/></text:span><text:span text:style-name="T64">status = U_ZERO_ERROR;</text:span></text:p>
          <text:p text:style-name="P63"><text:span text:style-name="T64"><text:s text:c="8"/></text:span><text:span text:style-name="T64">} else {</text:span></text:p>
          <text:p text:style-name="P63"><text:span text:style-name="T64"><text:s text:c="12"/></text:span><text:span text:style-name="T64">// <text:s/>Check other errors here and act appropriately</text:span></text:p>
          <text:p text:style-name="P63"><text:span text:style-name="T64"><text:s text:c="8"/></text:span><text:span text:style-name="T64">}</text:span></text:p>
          <text:p text:style-name="P63"><text:span text:style-name="T64"><text:s text:c="8"/></text:span><text:span text:style-name="T64">text.append(uBuf, target-uBuf);</text:span></text:p>
          <text:p text:style-name="P63"><text:span text:style-name="T64"><text:s text:c="8"/></text:span><text:span text:style-name="T64">count += target-uBuf;</text:span></text:p>
          <text:p text:style-name="P63"><text:span text:style-name="T64"><text:s text:c="4"/></text:span><text:span text:style-name="T64">} while (source &lt; sourceLimit); // while simply out of space</text:span></text:p>
          <text:p text:style-name="P63"><text:span text:style-name="T64">}</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20" presentation:class="page"/>
          <draw:frame presentation:style-name="pr56" draw:text-style-name="P21" draw:layer="layout" svg:width="15.24cm" svg:height="11.431cm" svg:x="1.905cm" svg:y="12.065cm" presentation:class="notes" presentation:user-transformed="true">
            <draw:text-box>
              <text:p text:style-name="P34"><text:span text:style-name="T35">Here is an example of converting a file piece by piece. Notice that unlike some other conversion APIs, like </text:span><text:span text:style-name="T59">some</text:span><text:span text:style-name="T35"> iconv and Java conversion implementations, you do not need to maintain state between conversion buffer runs. <text:s/>ICU maintains this state for you. <text:s/>Some other conversion APIs require the API user to manage truncated characters manually and the truncated part of a character must be passed into the next conversion buffer for other APIs. ICU simplifies this conversion process by remembering the conversion state between conversion calls.</text:span></text:p>
            </draw:text-box>
          </draw:frame>
        </presentation:notes>
      </draw:page>
      <draw:page draw:name="Clean up!"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0.634cm" presentation:class="title" presentation:user-transformed="true">
          <draw:text-box>
            <text:p text:style-name="P7">Clean up!</text:p>
          </draw:text-box>
        </draw:frame>
        <draw:frame presentation:style-name="pr50" draw:text-style-name="P21" draw:layer="layout" svg:width="22.86cm" svg:height="13.631cm" svg:x="1.27cm" svg:y="3.387cm" presentation:class="outline" presentation:user-transformed="true">
          <draw:text-box>
            <text:p text:style-name="P22"><text:span text:style-name="T35">Whatever is opened, needs to be closed</text:span></text:p>
            <text:p text:style-name="P22"><text:span text:style-name="T35">Converters use </text:span><text:span text:style-name="T114">ucnv_close</text:span><text:span text:style-name="T115">()</text:span></text:p>
            <text:p text:style-name="P22"><text:span text:style-name="T35">Other C APIs that have an open function also have a close function</text:span></text:p>
            <text:p text:style-name="P22"><text:span text:style-name="T35">Allocated C++ objects require delete</text:span></text:p>
            <text:p text:style-name="P22"><text:span text:style-name="T35">Can clean up all of ICU with </text:span><text:span text:style-name="T116">u_cleanup(…)</text:span></text:p>
            <text:p text:style-name="P22"><text:span text:style-name="T35"><text:s text:c="2"/></text:span><text:span text:style-name="T35">( opposite of </text:span><text:span text:style-name="T116">u_init()</text:span><text:span text:style-name="T35"> )</text:span></text:p>
          </draw:text-box>
        </draw:frame>
        <presentation:notes draw:style-name="dp2" presentation:use-header-name="hdr1" presentation:use-footer-name="ftr2">
          <draw:page-thumbnail draw:style-name="gr17" draw:layer="layout" svg:width="12.7cm" svg:height="9.526cm" svg:x="3.175cm" svg:y="1.904cm" draw:page-number="21" presentation:class="page"/>
          <draw:frame presentation:style-name="pr36" draw:text-style-name="P21" draw:layer="layout" svg:width="13.97cm" svg:height="11.431cm" svg:x="2.54cm" svg:y="12.065cm" presentation:class="notes" presentation:user-transformed="true">
            <draw:text-box>
              <text:p text:style-name="P34">When you are done with an object, please remember to close or delete it. <text:s/></text:p>
            </draw:text-box>
          </draw:frame>
        </presentation:notes>
      </draw:page>
      <draw:page draw:name="Break Iteration - Introduction" draw:style-name="dp1052"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1057" draw:text-style-name="P1058" draw:layer="layout" svg:width="22.86cm" svg:height="1.906cm" svg:x="1.27cm" svg:y="0.634cm" presentation:class="title" presentation:user-transformed="true">
          <draw:text-box>
            <text:p text:style-name="P1056">Break Iteration - Introduction</text:p>
          </draw:text-box>
        </draw:frame>
        <draw:frame presentation:style-name="pr1061" draw:text-style-name="P1058" draw:layer="layout" svg:width="22.86cm" svg:height="13.631cm" svg:x="1.27cm" svg:y="3.387cm" presentation:class="outline" presentation:user-transformed="true">
          <draw:text-box>
            <text:p text:style-name="P1059">Four types of boundaries:</text:p>
            <text:list text:style-name="L1052">
              <text:list-item>
                <text:list>
                  <text:list-item>
                    <text:p>Character boundaries: <text:s text:c="3"/><text:span text:style-name="T1060">|</text:span>A<text:span text:style-name="T1060">|</text:span>Ä<text:span text:style-name="T1060">|</text:span>री<text:span text:style-name="T1060">|</text:span></text:p>
                  </text:list-item>
                  <text:list-item>
                    <text:p>Word boundaries:<text:tab/>Parlez<text:span text:style-name="T1060">|</text:span>-<text:span text:style-name="T1060">|</text:span>vous<text:span text:style-name="T1060">|</text:span> <text:span text:style-name="T1060">|</text:span>français<text:span text:style-name="T1060">|</text:span> <text:span text:style-name="T1060">|</text:span>?<text:span text:style-name="T1060">|</text:span></text:p>
                  </text:list-item>
                  <text:list-item>
                    <text:p>Line break opportunity:<text:tab/>Parlez-<text:span text:style-name="T1060">|</text:span>vous <text:span text:style-name="T1060">|</text:span>français ?<text:span text:style-name="T1060">|</text:span> </text:p>
                  </text:list-item>
                  <text:list-item>
                    <text:p>Sentence Break:<text:tab/>Parlez-vous français ?<text:span text:style-name="T1060">|</text:span> This is a test.<text:span text:style-name="T1060">|</text:span> </text:p>
                  </text:list-item>
                </text:list>
              </text:list-item>
            </text:list>
            <text:p text:style-name="P1059"/>
          </draw:text-box>
        </draw:frame>
        <presentation:notes draw:style-name="dp1051" presentation:use-header-name="hdr1" presentation:use-footer-name="ftr2">
          <draw:page-thumbnail draw:style-name="gr1062" draw:layer="layout" svg:width="12.7cm" svg:height="9.526cm" svg:x="3.175cm" svg:y="1.904cm" draw:page-number="22" presentation:class="page"/>
          <draw:frame presentation:style-name="pr1065" draw:text-style-name="P1058" draw:layer="layout" svg:width="15.24cm" svg:height="11.431cm" svg:x="1.905cm" svg:y="12.065cm" presentation:class="notes" presentation:user-transformed="true">
            <draw:text-box>
              <text:p text:style-name="P1063"><text:span text:style-name="T1064">Character boundaries are also called “grapheme cluster boundaries.” Used for cursor positioning, selection, counting characters.</text:span></text:p>
              <text:p text:style-name="P1063"><text:span text:style-name="T1064">Word boundaries used for double-click selection, moving cursor to next word, counting words</text:span></text:p>
              <text:p text:style-name="P1063"><text:span text:style-name="T1064">Line break boundaries are places where it’s legal to break a line. Eg: “quasi-stellar” is one word, but can break on the hyphen.</text:span></text:p>
              <text:p text:style-name="P1063"><text:span text:style-name="T1064">Sentence boundaries used for triple-click selection, counting sentences, check if two words in same sentence.</text:span></text:p>
              <text:p text:style-name="P1063"><text:span text:style-name="T1064">Boundary position is zero based index of character following boundary. Eg: 0 is before first character, position 1 is before second character.</text:span></text:p>
              <text:p text:style-name="P1063"><text:span text:style-name="T1064"/></text:p>
            </draw:text-box>
          </draw:frame>
        </presentation:notes>
      </draw:page>
      <draw:page draw:name="Break Iteration - Navigation" draw:style-name="dp1489"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1494" draw:text-style-name="P1495" draw:layer="layout" svg:width="22.86cm" svg:height="1.906cm" svg:x="1.27cm" svg:y="0.634cm" presentation:class="title" presentation:user-transformed="true">
          <draw:text-box>
            <text:p text:style-name="P1493">Break Iteration – Navigation [s23]</text:p>
          </draw:text-box>
        </draw:frame>
        <draw:frame presentation:style-name="pr1504" draw:text-style-name="P1495" draw:layer="layout" svg:width="22.86cm" svg:height="13.631cm" svg:x="1.27cm" svg:y="2.487cm" presentation:class="outline" presentation:user-transformed="true">
          <draw:text-box>
            <text:p text:style-name="P1496">Boundaries are specified by the index of the character <text:span text:style-name="T1497">following </text:span>the boundary.</text:p>
            <text:p text:style-name="P1496"><text:s/><text:span text:style-name="T1498">current()</text:span> to get the current boundary,<text:line-break/> <text:s/><text:span text:style-name="T1498">first() </text:span><text:span text:style-name="T1499">and</text:span><text:span text:style-name="T1498"> last()</text:span> for beginning or end of text</text:p>
            <text:p text:style-name="P1496"><text:span text:style-name="T1500">Use </text:span><text:span text:style-name="T1501">next()</text:span><text:span text:style-name="T1500"> , </text:span><text:span text:style-name="T1501">previous()</text:span><text:span text:style-name="T1500"> to move to adjacent boundary</text:span><text:span text:style-name="T1500"><text:line-break/></text:span><text:span text:style-name="T1500">Returns </text:span><text:span text:style-name="T1501">BreakIterator::DONE</text:span><text:span text:style-name="T1500"> if can’t move the boundary.</text:span></text:p>
            <text:p text:style-name="P1496"><text:span text:style-name="T1498">isBoundary</text:span><text:span text:style-name="T1502">(n)</text:span> is position <text:span text:style-name="T1503">n</text:span> a boundary?</text:p>
            <text:p text:style-name="P1496"><text:span text:style-name="T1498">preceding</text:span><text:span text:style-name="T1502">(n)</text:span> to find boundary at or before n , and <text:line-break/> <text:span text:style-name="T1498">following</text:span><text:span text:style-name="T1502">(n)</text:span> to find boundary at or after n</text:p>
            <text:p text:style-name="P1496"/>
            <text:p text:style-name="P1496"><text:span text:style-name="T1500"/></text:p>
            <text:p text:style-name="P1496"><text:span text:style-name="T1500"/></text:p>
          </draw:text-box>
        </draw:frame>
        <draw:frame draw:style-name="standard" draw:layer="layout" svg:width="14.098cm" svg:height="2.304cm" svg:x="5.388cm" svg:y="12.856cm">
          <table:table table:template-name="SymDefault" table:use-first-row-styles="true" table:use-banding-rows-styles="true" table:style-name="ta1505">
            <table:table-column table:style-name="co1506"/>
            <table:table-column table:style-name="co1506"/>
            <table:table-column table:style-name="co1506"/>
            <table:table-column table:style-name="co1506"/>
            <table:table-column table:style-name="co1507"/>
            <table:table-row table:style-name="ro1508" table:default-cell-style-name="ce1509">
              <table:table-cell>
                <text:p text:style-name="P1510">0</text:p>
              </table:table-cell>
              <table:table-cell>
                <text:p text:style-name="P1510">1</text:p>
              </table:table-cell>
              <table:table-cell>
                <text:p text:style-name="P1510">2</text:p>
              </table:table-cell>
              <table:table-cell>
                <text:p text:style-name="P1510">3</text:p>
              </table:table-cell>
              <table:table-cell>
                <text:p text:style-name="P1510">4</text:p>
              </table:table-cell>
            </table:table-row>
            <table:table-row table:style-name="ro1511" table:default-cell-style-name="ce1512">
              <table:table-cell>
                <text:p text:style-name="P1513"><text:span text:style-name="T1514">T</text:span></text:p>
              </table:table-cell>
              <table:table-cell>
                <text:p text:style-name="P1513"><text:span text:style-name="T1514">E</text:span></text:p>
              </table:table-cell>
              <table:table-cell>
                <text:p text:style-name="P1513"><text:span text:style-name="T1514">X</text:span></text:p>
              </table:table-cell>
              <table:table-cell>
                <text:p text:style-name="P1513"><text:span text:style-name="T1514">T</text:span></text:p>
              </table:table-cell>
              <table:table-cell table:style-name="ce1515">
                <text:p text:style-name="P1516">(end)</text:p>
              </table:table-cell>
            </table:table-row>
          </table:table>
          <draw:image xlink:href="Pictures/TablePreview1.svm" xlink:type="simple" xlink:show="embed" xlink:actuate="onLoad"/>
        </draw:frame>
        <draw:ellipse draw:style-name="gr1517" draw:text-style-name="P1518" draw:id="id1495" draw:layer="layout" svg:width="1.27cm" svg:height="2.54cm" svg:x="10.63cm" svg:y="12.595cm">
          <text:p/>
        </draw:ellipse>
        <draw:ellipse draw:style-name="gr1519" draw:text-style-name="P1518" draw:id="id1491" draw:layer="layout" svg:width="1.27cm" svg:height="2.54cm" svg:x="13.47cm" svg:y="12.595cm">
          <text:p/>
        </draw:ellipse>
        <draw:ellipse draw:style-name="gr1519" draw:text-style-name="P1518" draw:id="id1493" draw:layer="layout" svg:width="1.27cm" svg:height="2.54cm" svg:x="16.135cm" svg:y="12.567cm">
          <text:p/>
        </draw:ellipse>
        <draw:ellipse draw:style-name="gr1519" draw:text-style-name="P1518" draw:id="id1489" draw:layer="layout" svg:width="1.27cm" svg:height="2.54cm" svg:x="7.743cm" svg:y="12.594cm">
          <text:p/>
        </draw:ellipse>
        <draw:ellipse draw:style-name="gr1519" draw:text-style-name="P1518" draw:id="id1487" draw:layer="layout" svg:width="1.27cm" svg:height="2.54cm" svg:x="4.99cm" svg:y="12.568cm">
          <text:p/>
        </draw:ellipse>
        <draw:frame draw:style-name="gr1521" draw:text-style-name="P1522" draw:id="id1494" draw:layer="layout" svg:width="3.175cm" svg:height="1.013cm" svg:x="10.46cm" svg:y="10.717cm">
          <draw:text-box>
            <text:p text:style-name="P1520"><text:span text:style-name="T1497">current()</text:span></text:p>
          </draw:text-box>
        </draw:frame>
        <draw:frame draw:style-name="gr1521" draw:text-style-name="P1522" draw:id="id1492" draw:layer="layout" svg:width="3.175cm" svg:height="1.013cm" svg:x="16.51cm" svg:y="16.427cm">
          <draw:text-box>
            <text:p text:style-name="P1520"><text:span text:style-name="T1497">last()</text:span></text:p>
          </draw:text-box>
        </draw:frame>
        <draw:frame draw:style-name="gr1521" draw:text-style-name="P1522" draw:id="id1490" draw:layer="layout" svg:width="3.175cm" svg:height="1.013cm" svg:x="12.7cm" svg:y="16.427cm">
          <draw:text-box>
            <text:p text:style-name="P1520"><text:span text:style-name="T1497">next()</text:span></text:p>
          </draw:text-box>
        </draw:frame>
        <draw:frame draw:style-name="gr1521" draw:text-style-name="P1522" draw:id="id1488" draw:layer="layout" svg:width="3.81cm" svg:height="1.013cm" svg:x="7.62cm" svg:y="16.427cm">
          <draw:text-box>
            <text:p text:style-name="P1520"><text:span text:style-name="T1497">previous()</text:span></text:p>
          </draw:text-box>
        </draw:frame>
        <draw:frame draw:style-name="gr1523" draw:text-style-name="P1522" draw:id="id1486" draw:layer="layout" svg:width="2.54cm" svg:height="1.148cm" svg:x="4.445cm" svg:y="16.292cm">
          <draw:text-box>
            <text:p text:style-name="P1520"><text:span text:style-name="T1497">first()</text:span></text:p>
          </draw:text-box>
        </draw:frame>
        <draw:connector draw:style-name="gr1524" draw:text-style-name="P1518" draw:layer="layout" draw:type="curve" svg:x1="5.715cm" svg:y1="16.292cm" svg:x2="5.625cm" svg:y2="15.108cm" draw:start-shape="id1486" draw:start-glue-point="0" draw:end-shape="id1487" draw:end-glue-point="2" svg:d="m5715 16292c0-882-90-290-90-1184">
          <text:p/>
        </draw:connector>
        <draw:connector draw:style-name="gr1524" draw:text-style-name="P1518" draw:layer="layout" draw:type="curve" svg:x1="9.525cm" svg:y1="16.427cm" svg:x2="8.378cm" svg:y2="15.134cm" draw:start-shape="id1488" draw:start-glue-point="0" draw:end-shape="id1489" draw:end-glue-point="2" svg:d="m9525 16427c0-963-1147-317-1147-1293">
          <text:p/>
        </draw:connector>
        <draw:connector draw:style-name="gr1524" draw:text-style-name="P1518" draw:layer="layout" draw:type="curve" svg:x1="14.287cm" svg:y1="16.427cm" svg:x2="14.105cm" svg:y2="15.135cm" draw:start-shape="id1490" draw:start-glue-point="0" draw:end-shape="id1491" draw:end-glue-point="2" svg:d="m14287 16427c0-963-182-317-182-1292">
          <text:p/>
        </draw:connector>
        <draw:connector draw:style-name="gr1524" draw:text-style-name="P1518" draw:layer="layout" draw:type="curve" svg:x1="18.097cm" svg:y1="16.427cm" svg:x2="16.77cm" svg:y2="15.107cm" draw:start-shape="id1492" draw:start-glue-point="0" draw:end-shape="id1493" draw:end-glue-point="2" svg:d="m18097 16427c0-984-1327-324-1327-1320">
          <text:p/>
        </draw:connector>
        <draw:connector draw:style-name="gr1524" draw:text-style-name="P1518" draw:layer="layout" draw:type="curve" svg:x1="12.047cm" svg:y1="11.73cm" svg:x2="11.265cm" svg:y2="12.595cm" draw:start-shape="id1494" draw:start-glue-point="2" draw:end-shape="id1495" draw:end-glue-point="0" svg:d="m12047 11730c0 630-782 198-782 865">
          <text:p/>
        </draw:connector>
        <presentation:notes draw:style-name="dp1488" presentation:use-header-name="hdr1" presentation:use-footer-name="ftr2">
          <office:forms form:automatic-focus="false" form:apply-design-mode="false"/>
          <draw:page-thumbnail draw:style-name="gr1525" draw:layer="layout" svg:width="12.7cm" svg:height="9.526cm" svg:x="3.175cm" svg:y="1.904cm" draw:page-number="23" presentation:class="page"/>
          <draw:frame presentation:style-name="pr1526" draw:text-style-name="P1518" draw:layer="layout" svg:width="15.24cm" svg:height="11.692cm" svg:x="1.905cm" svg:y="12.065cm" presentation:class="notes">
            <draw:text-box>
              <text:p><text:span text:style-name="T1500"/></text:p>
              <text:p><text:span text:style-name="T1500">From 2: </text:span></text:p>
              <text:p><text:span text:style-name="T1500"><text:s text:c="2"/></text:span><text:span text:style-name="T1500">current()==2, first()==0, last()==4, next()==3, previous()==1</text:span></text:p>
              <text:p><text:span text:style-name="T1500"/></text:p>
              <text:p><text:span text:style-name="T1500">[s23] sample was used to generate this.</text:span></text:p>
              <text:p><text:span text:style-name="T1500"/></text:p>
            </draw:text-box>
          </draw:frame>
        </presentation:notes>
      </draw:page>
      <draw:page draw:name="Break Iteration - Opening" draw:style-name="dp96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991" draw:text-style-name="P992" draw:layer="layout" svg:width="22.86cm" svg:height="1.906cm" svg:x="1.27cm" svg:y="0.634cm" presentation:class="title" presentation:user-transformed="true">
          <draw:text-box>
            <text:p text:style-name="P990">Break Iteration – Opening [s24]</text:p>
          </draw:text-box>
        </draw:frame>
        <draw:frame presentation:style-name="pr1000" draw:text-style-name="P992" draw:layer="layout" svg:width="12.546cm" svg:height="2.047cm" svg:x="1.27cm" svg:y="3.387cm" presentation:class="outline" presentation:user-transformed="true">
          <draw:text-box>
            <text:p text:style-name="P993">Use the factory methods:</text:p>
          </draw:text-box>
        </draw:frame>
        <draw:custom-shape draw:style-name="gr1001" draw:text-style-name="P992" draw:layer="layout" svg:width="21.379cm" svg:height="8.549cm" svg:x="2.328cm" svg:y="5.08cm">
          <text:p text:style-name="P980"><text:span text:style-name="T981">Locale <text:s text:c="4"/>locale(“th”); // locale to use for break iterators</text:span></text:p>
          <text:p text:style-name="P980"><text:span text:style-name="T981">UErrorCode status = U_ZERO_ERROR;</text:span></text:p>
          <text:p text:style-name="P980"><text:span text:style-name="T981"/></text:p>
          <text:p text:style-name="P980"><text:span text:style-name="T981">BreakIterator *characterIterator =</text:span></text:p>
          <text:p text:style-name="P980"><text:span text:style-name="T981"><text:s text:c="15"/></text:span><text:span text:style-name="T981">BreakIterator::createCharacterInstance(locale, status);</text:span></text:p>
          <text:p text:style-name="P980"><text:span text:style-name="T981"/></text:p>
          <text:p text:style-name="P980"><text:span text:style-name="T981">BreakIterator *wordIterator =</text:span></text:p>
          <text:p text:style-name="P980"><text:span text:style-name="T981"><text:s text:c="15"/></text:span><text:span text:style-name="T981">BreakIterator::createWordInstance(locale, status);</text:span></text:p>
          <text:p text:style-name="P980"><text:span text:style-name="T981"/></text:p>
          <text:p text:style-name="P980"><text:span text:style-name="T981">BreakIterator *lineIterator =</text:span></text:p>
          <text:p text:style-name="P980"><text:span text:style-name="T981"><text:s text:c="15"/></text:span><text:span text:style-name="T981">BreakIterator::createLineInstance(locale, status);</text:span></text:p>
          <text:p text:style-name="P980"><text:span text:style-name="T981"/></text:p>
          <text:p text:style-name="P980"><text:span text:style-name="T981">BreakIterator *sentenceIterator =</text:span></text:p>
          <text:p text:style-name="P980"><text:span text:style-name="T981"><text:s text:c="15"/></text:span><text:span text:style-name="T981">BreakIterator::createSentenceInstance(locale, status);</text:span></text:p>
          <draw:enhanced-geometry svg:viewBox="0 0 21600 21600" draw:type="rectangle" draw:enhanced-path="M 0 0 L 21600 0 21600 21600 0 21600 0 0 Z N"/>
        </draw:custom-shape>
        <draw:custom-shape draw:style-name="gr1003" draw:text-style-name="P1004" draw:layer="layout" svg:width="14.393cm" svg:height="1.628cm" svg:x="1.27cm" svg:y="14.393cm">
          <text:p text:style-name="P980"><text:span text:style-name="T1002">Don’t forget to check the status!</text:span></text:p>
          <draw:enhanced-geometry svg:viewBox="0 0 21600 21600" draw:type="rectangle" draw:enhanced-path="M 0 0 L 21600 0 21600 21600 0 21600 0 0 Z N"/>
        </draw:custom-shape>
        <presentation:notes draw:style-name="dp963" presentation:use-header-name="hdr1" presentation:use-footer-name="ftr2">
          <draw:page-thumbnail draw:style-name="gr987" draw:layer="layout" svg:width="12.7cm" svg:height="9.526cm" svg:x="3.175cm" svg:y="1.904cm" draw:page-number="25" presentation:class="page"/>
          <draw:frame presentation:style-name="pr1005" draw:text-style-name="P970" draw:layer="layout" svg:width="15.24cm" svg:height="11.692cm" svg:x="1.905cm" svg:y="12.065cm" presentation:class="notes" presentation:placeholder="true">
            <draw:text-box/>
          </draw:frame>
        </presentation:notes>
      </draw:page>
      <draw:page draw:name="Set the text"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0.634cm" presentation:class="title" presentation:user-transformed="true">
          <draw:text-box>
            <text:p text:style-name="P7">Set the text</text:p>
          </draw:text-box>
        </draw:frame>
        <draw:frame presentation:style-name="pr123" draw:text-style-name="P21" draw:layer="layout" svg:width="21.599cm" svg:height="1.205cm" svg:x="1.904cm" svg:y="4.868cm" presentation:class="outline" presentation:user-transformed="true">
          <draw:text-box>
            <text:p text:style-name="P122"><text:span text:style-name="T23">We need to tell the iterator what text to use:</text:span></text:p>
          </draw:text-box>
        </draw:frame>
        <draw:custom-shape draw:style-name="gr103" draw:text-style-name="P21" draw:layer="layout" svg:width="21.598cm" svg:height="1.204cm" svg:x="2.117cm" svg:y="9.102cm">
          <text:p/>
          <draw:enhanced-geometry svg:viewBox="0 0 21600 21600" draw:type="rectangle" draw:enhanced-path="M 0 0 L 21600 0 21600 21600 0 21600 0 0 Z N"/>
        </draw:custom-shape>
        <draw:custom-shape draw:style-name="gr103" draw:text-style-name="P21" draw:layer="layout" svg:width="21.599cm" svg:height="1.204cm" svg:x="1.905cm" svg:y="9.313cm">
          <text:p/>
          <draw:enhanced-geometry svg:viewBox="0 0 21600 21600" draw:type="rectangle" draw:enhanced-path="M 0 0 L 21600 0 21600 21600 0 21600 0 0 Z N"/>
        </draw:custom-shape>
        <draw:custom-shape draw:style-name="gr102" draw:text-style-name="P21" draw:layer="layout" svg:width="21.378cm" svg:height="2.629cm" svg:x="2.161cm" svg:y="6.152cm">
          <text:p text:style-name="P63"><text:span text:style-name="T64">UnicodeString text;</text:span></text:p>
          <text:p text:style-name="P63"><text:span text:style-name="T64"/></text:p>
          <text:p text:style-name="P63"><text:span text:style-name="T64">readFile(file, text);</text:span></text:p>
          <text:p text:style-name="P63"><text:span text:style-name="T64">wordIterator-&gt;setText(text);</text:span></text:p>
          <draw:enhanced-geometry svg:viewBox="0 0 21600 21600" draw:type="rectangle" draw:enhanced-path="M 0 0 L 21600 0 21600 21600 0 21600 0 0 Z N"/>
        </draw:custom-shape>
        <draw:custom-shape draw:style-name="gr120" draw:text-style-name="P21" draw:layer="layout" svg:width="21.599cm" svg:height="1.204cm" svg:x="2.161cm" svg:y="9.102cm">
          <text:p text:style-name="P124"><text:span text:style-name="T125">Reuse iterators by calling</text:span><text:span text:style-name="T35"> </text:span><text:span text:style-name="T115">setText()</text:span><text:span text:style-name="T35"> </text:span><text:span text:style-name="T125">again.</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26" presentation:class="page"/>
          <draw:frame presentation:style-name="pr56" draw:text-style-name="P21" draw:layer="layout" svg:width="15.24cm" svg:height="11.431cm" svg:x="1.905cm" svg:y="12.065cm" presentation:class="notes" presentation:user-transformed="true">
            <draw:text-box>
              <text:p text:style-name="P34"><text:span text:style-name="T35">Assume that readFile() will read the whole file into the UnicodeString.</text:span></text:p>
            </draw:text-box>
          </draw:frame>
        </presentation:notes>
      </draw:page>
      <draw:page draw:name="Break Iteration - Counting Words in a File" draw:style-name="dp170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1719" draw:text-style-name="P1720" draw:layer="layout" svg:width="22.86cm" svg:height="1.906cm" svg:x="1.27cm" svg:y="0.634cm" presentation:class="title" presentation:user-transformed="true">
          <draw:text-box>
            <text:p text:style-name="P1717"><text:span text:style-name="T1718">Break Iteration - Counting Words in a File [s24]</text:span></text:p>
          </draw:text-box>
        </draw:frame>
        <draw:custom-shape draw:style-name="gr1722" draw:text-style-name="P1723" draw:layer="layout" svg:width="21.379cm" svg:height="12.888cm" svg:x="1.693cm" svg:y="3.598cm">
          <text:p text:style-name="P1715"><text:span text:style-name="T1721">int32_t countWords(BreakIterator *wordIterator, UnicodeString &amp;text)</text:span></text:p>
          <text:p text:style-name="P1715"><text:span text:style-name="T1721">{</text:span></text:p>
          <text:p text:style-name="P1715"><text:span text:style-name="T1721"><text:s text:c="4"/></text:span><text:span text:style-name="T1721">UErrorCode status = U_ZERO_ERROR;</text:span></text:p>
          <text:p text:style-name="P1715"><text:span text:style-name="T1721"><text:s text:c="4"/></text:span><text:span text:style-name="T1721">UnicodeString word;</text:span></text:p>
          <text:p text:style-name="P1715"><text:span text:style-name="T1721"><text:s text:c="4"/></text:span><text:span text:style-name="T1721">UnicodeSet letters(UnicodeString("[:letter:]"), status);</text:span></text:p>
          <text:p text:style-name="P1715"><text:span text:style-name="T1721"/></text:p>
          <text:p text:style-name="P1715"><text:span text:style-name="T1721"><text:s text:c="4"/></text:span><text:span text:style-name="T1721">int32_t wordCount = 0;</text:span></text:p>
          <text:p text:style-name="P1715"><text:span text:style-name="T1721"><text:s text:c="4"/></text:span><text:span text:style-name="T1721">int32_t start = wordIterator-&gt;first();</text:span></text:p>
          <text:p text:style-name="P1715"><text:span text:style-name="T1721"/></text:p>
          <text:p text:style-name="P1715"><text:span text:style-name="T1721"><text:s text:c="4"/></text:span><text:span text:style-name="T1721">for(int32_t end = wordIterator-&gt;next();</text:span></text:p>
          <text:p text:style-name="P1715"><text:span text:style-name="T1721"><text:s text:c="8"/></text:span><text:span text:style-name="T1721">end != BreakIterator::DONE;</text:span></text:p>
          <text:p text:style-name="P1715"><text:span text:style-name="T1721"><text:s text:c="8"/></text:span><text:span text:style-name="T1721">start = end, end = wordIterator-&gt;next())</text:span></text:p>
          <text:p text:style-name="P1715"><text:span text:style-name="T1721"><text:s text:c="4"/></text:span><text:span text:style-name="T1721">{</text:span></text:p>
          <text:p text:style-name="P1715"><text:span text:style-name="T1721"><text:s text:c="8"/></text:span><text:span text:style-name="T1721">text.extractBetween(start, end, word);</text:span></text:p>
          <text:p text:style-name="P1715"><text:span text:style-name="T1721"><text:s text:c="8"/></text:span></text:p>
          <text:p text:style-name="P1715"><text:span text:style-name="T1721"><text:s text:c="8"/></text:span><text:span text:style-name="T1721">if(letters.containsSome(word)) {</text:span></text:p>
          <text:p text:style-name="P1715"><text:span text:style-name="T1721"><text:s text:c="12"/></text:span><text:span text:style-name="T1721">wordCount += 1;</text:span></text:p>
          <text:p text:style-name="P1715"><text:span text:style-name="T1721"><text:s text:c="8"/></text:span><text:span text:style-name="T1721">}</text:span></text:p>
          <text:p text:style-name="P1715"><text:span text:style-name="T1721"><text:s text:c="4"/></text:span><text:span text:style-name="T1721">}</text:span></text:p>
          <text:p text:style-name="P1715"><text:span text:style-name="T1721"/></text:p>
          <text:p text:style-name="P1715"><text:span text:style-name="T1721"><text:s text:c="4"/></text:span><text:span text:style-name="T1721">return wordCount;</text:span></text:p>
          <text:p text:style-name="P1715"><text:span text:style-name="T1721">}</text:span></text:p>
          <text:p text:style-name="P1715"><text:span text:style-name="T1721"/></text:p>
          <draw:enhanced-geometry svg:viewBox="0 0 21600 21600" draw:type="rectangle" draw:enhanced-path="M 0 0 L 21600 0 21600 21600 0 21600 0 0 Z N"/>
        </draw:custom-shape>
        <presentation:notes draw:style-name="dp1702" presentation:use-header-name="hdr1" presentation:use-footer-name="ftr2">
          <office:forms form:automatic-focus="false" form:apply-design-mode="false"/>
          <draw:page-thumbnail draw:style-name="gr1714" draw:layer="layout" svg:width="12.7cm" svg:height="9.526cm" svg:x="3.175cm" svg:y="1.904cm" draw:page-number="26" presentation:class="page"/>
          <draw:frame presentation:style-name="pr1726" draw:text-style-name="P1727" draw:layer="layout" svg:width="15.24cm" svg:height="11.431cm" svg:x="1.905cm" svg:y="12.065cm" presentation:class="notes" presentation:user-transformed="true">
            <draw:text-box>
              <text:p text:style-name="P1724"><text:span text:style-name="T1725">A word iterator will also return runs of punctuation as words. We deal with this using the UnicodeSet letters, to make sure the “word” contains at least one letter. We can also add numbers to the set if we want to count them as words too.</text:span></text:p>
              <text:p text:style-name="P1724"><text:span text:style-name="T1725">We should really check status after creating the UnicodeSet, but it will only fail if the pattern is incorrect, or if ICU has been incorrectly installed.</text:span></text:p>
              <text:p text:style-name="P1724"><text:span text:style-name="T1725">Note that this code would work for characters or sentences too!</text:span></text:p>
              <text:p text:style-name="P1724"><text:span text:style-name="T1725"/></text:p>
              <text:p text:style-name="P1724"><text:span text:style-name="T1725">Also note that if the UnicodeSet was constructed on, say, [ [:letter:]&amp;[:Grek:]] it would return the number of words which are in Greek.</text:span></text:p>
              <text:p text:style-name="P1724"><text:span text:style-name="T1725"/></text:p>
            </draw:text-box>
          </draw:frame>
        </presentation:notes>
      </draw:page>
      <draw:page draw:name="Break Iteration - Breaking Lines" draw:style-name="dp170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1719" draw:text-style-name="P1727" draw:layer="layout" svg:width="22.86cm" svg:height="1.906cm" svg:x="1.27cm" svg:y="1.674cm" presentation:class="title" presentation:user-transformed="true">
          <draw:text-box>
            <text:p text:style-name="P1728">Break Iteration - Breaking Lines [s27]</text:p>
          </draw:text-box>
        </draw:frame>
        <draw:custom-shape draw:style-name="gr1729" draw:text-style-name="P1727" draw:layer="layout" svg:width="22.132cm" svg:height="10.325cm" svg:x="1.526cm" svg:y="4.886cm">
          <text:p text:style-name="P1710"><text:span text:style-name="T1711">int32_t previousBreak(BreakIterator *breakIterator, UnicodeString &amp;text,</text:span></text:p>
          <text:p text:style-name="P1710"><text:span text:style-name="T1711"><text:s text:c="22"/></text:span><text:span text:style-name="T1711">int32_t location)</text:span></text:p>
          <text:p text:style-name="P1710"><text:span text:style-name="T1711">{</text:span></text:p>
          <text:p text:style-name="P1710"><text:span text:style-name="T1711"><text:s text:c="4"/></text:span><text:span text:style-name="T1711">int32_t len = text.length();</text:span></text:p>
          <text:p text:style-name="P1710"><text:span text:style-name="T1711"/></text:p>
          <text:p text:style-name="P1710"><text:span text:style-name="T1711"><text:s text:c="4"/></text:span><text:span text:style-name="T1711">while(location &lt; len) {</text:span></text:p>
          <text:p text:style-name="P1710"><text:span text:style-name="T1711"><text:s text:c="8"/></text:span><text:span text:style-name="T1711">UChar c = text[location];</text:span></text:p>
          <text:p text:style-name="P1710"><text:span text:style-name="T1711"/></text:p>
          <text:p text:style-name="P1710"><text:span text:style-name="T1711"><text:s text:c="8"/></text:span><text:span text:style-name="T1711">if(!u_isWhitespace(c) &amp;&amp; !u_iscntrl(c)) {</text:span></text:p>
          <text:p text:style-name="P1710"><text:span text:style-name="T1711"><text:s text:c="12"/></text:span><text:span text:style-name="T1711">break;</text:span></text:p>
          <text:p text:style-name="P1710"><text:span text:style-name="T1711"><text:s text:c="8"/></text:span><text:span text:style-name="T1711">}</text:span></text:p>
          <text:p text:style-name="P1710"><text:span text:style-name="T1711"/></text:p>
          <text:p text:style-name="P1710"><text:span text:style-name="T1711"><text:s text:c="8"/></text:span><text:span text:style-name="T1711">location += 1;</text:span></text:p>
          <text:p text:style-name="P1710"><text:span text:style-name="T1711"><text:s text:c="4"/></text:span><text:span text:style-name="T1711">}</text:span></text:p>
          <text:p text:style-name="P1710"><text:span text:style-name="T1711"/></text:p>
          <text:p text:style-name="P1710"><text:span text:style-name="T1711"><text:s text:c="4"/></text:span><text:span text:style-name="T1711">return breakIterator-&gt;preceding(location + 1);</text:span></text:p>
          <text:p text:style-name="P1710"><text:span text:style-name="T1711">}</text:span></text:p>
          <draw:enhanced-geometry svg:viewBox="0 0 21600 21600" draw:type="rectangle" draw:enhanced-path="M 0 0 L 21600 0 21600 21600 0 21600 0 0 Z N"/>
        </draw:custom-shape>
        <presentation:notes draw:style-name="dp1702" presentation:use-header-name="hdr1" presentation:use-footer-name="ftr2">
          <office:forms form:automatic-focus="false" form:apply-design-mode="false"/>
          <draw:page-thumbnail draw:style-name="gr1714" draw:layer="layout" svg:width="12.7cm" svg:height="9.526cm" svg:x="3.175cm" svg:y="1.904cm" draw:page-number="27" presentation:class="page"/>
          <draw:frame presentation:style-name="pr1726" draw:text-style-name="P1727" draw:layer="layout" svg:width="15.24cm" svg:height="11.431cm" svg:x="1.905cm" svg:y="12.065cm" presentation:class="notes" presentation:user-transformed="true">
            <draw:text-box>
              <text:p text:style-name="P1724">Called w/ location of first character that doesn’t fit on line.</text:p>
              <text:p text:style-name="P1724">First we skip white space, since it can hang in the margin.</text:p>
              <text:p text:style-name="P1724">We call previous() with location + 1 in case location is already a line break boundary.</text:p>
            </draw:text-box>
          </draw:frame>
        </presentation:notes>
      </draw:page>
      <draw:page draw:name="Break Iteration - Cleaning Up"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0.634cm" presentation:class="title" presentation:user-transformed="true">
          <draw:text-box>
            <text:p text:style-name="P7">Break Iteration - Cleaning Up</text:p>
          </draw:text-box>
        </draw:frame>
        <draw:frame presentation:style-name="pr126" draw:text-style-name="P21" draw:layer="layout" svg:width="22.86cm" svg:height="1.694cm" svg:x="1.27cm" svg:y="3.386cm" presentation:class="outline" presentation:user-transformed="true">
          <draw:text-box>
            <text:p text:style-name="P22">Use <text:span text:style-name="T117">delete</text:span> to delete the iterators</text:p>
          </draw:text-box>
        </draw:frame>
        <draw:custom-shape draw:style-name="gr127" draw:text-style-name="P128" draw:layer="layout" svg:width="13.547cm" svg:height="5.08cm" svg:x="4.868cm" svg:y="6.985cm">
          <text:p text:style-name="P63"><text:span text:style-name="T100">delete characterIterator;</text:span></text:p>
          <text:p text:style-name="P63"><text:span text:style-name="T100">delete wordIterator;</text:span></text:p>
          <text:p text:style-name="P63"><text:span text:style-name="T100">delete lineIterator;</text:span></text:p>
          <text:p text:style-name="P63"><text:span text:style-name="T100">delete sentenceIterator;</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29" presentation:class="page"/>
          <draw:frame presentation:style-name="pr26" draw:text-style-name="P27" draw:layer="layout" svg:width="15.24cm" svg:height="11.692cm" svg:x="1.905cm" svg:y="12.065cm" presentation:class="notes" presentation:placeholder="true">
            <draw:text-box/>
          </draw:frame>
        </presentation:notes>
      </draw:page>
      <draw:page draw:name="Using Resource Bundle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0.634cm" presentation:class="title" presentation:user-transformed="true">
          <draw:text-box>
            <text:p text:style-name="P7">Using Resource Bundles</text:p>
          </draw:text-box>
        </draw:frame>
        <draw:frame presentation:style-name="pr50" draw:text-style-name="P21" draw:layer="layout" svg:width="22.86cm" svg:height="13.631cm" svg:x="1.27cm" svg:y="3.387cm" presentation:class="outline" presentation:user-transformed="true">
          <draw:text-box>
            <text:p text:style-name="P46"><text:span text:style-name="T23">Provides a way to separate translatable text from code</text:span></text:p>
            <text:p text:style-name="P46"><text:span text:style-name="T23">Provides an easy way to update and add localizations to your product</text:span></text:p>
            <text:p text:style-name="P46"><text:span text:style-name="T23">Your application must be internationalized before it can be localized</text:span></text:p>
            <text:p text:style-name="P46"><text:span text:style-name="T23">It’s best to encode the files as UTF-8 with a BOM</text:span></text:p>
            <text:p text:style-name="P46"><text:span text:style-name="T23">Bundles can be converted to and from <text:s/>XLIFF format for translation interchange</text:span></text:p>
          </draw:text-box>
        </draw:frame>
        <presentation:notes draw:style-name="dp2" presentation:use-header-name="hdr1" presentation:use-footer-name="ftr2">
          <draw:page-thumbnail draw:style-name="gr17" draw:layer="layout" svg:width="12.7cm" svg:height="9.526cm" svg:x="3.175cm" svg:y="1.904cm" draw:page-number="30" presentation:class="page"/>
          <draw:frame presentation:style-name="pr56" draw:text-style-name="P21" draw:layer="layout" svg:width="15.24cm" svg:height="11.431cm" svg:x="1.905cm" svg:y="12.065cm" presentation:class="notes" presentation:user-transformed="true">
            <draw:text-box>
              <text:p text:style-name="P34">When using ICU, some people want to internationalize and localize (globalize) their software with ICU resource bundles. This slide lists some things to note about resource bundles.</text:p>
              <text:p text:style-name="P34">XLIFF is a portable localization information XML file format. <text:s/>Some translators are more familiar with XLIFF than ICU’s format.</text:p>
            </draw:text-box>
          </draw:frame>
        </presentation:notes>
      </draw:page>
      <draw:page draw:name="Resource Bundle Overview" draw:style-name="dp1776" draw:master-page-name="IBM_20_100_20_Presentation_20_White_20_0103_5f_otp_5f_IBM_25_20100_25_20Presentation_25_20White_25_200103" presentation:use-footer-name="ftr1" presentation:use-date-time-name="dtd1">
        <office:forms form:automatic-focus="false" form:apply-design-mode="false"/>
        <draw:custom-shape draw:style-name="gr1780" draw:text-style-name="P1781" draw:layer="layout" svg:width="10.584cm" svg:height="1.204cm" svg:x="2.328cm" svg:y="4.582cm">
          <text:p/>
          <draw:enhanced-geometry svg:viewBox="0 0 21600 21600" draw:type="mso-spt202" draw:enhanced-path="M 0 0 L 21600 0 21600 21600 0 21600 0 0 Z N"/>
        </draw:custom-shape>
        <draw:frame presentation:style-name="pr1783" draw:text-style-name="P1781" draw:layer="layout" svg:width="22.86cm" svg:height="1.906cm" svg:x="1.27cm" svg:y="0.634cm" presentation:class="title" presentation:user-transformed="true">
          <draw:text-box>
            <text:p text:style-name="P1782">Resource Bundle Overview</text:p>
          </draw:text-box>
        </draw:frame>
        <draw:frame presentation:style-name="pr1791" draw:text-style-name="P1792" draw:layer="layout" svg:width="22.86cm" svg:height="7.393cm" svg:x="1.27cm" svg:y="2.79cm" presentation:class="outline" presentation:user-transformed="true">
          <draw:text-box>
            <text:p text:style-name="P1784"><text:span text:style-name="T1785">Locale Based Services</text:span></text:p>
            <text:list text:style-name="L1776">
              <text:list-item>
                <text:list>
                  <text:list-item>
                    <text:p text:style-name="P1786"><text:span text:style-name="T1787">Locale is an </text:span><text:span text:style-name="T1788">identifier</text:span><text:span text:style-name="T1787">, not a container</text:span></text:p>
                  </text:list-item>
                </text:list>
              </text:list-item>
            </text:list>
            <text:p text:style-name="P1784"><text:span text:style-name="T1785">Resource inheritance: shared resources</text:span></text:p>
            <text:p text:style-name="P1784"><text:span text:style-name="T1785">zh_Hant (Traditional Chinese)</text:span><text:span text:style-name="T1785"><text:line-break/></text:span><text:span text:style-name="T1785"> does </text:span><text:span text:style-name="T1789">not</text:span><text:span text:style-name="T1790"> inherit from zh (Simplified Chinese)</text:span></text:p>
          </draw:text-box>
        </draw:frame>
        <draw:custom-shape draw:style-name="gr1795" draw:text-style-name="P1796" draw:id="id1776" draw:layer="layout" svg:width="1.905cm" svg:height="0.846cm" svg:x="11.218cm" svg:y="9.737cm">
          <text:p text:style-name="P1793"><text:span text:style-name="T1794">root</text:span></text:p>
          <draw:enhanced-geometry svg:viewBox="0 0 21600 21600" draw:type="rectangle" draw:enhanced-path="M 0 0 L 21600 0 21600 21600 0 21600 0 0 Z N"/>
        </draw:custom-shape>
        <draw:custom-shape draw:style-name="gr1795" draw:text-style-name="P1796" draw:id="id1775" draw:layer="layout" svg:width="1.905cm" svg:height="0.847cm" svg:x="5.503cm" svg:y="11.853cm">
          <text:p text:style-name="P1793"><text:span text:style-name="T1794">en</text:span></text:p>
          <draw:enhanced-geometry svg:viewBox="0 0 21600 21600" draw:type="rectangle" draw:enhanced-path="M 0 0 L 21600 0 21600 21600 0 21600 0 0 Z N"/>
        </draw:custom-shape>
        <draw:custom-shape draw:style-name="gr1795" draw:text-style-name="P1796" draw:id="id1784" draw:layer="layout" svg:width="1.905cm" svg:height="0.847cm" svg:x="4.233cm" svg:y="15.663cm">
          <text:p text:style-name="P1793"><text:span text:style-name="T1794">US</text:span></text:p>
          <draw:enhanced-geometry svg:viewBox="0 0 21600 21600" draw:type="rectangle" draw:enhanced-path="M 0 0 L 21600 0 21600 21600 0 21600 0 0 Z N"/>
        </draw:custom-shape>
        <draw:custom-shape draw:style-name="gr1795" draw:text-style-name="P1796" draw:id="id1783" draw:layer="layout" svg:width="1.905cm" svg:height="0.847cm" svg:x="6.773cm" svg:y="15.663cm">
          <text:p text:style-name="P1793"><text:span text:style-name="T1794">IE</text:span></text:p>
          <draw:enhanced-geometry svg:viewBox="0 0 21600 21600" draw:type="rectangle" draw:enhanced-path="M 0 0 L 21600 0 21600 21600 0 21600 0 0 Z N"/>
        </draw:custom-shape>
        <draw:custom-shape draw:style-name="gr1795" draw:text-style-name="P1796" draw:id="id1777" draw:layer="layout" svg:width="1.905cm" svg:height="0.847cm" svg:x="10.583cm" svg:y="11.853cm">
          <text:p text:style-name="P1793"><text:span text:style-name="T1794">de</text:span></text:p>
          <draw:enhanced-geometry svg:viewBox="0 0 21600 21600" draw:type="rectangle" draw:enhanced-path="M 0 0 L 21600 0 21600 21600 0 21600 0 0 Z N"/>
        </draw:custom-shape>
        <draw:custom-shape draw:style-name="gr1795" draw:text-style-name="P1796" draw:id="id1782" draw:layer="layout" svg:width="1.905cm" svg:height="0.847cm" svg:x="9.313cm" svg:y="15.663cm">
          <text:p text:style-name="P1793"><text:span text:style-name="T1794">DE</text:span></text:p>
          <draw:enhanced-geometry svg:viewBox="0 0 21600 21600" draw:type="rectangle" draw:enhanced-path="M 0 0 L 21600 0 21600 21600 0 21600 0 0 Z N"/>
        </draw:custom-shape>
        <draw:custom-shape draw:style-name="gr1795" draw:text-style-name="P1796" draw:id="id1781" draw:layer="layout" svg:width="1.905cm" svg:height="0.847cm" svg:x="11.642cm" svg:y="15.663cm">
          <text:p text:style-name="P1793"><text:span text:style-name="T1794">CH</text:span></text:p>
          <draw:enhanced-geometry svg:viewBox="0 0 21600 21600" draw:type="rectangle" draw:enhanced-path="M 0 0 L 21600 0 21600 21600 0 21600 0 0 Z N"/>
        </draw:custom-shape>
        <draw:custom-shape draw:style-name="gr1795" draw:text-style-name="P1796" draw:id="id1778" draw:layer="layout" svg:width="1.905cm" svg:height="0.847cm" svg:x="15.663cm" svg:y="11.853cm">
          <text:p text:style-name="P1793"><text:span text:style-name="T1797">zh</text:span></text:p>
          <draw:enhanced-geometry svg:viewBox="0 0 21600 21600" draw:mirror-horizontal="false" draw:mirror-vertical="false" draw:type="rectangle" draw:enhanced-path="M 0 0 L 21600 0 21600 21600 0 21600 0 0 Z N"/>
        </draw:custom-shape>
        <draw:custom-shape draw:style-name="gr1795" draw:text-style-name="P1796" draw:id="id1780" draw:layer="layout" svg:width="3.175cm" svg:height="1.015cm" svg:x="12.989cm" svg:y="13.59cm">
          <text:p text:style-name="P1793"><text:span text:style-name="T1797">zh_Hant</text:span></text:p>
          <draw:enhanced-geometry svg:viewBox="0 0 21600 21600" draw:type="rectangle" draw:enhanced-path="M 0 0 L 21600 0 21600 21600 0 21600 0 0 Z N"/>
        </draw:custom-shape>
        <draw:custom-shape draw:style-name="gr1795" draw:text-style-name="P1796" draw:id="id1779" draw:layer="layout" svg:width="3.175cm" svg:height="0.847cm" svg:x="16.51cm" svg:y="13.758cm">
          <text:p text:style-name="P1793"><text:span text:style-name="T1794">zh_Hans</text:span></text:p>
          <draw:enhanced-geometry svg:viewBox="0 0 21600 21600" draw:type="rectangle" draw:enhanced-path="M 0 0 L 21600 0 21600 21600 0 21600 0 0 Z N"/>
        </draw:custom-shape>
        <draw:custom-shape draw:style-name="gr1795" draw:text-style-name="P1796" draw:id="id1785" draw:layer="layout" svg:width="1.905cm" svg:height="0.847cm" svg:x="13.97cm" svg:y="15.663cm">
          <text:p text:style-name="P1793"><text:span text:style-name="T1794">TW</text:span></text:p>
          <draw:enhanced-geometry svg:viewBox="0 0 21600 21600" draw:type="rectangle" draw:enhanced-path="M 0 0 L 21600 0 21600 21600 0 21600 0 0 Z N"/>
        </draw:custom-shape>
        <draw:custom-shape draw:style-name="gr1795" draw:text-style-name="P1796" draw:id="id1774" draw:layer="layout" svg:width="1.905cm" svg:height="0.847cm" svg:x="16.933cm" svg:y="15.663cm">
          <text:p text:style-name="P1793"><text:span text:style-name="T1794">CN</text:span></text:p>
          <draw:enhanced-geometry svg:viewBox="0 0 21600 21600" draw:type="rectangle" draw:enhanced-path="M 0 0 L 21600 0 21600 21600 0 21600 0 0 Z N"/>
        </draw:custom-shape>
        <draw:custom-shape draw:style-name="gr1799" draw:text-style-name="P1800" draw:id="id1786" draw:layer="layout" svg:width="2.224cm" svg:height="0.847cm" svg:x="21.59cm" svg:y="15.663cm">
          <text:p text:style-name="P1793"><text:span text:style-name="T1798">TW</text:span></text:p>
          <draw:enhanced-geometry svg:viewBox="0 0 21600 21600" draw:type="rectangle" draw:enhanced-path="M 0 0 L 21600 0 21600 21600 0 21600 0 0 Z N"/>
        </draw:custom-shape>
        <draw:custom-shape draw:style-name="gr1799" draw:text-style-name="P1800" draw:id="id1773" draw:layer="layout" svg:width="1.905cm" svg:height="0.847cm" svg:x="19.526cm" svg:y="15.663cm">
          <text:p text:style-name="P1793"><text:span text:style-name="T1798">CN</text:span></text:p>
          <draw:enhanced-geometry svg:viewBox="0 0 21600 21600" draw:type="rectangle" draw:enhanced-path="M 0 0 L 21600 0 21600 21600 0 21600 0 0 Z N"/>
        </draw:custom-shape>
        <draw:connector draw:style-name="gr1801" draw:text-style-name="P1802" draw:layer="layout" draw:type="curve" draw:line-skew="0.61cm" svg:x1="20.478cm" svg:y1="16.51cm" svg:x2="17.885cm" svg:y2="16.51cm" draw:start-shape="id1773" draw:start-glue-point="2" draw:end-shape="id1774" draw:end-glue-point="2" svg:d="m20478 16510c0 940-2593 940-2593 0">
          <text:p/>
        </draw:connector>
        <draw:connector draw:style-name="gr1803" draw:text-style-name="P1802" draw:layer="layout" draw:line-skew="0.052cm" svg:x1="6.455cm" svg:y1="11.853cm" svg:x2="12.17cm" svg:y2="10.583cm" draw:start-shape="id1775" draw:start-glue-point="0" draw:end-shape="id1776" draw:end-glue-point="2" svg:d="m6455 11853v-649h2909v27h2806v-648">
          <text:p/>
        </draw:connector>
        <draw:connector draw:style-name="gr1803" draw:text-style-name="P1802" draw:layer="layout" svg:x1="11.535cm" svg:y1="11.853cm" svg:x2="12.17cm" svg:y2="10.583cm" draw:start-shape="id1777" draw:start-glue-point="0" draw:end-shape="id1776" draw:end-glue-point="2" svg:d="m11535 11853v-635h635v-635">
          <text:p/>
        </draw:connector>
        <draw:connector draw:style-name="gr1804" draw:text-style-name="P1802" draw:layer="layout" svg:x1="16.615cm" svg:y1="11.853cm" svg:x2="12.17cm" svg:y2="10.583cm" draw:start-shape="id1778" draw:start-glue-point="0" draw:end-shape="id1776" draw:end-glue-point="2" svg:d="m16615 11853v-649h-2223v27h-2222v-648">
          <text:p/>
        </draw:connector>
        <draw:connector draw:style-name="gr1803" draw:text-style-name="P1802" draw:layer="layout" svg:x1="17.885cm" svg:y1="15.663cm" svg:x2="18.097cm" svg:y2="14.605cm" draw:start-shape="id1774" draw:start-glue-point="0" draw:end-shape="id1779" draw:end-glue-point="2" svg:d="m17885 15663v-530h212v-528">
          <text:p/>
        </draw:connector>
        <draw:connector draw:style-name="gr1803" draw:text-style-name="P1802" draw:layer="layout" svg:x1="18.097cm" svg:y1="13.758cm" svg:x2="16.615cm" svg:y2="12.7cm" draw:start-shape="id1779" draw:start-glue-point="0" draw:end-shape="id1778" draw:end-glue-point="2" svg:d="m18097 13758v-530h-1482v-528">
          <text:p/>
        </draw:connector>
        <draw:connector draw:style-name="gr1803" draw:text-style-name="P1802" draw:layer="layout" draw:line-skew="-0.854cm" svg:x1="14.576cm" svg:y1="13.59cm" svg:x2="12.17cm" svg:y2="10.583cm" draw:start-shape="id1780" draw:start-glue-point="0" draw:end-shape="id1776" svg:d="m14576 13590v-2358h-2406v-649">
          <text:p/>
        </draw:connector>
        <draw:connector draw:style-name="gr1803" draw:text-style-name="P1802" draw:layer="layout" svg:x1="12.594cm" svg:y1="15.663cm" svg:x2="11.535cm" svg:y2="12.7cm" draw:start-shape="id1781" draw:start-glue-point="0" draw:end-shape="id1777" draw:end-glue-point="2" svg:d="m12594 15663v-1482h-1059v-1481">
          <text:p/>
        </draw:connector>
        <draw:connector draw:style-name="gr1803" draw:text-style-name="P1802" draw:layer="layout" svg:x1="10.265cm" svg:y1="15.663cm" svg:x2="11.535cm" svg:y2="12.7cm" draw:start-shape="id1782" draw:start-glue-point="0" draw:end-shape="id1777" draw:end-glue-point="2" svg:d="m10265 15663v-1482h1270v-1481">
          <text:p/>
        </draw:connector>
        <draw:connector draw:style-name="gr1803" draw:text-style-name="P1802" draw:layer="layout" svg:x1="7.725cm" svg:y1="15.663cm" svg:x2="6.455cm" svg:y2="12.7cm" draw:start-shape="id1783" draw:start-glue-point="0" draw:end-shape="id1775" draw:end-glue-point="2" svg:d="m7725 15663v-1482h-1270v-1481">
          <text:p/>
        </draw:connector>
        <draw:connector draw:style-name="gr1803" draw:text-style-name="P1802" draw:layer="layout" svg:x1="5.185cm" svg:y1="15.663cm" svg:x2="6.455cm" svg:y2="12.7cm" draw:start-shape="id1784" draw:start-glue-point="0" draw:end-shape="id1775" draw:end-glue-point="2" svg:d="m5185 15663v-1482h1270v-1481">
          <text:p/>
        </draw:connector>
        <draw:connector draw:style-name="gr1803" draw:text-style-name="P1802" draw:layer="layout" svg:x1="14.922cm" svg:y1="15.663cm" svg:x2="14.576cm" svg:y2="14.605cm" draw:start-shape="id1785" draw:start-glue-point="0" draw:end-shape="id1780" draw:end-glue-point="2" svg:d="m14922 15663v-530h-346v-528">
          <text:p/>
        </draw:connector>
        <draw:custom-shape draw:style-name="gr1807" draw:text-style-name="P1781" draw:layer="layout" svg:width="4.656cm" svg:height="1.023cm" svg:x="0.212cm" svg:y="11.642cm">
          <text:p text:style-name="P1805"><text:span text:style-name="T1806">Language</text:span></text:p>
          <draw:enhanced-geometry svg:viewBox="0 0 21600 21600" draw:type="mso-spt202" draw:enhanced-path="M 0 0 L 21600 0 21600 21600 0 21600 0 0 Z N"/>
        </draw:custom-shape>
        <draw:custom-shape draw:style-name="gr1807" draw:text-style-name="P1781" draw:layer="layout" svg:width="4.021cm" svg:height="1.023cm" svg:x="0.212cm" svg:y="13.758cm">
          <text:p text:style-name="P1805"><text:span text:style-name="T1806">Script</text:span></text:p>
          <draw:enhanced-geometry svg:viewBox="0 0 21600 21600" draw:type="mso-spt202" draw:enhanced-path="M 0 0 L 21600 0 21600 21600 0 21600 0 0 Z N"/>
        </draw:custom-shape>
        <draw:custom-shape draw:style-name="gr1807" draw:text-style-name="P1781" draw:layer="layout" svg:width="4.021cm" svg:height="1.023cm" svg:x="0.212cm" svg:y="15.663cm">
          <text:p text:style-name="P1805"><text:span text:style-name="T1806">Country</text:span></text:p>
          <draw:enhanced-geometry svg:viewBox="0 0 21600 21600" draw:type="mso-spt202" draw:enhanced-path="M 0 0 L 21600 0 21600 21600 0 21600 0 0 Z N"/>
        </draw:custom-shape>
        <draw:connector draw:style-name="gr1801" draw:text-style-name="P1802" draw:layer="layout" draw:type="curve" draw:line-skew="1.226cm" svg:x1="22.702cm" svg:y1="16.51cm" svg:x2="15.197cm" svg:y2="16.599cm" draw:start-shape="id1786" draw:start-glue-point="2" svg:d="m22702 16510c0 1918-7505 1874-7505 89">
          <text:p/>
        </draw:connector>
        <draw:connector draw:style-name="gr1808" draw:text-style-name="P1809" draw:layer="layout" draw:type="lines" draw:line-skew="0cm -3.079cm" svg:x1="17.568cm" svg:y1="12.276cm" svg:x2="22.702cm" svg:y2="15.663cm" draw:start-shape="id1778" draw:start-glue-point="1" draw:end-shape="id1786" draw:end-glue-point="0" svg:d="m17568 12276h517l4617-211v3598">
          <text:p/>
        </draw:connector>
        <draw:connector draw:style-name="gr1808" draw:text-style-name="P1809" draw:layer="layout" draw:type="lines" draw:line-skew="2.87cm" svg:x1="17.568cm" svg:y1="12.276cm" svg:x2="20.478cm" svg:y2="15.663cm" draw:start-shape="id1778" draw:end-shape="id1773" draw:end-glue-point="0" svg:d="m17568 12276h3387l-477 2868v519">
          <text:p/>
        </draw:connector>
        <draw:frame draw:style-name="gr1810" draw:text-style-name="P1809" draw:layer="layout" svg:width="2.54cm" svg:height="1.013cm" svg:x="22.86cm" svg:y="16.51cm">
          <draw:text-box>
            <text:p>aliases</text:p>
          </draw:text-box>
        </draw:frame>
        <presentation:notes draw:style-name="dp1775" presentation:use-header-name="hdr1" presentation:use-footer-name="ftr2">
          <office:forms form:automatic-focus="false" form:apply-design-mode="false"/>
          <draw:frame draw:style-name="gr1813" draw:text-style-name="P1781" draw:layer="layout" svg:width="1.27cm" svg:height="1.271cm" svg:x="8.89cm" svg:y="23.706cm">
            <draw:text-box>
              <text:p text:style-name="P1811"><text:span text:style-name="T1812"><text:page-number>&lt;number&gt;</text:page-number></text:span></text:p>
            </draw:text-box>
          </draw:frame>
          <draw:frame draw:style-name="gr1815" draw:text-style-name="P1781" draw:layer="layout" svg:width="7.62cm" svg:height="1.271cm" svg:x="1.058cm" svg:y="23.706cm">
            <draw:text-box>
              <text:p text:style-name="P1814"><text:span text:style-name="T1812"><presentation:footer/></text:span></text:p>
            </draw:text-box>
          </draw:frame>
          <draw:frame draw:style-name="gr1818" draw:text-style-name="P1781" draw:layer="layout" svg:width="19.05cm" svg:height="1.271cm" svg:x="0cm" svg:y="0cm">
            <draw:text-box>
              <text:p text:style-name="P1816"><text:span text:style-name="T1817"><presentation:header/></text:span></text:p>
            </draw:text-box>
          </draw:frame>
          <draw:frame draw:style-name="gr1813" draw:text-style-name="P1781" draw:layer="layout" svg:width="7.196cm" svg:height="1.271cm" svg:x="10.372cm" svg:y="23.706cm">
            <draw:text-box>
              <text:p text:style-name="P1811"><text:span text:style-name="T1812"><presentation:date-time/></text:span></text:p>
            </draw:text-box>
          </draw:frame>
          <draw:page-thumbnail draw:style-name="gr1819" draw:layer="layout" svg:width="12.7cm" svg:height="9.526cm" svg:x="3.175cm" svg:y="1.904cm" draw:page-number="30" presentation:class="page"/>
          <draw:frame presentation:style-name="pr1823" draw:text-style-name="P1781" draw:layer="layout" svg:width="13.97cm" svg:height="11.431cm" svg:x="2.54cm" svg:y="12.065cm" presentation:class="notes" presentation:user-transformed="true">
            <draw:text-box>
              <text:p text:style-name="P1820"><text:span text:style-name="T1821">Unlike POSIX locale model, the locale in ICU is just a light-weight identifier. The locale Ids are composed of language, country and variant information.It follows the ISO-639 and ISO-3166 standards for the naming. For example, Italian and Italy are designated as it_IT. </text:span><text:span text:style-name="T1822">All the locale-sensitive ICU services use the locale information to determine language and other locale specific parameters of their function. Other parts of the library use the locale as an indicator to customize their behavior. The ICU service data uses the locale ID as a key to map to data. The service data can be added, removed or modified without source code changes. The locale object also defines the concept of a default locale. The default locale is the locale, used by many programs, that regulates the rest of the computer's behavior by default. It is set to the system locale on the platform at startup time in ICU. </text:span></text:p>
              <text:p text:style-name="P1820"><text:span text:style-name="T1822">Just like in Java, the resource management mechanism adopts the resource bundle inheritance model based on locales. This is important since any information exists in the parent resource bundle is not duplicated in the child resource bundle. The look up mechanism works such that If a specific resource is not found in the requested bundle, we will try to locate the resource a more general bundle, default locale. If the resource can’t be found in the default bundle either, the "root" bundle is used to locate this resource. Finally, if it also does not exist in “root”, an error will be returned to the requester. The error code indicates whether the fallback mechanism described above was performed or not.</text:span></text:p>
            </draw:text-box>
          </draw:frame>
        </presentation:notes>
      </draw:page>
      <draw:page draw:name="Creating a Resource Bundle" draw:style-name="dp209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98" draw:text-style-name="P2099" draw:layer="layout" svg:width="22.86cm" svg:height="1.906cm" svg:x="1.27cm" svg:y="0.634cm" presentation:class="title" presentation:user-transformed="true">
          <draw:text-box>
            <text:p text:style-name="P2097">Creating a Resource Bundle <text:s/>[data]</text:p>
          </draw:text-box>
        </draw:frame>
        <draw:frame presentation:style-name="pr2101" draw:text-style-name="P2099" draw:layer="layout" svg:width="22.86cm" svg:height="13.631cm" svg:x="1.27cm" svg:y="3.387cm" presentation:class="outline" presentation:user-transformed="true">
          <draw:text-box>
            <text:p text:style-name="P2100">Create files like the following:</text:p>
          </draw:text-box>
        </draw:frame>
        <draw:custom-shape draw:style-name="gr2105" draw:text-style-name="P2099" draw:layer="layout" svg:width="21.925cm" svg:height="5.167cm" svg:x="1.526cm" svg:y="4.868cm">
          <text:p text:style-name="P2102"><text:span text:style-name="T2103">root.txt:</text:span></text:p>
          <text:p text:style-name="P2102"><text:span text:style-name="T2104"/></text:p>
          <text:p text:style-name="P2102"><text:span text:style-name="T2104">root {</text:span></text:p>
          <text:p text:style-name="P2102"><text:span text:style-name="T2104"><text:s text:c="4"/></text:span><text:span text:style-name="T2104">Aunt { "My Aunt" }</text:span></text:p>
          <text:p text:style-name="P2102"><text:span text:style-name="T2104"><text:s text:c="4"/></text:span><text:span text:style-name="T2104">table { "on the table" }</text:span></text:p>
          <text:p text:style-name="P2102"><text:span text:style-name="T2104"><text:s text:c="4"/></text:span><text:span text:style-name="T2104">pen { "pen" }</text:span></text:p>
          <text:p text:style-name="P2102"><text:span text:style-name="T2104"><text:s text:c="4"/></text:span><text:span text:style-name="T2104">personPlaceThing { "{0}''s {2} is {1}." }</text:span></text:p>
          <text:p text:style-name="P2102"><text:span text:style-name="T2104">}</text:span></text:p>
          <draw:enhanced-geometry svg:viewBox="0 0 21600 21600" draw:type="rectangle" draw:enhanced-path="M 0 0 L 21600 0 21600 21600 0 21600 0 0 Z N"/>
        </draw:custom-shape>
        <draw:custom-shape draw:style-name="gr2105" draw:text-style-name="P2099" draw:layer="layout" svg:width="21.925cm" svg:height="5.167cm" svg:x="1.526cm" svg:y="11.007cm">
          <text:p text:style-name="P2102"><text:span text:style-name="T2103">es.txt:</text:span></text:p>
          <text:p text:style-name="P2102"><text:span text:style-name="T2104"/></text:p>
          <text:p text:style-name="P2102"><text:span text:style-name="T2104">es {</text:span></text:p>
          <text:p text:style-name="P2102"><text:span text:style-name="T2104"><text:s text:c="4"/></text:span><text:span text:style-name="T2104">Aunt { "</text:span><text:span text:style-name="T2106">mi tía</text:span><text:span text:style-name="T2104">" }</text:span></text:p>
          <text:p text:style-name="P2102"><text:span text:style-name="T2104"><text:s text:c="4"/></text:span><text:span text:style-name="T2104">table { "</text:span><text:span text:style-name="T2106">en la tabla</text:span><text:span text:style-name="T2104">" }</text:span></text:p>
          <text:p text:style-name="P2102"><text:span text:style-name="T2104"><text:s text:c="4"/></text:span><text:span text:style-name="T2104">pen { "</text:span><text:span text:style-name="T2106">La pluma</text:span><text:span text:style-name="T2104">" }</text:span></text:p>
          <text:p text:style-name="P2102"><text:span text:style-name="T2104"><text:s text:c="4"/></text:span><text:span text:style-name="T2104">personPlaceThing { "{2} de {0} está {1}." }</text:span></text:p>
          <text:p text:style-name="P2102"><text:span text:style-name="T2104">}</text:span></text:p>
          <draw:enhanced-geometry svg:viewBox="0 0 21600 21600" draw:type="rectangle" draw:enhanced-path="M 0 0 L 21600 0 21600 21600 0 21600 0 0 Z N"/>
        </draw:custom-shape>
        <presentation:notes draw:style-name="dp2092" presentation:use-header-name="hdr1" presentation:use-footer-name="ftr2">
          <draw:page-thumbnail draw:style-name="gr2107" draw:layer="layout" svg:width="12.7cm" svg:height="9.526cm" svg:x="3.175cm" svg:y="1.904cm" draw:page-number="31" presentation:class="page"/>
          <draw:frame presentation:style-name="pr2109" draw:text-style-name="P2099" draw:layer="layout" svg:width="15.24cm" svg:height="11.431cm" svg:x="1.905cm" svg:y="12.065cm" presentation:class="notes" presentation:user-transformed="true">
            <draw:text-box>
              <text:p text:style-name="P2108">Now that we have described some background information about resource bundles, let us look at a real example of creating, building and using resource bundles.</text:p>
              <text:p text:style-name="P2108">In this example, we make the root locale be English. The root locale can be any other language that you desire. <text:s/>If this seems a little unusual, please refer to the inheritance model mentioned earlier in this presentation. <text:s/>Normally, English is represented by the “en” ISO-639 code.</text:p>
              <text:p text:style-name="P2108"/>
              <text:p text:style-name="P2108">This is an example for illustration. You would need to choose the structure carefully to pick parts which will be easily translated.</text:p>
            </draw:text-box>
          </draw:frame>
        </presentation:notes>
      </draw:page>
      <draw:page draw:name="Building a Resource Bundle" draw:style-name="dp209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98" draw:text-style-name="P2099" draw:layer="layout" svg:width="22.86cm" svg:height="1.906cm" svg:x="1.27cm" svg:y="0.634cm" presentation:class="title" presentation:user-transformed="true">
          <draw:text-box>
            <text:p text:style-name="P2097">Building a Resource Bundle [data]</text:p>
          </draw:text-box>
        </draw:frame>
        <draw:frame presentation:style-name="pr2112" draw:text-style-name="P2113" draw:layer="layout" svg:width="22.56cm" svg:height="12.181cm" svg:x="1.526cm" svg:y="4.934cm" presentation:class="outline" presentation:user-transformed="true">
          <draw:text-box>
            <text:p text:style-name="P2100"><text:span text:style-name="T2110">Create a file called pkgdatain.txt with these contents</text:span></text:p>
            <text:p text:style-name="P2100"><text:span text:style-name="T2110"/></text:p>
            <text:p text:style-name="P2100"><text:span text:style-name="T2110"/></text:p>
            <text:p text:style-name="P2100"><text:span text:style-name="T2110">Execute these commands where the files are located</text:span></text:p>
            <text:p text:style-name="P2100"><text:span text:style-name="T2110"/></text:p>
            <text:p text:style-name="P2100"><text:span text:style-name="T2110"/></text:p>
            <text:p text:style-name="P2100"><text:span text:style-name="T2110">This results in a </text:span><text:span text:style-name="T2111">myapp.dat</text:span><text:span text:style-name="T2110"> archive file being created</text:span></text:p>
          </draw:text-box>
        </draw:frame>
        <draw:custom-shape draw:style-name="gr2105" draw:text-style-name="P2099" draw:layer="layout" svg:width="21.925cm" svg:height="2.629cm" svg:x="1.526cm" svg:y="11.002cm">
          <text:p text:style-name="P2102"><text:span text:style-name="T2104">$ mkdir myapp</text:span></text:p>
          <text:p text:style-name="P2102"><text:span text:style-name="T2104">$ genrb –d myapp root.txt</text:span></text:p>
          <text:p text:style-name="P2102"><text:span text:style-name="T2104">$ genrb –d myapp es.txt</text:span></text:p>
          <text:p text:style-name="P2102"><text:span text:style-name="T2104">$ pkgdata –m archive –p myapp pkgdatain.txt -v -T tmp</text:span></text:p>
          <draw:enhanced-geometry svg:viewBox="0 0 21600 21600" draw:type="rectangle" draw:enhanced-path="M 0 0 L 21600 0 21600 21600 0 21600 0 0 Z N"/>
        </draw:custom-shape>
        <draw:custom-shape draw:style-name="gr2105" draw:text-style-name="P2099" draw:layer="layout" svg:width="21.925cm" svg:height="2.799cm" svg:x="1.27cm" svg:y="6.685cm">
          <text:p text:style-name="P2102"><text:span text:style-name="T2103">pkgdatain.txt:</text:span></text:p>
          <text:p text:style-name="P2102"><text:span text:style-name="T2104"><text:line-break/></text:span><text:span text:style-name="T2104">myapp/es.res</text:span></text:p>
          <text:p text:style-name="P2102"><text:span text:style-name="T2104">myapp/root.res</text:span></text:p>
          <draw:enhanced-geometry svg:viewBox="0 0 21600 21600" draw:type="rectangle" draw:enhanced-path="M 0 0 L 21600 0 21600 21600 0 21600 0 0 Z N"/>
        </draw:custom-shape>
        <presentation:notes draw:style-name="dp2092" presentation:use-header-name="hdr1" presentation:use-footer-name="ftr2">
          <draw:page-thumbnail draw:style-name="gr2107" draw:layer="layout" svg:width="12.7cm" svg:height="9.526cm" svg:x="3.175cm" svg:y="1.904cm" draw:page-number="32" presentation:class="page"/>
          <draw:frame presentation:style-name="pr2115" draw:text-style-name="P2099" draw:layer="layout" svg:width="13.97cm" svg:height="11.431cm" svg:x="2.54cm" svg:y="12.065cm" presentation:class="notes" presentation:user-transformed="true">
            <draw:text-box>
              <text:p text:style-name="P2108"><text:span text:style-name="T2114">Now that we have created the resource bundle sources, we should now create a file listing all of the resource bundles we want to make. In this example the name of this file is pkgdatain.txt. This file will be used later when using pkgdata.</text:span></text:p>
              <text:p text:style-name="P2108"><text:span text:style-name="T2114">After making this file, we can build and package the resource bundles. In the second example on this slide, we compile the source resource bundles into the binary form of the resource bundles. We use ICU4C’s pkgdata tool to package the resource bundle files into a single .dat resource bundle archive. In this example, pkgdata creates the myapp.dat archive.</text:span></text:p>
              <text:p text:style-name="P2108"><text:span text:style-name="T2114">On a side note, pkgdata can be used to create a shared library or a static library of these resource bundles.</text:span></text:p>
            </draw:text-box>
          </draw:frame>
        </presentation:notes>
      </draw:page>
      <draw:page draw:name="Accessing a Resource Bundle" draw:style-name="dp209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098" draw:text-style-name="P2099" draw:layer="layout" svg:width="22.86cm" svg:height="1.906cm" svg:x="1.27cm" svg:y="0.634cm" presentation:class="title" presentation:user-transformed="true">
          <draw:text-box>
            <text:p text:style-name="P2097">Accessing a Resource Bundle [s33]</text:p>
          </draw:text-box>
        </draw:frame>
        <draw:frame presentation:style-name="pr2116" draw:text-style-name="P2099" draw:layer="layout" svg:width="22.56cm" svg:height="12.86cm" svg:x="1.27cm" svg:y="2.54cm" presentation:class="outline" presentation:user-transformed="true">
          <draw:text-box>
            <text:p text:style-name="P2100">Here is a C++ and then a C example:</text:p>
          </draw:text-box>
        </draw:frame>
        <draw:custom-shape draw:style-name="gr2105" draw:text-style-name="P2119" draw:layer="layout" svg:width="22.767cm" svg:height="5.563cm" svg:x="0.728cm" svg:y="3.81cm">
          <text:p text:style-name="P2117"><text:span text:style-name="T2118"><text:s text:c="2"/></text:span><text:span text:style-name="T2118">UErrorCode status = U_ZERO_ERROR;</text:span></text:p>
          <text:p text:style-name="P2117"><text:span text:style-name="T2118"><text:s text:c="2"/></text:span><text:span text:style-name="T2118">ResourceBundle resourceBundle("myapp", Locale::getDefault(), status);</text:span></text:p>
          <text:p text:style-name="P2117"><text:span text:style-name="T2118"><text:s text:c="2"/></text:span><text:span text:style-name="T2118">if(U_FAILURE(status)) {</text:span></text:p>
          <text:p text:style-name="P2117"><text:span text:style-name="T2118"><text:s text:c="4"/></text:span><text:span text:style-name="T2118">u_printf("Can't open resource bundle. Error is %s\n", u_errorName(status));</text:span></text:p>
          <text:p text:style-name="P2117"><text:span text:style-name="T2118"><text:s text:c="4"/></text:span><text:span text:style-name="T2118">return;</text:span></text:p>
          <text:p text:style-name="P2117"><text:span text:style-name="T2118"><text:s text:c="2"/></text:span><text:span text:style-name="T2118">} <text:s/></text:span></text:p>
          <text:p text:style-name="P2117"><text:span text:style-name="T2118"><text:s text:c="2"/></text:span><text:span text:style-name="T2118">// thing will be "pen" or "La pluma"</text:span></text:p>
          <text:p text:style-name="P2117"><text:span text:style-name="T2118"><text:s text:c="2"/></text:span><text:span text:style-name="T2118">UnicodeString thing = resourceBundle.getStringEx("pen", status);</text:span></text:p>
          <draw:enhanced-geometry svg:viewBox="0 0 21600 21600" draw:type="rectangle" draw:enhanced-path="M 0 0 L 21600 0 21600 21600 0 21600 0 0 Z N"/>
        </draw:custom-shape>
        <draw:custom-shape draw:style-name="gr2105" draw:text-style-name="P2121" draw:layer="layout" svg:width="22.767cm" svg:height="6.852cm" svg:x="0.635cm" svg:y="10.16cm">
          <text:p text:style-name="P2120"><text:span text:style-name="T2118"><text:s text:c="2"/></text:span><text:span text:style-name="T2118">UErrorCode status = U_ZERO_ERROR;</text:span></text:p>
          <text:p text:style-name="P2120"><text:span text:style-name="T2118"><text:s text:c="2"/></text:span><text:span text:style-name="T2118">int32_t length;</text:span></text:p>
          <text:p text:style-name="P2120"><text:span text:style-name="T2118"><text:s text:c="2"/></text:span><text:span text:style-name="T2118">UResourceBundle *resourceBundle = NULL;</text:span></text:p>
          <text:p text:style-name="P2120"><text:span text:style-name="T2118"><text:s text:c="2"/></text:span><text:span text:style-name="T2118">const UChar *thing;</text:span></text:p>
          <text:p text:style-name="P2120"><text:span text:style-name="T2118"><text:s text:c="2"/></text:span><text:span text:style-name="T2118">resourceBundle = ures_open("myapp", NULL, &amp;status);</text:span></text:p>
          <text:p text:style-name="P2120"><text:span text:style-name="T2118"><text:s text:c="2"/></text:span><text:span text:style-name="T2118">if(U_FAILURE(status)) {</text:span></text:p>
          <text:p text:style-name="P2120"><text:span text:style-name="T2118"><text:s text:c="4"/></text:span><text:span text:style-name="T2118">printf("Can't open resource bundle. Error is %s\n", u_errorName(status));</text:span></text:p>
          <text:p text:style-name="P2120"><text:span text:style-name="T2118"><text:s text:c="4"/></text:span><text:span text:style-name="T2118">return;</text:span></text:p>
          <text:p text:style-name="P2120"><text:span text:style-name="T2118"><text:s text:c="2"/></text:span><text:span text:style-name="T2118">}</text:span></text:p>
          <text:p text:style-name="P2120"><text:span text:style-name="T2118"><text:s text:c="2"/></text:span></text:p>
          <text:p text:style-name="P2120"><text:span text:style-name="T2118"><text:s text:c="2"/></text:span><text:span text:style-name="T2118">thing = ures_getStringByKey(resourceBundle, "pen", &amp;length, &amp;status);</text:span></text:p>
          <text:p text:style-name="P2120"><text:span text:style-name="T2118"><text:s text:c="2"/></text:span><text:span text:style-name="T2118">printString(thing); <text:s text:c="2"/>/* thing will be “pen” or “La pluma” */</text:span></text:p>
          <text:p text:style-name="P2120"><text:span text:style-name="T2118"><text:s text:c="2"/></text:span><text:span text:style-name="T2118">ures_close(resourceBundle); <text:s/>/* 'thing' is no longer valid */</text:span></text:p>
          <draw:enhanced-geometry svg:viewBox="0 0 21600 21600" draw:type="rectangle" draw:enhanced-path="M 0 0 L 21600 0 21600 21600 0 21600 0 0 Z N"/>
        </draw:custom-shape>
        <presentation:notes draw:style-name="dp2092" presentation:use-header-name="hdr1" presentation:use-footer-name="ftr2">
          <draw:page-thumbnail draw:style-name="gr2107" draw:layer="layout" svg:width="12.7cm" svg:height="9.526cm" svg:x="3.175cm" svg:y="1.904cm" draw:page-number="33" presentation:class="page"/>
          <draw:frame presentation:style-name="pr2109" draw:text-style-name="P2099" draw:layer="layout" svg:width="15.24cm" svg:height="11.431cm" svg:x="1.905cm" svg:y="12.065cm" presentation:class="notes" presentation:user-transformed="true">
            <draw:text-box>
              <text:p text:style-name="P2108"><text:span text:style-name="T2114">The examples above open a resource bundle archive called myapp. <text:s/>This example presumes that the myapp.dat archive file is located in the currently running directory. If the default locale is Spanish (for example “es”), the thing variable will be “La pluma”. <text:s/>If the default locale is anything else, the thing variable will be “pen”.</text:span></text:p>
              <text:p text:style-name="P2108"><text:span text:style-name="T2114">ICU’s resource bundle format allows other types of resources to be included in a resource bundle. Please see the ICU’s User Guide for detailed format information.</text:span></text:p>
              <text:p text:style-name="P2108"><text:span text:style-name="T2114">The resource bundle archive can also be built into a shared library, a static library, an archive file like this, and just individual files. <text:s/>More detailed examples can be found in ICU’s User Guide and in the ufortune sample located in the samples directory of ICU4C.</text:span></text:p>
              <text:p text:style-name="P2108"><text:span text:style-name="T2114"/></text:p>
              <text:p text:style-name="P2108"><text:span text:style-name="T2114">Note that in C, the Uchar* is not valid after the bundle is closed.</text:span></text:p>
            </draw:text-box>
          </draw:frame>
        </presentation:notes>
      </draw:page>
      <draw:page draw:name="Collation Engine" draw:style-name="dp209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98" draw:text-style-name="P2099" draw:layer="layout" svg:width="22.86cm" svg:height="1.906cm" svg:x="1.27cm" svg:y="0.634cm" presentation:class="title" presentation:user-transformed="true">
          <draw:text-box>
            <text:p text:style-name="P2097">Collation Engine [s34]</text:p>
          </draw:text-box>
        </draw:frame>
        <draw:frame presentation:style-name="pr2124" draw:text-style-name="P2099" draw:layer="layout" svg:width="22.86cm" svg:height="2.541cm" svg:x="1.27cm" svg:y="3.175cm" presentation:class="outline" presentation:user-transformed="true">
          <draw:text-box>
            <text:p text:style-name="P2122"><text:span text:style-name="T2123">Used for comparing strings in a culturally sensitive way</text:span></text:p>
            <text:p text:style-name="P2122"><text:span text:style-name="T2123">Instantiation:</text:span></text:p>
          </draw:text-box>
        </draw:frame>
        <draw:custom-shape draw:style-name="gr2105" draw:text-style-name="P2099" draw:layer="layout" svg:width="21.379cm" svg:height="9.651cm" svg:x="2.116cm" svg:y="5.715cm">
          <text:p text:style-name="P2097"><text:span text:style-name="T2125">C: </text:span></text:p>
          <text:p text:style-name="P2102"><text:span text:style-name="T2104">UErrorCode status = U_ZERO_ERROR;</text:span></text:p>
          <text:p text:style-name="P2102"><text:span text:style-name="T2104">UCollator *coll = ucol_open("en_US", &amp;status);</text:span></text:p>
          <text:p text:style-name="P2102"><text:span text:style-name="T2104">if(U_SUCCESS(status)) {</text:span></text:p>
          <text:p text:style-name="P2102"><text:span text:style-name="T2104"><text:s text:c="5"/></text:span><text:span text:style-name="T2104">/* do useful things with a collator */</text:span></text:p>
          <text:p text:style-name="P2102"><text:span text:style-name="T2104"><text:s text:c="5"/></text:span><text:span text:style-name="T2104">ucol_close(coll); </text:span></text:p>
          <text:p text:style-name="P2102"><text:span text:style-name="T2104">} </text:span></text:p>
          <text:p text:style-name="P2097"><text:span text:style-name="T2126"/></text:p>
          <text:p text:style-name="P2097"><text:span text:style-name="T2125">C++:</text:span></text:p>
          <text:p text:style-name="P2102"><text:span text:style-name="T2104">UErrorCode status = U_ZERO_ERROR;</text:span></text:p>
          <text:p text:style-name="P2102"><text:span text:style-name="T2104">Collator *coll = Collator::createInstance(Locale("en", "US"), status); if(U_SUCCESS(status)) {</text:span></text:p>
          <text:p text:style-name="P2102"><text:span text:style-name="T2104"><text:s text:c="5"/></text:span><text:span text:style-name="T2104">// do useful things with a collator</text:span></text:p>
          <text:p text:style-name="P2102"><text:span text:style-name="T2104"><text:s text:c="5"/></text:span><text:span text:style-name="T2104">delete coll;</text:span></text:p>
          <text:p text:style-name="P2102"><text:span text:style-name="T2104">} </text:span></text:p>
          <draw:enhanced-geometry svg:viewBox="0 0 21600 21600" draw:type="rectangle" draw:enhanced-path="M 0 0 L 21600 0 21600 21600 0 21600 0 0 Z N"/>
        </draw:custom-shape>
        <presentation:notes draw:style-name="dp2092" presentation:use-header-name="hdr1" presentation:use-footer-name="ftr2">
          <draw:page-thumbnail draw:style-name="gr2107" draw:layer="layout" svg:width="12.7cm" svg:height="9.526cm" svg:x="3.175cm" svg:y="1.904cm" draw:page-number="34" presentation:class="page"/>
          <draw:frame presentation:style-name="pr2115" draw:text-style-name="P2099" draw:layer="layout" svg:width="13.97cm" svg:height="11.431cm" svg:x="2.54cm" svg:y="12.065cm" presentation:class="notes" presentation:user-transformed="true">
            <draw:text-box>
              <text:p text:style-name="P2108">Again, we can observe the standard open - use - close idiom.</text:p>
            </draw:text-box>
          </draw:frame>
        </presentation:notes>
      </draw:page>
      <draw:page draw:name="String Comparison"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0.634cm" presentation:class="title" presentation:user-transformed="true">
          <draw:text-box>
            <text:p text:style-name="P7">String Comparison</text:p>
          </draw:text-box>
        </draw:frame>
        <draw:frame presentation:style-name="pr176" draw:text-style-name="P21" draw:layer="layout" svg:width="22.86cm" svg:height="5.381cm" svg:x="1.27cm" svg:y="3.386cm" presentation:class="outline" presentation:user-transformed="true">
          <draw:text-box>
            <text:p text:style-name="P46"><text:span text:style-name="T23">Works fast</text:span></text:p>
            <text:p text:style-name="P46"><text:span text:style-name="T23">You get the result of the comparison as soon as it is known</text:span></text:p>
            <text:p text:style-name="P46"><text:span text:style-name="T23">Use when you don’t need to compare the same strings many times</text:span></text:p>
          </draw:text-box>
        </draw:frame>
        <draw:custom-shape draw:style-name="gr102" draw:text-style-name="P21" draw:layer="layout" svg:width="21.379cm" svg:height="4.153cm" svg:x="2.328cm" svg:y="7.832cm">
          <text:p text:style-name="P7"><text:span text:style-name="T175">C:</text:span><text:span text:style-name="T64"> UCollationResult ucol_strcoll (const UCollator *coll,</text:span></text:p>
          <text:p text:style-name="P101"><text:span text:style-name="T64"><text:tab/></text:span><text:span text:style-name="T64"><text:tab/></text:span><text:span text:style-name="T64">const UChar *source, int32_t sourceLength,</text:span></text:p>
          <text:p text:style-name="P101"><text:span text:style-name="T64"><text:tab/></text:span><text:span text:style-name="T64"><text:tab/></text:span><text:span text:style-name="T64">const UChar *target, int32_t targetLength)</text:span></text:p>
          <text:p text:style-name="P63"><text:span text:style-name="T64"/></text:p>
          <text:p text:style-name="P7"><text:span text:style-name="T175">C++:</text:span><text:span text:style-name="T64"> EComparisonResult Collator::compare (</text:span></text:p>
          <text:p text:style-name="P63"><text:span text:style-name="T64"><text:s text:c="7"/></text:span><text:span text:style-name="T64">const UnicodeString &amp;source, const UnicodeString &amp;target) const</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36" presentation:class="page"/>
          <draw:frame presentation:style-name="pr26" draw:text-style-name="P27" draw:layer="layout" svg:width="15.24cm" svg:height="11.692cm" svg:x="1.905cm" svg:y="12.065cm" presentation:class="notes" presentation:placeholder="true">
            <draw:text-box/>
          </draw:frame>
        </presentation:notes>
      </draw:page>
      <draw:page draw:name="Using Comparison (C)" draw:style-name="dp224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252" draw:text-style-name="P2253" draw:layer="layout" svg:width="22.86cm" svg:height="1.906cm" svg:x="1.27cm" svg:y="0.634cm" presentation:class="title" presentation:user-transformed="true">
          <draw:text-box>
            <text:p text:style-name="P2251">Using Comparison (C) <text:s/>[s34]</text:p>
          </draw:text-box>
        </draw:frame>
        <draw:frame presentation:style-name="pr2254" draw:text-style-name="P2255" draw:layer="layout" svg:width="22.86cm" svg:height="13.892cm" svg:x="1.27cm" svg:y="3.387cm" presentation:class="outline" presentation:placeholder="true" presentation:user-transformed="true">
          <draw:text-box/>
        </draw:frame>
        <draw:custom-shape draw:style-name="gr2259" draw:text-style-name="P2253" draw:layer="layout" svg:width="23.195cm" svg:height="14.046cm" svg:x="1.147cm" svg:y="3.581cm">
          <text:p text:style-name="P2256"><text:span text:style-name="T2257">UChar *s [] = { /* list of Unicode strings */ };</text:span></text:p>
          <text:p text:style-name="P2256"><text:span text:style-name="T2257">uint32_t listSize = sizeof(s)/sizeof(s[0]);</text:span></text:p>
          <text:p text:style-name="P2256"><text:span text:style-name="T2257">UErrorCode status = U_ZERO_ERROR;</text:span></text:p>
          <text:p text:style-name="P2256"><text:span text:style-name="T2257">UCollator *coll = ucol_open("en_US", &amp;status);</text:span></text:p>
          <text:p text:style-name="P2256"><text:span text:style-name="T2257">uint32_t i, j;</text:span></text:p>
          <text:p text:style-name="P2256"><text:span text:style-name="T2257">if(U_SUCCESS(status)) {</text:span></text:p>
          <text:p text:style-name="P2256"><text:span text:style-name="T2257"><text:s text:c="2"/></text:span><text:span text:style-name="T2257">for(i=listSize-1; i&gt;=1; i--) {</text:span></text:p>
          <text:p text:style-name="P2256"><text:span text:style-name="T2257"><text:s text:c="4"/></text:span><text:span text:style-name="T2257">for(j=0; j&lt;i; j++) {</text:span></text:p>
          <text:p text:style-name="P2256"><text:span text:style-name="T2257"><text:s text:c="6"/></text:span><text:span text:style-name="T2257">if(ucol_strcoll(coll, s[j], -1, s[j+1], -1) == UCOL_LESS) {</text:span></text:p>
          <text:p text:style-name="P2256"><text:span text:style-name="T2257"><text:s text:c="8"/></text:span><text:span text:style-name="T2257">swap(s[j], s[j+1]);</text:span></text:p>
          <text:p text:style-name="P2256"><text:span text:style-name="T2257"><text:s text:c="6"/></text:span><text:span text:style-name="T2257">}</text:span></text:p>
          <text:p text:style-name="P2256"><text:span text:style-name="T2257"><text:s text:c="4"/></text:span><text:span text:style-name="T2257">}</text:span></text:p>
          <text:p text:style-name="P2256"><text:span text:style-name="T2257"><text:s text:c="2"/></text:span><text:span text:style-name="T2257">}</text:span></text:p>
          <text:p text:style-name="P2256"><text:span text:style-name="T2257"><text:s text:c="2"/></text:span><text:span text:style-name="T2257">ucol_close(coll);</text:span></text:p>
          <text:p text:style-name="P2256"><text:span text:style-name="T2257">} </text:span></text:p>
          <text:p text:style-name="P2258"><text:span text:style-name="T2257"/></text:p>
          <draw:enhanced-geometry svg:viewBox="0 0 21600 21600" draw:type="rectangle" draw:enhanced-path="M 0 0 L 21600 0 21600 21600 0 21600 0 0 Z N"/>
        </draw:custom-shape>
        <presentation:notes draw:style-name="dp2246" presentation:use-header-name="hdr1" presentation:use-footer-name="ftr2">
          <draw:page-thumbnail draw:style-name="gr2260" draw:layer="layout" svg:width="12.7cm" svg:height="9.526cm" svg:x="3.175cm" svg:y="1.904cm" draw:page-number="36" presentation:class="page"/>
          <draw:frame presentation:style-name="pr2261" draw:text-style-name="P2255" draw:layer="layout" svg:width="15.24cm" svg:height="11.692cm" svg:x="1.905cm" svg:y="12.065cm" presentation:class="notes" presentation:placeholder="true">
            <draw:text-box/>
          </draw:frame>
        </presentation:notes>
      </draw:page>
      <draw:page draw:name="Using Comparison (C++)" draw:style-name="dp224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252" draw:text-style-name="P2253" draw:layer="layout" svg:width="22.86cm" svg:height="1.906cm" svg:x="1.27cm" svg:y="0.634cm" presentation:class="title" presentation:user-transformed="true">
          <draw:text-box>
            <text:p text:style-name="P2251">Using Comparison (C++) [s34]</text:p>
          </draw:text-box>
        </draw:frame>
        <draw:frame presentation:style-name="pr2254" draw:text-style-name="P2255" draw:layer="layout" svg:width="22.86cm" svg:height="13.892cm" svg:x="1.27cm" svg:y="3.387cm" presentation:class="outline" presentation:placeholder="true" presentation:user-transformed="true">
          <draw:text-box/>
        </draw:frame>
        <draw:custom-shape draw:style-name="gr2259" draw:text-style-name="P2253" draw:layer="layout" svg:width="23.195cm" svg:height="12.331cm" svg:x="1.147cm" svg:y="3.581cm">
          <text:p text:style-name="P2262"><text:span text:style-name="T2263">UnicodeString s[] = { /* list of Unicode strings */ };</text:span></text:p>
          <text:p text:style-name="P2262"><text:span text:style-name="T2263">uint32_t listSize = sizeof(s)/sizeof(s[0]);</text:span></text:p>
          <text:p text:style-name="P2262"><text:span text:style-name="T2263">UErrorCode status = U_ZERO_ERROR;</text:span></text:p>
          <text:p text:style-name="P2262"><text:span text:style-name="T2263">Collator *coll = Collator::createInstance(Locale("en", "US"), status);</text:span></text:p>
          <text:p text:style-name="P2262"><text:span text:style-name="T2263">uint32_t i, j;</text:span></text:p>
          <text:p text:style-name="P2262"><text:span text:style-name="T2263">if(U_SUCCESS(status)) {</text:span></text:p>
          <text:p text:style-name="P2262"><text:span text:style-name="T2263"><text:s text:c="2"/></text:span><text:span text:style-name="T2263">for(i=listSize-1; i&gt;=1; i--) {</text:span></text:p>
          <text:p text:style-name="P2262"><text:span text:style-name="T2263"><text:s text:c="4"/></text:span><text:span text:style-name="T2263">for(j=0; j&lt;i; j++) {</text:span></text:p>
          <text:p text:style-name="P2262"><text:span text:style-name="T2263"><text:s text:c="6"/></text:span><text:span text:style-name="T2263">if(coll-&gt;compare(s[j], s[j+1]) == UCOL_LESS) {</text:span></text:p>
          <text:p text:style-name="P2262"><text:span text:style-name="T2263"><text:s text:c="8"/></text:span><text:span text:style-name="T2263">swap(s[j], s[j+1]);</text:span></text:p>
          <text:p text:style-name="P2262"><text:span text:style-name="T2263"><text:s text:c="6"/></text:span><text:span text:style-name="T2263">}</text:span></text:p>
          <text:p text:style-name="P2262"><text:span text:style-name="T2263"><text:s text:c="4"/></text:span><text:span text:style-name="T2263">}</text:span></text:p>
          <text:p text:style-name="P2262"><text:span text:style-name="T2263"><text:s text:c="2"/></text:span><text:span text:style-name="T2263">}</text:span></text:p>
          <text:p text:style-name="P2262"><text:span text:style-name="T2263"><text:s text:c="2"/></text:span><text:span text:style-name="T2263">delete coll;</text:span></text:p>
          <text:p text:style-name="P2262"><text:span text:style-name="T2263">} </text:span></text:p>
          <text:p text:style-name="P2264"><text:span text:style-name="T2263"/></text:p>
          <draw:enhanced-geometry svg:viewBox="0 0 21600 21600" draw:type="rectangle" draw:enhanced-path="M 0 0 L 21600 0 21600 21600 0 21600 0 0 Z N"/>
        </draw:custom-shape>
        <presentation:notes draw:style-name="dp2246" presentation:use-header-name="hdr1" presentation:use-footer-name="ftr2">
          <draw:page-thumbnail draw:style-name="gr2260" draw:layer="layout" svg:width="12.7cm" svg:height="9.526cm" svg:x="3.175cm" svg:y="1.904cm" draw:page-number="37" presentation:class="page"/>
          <draw:frame presentation:style-name="pr2261" draw:text-style-name="P2255" draw:layer="layout" svg:width="15.24cm" svg:height="11.692cm" svg:x="1.905cm" svg:y="12.065cm" presentation:class="notes" presentation:placeholder="true">
            <draw:text-box/>
          </draw:frame>
        </presentation:notes>
      </draw:page>
      <draw:page draw:name="Sort Key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0.634cm" presentation:class="title" presentation:user-transformed="true">
          <draw:text-box>
            <text:p text:style-name="P7">Sort Keys</text:p>
          </draw:text-box>
        </draw:frame>
        <draw:frame presentation:style-name="pr184" draw:text-style-name="P21" draw:layer="layout" svg:width="22.86cm" svg:height="13.631cm" svg:x="1.27cm" svg:y="3.387cm" presentation:class="outline" presentation:user-transformed="true">
          <draw:text-box>
            <text:list text:style-name="L1839">
              <text:list-item>
                <text:p text:style-name="P183"><text:span text:style-name="T35">Array of bytes representing a string</text:span></text:p>
              </text:list-item>
              <text:list-item>
                <text:p text:style-name="P183"><text:span text:style-name="T35">Used when multiple comparisons are required</text:span></text:p>
              </text:list-item>
              <text:list-item>
                <text:p text:style-name="P183"><text:span text:style-name="T35">Indexes in databases</text:span></text:p>
              </text:list-item>
              <text:list-item>
                <text:p text:style-name="P183"><text:span text:style-name="T35">Compare only sort keys generated by the same type of a collator</text:span></text:p>
              </text:list-item>
              <text:list-item>
                <text:p text:style-name="P183"><text:span text:style-name="T35">You need a receiving buffer</text:span></text:p>
              </text:list-item>
              <text:list-item>
                <text:p text:style-name="P183"><text:span text:style-name="T35">Use preflighting to estimate memory needed</text:span></text:p>
              </text:list-item>
            </text:list>
          </draw:text-box>
        </draw:frame>
        <presentation:notes draw:style-name="dp2" presentation:use-header-name="hdr1" presentation:use-footer-name="ftr2">
          <draw:page-thumbnail draw:style-name="gr17" draw:layer="layout" svg:width="12.7cm" svg:height="9.526cm" svg:x="3.175cm" svg:y="1.904cm" draw:page-number="39" presentation:class="page"/>
          <draw:frame presentation:style-name="pr26" draw:text-style-name="P27" draw:layer="layout" svg:width="15.24cm" svg:height="11.692cm" svg:x="1.905cm" svg:y="12.065cm" presentation:class="notes" presentation:placeholder="true">
            <draw:text-box/>
          </draw:frame>
        </presentation:notes>
      </draw:page>
      <draw:page draw:name="Message Format - Introduction"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0.634cm" presentation:class="title" presentation:user-transformed="true">
          <draw:text-box>
            <text:p text:style-name="P7">Message Format - Introduction</text:p>
          </draw:text-box>
        </draw:frame>
        <draw:frame presentation:style-name="pr50" draw:text-style-name="P21" draw:layer="layout" svg:width="22.86cm" svg:height="13.631cm" svg:x="1.27cm" svg:y="3.387cm" presentation:class="outline" presentation:user-transformed="true">
          <draw:text-box>
            <text:p text:style-name="P22"><text:span text:style-name="T35">Assembles a user message from parts both <text:s/>fixed (static), and dynamic.</text:span></text:p>
            <text:p text:style-name="P22"><text:span text:style-name="T35">Order is different for different languages, can't just concatenate strings:</text:span></text:p>
            <text:list text:style-name="L1839">
              <text:list-item>
                <text:list>
                  <text:list-item>
                    <text:p text:style-name="P185"><text:span text:style-name="T186">English: </text:span><text:span text:style-name="T187">My Aunt</text:span><text:span text:style-name="T186">’s </text:span><text:span text:style-name="T188">pen</text:span><text:span text:style-name="T186"> is on the </text:span><text:span text:style-name="T189">table</text:span><text:span text:style-name="T186">.</text:span></text:p>
                  </text:list-item>
                  <text:list-item>
                    <text:p text:style-name="P185"><text:span text:style-name="T186">Spanish: </text:span><text:span text:style-name="T190">La pluma</text:span><text:span text:style-name="T191"> de </text:span><text:span text:style-name="T192">mi tía</text:span><text:span text:style-name="T191"> está en la </text:span><text:span text:style-name="T193">tabla</text:span><text:span text:style-name="T186">.</text:span></text:p>
                  </text:list-item>
                </text:list>
              </text:list-item>
            </text:list>
            <text:p text:style-name="P194"><text:span text:style-name="T195">Pattern string (from Resource Bundle) defines how to assemble the parts:</text:span></text:p>
            <text:list text:continue-numbering="true" text:style-name="L1839">
              <text:list-item>
                <text:list>
                  <text:list-item>
                    <text:p text:style-name="P196"><text:span text:style-name="T42">English: </text:span><text:span text:style-name="T197">{0}</text:span><text:span text:style-name="T198">''s </text:span><text:span text:style-name="T199">{2}</text:span><text:span text:style-name="T198"> is on the </text:span><text:span text:style-name="T200">{1}</text:span><text:span text:style-name="T198">.</text:span></text:p>
                  </text:list-item>
                  <text:list-item>
                    <text:p text:style-name="P196"><text:span text:style-name="T42">Spanish: </text:span><text:span text:style-name="T199">{2}</text:span><text:span text:style-name="T198"> de </text:span><text:span text:style-name="T197">{0}</text:span><text:span text:style-name="T198"> está en la </text:span><text:span text:style-name="T200">{1}</text:span><text:span text:style-name="T198">.</text:span></text:p>
                  </text:list-item>
                </text:list>
              </text:list-item>
            </text:list>
          </draw:text-box>
        </draw:frame>
        <draw:line draw:style-name="gr201" draw:text-style-name="P146" draw:layer="layout" svg:x1="11.649cm" svg:y1="7.198cm" svg:x2="9.074cm" svg:y2="7.997cm">
          <text:p/>
        </draw:line>
        <draw:line draw:style-name="gr201" draw:text-style-name="P146" draw:layer="layout" svg:x1="8.739cm" svg:y1="7.222cm" svg:x2="13.276cm" svg:y2="8.001cm">
          <text:p/>
        </draw:line>
        <draw:line draw:style-name="gr201" draw:text-style-name="P146" draw:layer="layout" svg:x1="18.047cm" svg:y1="7.102cm" svg:x2="20.044cm" svg:y2="7.943cm">
          <text:p/>
        </draw:line>
        <draw:line draw:style-name="gr201" draw:text-style-name="P146" draw:layer="layout" svg:x1="8.228cm" svg:y1="12.089cm" svg:x2="6.376cm" svg:y2="12.34cm">
          <text:p/>
        </draw:line>
        <draw:line draw:style-name="gr201" draw:text-style-name="P146" draw:layer="layout" svg:x1="6.567cm" svg:y1="12.065cm" svg:x2="9.285cm" svg:y2="12.45cm">
          <text:p/>
        </draw:line>
        <draw:line draw:style-name="gr201" draw:text-style-name="P146" draw:layer="layout" svg:x1="13.551cm" svg:y1="12.113cm" svg:x2="14.2cm" svg:y2="12.378cm">
          <text:p/>
        </draw:line>
        <presentation:notes draw:style-name="dp2" presentation:use-header-name="hdr1" presentation:use-footer-name="ftr2">
          <draw:page-thumbnail draw:style-name="gr17" draw:layer="layout" svg:width="12.7cm" svg:height="9.526cm" svg:x="3.175cm" svg:y="1.904cm" draw:page-number="40" presentation:class="page"/>
          <draw:frame presentation:style-name="pr56" draw:text-style-name="P21" draw:layer="layout" svg:width="15.24cm" svg:height="11.431cm" svg:x="1.905cm" svg:y="12.065cm" presentation:class="notes" presentation:user-transformed="true">
            <draw:text-box>
              <text:p text:style-name="P34">Example is displaying the location of objects owned by various people.</text:p>
              <text:p text:style-name="P34"/>
              <text:p text:style-name="P34">{0}, {1} are called “format elements.” Number are “argument numbers” and represent variable pieces of the data.</text:p>
              <text:p text:style-name="P34">In this example, 0 is person, 1 is the place, and 2 is the thing.</text:p>
              <text:p text:style-name="P34"/>
              <text:p text:style-name="P34">Notice the two single quotes in the English pattern. We’ll say more about this later.</text:p>
              <text:p text:style-name="P34"/>
              <text:p text:style-name="P34">We need to get the pattern from a resource because translators will need to translate it!</text:p>
              <text:p text:style-name="P34"/>
              <text:p text:style-name="P34">Again this is just an example. </text:p>
            </draw:text-box>
          </draw:frame>
        </presentation:notes>
      </draw:page>
      <draw:page draw:name="Message Format - Example" draw:style-name="dp224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252" draw:text-style-name="P2253" draw:layer="layout" svg:width="22.86cm" svg:height="1.906cm" svg:x="1.27cm" svg:y="0.634cm" presentation:class="title" presentation:user-transformed="true">
          <draw:text-box>
            <text:p text:style-name="P2251">Message Format – Example [s40]</text:p>
          </draw:text-box>
        </draw:frame>
        <draw:custom-shape draw:style-name="gr2259" draw:text-style-name="P2253" draw:layer="layout" svg:width="22.348cm" svg:height="10.527cm" svg:x="1.526cm" svg:y="3.321cm">
          <text:p text:style-name="P2265"><text:span text:style-name="T2266"><text:s text:c="4"/></text:span><text:span text:style-name="T2266">UErrorCode status = U_ZERO_ERROR;</text:span></text:p>
          <text:p text:style-name="P2265"><text:span text:style-name="T2266"><text:s text:c="4"/></text:span><text:span text:style-name="T2266">ResourceBundle resourceBundle("myapp", locale, status);</text:span></text:p>
          <text:p text:style-name="P2265"><text:span text:style-name="T2266"><text:s text:c="4"/></text:span><text:span text:style-name="T2266">if(U_FAILURE(status)) {</text:span></text:p>
          <text:p text:style-name="P2265"><text:span text:style-name="T2266"><text:s text:c="6"/></text:span><text:span text:style-name="T2266">u_printf("Can't open resource bundle. Error is %s\n", u_errorName(status));</text:span></text:p>
          <text:p text:style-name="P2265"><text:span text:style-name="T2266"><text:s text:c="6"/></text:span><text:span text:style-name="T2266">return;</text:span></text:p>
          <text:p text:style-name="P2265"><text:span text:style-name="T2266"><text:s text:c="4"/></text:span><text:span text:style-name="T2266">}</text:span></text:p>
          <text:p text:style-name="P2265"><text:span text:style-name="T2266"><text:s text:c="4"/></text:span><text:span text:style-name="T2266">Formattable arguments[3];</text:span></text:p>
          <text:p text:style-name="P2265"><text:span text:style-name="T2266"><text:s text:c="4"/></text:span><text:span text:style-name="T2266">arguments[0].setString(resourceBundle.getStringEx("Aunt", status)); // “My Aunt”</text:span></text:p>
          <text:p text:style-name="P2265"><text:span text:style-name="T2266"><text:s text:c="4"/></text:span><text:span text:style-name="T2266">arguments[1].setString(resourceBundle.getStringEx("table", status)); // “on the table”</text:span></text:p>
          <text:p text:style-name="P2265"><text:span text:style-name="T2266"><text:s text:c="4"/></text:span><text:span text:style-name="T2266">arguments[2].setString(resourceBundle.getStringEx("pen", status)); // <text:s/>“pen”</text:span></text:p>
          <text:p text:style-name="P2265"><text:span text:style-name="T2266"><text:s text:c="4"/></text:span><text:span text:style-name="T2266">UnicodeString pattern = resourceBundle.getStringEx("personPlaceThing", status); </text:span></text:p>
          <text:p text:style-name="P2265"><text:span text:style-name="T2266"><text:s text:c="4"/></text:span><text:span text:style-name="T2266">UnicodeString result;</text:span></text:p>
          <text:p text:style-name="P2265"><text:span text:style-name="T2266"><text:s text:c="4"/></text:span><text:span text:style-name="T2266">MessageFormat::format(pattern, arguments, 3, result, status);</text:span></text:p>
          <draw:enhanced-geometry svg:viewBox="0 0 21600 21600" draw:type="rectangle" draw:enhanced-path="M 0 0 L 21600 0 21600 21600 0 21600 0 0 Z N"/>
        </draw:custom-shape>
        <presentation:notes draw:style-name="dp2246" presentation:use-header-name="hdr1" presentation:use-footer-name="ftr2">
          <draw:page-thumbnail draw:style-name="gr2260" draw:layer="layout" svg:width="12.7cm" svg:height="9.526cm" svg:x="3.175cm" svg:y="1.904cm" draw:page-number="40" presentation:class="page"/>
          <draw:frame presentation:style-name="pr2268" draw:text-style-name="P2253" draw:layer="layout" svg:width="13.97cm" svg:height="11.431cm" svg:x="2.54cm" svg:y="12.065cm" presentation:class="notes" presentation:user-transformed="true">
            <draw:text-box>
              <text:p text:style-name="P2267">Here is an example of querying a message format from an ICU resource bundle and formatting it into a single string to show to a user.</text:p>
            </draw:text-box>
          </draw:frame>
        </presentation:notes>
      </draw:page>
      <draw:page draw:name="Message Format - Different Data Types" draw:style-name="dp224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252" draw:text-style-name="P2271" draw:layer="layout" svg:width="22.86cm" svg:height="1.906cm" svg:x="1.27cm" svg:y="0.634cm" presentation:class="title" presentation:user-transformed="true">
          <draw:text-box>
            <text:p text:style-name="P2269"><text:span text:style-name="T2270">Message Format - Different Data Types [s41]</text:span></text:p>
          </draw:text-box>
        </draw:frame>
        <draw:custom-shape draw:style-name="gr2259" draw:text-style-name="P2253" draw:layer="layout" svg:width="21.379cm" svg:height="4.997cm" svg:x="1.737cm" svg:y="7.003cm">
          <text:p text:style-name="P2272"><text:span text:style-name="T2263"><text:s text:c="2"/></text:span><text:span text:style-name="T2263">UnicodeString pattern = "On {0, date} at {0, time} there was {1}.";</text:span></text:p>
          <text:p text:style-name="P2272"><text:span text:style-name="T2263"><text:s text:c="2"/></text:span><text:span text:style-name="T2263">Calendar *c = Calendar::createInstance(status);</text:span></text:p>
          <text:p text:style-name="P2272"><text:span text:style-name="T2263"><text:s text:c="2"/></text:span><text:span text:style-name="T2263">Formattable args[] = {</text:span></text:p>
          <text:p text:style-name="P2272"><text:span text:style-name="T2263"><text:s text:c="4"/></text:span><text:span text:style-name="T2263">c-&gt;getTime(status), // 0</text:span></text:p>
          <text:p text:style-name="P2272"><text:span text:style-name="T2263"><text:s text:c="4"/></text:span><text:span text:style-name="T2263">"a power failure"</text:span><text:span text:style-name="T2263"><text:tab/></text:span><text:span text:style-name="T2263">// 1</text:span></text:p>
          <text:p text:style-name="P2272"><text:span text:style-name="T2263"><text:s text:c="2"/></text:span><text:span text:style-name="T2263">};</text:span></text:p>
          <text:p text:style-name="P2272"><text:span text:style-name="T2263"><text:s text:c="2"/></text:span><text:span text:style-name="T2263">UnicodeString result; </text:span></text:p>
          <text:p text:style-name="P2272"><text:span text:style-name="T2263"><text:s text:c="2"/></text:span><text:span text:style-name="T2263">MessageFormat::format(pattern, args, 2, result, status);</text:span></text:p>
          <draw:enhanced-geometry svg:viewBox="0 0 21600 21600" draw:type="rectangle" draw:enhanced-path="M 0 0 L 21600 0 21600 21600 0 21600 0 0 Z N"/>
        </draw:custom-shape>
        <draw:custom-shape draw:style-name="gr2274" draw:text-style-name="P2253" draw:layer="layout" svg:width="21.378cm" svg:height="0.853cm" svg:x="1.949cm" svg:y="13.758cm">
          <text:p text:style-name="P2272"><text:span text:style-name="T2273">On Oct 29, 2012 at 10:15:08 AM there was a power failure.</text:span></text:p>
          <draw:enhanced-geometry svg:viewBox="0 0 21600 21600" draw:type="rectangle" draw:enhanced-path="M 0 0 L 21600 0 21600 21600 0 21600 0 0 Z N"/>
        </draw:custom-shape>
        <draw:frame presentation:style-name="pr2277" draw:text-style-name="P2278" draw:layer="layout" svg:width="22.86cm" svg:height="3.387cm" svg:x="1.27cm" svg:y="3.387cm" presentation:class="outline" presentation:user-transformed="true">
          <draw:text-box>
            <text:p text:style-name="P2275"><text:span text:style-name="T2276">We can also format other data types, like dates</text:span></text:p>
            <text:p text:style-name="P2275"><text:span text:style-name="T2276">We do this by adding a format type:</text:span></text:p>
          </draw:text-box>
        </draw:frame>
        <draw:custom-shape draw:style-name="gr2281" draw:text-style-name="P2253" draw:layer="layout" svg:width="21.599cm" svg:height="1.266cm" svg:x="1.27cm" svg:y="12.065cm">
          <text:p text:style-name="P2279"><text:span text:style-name="T2280">Result will contain:</text:span></text:p>
          <draw:enhanced-geometry svg:viewBox="0 0 21600 21600" draw:type="rectangle" draw:enhanced-path="M 0 0 L 21600 0 21600 21600 0 21600 0 0 Z N"/>
        </draw:custom-shape>
        <presentation:notes draw:style-name="dp2246" presentation:use-header-name="hdr1" presentation:use-footer-name="ftr2">
          <draw:page-thumbnail draw:style-name="gr2260" draw:layer="layout" svg:width="12.7cm" svg:height="9.526cm" svg:x="3.175cm" svg:y="1.904cm" draw:page-number="41" presentation:class="page"/>
          <draw:frame presentation:style-name="pr2282" draw:text-style-name="P2253" draw:layer="layout" svg:width="15.24cm" svg:height="11.431cm" svg:x="1.905cm" svg:y="12.065cm" presentation:class="notes" presentation:user-transformed="true">
            <draw:text-box>
              <text:p text:style-name="P2267">The pattern is in the code to simplify the example. Patterns should really come from resources so that translators can translate them.</text:p>
              <text:p text:style-name="P2267"/>
            </draw:text-box>
          </draw:frame>
        </presentation:notes>
      </draw:page>
      <draw:page draw:name="Message Format - Format Style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7" draw:text-style-name="P208" draw:layer="layout" svg:width="22.86cm" svg:height="1.906cm" svg:x="1.27cm" svg:y="0.633cm" presentation:class="title" presentation:user-transformed="true">
          <draw:text-box>
            <text:p text:style-name="P7"><text:span text:style-name="T206">Message Format - Format Styles</text:span></text:p>
          </draw:text-box>
        </draw:frame>
        <draw:custom-shape draw:style-name="gr102" draw:text-style-name="P21" draw:layer="layout" svg:width="21.379cm" svg:height="5.844cm" svg:x="1.737cm" svg:y="5.503cm">
          <text:p text:style-name="P63"><text:span text:style-name="T64">UnicodeString pattern = </text:span></text:p>
          <text:p text:style-name="P63"><text:span text:style-name="T64"><text:s text:c="4"/></text:span><text:span text:style-name="T64">"On {0, date, </text:span><text:span text:style-name="T209">full</text:span><text:span text:style-name="T64">} at {0, time, </text:span><text:span text:style-name="T209">long</text:span><text:span text:style-name="T64">} there was {1}.";</text:span></text:p>
          <text:p text:style-name="P63"><text:span text:style-name="T64">Calendar *c = icu::Calendar::createInstance(status);</text:span></text:p>
          <text:p text:style-name="P63"><text:span text:style-name="T64">Formattable args[] = {</text:span></text:p>
          <text:p text:style-name="P63"><text:span text:style-name="T64"><text:s text:c="2"/></text:span><text:span text:style-name="T64">c-&gt;getTime(status), // 0</text:span></text:p>
          <text:p text:style-name="P63"><text:span text:style-name="T64"><text:s text:c="2"/></text:span><text:span text:style-name="T64">"a power failure" <text:s text:c="2"/>// 1</text:span></text:p>
          <text:p text:style-name="P63"><text:span text:style-name="T64">};</text:span></text:p>
          <text:p text:style-name="P63"><text:span text:style-name="T64">UnicodeString result;</text:span></text:p>
          <text:p text:style-name="P63"><text:span text:style-name="T64">MessageFormat::format(pattern, args, 2, result, status);</text:span></text:p>
          <draw:enhanced-geometry svg:viewBox="0 0 21600 21600" draw:type="rectangle" draw:enhanced-path="M 0 0 L 21600 0 21600 21600 0 21600 0 0 Z N"/>
        </draw:custom-shape>
        <draw:custom-shape draw:style-name="gr203" draw:text-style-name="P21" draw:layer="layout" svg:width="21.714cm" svg:height="1.445cm" svg:x="1.737cm" svg:y="13.11cm">
          <text:p text:style-name="P63"><text:span text:style-name="T202">On Monday, October 15, 2007 at 10:15:08 AM PDT there was a power failure.</text:span></text:p>
          <draw:enhanced-geometry svg:viewBox="0 0 21600 21600" draw:type="rectangle" draw:enhanced-path="M 0 0 L 21600 0 21600 21600 0 21600 0 0 Z N"/>
        </draw:custom-shape>
        <draw:custom-shape draw:style-name="gr120" draw:text-style-name="P21" draw:layer="layout" svg:width="21.599cm" svg:height="1.265cm" svg:x="1.27cm" svg:y="11.633cm">
          <text:p text:style-name="P124"><text:span text:style-name="T205">Result will contain:</text:span></text:p>
          <draw:enhanced-geometry svg:viewBox="0 0 21600 21600" draw:type="rectangle" draw:enhanced-path="M 0 0 L 21600 0 21600 21600 0 21600 0 0 Z N"/>
        </draw:custom-shape>
        <draw:frame presentation:style-name="pr210" draw:text-style-name="P21" draw:layer="layout" svg:width="22.86cm" svg:height="1.531cm" svg:x="1.27cm" svg:y="3.387cm" presentation:class="outline" presentation:user-transformed="true">
          <draw:text-box>
            <text:p text:style-name="P183">Add a format style:</text:p>
          </draw:text-box>
        </draw:frame>
        <presentation:notes draw:style-name="dp2" presentation:use-header-name="hdr1" presentation:use-footer-name="ftr2">
          <draw:page-thumbnail draw:style-name="gr17" draw:layer="layout" svg:width="12.7cm" svg:height="9.526cm" svg:x="3.175cm" svg:y="1.904cm" draw:page-number="43" presentation:class="page"/>
          <draw:frame presentation:style-name="pr56" draw:text-style-name="P21" draw:layer="layout" svg:width="15.24cm" svg:height="11.431cm" svg:x="1.905cm" svg:y="12.065cm" presentation:class="notes" presentation:user-transformed="true">
            <draw:text-box>
              <text:p text:style-name="P34">Remember, patterns should really come from resources so that translators can translate them.</text:p>
            </draw:text-box>
          </draw:frame>
        </presentation:notes>
      </draw:page>
      <draw:page draw:name="page43" draw:style-name="dp239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14" draw:text-style-name="P2415" draw:layer="layout" svg:width="22.86cm" svg:height="1.906cm" svg:x="1.27cm" svg:y="0.633cm" presentation:class="title" presentation:user-transformed="true">
          <draw:text-box>
            <text:p text:style-name="P2412"><text:span text:style-name="T2413">Message Format – Named Arguments [s43]</text:span></text:p>
          </draw:text-box>
        </draw:frame>
        <draw:custom-shape draw:style-name="gr2418" draw:text-style-name="P2409" draw:layer="layout" svg:width="21.379cm" svg:height="11.563cm" svg:x="1.905cm" svg:y="3.301cm">
          <text:p text:style-name="P2406"><text:span text:style-name="T2416"><text:s text:c="2"/></text:span><text:span text:style-name="T2416">UnicodeString pattern = </text:span><text:span text:style-name="T2416"><text:line-break/></text:span><text:span text:style-name="T2417">"On {when, date, full} at {when, time, long} there was {what}.";</text:span></text:p>
          <text:p text:style-name="P2406"><text:span text:style-name="T2416"><text:s text:c="3"/></text:span><text:span text:style-name="T2416">Calendar *c = Calendar::createInstance(status);</text:span></text:p>
          <text:p text:style-name="P2406"><text:span text:style-name="T2416"><text:s text:c="3"/></text:span><text:span text:style-name="T2416">Formattable args[] = {</text:span></text:p>
          <text:p text:style-name="P2406"><text:span text:style-name="T2416"><text:s text:c="5"/></text:span><text:span text:style-name="T2416">c-&gt;getTime(status),</text:span></text:p>
          <text:p text:style-name="P2406"><text:span text:style-name="T2416"><text:s text:c="5"/></text:span><text:span text:style-name="T2416">"a power failure"</text:span></text:p>
          <text:p text:style-name="P2406"><text:span text:style-name="T2416"><text:s text:c="3"/></text:span><text:span text:style-name="T2416">};</text:span></text:p>
          <text:p text:style-name="P2406"><text:span text:style-name="T2416"><text:s text:c="3"/></text:span><text:span text:style-name="T2416">UnicodeString names[] = { </text:span></text:p>
          <text:p text:style-name="P2406"><text:span text:style-name="T2416"><text:s text:c="5"/></text:span><text:span text:style-name="T2416">"when",</text:span></text:p>
          <text:p text:style-name="P2406"><text:span text:style-name="T2416"><text:s text:c="5"/></text:span><text:span text:style-name="T2416">"what"</text:span></text:p>
          <text:p text:style-name="P2406"><text:span text:style-name="T2416"><text:s text:c="3"/></text:span><text:span text:style-name="T2416">};</text:span></text:p>
          <text:p text:style-name="P2406"><text:span text:style-name="T2416"><text:s text:c="3"/></text:span><text:span text:style-name="T2416">UnicodeString result; </text:span></text:p>
          <text:p text:style-name="P2406"><text:span text:style-name="T2416"><text:s text:c="3"/></text:span><text:span text:style-name="T2416">MessageFormat fmt(pattern, status);</text:span></text:p>
          <text:p text:style-name="P2406"><text:span text:style-name="T2416"><text:s text:c="3"/></text:span><text:span text:style-name="T2416">fmt.format(names, args, 2, result, status);</text:span></text:p>
          <text:p text:style-name="P2406"><text:span text:style-name="T2416"/></text:p>
          <draw:enhanced-geometry svg:viewBox="0 0 21600 21600" draw:type="rectangle" draw:enhanced-path="M 0 0 L 21600 0 21600 21600 0 21600 0 0 Z N"/>
        </draw:custom-shape>
        <draw:custom-shape draw:style-name="gr2420" draw:text-style-name="P2409" draw:layer="layout" svg:width="21.714cm" svg:height="1.445cm" svg:x="1.781cm" svg:y="16.365cm">
          <text:p text:style-name="P2406"><text:span text:style-name="T2419">On Monday, October 15, 2007 at 10:15:08 AM PDT there was a power failure.</text:span></text:p>
          <draw:enhanced-geometry svg:viewBox="0 0 21600 21600" draw:type="rectangle" draw:enhanced-path="M 0 0 L 21600 0 21600 21600 0 21600 0 0 Z N"/>
        </draw:custom-shape>
        <draw:custom-shape draw:style-name="gr2423" draw:text-style-name="P2424" draw:layer="layout" svg:width="21.599cm" svg:height="1.265cm" svg:x="0.77cm" svg:y="14.868cm">
          <text:p text:style-name="P2421"><text:span text:style-name="T2422">Result is the same:</text:span></text:p>
          <draw:enhanced-geometry svg:viewBox="0 0 21600 21600" draw:type="rectangle" draw:enhanced-path="M 0 0 L 21600 0 21600 21600 0 21600 0 0 Z N"/>
        </draw:custom-shape>
        <presentation:notes draw:style-name="dp2396" presentation:use-header-name="hdr1" presentation:use-footer-name="ftr2">
          <draw:page-thumbnail draw:style-name="gr2410" draw:layer="layout" svg:width="12.7cm" svg:height="9.526cm" svg:x="3.175cm" svg:y="1.904cm" draw:page-number="43" presentation:class="page"/>
          <draw:frame presentation:style-name="pr2426" draw:text-style-name="P2424" draw:layer="layout" svg:width="15.24cm" svg:height="11.431cm" svg:x="1.905cm" svg:y="12.065cm" presentation:class="notes" presentation:user-transformed="true">
            <draw:text-box>
              <text:p text:style-name="P2425">Remember, patterns should really come from resources so that translators can translate them.</text:p>
            </draw:text-box>
          </draw:frame>
        </presentation:notes>
      </draw:page>
      <draw:page draw:name="Message Format - Format Style Detail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1.269cm" presentation:class="title" presentation:user-transformed="true">
          <draw:text-box>
            <text:p text:style-name="P7"><text:span text:style-name="T112">Message Format - Format Style </text:span></text:p>
          </draw:text-box>
        </draw:frame>
        <draw:frame draw:style-name="standard" draw:layer="layout" svg:width="22.352cm" svg:height="14.649cm" svg:x="1.676cm" svg:y="2.98cm">
          <table:table table:template-name="SymSkyblue" table:use-first-column-styles="true" table:use-banding-rows-styles="true" table:style-name="ta213">
            <table:table-column table:style-name="co214"/>
            <table:table-column table:style-name="co215"/>
            <table:table-column table:style-name="co216"/>
            <table:table-row table:style-name="ro217" table:default-cell-style-name="ce220">
              <table:table-cell table:style-name="ce218">
                <text:p text:style-name="P172"><text:span text:style-name="T219">Format Type </text:span></text:p>
              </table:table-cell>
              <table:table-cell>
                <text:p text:style-name="P172"><text:span text:style-name="T221">Format Style </text:span></text:p>
              </table:table-cell>
              <table:table-cell>
                <text:p text:style-name="P172"><text:span text:style-name="T221">Sample Output </text:span></text:p>
              </table:table-cell>
            </table:table-row>
            <table:table-row table:style-name="ro222" table:default-cell-style-name="ce225">
              <table:table-cell table:style-name="ce223" table:number-rows-spanned="4">
                <text:p text:style-name="P172"><text:span text:style-name="T224">number</text:span></text:p>
              </table:table-cell>
              <table:table-cell>
                <text:p text:style-name="P172"><text:span text:style-name="T226">(none)</text:span></text:p>
              </table:table-cell>
              <table:table-cell>
                <text:p text:style-name="P172"><text:span text:style-name="T227">123,456.789</text:span></text:p>
              </table:table-cell>
            </table:table-row>
            <table:table-row table:style-name="ro228" table:default-cell-style-name="ce225">
              <table:covered-table-cell table:style-name="ce229"/>
              <table:table-cell>
                <text:p text:style-name="P172"><text:span text:style-name="T227">integer </text:span></text:p>
              </table:table-cell>
              <table:table-cell>
                <text:p text:style-name="P172"><text:span text:style-name="T227">123,457</text:span></text:p>
              </table:table-cell>
            </table:table-row>
            <table:table-row table:style-name="ro228" table:default-cell-style-name="ce225">
              <table:covered-table-cell table:style-name="ce229"/>
              <table:table-cell>
                <text:p text:style-name="P172"><text:span text:style-name="T227">currency</text:span></text:p>
              </table:table-cell>
              <table:table-cell>
                <text:p text:style-name="P172"><text:span text:style-name="T227">$123,456.79</text:span></text:p>
              </table:table-cell>
            </table:table-row>
            <table:table-row table:style-name="ro228" table:default-cell-style-name="ce225">
              <table:covered-table-cell table:style-name="ce229"/>
              <table:table-cell>
                <text:p text:style-name="P172"><text:span text:style-name="T227">percent</text:span></text:p>
              </table:table-cell>
              <table:table-cell>
                <text:p text:style-name="P172"><text:span text:style-name="T227">12%</text:span></text:p>
              </table:table-cell>
            </table:table-row>
            <table:table-row table:style-name="ro228" table:default-cell-style-name="ce225">
              <table:table-cell table:style-name="ce223" table:number-rows-spanned="5">
                <text:p text:style-name="P172"><text:span text:style-name="T224">date</text:span></text:p>
              </table:table-cell>
              <table:table-cell>
                <text:p text:style-name="P172"><text:span text:style-name="T226">(none)</text:span></text:p>
              </table:table-cell>
              <table:table-cell>
                <text:p text:style-name="P172"><text:span text:style-name="T227">Jul 16, 2011</text:span></text:p>
              </table:table-cell>
            </table:table-row>
            <table:table-row table:style-name="ro228" table:default-cell-style-name="ce225">
              <table:covered-table-cell table:style-name="ce229"/>
              <table:table-cell>
                <text:p text:style-name="P172"><text:span text:style-name="T227">short</text:span></text:p>
              </table:table-cell>
              <table:table-cell>
                <text:p text:style-name="P172"><text:span text:style-name="T227">7/16/11</text:span></text:p>
              </table:table-cell>
            </table:table-row>
            <table:table-row table:style-name="ro228" table:default-cell-style-name="ce225">
              <table:covered-table-cell table:style-name="ce229"/>
              <table:table-cell>
                <text:p text:style-name="P172"><text:span text:style-name="T227">medium</text:span></text:p>
              </table:table-cell>
              <table:table-cell>
                <text:p text:style-name="P172"><text:span text:style-name="T227">Jul 16, 2004</text:span></text:p>
              </table:table-cell>
            </table:table-row>
            <table:table-row table:style-name="ro228" table:default-cell-style-name="ce225">
              <table:covered-table-cell table:style-name="ce229"/>
              <table:table-cell>
                <text:p text:style-name="P172"><text:span text:style-name="T227">long</text:span></text:p>
              </table:table-cell>
              <table:table-cell>
                <text:p text:style-name="P172"><text:span text:style-name="T227">July 16, </text:span><text:span text:style-name="T230">2011</text:span></text:p>
              </table:table-cell>
            </table:table-row>
            <table:table-row table:style-name="ro228" table:default-cell-style-name="ce225">
              <table:covered-table-cell table:style-name="ce229"/>
              <table:table-cell>
                <text:p text:style-name="P172"><text:span text:style-name="T227">full </text:span></text:p>
              </table:table-cell>
              <table:table-cell>
                <text:p text:style-name="P172"><text:span text:style-name="T227">Saturday, July 16, 2011</text:span></text:p>
              </table:table-cell>
            </table:table-row>
            <table:table-row table:style-name="ro228" table:default-cell-style-name="ce225">
              <table:table-cell table:style-name="ce223" table:number-rows-spanned="5">
                <text:p text:style-name="P172"><text:span text:style-name="T224">time</text:span></text:p>
              </table:table-cell>
              <table:table-cell>
                <text:p text:style-name="P172"><text:span text:style-name="T226">(none)</text:span></text:p>
              </table:table-cell>
              <table:table-cell>
                <text:p text:style-name="P172"><text:span text:style-name="T227">2:15:08 PM</text:span></text:p>
              </table:table-cell>
            </table:table-row>
            <table:table-row table:style-name="ro228" table:default-cell-style-name="ce225">
              <table:covered-table-cell table:style-name="ce229"/>
              <table:table-cell>
                <text:p text:style-name="P172"><text:span text:style-name="T227">short</text:span></text:p>
              </table:table-cell>
              <table:table-cell>
                <text:p text:style-name="P172"><text:span text:style-name="T227">2:15 PM</text:span></text:p>
              </table:table-cell>
            </table:table-row>
            <table:table-row table:style-name="ro228" table:default-cell-style-name="ce225">
              <table:covered-table-cell table:style-name="ce229"/>
              <table:table-cell>
                <text:p text:style-name="P172"><text:span text:style-name="T227">medium</text:span></text:p>
              </table:table-cell>
              <table:table-cell>
                <text:p text:style-name="P172"><text:span text:style-name="T227">2:14:08 PM</text:span></text:p>
              </table:table-cell>
            </table:table-row>
            <table:table-row table:style-name="ro228" table:default-cell-style-name="ce225">
              <table:covered-table-cell table:style-name="ce229"/>
              <table:table-cell>
                <text:p text:style-name="P172"><text:span text:style-name="T227">long</text:span></text:p>
              </table:table-cell>
              <table:table-cell>
                <text:p text:style-name="P172"><text:span text:style-name="T227">2:15:08 PM PDT</text:span></text:p>
              </table:table-cell>
            </table:table-row>
            <table:table-row table:style-name="ro231" table:default-cell-style-name="ce225">
              <table:covered-table-cell table:style-name="ce229"/>
              <table:table-cell>
                <text:p text:style-name="P172"><text:span text:style-name="T227">full</text:span></text:p>
              </table:table-cell>
              <table:table-cell>
                <text:p text:style-name="P172"><text:span text:style-name="T227">2:15:08 PM PDT</text:span></text:p>
              </table:table-cell>
            </table:table-row>
          </table:table>
          <draw:image xlink:href="Pictures/TablePreview1.svm" xlink:type="simple" xlink:show="embed" xlink:actuate="onLoad"/>
        </draw:frame>
        <presentation:notes draw:style-name="dp2" presentation:use-header-name="hdr1" presentation:use-footer-name="ftr2">
          <draw:page-thumbnail draw:style-name="gr17" draw:layer="layout" svg:width="12.7cm" svg:height="9.526cm" svg:x="3.175cm" svg:y="1.904cm" draw:page-number="45" presentation:class="page"/>
          <draw:frame presentation:style-name="pr36" draw:text-style-name="P21" draw:layer="layout" svg:width="13.97cm" svg:height="11.431cm" svg:x="2.54cm" svg:y="12.065cm" presentation:class="notes" presentation:user-transformed="true">
            <draw:text-box>
              <text:p text:style-name="P34"><text:span text:style-name="T35">Here are some examples of other non-string types that can be used in a message format.</text:span></text:p>
              <text:p text:style-name="P34"><text:span text:style-name="T35">If there is object passed to ICU4J’s message format that is not a string or one of the above types, the toString() method is used on the object for formatting.</text:span></text:p>
            </draw:text-box>
          </draw:frame>
        </presentation:notes>
      </draw:page>
      <draw:page draw:name="Message Format - Counting Files" draw:style-name="dp239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27" draw:text-style-name="P2424" draw:layer="layout" svg:width="22.86cm" svg:height="1.906cm" svg:x="1.27cm" svg:y="0.634cm" presentation:class="title" presentation:user-transformed="true">
          <draw:text-box>
            <text:p text:style-name="P2412">Message Format - Counting Files [s45]</text:p>
          </draw:text-box>
        </draw:frame>
        <draw:frame presentation:style-name="pr2430" draw:text-style-name="P2424" draw:layer="layout" svg:width="21.599cm" svg:height="1.218cm" svg:x="1.905cm" svg:y="3.862cm" presentation:class="outline" presentation:user-transformed="true">
          <draw:text-box>
            <text:p text:style-name="P2428"><text:span text:style-name="T2429">Plural pattern to display number of files:</text:span></text:p>
          </draw:text-box>
        </draw:frame>
        <draw:custom-shape draw:style-name="gr2433" draw:text-style-name="P2424" draw:layer="layout" svg:width="21.713cm" svg:height="1.023cm" svg:x="1.782cm" svg:y="5.2cm">
          <text:p text:style-name="P2406"><text:span text:style-name="T2419">There </text:span><text:span text:style-name="T2431">{</text:span><text:span text:style-name="T2419">1, plural, </text:span><text:span text:style-name="T2431">one</text:span><text:span text:style-name="T2419">{</text:span><text:span text:style-name="T2432">is one file</text:span><text:span text:style-name="T2419">} </text:span><text:span text:style-name="T2431">other</text:span><text:span text:style-name="T2419">{</text:span><text:span text:style-name="T2432">are # files</text:span><text:span text:style-name="T2419">}</text:span><text:span text:style-name="T2431">}</text:span><text:span text:style-name="T2419"> in {0}.</text:span></text:p>
          <draw:enhanced-geometry svg:viewBox="0 0 21600 21600" draw:type="rectangle" draw:enhanced-path="M 0 0 L 21600 0 21600 21600 0 21600 0 0 Z N"/>
        </draw:custom-shape>
        <draw:custom-shape draw:style-name="gr2434" draw:text-style-name="P2424" draw:layer="layout" svg:width="21.378cm" svg:height="5.589cm" svg:x="1.782cm" svg:y="7.832cm">
          <text:p text:style-name="P2406"><text:span text:style-name="T2407">UnicodeString pattern = resourceBundle.getStringEx(“fileCount”);</text:span></text:p>
          <text:p text:style-name="P2406"><text:span text:style-name="T2407">UnicodeString directoryName = ...;</text:span></text:p>
          <text:p text:style-name="P2406"><text:span text:style-name="T2407">int fileCount = ...;</text:span></text:p>
          <text:p text:style-name="P2406"><text:span text:style-name="T2407">Formattable args[] = {</text:span></text:p>
          <text:p text:style-name="P2406"><text:span text:style-name="T2407"><text:s text:c="2"/></text:span><text:span text:style-name="T2407">directoryName, // 0</text:span></text:p>
          <text:p text:style-name="P2406"><text:span text:style-name="T2407"><text:s text:c="2"/></text:span><text:span text:style-name="T2407">fileCount <text:s text:c="5"/>// 1</text:span></text:p>
          <text:p text:style-name="P2406"><text:span text:style-name="T2407">};</text:span></text:p>
          <text:p text:style-name="P2406"><text:span text:style-name="T2407">UnicodeString result;</text:span></text:p>
          <text:p text:style-name="P2406"><text:span text:style-name="T2407">MessageFormat::format(pattern, args, 2, result, status);</text:span></text:p>
          <draw:enhanced-geometry svg:viewBox="0 0 21600 21600" draw:type="rectangle" draw:enhanced-path="M 0 0 L 21600 0 21600 21600 0 21600 0 0 Z N"/>
        </draw:custom-shape>
        <draw:custom-shape draw:style-name="gr2435" draw:text-style-name="P2424" draw:layer="layout" svg:width="21.714cm" svg:height="2.037cm" svg:x="1.737cm" svg:y="15.006cm">
          <text:p text:style-name="P2406"><text:span text:style-name="T2407">There are 1,234 files in myDirectory.</text:span></text:p>
          <text:p text:style-name="P2406"><text:span text:style-name="T2407">There is one file in myDirectory.</text:span></text:p>
          <text:p text:style-name="P2406"><text:span text:style-name="T2407">There are 0 files in myDirectory.</text:span></text:p>
          <draw:enhanced-geometry svg:viewBox="0 0 21600 21600" draw:type="rectangle" draw:enhanced-path="M 0 0 L 21600 0 21600 21600 0 21600 0 0 Z N"/>
        </draw:custom-shape>
        <draw:custom-shape draw:style-name="gr2423" draw:text-style-name="P2424" draw:layer="layout" svg:width="21.599cm" svg:height="1.217cm" svg:x="1.949cm" svg:y="6.773cm">
          <text:p text:style-name="P2421"><text:span text:style-name="T2436">Code to use the pattern:</text:span></text:p>
          <draw:enhanced-geometry svg:viewBox="0 0 21600 21600" draw:type="rectangle" draw:enhanced-path="M 0 0 L 21600 0 21600 21600 0 21600 0 0 Z N"/>
        </draw:custom-shape>
        <draw:custom-shape draw:style-name="gr2423" draw:text-style-name="P2424" draw:layer="layout" svg:width="21.599cm" svg:height="1.217cm" svg:x="1.949cm" svg:y="13.547cm">
          <text:p text:style-name="P2421"><text:span text:style-name="T2436">This could be used to output messages like:</text:span></text:p>
          <draw:enhanced-geometry svg:viewBox="0 0 21600 21600" draw:type="rectangle" draw:enhanced-path="M 0 0 L 21600 0 21600 21600 0 21600 0 0 Z N"/>
        </draw:custom-shape>
        <presentation:notes draw:style-name="dp2396" presentation:use-header-name="hdr1" presentation:use-footer-name="ftr2">
          <draw:page-thumbnail draw:style-name="gr2410" draw:layer="layout" svg:width="12.7cm" svg:height="9.526cm" svg:x="3.175cm" svg:y="1.904cm" draw:page-number="45" presentation:class="page"/>
          <draw:frame presentation:style-name="pr2426" draw:text-style-name="P2424" draw:layer="layout" svg:width="15.24cm" svg:height="11.431cm" svg:x="1.905cm" svg:y="12.065cm" presentation:class="notes" presentation:user-transformed="true">
            <draw:text-box>
              <text:p text:style-name="P2425">Using what we’ve already learned, this is how we’d display the number of files in a directory.</text:p>
              <text:p text:style-name="P2425">The exact plural rules depend on the locale.</text:p>
            </draw:text-box>
          </draw:frame>
        </presentation:notes>
      </draw:page>
      <draw:page draw:name="Message Format - Other Detail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1.069cm" presentation:class="title" presentation:user-transformed="true">
          <draw:text-box>
            <text:p text:style-name="P7">Message Format - Other Details</text:p>
          </draw:text-box>
        </draw:frame>
        <draw:frame presentation:style-name="pr238" draw:text-style-name="P21" draw:layer="layout" svg:width="22.86cm" svg:height="8.688cm" svg:x="1.27cm" svg:y="3.386cm" presentation:class="outline" presentation:user-transformed="true">
          <draw:text-box>
            <text:p text:style-name="P46"><text:span text:style-name="T23">Format style can be a pattern string</text:span></text:p>
            <text:list text:style-name="L1839">
              <text:list-item>
                <text:list>
                  <text:list-item>
                    <text:p text:style-name="P48"><text:span text:style-name="T30">Format type </text:span><text:span text:style-name="T237">number</text:span><text:span text:style-name="T30">: use </text:span><text:span text:style-name="T237">DecimalFormat</text:span><text:span text:style-name="T30"> pattern (e.g. #,#00.00)</text:span></text:p>
                  </text:list-item>
                  <text:list-item>
                    <text:p text:style-name="P48"><text:span text:style-name="T30">Format type </text:span><text:span text:style-name="T237">date</text:span><text:span text:style-name="T30">, </text:span><text:span text:style-name="T237">time</text:span><text:span text:style-name="T30">: use </text:span><text:span text:style-name="T237">SimpleDateFormat</text:span><text:span text:style-name="T30"> pattern (e.g. MM/yy)</text:span></text:p>
                  </text:list-item>
                </text:list>
              </text:list-item>
            </text:list>
            <text:p text:style-name="P46"><text:span text:style-name="T23">Quoting in patterns</text:span></text:p>
            <text:list text:continue-numbering="true" text:style-name="L1839">
              <text:list-item>
                <text:list>
                  <text:list-item>
                    <text:p text:style-name="P48"><text:span text:style-name="T30">Enclose special characters in single quotes</text:span></text:p>
                  </text:list-item>
                  <text:list-item>
                    <text:p text:style-name="P43"><text:span text:style-name="T30">Use two consecutive single quotes to represent one</text:span> </text:p>
                  </text:list-item>
                </text:list>
              </text:list-item>
            </text:list>
          </draw:text-box>
        </draw:frame>
        <draw:custom-shape draw:style-name="gr235" draw:text-style-name="P21" draw:layer="layout" svg:width="21.713cm" svg:height="0.853cm" svg:x="1.782cm" svg:y="12.482cm">
          <text:p text:style-name="P63"><text:span text:style-name="T202">The '{' character, the '#' character and the '' character.</text:span><text:span text:style-name="T239"> </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47" presentation:class="page"/>
          <draw:frame presentation:style-name="pr56" draw:text-style-name="P21" draw:layer="layout" svg:width="15.24cm" svg:height="11.431cm" svg:x="1.905cm" svg:y="12.065cm" presentation:class="notes" presentation:user-transformed="true">
            <draw:text-box>
              <text:p text:style-name="P34">You can use a message format with non-string types too. You can use dates, times and numbers too, and you can format them with specific patterns.</text:p>
              <text:p text:style-name="P34">Remember the English pattern we used above? The single quotes need to be represented with two single quotes.</text:p>
            </draw:text-box>
          </draw:frame>
        </presentation:notes>
      </draw:page>
      <draw:page draw:name="page48" draw:style-name="dp3" draw:master-page-name="IBM_20_100_20_Presentation_20_White_20_0103_5f_otp_5f_IBM_25_20100_25_20Presentation_25_20White_25_2001031" presentation:use-footer-name="ftr1" presentation:use-date-time-name="dtd1">
        <office:forms form:automatic-focus="false" form:apply-design-mode="false"/>
        <draw:frame presentation:style-name="pr38" draw:text-style-name="P39" draw:layer="layout" svg:width="21.692cm" svg:height="2.774cm" svg:x="1.866cm" svg:y="6.144cm" presentation:class="title" presentation:user-transformed="true">
          <draw:text-box>
            <text:p><text:span text:style-name="T37">ICU4J</text:span></text:p>
          </draw:text-box>
        </draw:frame>
        <presentation:notes draw:style-name="dp2" presentation:use-header-name="hdr1" presentation:use-footer-name="ftr2">
          <draw:page-thumbnail draw:style-name="gr17" draw:layer="layout" svg:width="12.7cm" svg:height="9.526cm" svg:x="3.175cm" svg:y="1.904cm" draw:page-number="48" presentation:class="page"/>
          <draw:frame presentation:style-name="pr18" draw:text-style-name="P27" draw:layer="layout" svg:width="15.24cm" svg:height="11.432cm" svg:x="1.905cm" svg:y="12.065cm" presentation:class="notes" presentation:placeholder="true">
            <draw:text-box/>
          </draw:frame>
        </presentation:notes>
      </draw:page>
      <draw:page draw:name="page49"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1" draw:text-style-name="P21" draw:layer="layout" svg:width="22.904cm" svg:height="3.502cm" svg:x="0.428cm" svg:y="0.001cm" presentation:class="title" presentation:user-transformed="true">
          <draw:text-box>
            <text:p text:style-name="P240">Getting ICU4J</text:p>
          </draw:text-box>
        </draw:frame>
        <draw:frame presentation:style-name="pr247" draw:text-style-name="P21" draw:layer="layout" svg:width="22.388cm" svg:height="14.117cm" svg:x="1.905cm" svg:y="4.931cm" presentation:class="outline" presentation:user-transformed="true">
          <draw:text-box>
            <text:list text:style-name="L1844">
              <text:list-item>
                <text:p text:style-name="P242"><text:span text:style-name="T133">Recommended: </text:span><text:span text:style-name="T77">Download</text:span> a stable release</text:p>
              </text:list-item>
            </text:list>
            <text:list text:style-name="L1845">
              <text:list-item>
                <text:list>
                  <text:list-item>
                    <text:p text:style-name="P243"><text:span text:style-name="T73">Easiest</text:span> – pre-compiled <text:span text:style-name="T244">.jar</text:span> from <text:line-break/> <text:span text:style-name="T245">icu-project.org/download</text:span></text:p>
                  </text:list-item>
                  <text:list-item>
                    <text:p text:style-name="P243">Use the latest stable version if possible</text:p>
                  </text:list-item>
                  <text:list-item>
                    <text:p text:style-name="P243">For source, download the source <text:span text:style-name="T244">.jar</text:span><text:span text:style-name="T244"><text:line-break/></text:span><text:span text:style-name="T244"/></text:p>
                  </text:list-item>
                </text:list>
              </text:list-item>
            </text:list>
            <text:list text:style-name="L1844">
              <text:list-item>
                <text:p text:style-name="P242"><text:span text:style-name="T23">Bleeding edge development:</text:span></text:p>
              </text:list-item>
            </text:list>
            <text:list text:style-name="L1845">
              <text:list-item>
                <text:list>
                  <text:list-item>
                    <text:p text:style-name="P243"><text:span text:style-name="T131">Download from Subversion</text:span><text:span text:style-name="T131"><text:line-break/></text:span><text:span text:style-name="T131"> <text:s/></text:span><text:span text:style-name="T246">icu-project.org/repository</text:span></text:p>
                  </text:list-item>
                </text:list>
              </text:list-item>
            </text:list>
          </draw:text-box>
        </draw:frame>
        <presentation:notes draw:style-name="dp5">
          <draw:page-thumbnail draw:style-name="gr17" draw:layer="layout" svg:width="12.7cm" svg:height="9.526cm" svg:x="3.175cm" svg:y="1.904cm" draw:page-number="49" presentation:class="page"/>
          <draw:frame presentation:style-name="pr250" draw:text-style-name="P251" draw:layer="layout" svg:width="15.24cm" svg:height="11.431cm" svg:x="1.905cm" svg:y="12.065cm" presentation:class="notes" presentation:user-transformed="true">
            <draw:text-box>
              <text:p text:style-name="P248"><text:span text:style-name="T249">Just like ICU4C, ICU4J has stable releases, and you can download it from the CVS repository.</text:span></text:p>
            </draw:text-box>
          </draw:frame>
        </presentation:notes>
      </draw:page>
      <draw:page draw:name="page49" draw:style-name="dp2398"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38" draw:text-style-name="P2424" draw:layer="layout" svg:width="22.904cm" svg:height="3.502cm" svg:x="0.428cm" svg:y="0.001cm" presentation:class="title" presentation:user-transformed="true">
          <draw:text-box>
            <text:p text:style-name="P2437">Setting up ICU4J [s49]</text:p>
          </draw:text-box>
        </draw:frame>
        <draw:frame presentation:style-name="pr2440" draw:text-style-name="P2441" draw:layer="layout" svg:width="22.225cm" svg:height="5.227cm" svg:x="1.905cm" svg:y="3.663cm" presentation:class="outline" presentation:user-transformed="true">
          <draw:text-box>
            <text:list text:style-name="L2399">
              <text:list-item>
                <text:p text:style-name="P2439">JDK/JRE version 5.0 or later (J2SE 5.0)</text:p>
              </text:list-item>
              <text:list-item>
                <text:p text:style-name="P2439">Try the test code:</text:p>
              </text:list-item>
            </text:list>
          </draw:text-box>
        </draw:frame>
        <draw:custom-shape draw:style-name="gr2444" draw:text-style-name="P2445" draw:layer="layout" svg:width="21.379cm" svg:height="6.703cm" svg:x="1.905cm" svg:y="6.985cm">
          <text:p text:style-name="P2442"><text:span text:style-name="T2443">import com.ibm.icu.util.ULocale;</text:span></text:p>
          <text:p text:style-name="P2442"><text:span text:style-name="T2443">import com.ibm.icu.util.VersionInfo;</text:span></text:p>
          <text:p text:style-name="P2442"><text:span text:style-name="T2443">public class TestICU {</text:span></text:p>
          <text:p text:style-name="P2442"><text:span text:style-name="T2443"><text:s text:c="4"/></text:span><text:span text:style-name="T2443">public static void main(String[] args) {</text:span></text:p>
          <text:p text:style-name="P2442"><text:span text:style-name="T2443"><text:s text:c="8"/></text:span><text:span text:style-name="T2443">System.out.println("Hello, " </text:span></text:p>
          <text:p text:style-name="P2442"><text:span text:style-name="T2443"><text:tab/></text:span><text:span text:style-name="T2443">+ new Ulocale("und_001")</text:span></text:p>
          <text:p text:style-name="P2442"><text:span text:style-name="T2443"><text:tab/></text:span><text:span text:style-name="T2443"> <text:s/></text:span><text:span text:style-name="T2443">.getDisplayCountry(ULocale.GERMAN)</text:span></text:p>
          <text:p text:style-name="P2442"><text:span text:style-name="T2443"><text:s text:c="7"/></text:span><text:span text:style-name="T2443">+ "! ICU " + VersionInfo.ICU_VERSION);</text:span></text:p>
          <text:p text:style-name="P2442"><text:span text:style-name="T2443"><text:s text:c="4"/></text:span><text:span text:style-name="T2443">}</text:span></text:p>
          <text:p text:style-name="P2442"><text:span text:style-name="T2443">}</text:span></text:p>
          <text:p text:style-name="P2442"><text:span text:style-name="T2443"/></text:p>
          <draw:enhanced-geometry svg:viewBox="0 0 21600 21600" draw:type="rectangle" draw:enhanced-path="M 0 0 L 21600 0 21600 21600 0 21600 0 0 Z N"/>
        </draw:custom-shape>
        <draw:frame draw:style-name="gr2450" draw:text-style-name="P2451" draw:layer="layout" svg:width="22.225cm" svg:height="5.001cm" svg:x="1.27cm" svg:y="13.97cm">
          <draw:text-box>
            <text:list text:style-name="L2400">
              <text:list-item>
                <text:p text:style-name="P2446"><text:span text:style-name="T2447">Add ICU’s jar to classpath and run TestICU:</text:span><text:span text:style-name="T2447"><text:line-break/></text:span><text:span text:style-name="T2448">“Hello, Welt! ICU #.#.#…”</text:span></text:p>
              </text:list-item>
              <text:list-item>
                <text:p text:style-name="P2446"><text:span text:style-name="T2449">Can also test ICU as jar: “</text:span><text:span text:style-name="T2448">java -jar icu4j.jar</text:span><text:span text:style-name="T2449">”</text:span></text:p>
              </text:list-item>
              <text:list-item>
                <text:p text:style-name="P2446"><text:span text:style-name="T2447"/></text:p>
              </text:list-item>
            </text:list>
          </draw:text-box>
        </draw:frame>
        <presentation:notes draw:style-name="dp2399">
          <draw:page-thumbnail draw:style-name="gr2410" draw:layer="layout" svg:width="12.7cm" svg:height="9.526cm" svg:x="3.175cm" svg:y="1.904cm" draw:page-number="49" presentation:class="page"/>
          <draw:frame presentation:style-name="pr2454" draw:text-style-name="P2455" draw:layer="layout" svg:width="15.24cm" svg:height="11.431cm" svg:x="1.905cm" svg:y="12.065cm" presentation:class="notes" presentation:user-transformed="true">
            <draw:text-box>
              <text:p text:style-name="P2452"><text:span text:style-name="T2453">Please see ICU4J’s readme.html for the details about which JDK is required.</text:span></text:p>
            </draw:text-box>
          </draw:frame>
        </presentation:notes>
      </draw:page>
      <draw:page draw:name="page51"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1" draw:text-style-name="P21" draw:layer="layout" svg:width="22.904cm" svg:height="3.502cm" svg:x="0.428cm" svg:y="0.001cm" presentation:class="title" presentation:user-transformed="true">
          <draw:text-box>
            <text:p text:style-name="P240">Building ICU4J</text:p>
          </draw:text-box>
        </draw:frame>
        <draw:frame presentation:style-name="pr266" draw:text-style-name="P253" draw:layer="layout" svg:width="22.225cm" svg:height="10.944cm" svg:x="1.904cm" svg:y="4.931cm" presentation:class="outline" presentation:user-transformed="true">
          <draw:text-box>
            <text:list text:style-name="L1844">
              <text:list-item>
                <text:p text:style-name="P242">Use Apache Ant to build</text:p>
              </text:list-item>
            </text:list>
            <text:list text:style-name="L1845">
              <text:list-item>
                <text:list>
                  <text:list-item>
                    <text:p text:style-name="P243">“<text:span text:style-name="T265">ant all</text:span>” <text:s/>( to build all )</text:p>
                  </text:list-item>
                  <text:list-item>
                    <text:p text:style-name="P243">“<text:span text:style-name="T265">ant jar</text:span>” (to just build icu4j.jar)</text:p>
                  </text:list-item>
                  <text:list-item>
                    <text:p text:style-name="P243">“<text:span text:style-name="T265">ant check</text:span>” <text:s/>(to run tests)</text:p>
                  </text:list-item>
                  <text:list-item>
                    <text:p text:style-name="P243">Other targets, see the Readme and homepage</text:p>
                  </text:list-item>
                </text:list>
              </text:list-item>
            </text:list>
            <text:list text:style-name="L1847">
              <text:list-item>
                <text:p text:style-name="P242">Can also build from Eclipse (preferred)</text:p>
              </text:list-item>
            </text:list>
          </draw:text-box>
        </draw:frame>
        <presentation:notes draw:style-name="dp5">
          <draw:page-thumbnail draw:style-name="gr17" draw:layer="layout" svg:width="12.7cm" svg:height="9.526cm" svg:x="3.175cm" svg:y="1.904cm" draw:page-number="51" presentation:class="page"/>
          <draw:frame presentation:style-name="pr267" draw:text-style-name="P251" draw:layer="layout" svg:width="15.24cm" svg:height="11.431cm" svg:x="1.905cm" svg:y="12.065cm" presentation:class="notes" presentation:user-transformed="true">
            <draw:text-box>
              <text:p text:style-name="P248"><text:span text:style-name="T249">When building ICU4J from source code, it is highly recommended that you use ant to build ICU4J. <text:s/>People developing ICU4J also use Eclipse, but ant is used to properly build ICU4J.</text:span></text:p>
            </draw:text-box>
          </draw:frame>
        </presentation:notes>
      </draw:page>
      <draw:page draw:name="page52"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1" draw:text-style-name="P21" draw:layer="layout" svg:width="22.904cm" svg:height="3.502cm" svg:x="0.428cm" svg:y="0.001cm" presentation:class="title" presentation:user-transformed="true">
          <draw:text-box>
            <text:p text:style-name="P240">Collation Engine</text:p>
          </draw:text-box>
        </draw:frame>
        <draw:frame presentation:style-name="pr268" draw:text-style-name="P21" draw:layer="layout" svg:width="22.225cm" svg:height="9.937cm" svg:x="1.904cm" svg:y="4.934cm" presentation:class="outline" presentation:user-transformed="true">
          <draw:text-box>
            <text:list text:style-name="L1844">
              <text:list-item>
                <text:p text:style-name="P242">Used for comparing strings</text:p>
              </text:list-item>
              <text:list-item>
                <text:p text:style-name="P242">Instantiation:</text:p>
              </text:list-item>
            </text:list>
          </draw:text-box>
        </draw:frame>
        <draw:custom-shape draw:style-name="gr270" draw:text-style-name="P257" draw:layer="layout" svg:width="21.131cm" svg:height="2.47cm" svg:x="1.905cm" svg:y="8.89cm">
          <text:p text:style-name="P254"><text:span text:style-name="T269">ULocale locale = new ULocale("fr");</text:span></text:p>
          <text:p text:style-name="P254"><text:span text:style-name="T269">Collator coll = Collator.getInstance(locale);</text:span></text:p>
          <text:p text:style-name="P254"><text:span text:style-name="T269">// do useful things with the collator</text:span></text:p>
          <draw:enhanced-geometry svg:viewBox="0 0 21600 21600" draw:type="rectangle" draw:enhanced-path="M 0 0 L 21600 0 21600 21600 0 21600 0 0 Z N"/>
        </draw:custom-shape>
        <draw:custom-shape draw:style-name="gr275" draw:text-style-name="P276" draw:layer="layout" svg:width="21.59cm" svg:height="1.341cm" svg:x="1.892cm" svg:y="10.336cm">
          <text:p text:style-name="P258"><text:span text:style-name="T271"/></text:p>
          <text:p text:style-name="P258"><text:span text:style-name="T271"></text:span><text:span text:style-name="T272">Package:</text:span><text:span text:style-name="T273"> </text:span><text:span text:style-name="T274">com.ibm.icu.text.Collator</text:span></text:p>
          <draw:enhanced-geometry svg:viewBox="0 0 21600 21600" draw:type="rectangle" draw:enhanced-path="M 0 0 L 21600 0 21600 21600 0 21600 0 0 Z N"/>
        </draw:custom-shape>
        <presentation:notes draw:style-name="dp6">
          <draw:page-thumbnail draw:style-name="gr17" draw:layer="layout" svg:width="12.7cm" svg:height="9.526cm" svg:x="3.175cm" svg:y="1.904cm" draw:page-number="52" presentation:class="page"/>
          <draw:frame presentation:style-name="pr67" draw:text-style-name="P277" draw:layer="layout" svg:width="15.24cm" svg:height="11.692cm" svg:x="1.905cm" svg:y="12.065cm" presentation:class="notes" presentation:placeholder="true">
            <draw:text-box/>
          </draw:frame>
        </presentation:notes>
      </draw:page>
      <draw:page draw:name="page52" draw:style-name="dp2398"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38" draw:text-style-name="P2424" draw:layer="layout" svg:width="22.904cm" svg:height="3.502cm" svg:x="0.428cm" svg:y="0.001cm" presentation:class="title" presentation:user-transformed="true">
          <draw:text-box>
            <text:p text:style-name="P2437">String Comparison [s52]</text:p>
          </draw:text-box>
        </draw:frame>
        <draw:frame presentation:style-name="pr2457" draw:text-style-name="P2424" draw:layer="layout" svg:width="22.225cm" svg:height="10.885cm" svg:x="1.904cm" svg:y="4.934cm" presentation:class="outline" presentation:user-transformed="true">
          <draw:text-box>
            <text:list text:style-name="L2399">
              <text:list-item>
                <text:p text:style-name="P2439">Works fast</text:p>
              </text:list-item>
              <text:list-item>
                <text:p text:style-name="P2439">You get the result as soon as it is ready</text:p>
              </text:list-item>
              <text:list-item>
                <text:p text:style-name="P2439">Use when you don’t need to compare same strings multiple times</text:p>
              </text:list-item>
              <text:list-item>
                <text:p text:style-name="P2439"/>
              </text:list-item>
              <text:list-item>
                <text:p text:style-name="P2439">is-a <text:span text:style-name="T2456">Comparator</text:span></text:p>
              </text:list-item>
            </text:list>
          </draw:text-box>
        </draw:frame>
        <draw:custom-shape draw:style-name="gr2459" draw:text-style-name="P2445" draw:layer="layout" svg:width="21.379cm" svg:height="1.164cm" svg:x="2.54cm" svg:y="11.536cm">
          <text:p text:style-name="P2442"><text:span text:style-name="T2458">int coll.compare(String source, String target);</text:span></text:p>
          <draw:enhanced-geometry svg:viewBox="0 0 21600 21600" draw:type="rectangle" draw:enhanced-path="M 0 0 L 21600 0 21600 21600 0 21600 0 0 Z N"/>
        </draw:custom-shape>
        <draw:custom-shape draw:style-name="gr2461" draw:text-style-name="P2462" draw:layer="layout" svg:width="21.379cm" svg:height="1.164cm" svg:x="2.54cm" svg:y="14.711cm">
          <text:p text:style-name="P2442"><text:span text:style-name="T2460">new TreeSet&lt;String&gt;(</text:span><text:span text:style-name="T2458">coll</text:span><text:span text:style-name="T2460">)</text:span></text:p>
          <draw:enhanced-geometry svg:viewBox="0 0 21600 21600" draw:type="rectangle" draw:enhanced-path="M 0 0 L 21600 0 21600 21600 0 21600 0 0 Z N"/>
        </draw:custom-shape>
        <presentation:notes draw:style-name="dp2400">
          <draw:page-thumbnail draw:style-name="gr2410" draw:layer="layout" svg:width="12.7cm" svg:height="9.526cm" svg:x="3.175cm" svg:y="1.904cm" draw:page-number="52" presentation:class="page"/>
          <draw:frame presentation:style-name="pr2411" draw:text-style-name="P2463" draw:layer="layout" svg:width="15.24cm" svg:height="11.692cm" svg:x="1.905cm" svg:y="12.065cm" presentation:class="notes" presentation:placeholder="true">
            <draw:text-box/>
          </draw:frame>
        </presentation:notes>
      </draw:page>
      <draw:page draw:name="page54"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1" draw:text-style-name="P21" draw:layer="layout" svg:width="22.904cm" svg:height="3.502cm" svg:x="0.428cm" svg:y="0.001cm" presentation:class="title" presentation:user-transformed="true">
          <draw:text-box>
            <text:p text:style-name="P240">Sort Keys</text:p>
          </draw:text-box>
        </draw:frame>
        <draw:frame presentation:style-name="pr247" draw:text-style-name="P21" draw:layer="layout" svg:width="22.225cm" svg:height="14.117cm" svg:x="1.904cm" svg:y="4.931cm" presentation:class="outline" presentation:user-transformed="true">
          <draw:text-box>
            <text:list text:style-name="L1844">
              <text:list-item>
                <text:p text:style-name="P242">Used when multiple comparisons are required</text:p>
              </text:list-item>
              <text:list-item>
                <text:p text:style-name="P242">Indexes in data bases</text:p>
              </text:list-item>
              <text:list-item>
                <text:p text:style-name="P242">Only sort keys generated by the same type of collator should be compared</text:p>
              </text:list-item>
              <text:list-item>
                <text:p text:style-name="P242">ICU4J has two classes</text:p>
              </text:list-item>
            </text:list>
            <text:list text:style-name="L1845">
              <text:list-item>
                <text:list>
                  <text:list-item>
                    <text:p text:style-name="P243"><text:span text:style-name="T76">CollationKey</text:span></text:p>
                  </text:list-item>
                  <text:list-item>
                    <text:p text:style-name="P243"><text:span text:style-name="T76">RawCollationKey</text:span></text:p>
                  </text:list-item>
                </text:list>
              </text:list-item>
            </text:list>
          </draw:text-box>
        </draw:frame>
        <presentation:notes draw:style-name="dp6">
          <draw:page-thumbnail draw:style-name="gr17" draw:layer="layout" svg:width="12.7cm" svg:height="9.526cm" svg:x="3.175cm" svg:y="1.904cm" draw:page-number="54" presentation:class="page"/>
          <draw:frame presentation:style-name="pr67" draw:text-style-name="P277" draw:layer="layout" svg:width="15.24cm" svg:height="11.692cm" svg:x="1.905cm" svg:y="12.065cm" presentation:class="notes" presentation:placeholder="true">
            <draw:text-box/>
          </draw:frame>
        </presentation:notes>
      </draw:page>
      <draw:page draw:name="page55"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1" draw:text-style-name="P21" draw:layer="layout" svg:width="22.904cm" svg:height="3.502cm" svg:x="0.428cm" svg:y="0.001cm" presentation:class="title" presentation:user-transformed="true">
          <draw:text-box>
            <text:p text:style-name="P240">CollationKey class</text:p>
          </draw:text-box>
        </draw:frame>
        <draw:frame presentation:style-name="pr285" draw:text-style-name="P253" draw:layer="layout" svg:width="22.225cm" svg:height="12.212cm" svg:x="1.905cm" svg:y="4.298cm" presentation:class="outline" presentation:user-transformed="true">
          <draw:text-box>
            <text:list text:style-name="L1844">
              <text:list-item>
                <text:p text:style-name="P242">JDK API compatible</text:p>
              </text:list-item>
              <text:list-item>
                <text:p text:style-name="P242">Saves the original string</text:p>
              </text:list-item>
              <text:list-item>
                <text:p text:style-name="P242">Compare keys with <text:span text:style-name="T244">compareTo</text:span><text:span text:style-name="T284">()</text:span> method</text:p>
              </text:list-item>
              <text:list-item>
                <text:p text:style-name="P242">Get the bytes with <text:span text:style-name="T244">toByteArray</text:span><text:span text:style-name="T284">()</text:span> method</text:p>
              </text:list-item>
            </text:list>
          </draw:text-box>
        </draw:frame>
        <presentation:notes draw:style-name="dp6">
          <draw:page-thumbnail draw:style-name="gr17" draw:layer="layout" svg:width="12.7cm" svg:height="9.526cm" svg:x="3.175cm" svg:y="1.904cm" draw:page-number="55" presentation:class="page"/>
          <draw:frame presentation:style-name="pr67" draw:text-style-name="P277" draw:layer="layout" svg:width="15.24cm" svg:height="11.692cm" svg:x="1.905cm" svg:y="12.065cm" presentation:class="notes" presentation:placeholder="true">
            <draw:text-box/>
          </draw:frame>
        </presentation:notes>
      </draw:page>
      <draw:page draw:name="page56"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1" draw:text-style-name="P21" draw:layer="layout" svg:width="22.904cm" svg:height="3.502cm" svg:x="0.428cm" svg:y="0.001cm" presentation:class="title" presentation:user-transformed="true">
          <draw:text-box>
            <text:p text:style-name="P240">RawCollationKey class</text:p>
          </draw:text-box>
        </draw:frame>
        <draw:frame presentation:style-name="pr247" draw:text-style-name="P21" draw:layer="layout" svg:width="22.225cm" svg:height="14.117cm" svg:x="1.904cm" svg:y="4.931cm" presentation:class="outline" presentation:user-transformed="true">
          <draw:text-box>
            <text:list text:style-name="L1844">
              <text:list-item>
                <text:p text:style-name="P242">Does not store the original string</text:p>
              </text:list-item>
              <text:list-item>
                <text:p text:style-name="P242">Get with the <text:span text:style-name="T244">getRawCollationKey</text:span><text:span text:style-name="T284">()</text:span> method</text:p>
              </text:list-item>
              <text:list-item>
                <text:p text:style-name="P242">Mutable class, can be reused</text:p>
              </text:list-item>
              <text:list-item>
                <text:p text:style-name="P242">Simple and lightweight</text:p>
              </text:list-item>
            </text:list>
          </draw:text-box>
        </draw:frame>
        <presentation:notes draw:style-name="dp6">
          <draw:page-thumbnail draw:style-name="gr17" draw:layer="layout" svg:width="12.7cm" svg:height="9.526cm" svg:x="3.175cm" svg:y="1.904cm" draw:page-number="56" presentation:class="page"/>
          <draw:frame presentation:style-name="pr67" draw:text-style-name="P277" draw:layer="layout" svg:width="15.24cm" svg:height="11.692cm" svg:x="1.905cm" svg:y="12.065cm" presentation:class="notes" presentation:placeholder="true">
            <draw:text-box/>
          </draw:frame>
        </presentation:notes>
      </draw:page>
      <draw:page draw:name="page56" draw:style-name="dp239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01" draw:text-style-name="P2402" draw:layer="layout" svg:width="24.13cm" svg:height="1.778cm" svg:x="0.702cm" svg:y="1.121cm" presentation:class="title">
          <draw:text-box>
            <text:p>Collation Key Example [s56]</text:p>
          </draw:text-box>
        </draw:frame>
        <draw:frame presentation:style-name="pr2405" draw:text-style-name="P2402" draw:layer="layout" svg:width="20.465cm" svg:height="12.849cm" svg:x="0.987cm" svg:y="2.899cm" presentation:class="outline" presentation:placeholder="true">
          <draw:text-box/>
        </draw:frame>
        <draw:custom-shape draw:style-name="gr2466" draw:text-style-name="P2467" draw:layer="layout" svg:width="23.601cm" svg:height="10.795cm" svg:x="1.164cm" svg:y="4.445cm">
          <text:p text:style-name="P2464"><text:span text:style-name="T2465">Collator coll…</text:span></text:p>
          <text:p text:style-name="P2464"><text:span text:style-name="T2465">String strs[] = { “bad”, “baz”, “bat” };</text:span></text:p>
          <text:p text:style-name="P2464"><text:span text:style-name="T2465">TreeMap&lt;RawCollationKey, String&gt; rawMap = </text:span><text:span text:style-name="T2465"><text:line-break/></text:span><text:span text:style-name="T2465"><text:tab/></text:span><text:span text:style-name="T2465">new TreeMap&lt;RawCollationKey, String&gt;();</text:span></text:p>
          <text:p text:style-name="P2464"><text:span text:style-name="T2465">for(String s : strs ) { </text:span></text:p>
          <text:p text:style-name="P2464"><text:span text:style-name="T2465"><text:tab/></text:span><text:span text:style-name="T2465">rawMap.put(coll.getRawCollationKey(s,null));</text:span></text:p>
          <text:p text:style-name="P2464"><text:span text:style-name="T2465">}</text:span></text:p>
          <text:p text:style-name="P2464"><text:span text:style-name="T2465">// <text:s/>'rawMap' is in collated order, because the keys are comparable.</text:span></text:p>
          <text:p text:style-name="P2464"><text:span text:style-name="T2465"/></text:p>
          <text:p text:style-name="P2464"><text:span text:style-name="T2465">RawCollationKey bazKey = coll.getRawCollationKey(“baz”,null);</text:span></text:p>
          <text:p text:style-name="P2464"><text:span text:style-name="T2465">String out = rawMap.get(bazKey); // == “baz”</text:span></text:p>
          <draw:enhanced-geometry svg:viewBox="0 0 21600 21600" draw:type="rectangle" draw:enhanced-path="M 0 0 L 21600 0 21600 21600 0 21600 0 0 Z N"/>
        </draw:custom-shape>
        <presentation:notes draw:style-name="dp2396" presentation:use-header-name="hdr1" presentation:use-footer-name="ftr2">
          <draw:page-thumbnail draw:style-name="gr2410" draw:layer="layout" svg:width="12.7cm" svg:height="9.526cm" svg:x="3.175cm" svg:y="1.904cm" draw:page-number="56" presentation:class="page"/>
          <draw:frame presentation:style-name="pr2411" draw:text-style-name="P2402" draw:layer="layout" svg:width="15.24cm" svg:height="11.692cm" svg:x="1.905cm" svg:y="12.065cm" presentation:class="notes" presentation:placeholder="true">
            <draw:text-box/>
          </draw:frame>
        </presentation:notes>
      </draw:page>
      <draw:page draw:name="page57" draw:style-name="dp239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01" draw:text-style-name="P2402" draw:layer="layout" svg:width="24.13cm" svg:height="1.778cm" svg:x="0.702cm" svg:y="1.121cm" presentation:class="title">
          <draw:text-box>
            <text:p>Collation Key Table [s56]</text:p>
          </draw:text-box>
        </draw:frame>
        <draw:frame presentation:style-name="pr2469" draw:text-style-name="P2402" draw:layer="layout" svg:width="21.692cm" svg:height="12.011cm" svg:x="1.866cm" svg:y="4.219cm" presentation:class="outline" presentation:user-transformed="true">
          <draw:text-box>
            <text:list text:style-name="L2396">
              <text:list-item>
                <text:p/>
              </text:list-item>
              <text:list-item>
                <text:p/>
              </text:list-item>
              <text:list-item>
                <text:p/>
              </text:list-item>
              <text:list-item>
                <text:p/>
              </text:list-item>
              <text:list-item>
                <text:p/>
              </text:list-item>
              <text:list-item>
                <text:p>BazKey = “<text:span text:style-name="T2468">2F 2D 5F 01 07 01 07 00</text:span>”, matches “baz”</text:p>
              </text:list-item>
            </text:list>
          </draw:text-box>
        </draw:frame>
        <draw:frame draw:style-name="standard" draw:layer="layout" svg:width="12.298cm" svg:height="7.156cm" svg:x="5.344cm" svg:y="5.097cm">
          <table:table table:template-name="SymDefault" table:use-first-row-styles="true" table:use-banding-rows-styles="true" table:style-name="ta2470">
            <table:table-column table:style-name="co2471"/>
            <table:table-column table:style-name="co2472"/>
            <table:table-row table:style-name="ro2473" table:default-cell-style-name="ce2474">
              <table:table-cell>
                <text:p><text:span text:style-name="T2475">Key</text:span></text:p>
              </table:table-cell>
              <table:table-cell>
                <text:p><text:span text:style-name="T2475">Value</text:span></text:p>
              </table:table-cell>
            </table:table-row>
            <table:table-row table:style-name="ro2476">
              <table:table-cell table:style-name="ce2477">
                <text:p><text:span text:style-name="T2404">bad</text:span></text:p>
              </table:table-cell>
              <table:table-cell table:style-name="ce2478">
                <text:p><text:span text:style-name="T2479"><text:s/></text:span><text:span text:style-name="T2479">2F 2D 33 01 07 01 07 00</text:span></text:p>
              </table:table-cell>
            </table:table-row>
            <table:table-row table:style-name="ro2476">
              <table:table-cell table:style-name="ce2477">
                <text:p><text:span text:style-name="T2404">baz</text:span></text:p>
              </table:table-cell>
              <table:table-cell table:style-name="ce2480">
                <text:p><text:span text:style-name="T2481"><text:s/></text:span><text:span text:style-name="T2481">2F 2D 5F 01 07 01 07 00</text:span></text:p>
              </table:table-cell>
            </table:table-row>
            <table:table-row table:style-name="ro2476" table:default-cell-style-name="ce2482">
              <table:table-cell>
                <text:p>Bat</text:p>
              </table:table-cell>
              <table:table-cell>
                <text:p>2F 2D 53 01 07 01 8F 06 00</text:p>
              </table:table-cell>
            </table:table-row>
            <table:table-row table:style-name="ro2476" table:default-cell-style-name="ce2482">
              <table:table-cell>
                <text:p>BAD</text:p>
              </table:table-cell>
              <table:table-cell>
                <text:p>2F 2D 33 01 07 01 8F 8F 8F 00</text:p>
              </table:table-cell>
            </table:table-row>
            <table:table-row table:style-name="ro2483" table:default-cell-style-name="ce2482">
              <table:table-cell>
                <text:p>bat</text:p>
              </table:table-cell>
              <table:table-cell>
                <text:p>2F 2D 53 01 07 01 07 00</text:p>
              </table:table-cell>
            </table:table-row>
          </table:table>
          <draw:image xlink:href="Pictures/TablePreview1.svm" xlink:type="simple" xlink:show="embed" xlink:actuate="onLoad"/>
        </draw:frame>
        <presentation:notes draw:style-name="dp2396" presentation:use-header-name="hdr1" presentation:use-footer-name="ftr2">
          <draw:page-thumbnail draw:style-name="gr2410" draw:layer="layout" svg:width="12.7cm" svg:height="9.526cm" svg:x="3.175cm" svg:y="1.904cm" draw:page-number="57" presentation:class="page"/>
          <draw:frame presentation:style-name="pr2411" draw:text-style-name="P2402" draw:layer="layout" svg:width="15.24cm" svg:height="11.692cm" svg:x="1.905cm" svg:y="12.065cm" presentation:class="notes" presentation:placeholder="true">
            <draw:text-box/>
          </draw:frame>
        </presentation:notes>
      </draw:page>
      <draw:page draw:name="page58" draw:style-name="dp2398"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38" draw:text-style-name="P2424" draw:layer="layout" svg:width="22.904cm" svg:height="3.502cm" svg:x="0.428cm" svg:y="0.001cm" presentation:class="title" presentation:user-transformed="true">
          <draw:text-box>
            <text:p text:style-name="P2437">Message Format – Example [s58]</text:p>
          </draw:text-box>
        </draw:frame>
        <draw:custom-shape draw:style-name="gr2484" draw:text-style-name="P2467" draw:layer="layout" svg:width="23.601cm" svg:height="8.449cm" svg:x="0.82cm" svg:y="5.521cm">
          <text:p text:style-name="P2464"><text:span text:style-name="T2465">UResourceBundle resourceBundle</text:span><text:span text:style-name="T2465"><text:line-break/></text:span><text:span text:style-name="T2465"> <text:s text:c="3"/>= UResourceBundle.getBundleInstance(“myapp”, ULocale.getDefault());</text:span><text:span text:style-name="T2465"><text:line-break/></text:span><text:span text:style-name="T2465"><text:line-break/></text:span><text:span text:style-name="T2465">String person = resourceBundle.getString(“Aunt”); // e.g. “My Aunt”</text:span><text:span text:style-name="T2465"><text:line-break/></text:span><text:span text:style-name="T2465">String place = resourceBundle.getString(“table”); // e.g. “on the table”</text:span><text:span text:style-name="T2465"><text:line-break/></text:span><text:span text:style-name="T2465">String thing = resourceBundle.getString(“pen”); // e.g. “pen”</text:span><text:span text:style-name="T2465"><text:line-break/></text:span><text:span text:style-name="T2465">Object arguments[] = {person, place, thing};</text:span><text:span text:style-name="T2465"><text:line-break/></text:span><text:span text:style-name="T2465">String pattern = resourceBundle.getString(“personPlaceThing”);</text:span><text:span text:style-name="T2465"><text:line-break/></text:span><text:span text:style-name="T2465">MessageFormat msgFmt = new MessageFormat(pattern);</text:span><text:span text:style-name="T2465"><text:line-break/></text:span><text:span text:style-name="T2465">String message = msgFmt.format(arguments);</text:span><text:span text:style-name="T2465"><text:line-break/></text:span><text:span text:style-name="T2465"><text:line-break/></text:span><text:span text:style-name="T2465">System.out.println(message);</text:span></text:p>
          <draw:enhanced-geometry svg:viewBox="0 0 21600 21600" draw:type="rectangle" draw:enhanced-path="M 0 0 L 21600 0 21600 21600 0 21600 0 0 Z N"/>
        </draw:custom-shape>
        <presentation:notes draw:style-name="dp2399">
          <draw:page-thumbnail draw:style-name="gr2410" draw:layer="layout" svg:width="12.7cm" svg:height="9.526cm" svg:x="3.175cm" svg:y="1.904cm" draw:page-number="58" presentation:class="page"/>
          <draw:frame presentation:style-name="pr2485" draw:text-style-name="P2455" draw:layer="layout" svg:width="15.24cm" svg:height="11.431cm" svg:x="1.905cm" svg:y="12.065cm" presentation:class="notes" presentation:user-transformed="true">
            <draw:text-box>
              <text:p text:style-name="P2452"><text:span text:style-name="T2453">Here is an example of querying a message format from an ICU resource bundle and formatting it into a single string to show to a user.</text:span></text:p>
            </draw:text-box>
          </draw:frame>
        </presentation:notes>
      </draw:page>
      <draw:page draw:name="page60"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1" draw:text-style-name="P21" draw:layer="layout" svg:width="22.904cm" svg:height="3.502cm" svg:x="0.635cm" svg:y="0.943cm" presentation:class="title" presentation:user-transformed="true">
          <draw:text-box>
            <text:p text:style-name="P240">ICU4J: Message Format - Different Data Types</text:p>
          </draw:text-box>
        </draw:frame>
        <draw:custom-shape draw:style-name="gr307" draw:text-style-name="P257" draw:layer="layout" svg:width="21.379cm" svg:height="4.304cm" svg:x="1.737cm" svg:y="7.84cm">
          <text:p text:style-name="P254"><text:span text:style-name="T306">String pattern = “On {0, date} at {0, time} there was {1}.”;</text:span></text:p>
          <text:p text:style-name="P254"><text:span text:style-name="T306">MessageFormat fmt = new MessageFormat(pattern);</text:span></text:p>
          <text:p text:style-name="P254"><text:span text:style-name="T306">Object args[] = {new Date(System.currentTimeMillis()), // 0</text:span></text:p>
          <text:p text:style-name="P254"><text:span text:style-name="T306"><text:s text:c="19"/>“</text:span><text:span text:style-name="T306">a power failure” <text:s text:c="18"/>// 1</text:span></text:p>
          <text:p text:style-name="P254"><text:span text:style-name="T306"><text:s text:c="17"/></text:span><text:span text:style-name="T306">};</text:span></text:p>
          <text:p text:style-name="P254"><text:span text:style-name="T306"/></text:p>
          <text:p text:style-name="P254"><text:span text:style-name="T306">System.out.println(fmt.format(args));</text:span></text:p>
          <draw:enhanced-geometry svg:viewBox="0 0 21600 21600" draw:type="rectangle" draw:enhanced-path="M 0 0 L 21600 0 21600 21600 0 21600 0 0 Z N"/>
        </draw:custom-shape>
        <draw:custom-shape draw:style-name="gr308" draw:text-style-name="P257" draw:layer="layout" svg:width="21.378cm" svg:height="0.953cm" svg:x="1.949cm" svg:y="13.952cm">
          <text:p text:style-name="P254"><text:span text:style-name="T287">On Jul 16, 2011 at 2:15:08 PM there was a power failure.</text:span></text:p>
          <draw:enhanced-geometry svg:viewBox="0 0 21600 21600" draw:type="rectangle" draw:enhanced-path="M 0 0 L 21600 0 21600 21600 0 21600 0 0 Z N"/>
        </draw:custom-shape>
        <draw:custom-shape draw:style-name="gr312" draw:text-style-name="P313" draw:layer="layout" svg:width="21.59cm" svg:height="1.093cm" svg:x="1.949cm" svg:y="12.687cm">
          <text:p text:style-name="P309"><text:span text:style-name="T310"></text:span><text:span text:style-name="T311">This will output:</text:span></text:p>
          <draw:enhanced-geometry svg:viewBox="0 0 21600 21600" draw:type="rectangle" draw:enhanced-path="M 0 0 L 21600 0 21600 21600 0 21600 0 0 Z N"/>
        </draw:custom-shape>
        <draw:frame draw:style-name="gr314" draw:text-style-name="P315" draw:layer="layout" svg:width="20.955cm" svg:height="1.267cm" svg:x="1.905cm" svg:y="5.715cm">
          <draw:text-box>
            <text:list text:style-name="L1848">
              <text:list-item>
                <text:p><text:span text:style-name="T23">Uses normal Java types such as Date and String.</text:span></text:p>
              </text:list-item>
            </text:list>
          </draw:text-box>
        </draw:frame>
        <presentation:notes draw:style-name="dp5">
          <draw:page-thumbnail draw:style-name="gr17" draw:layer="layout" svg:width="12.7cm" svg:height="9.526cm" svg:x="3.175cm" svg:y="1.904cm" draw:page-number="60" presentation:class="page"/>
          <draw:frame presentation:style-name="pr316" draw:text-style-name="P251" draw:layer="layout" svg:width="15.24cm" svg:height="11.431cm" svg:x="1.905cm" svg:y="12.065cm" presentation:class="notes" presentation:user-transformed="true">
            <draw:text-box>
              <text:p text:style-name="P248"><text:span text:style-name="T249">The pattern is in the code to simplify the example. Patterns should really come from resources so that translators can translate them.</text:span></text:p>
              <text:p text:style-name="P248"><text:span text:style-name="T249"/></text:p>
            </draw:text-box>
          </draw:frame>
        </presentation:notes>
      </draw:page>
      <draw:page draw:name="Useful Links" draw:style-name="dp3" draw:master-page-name="IBM_20_100_20_Presentation_20_White_20_0103_5f_otp_5f_IBM_25_20100_25_20Presentation_25_20White_25_2001031" presentation:use-footer-name="ftr1" presentation:use-date-time-name="dtd1">
        <office:forms form:automatic-focus="false" form:apply-design-mode="false"/>
        <draw:frame presentation:style-name="pr318" draw:text-style-name="P319" draw:layer="layout" svg:width="22.86cm" svg:height="1.906cm" svg:x="1.27cm" svg:y="0.634cm" presentation:class="title" presentation:user-transformed="true">
          <draw:text-box>
            <text:p text:style-name="P7"><text:span text:style-name="T317">Thank You / Useful Links</text:span></text:p>
          </draw:text-box>
        </draw:frame>
        <draw:frame presentation:style-name="pr322" draw:text-style-name="P323" draw:layer="layout" svg:width="22.86cm" svg:height="13.631cm" svg:x="1.27cm" svg:y="3.387cm" presentation:class="outline" presentation:user-transformed="true">
          <draw:text-box>
            <text:p text:style-name="P22"><text:span text:style-name="T320">Homepage: </text:span><text:span text:style-name="T321"><text:a xlink:href="http://www.ibm.com/software/globalization/icu/">icu-project.org</text:a></text:span></text:p>
            <text:p text:style-name="P22"><text:span text:style-name="T320">API documents: <text:s/></text:span><text:span text:style-name="T321"><text:a xlink:href="http://icu-project.org/apiref/icu4c/">icu-</text:a></text:span><text:span text:style-name="T321"><text:a xlink:href="http://icu-project.org/apiref/icu4c/">project.org/apiref</text:a></text:span></text:p>
            <text:p text:style-name="P22"><text:span text:style-name="T320">User guide: <text:s/></text:span><text:span text:style-name="T321"><text:a xlink:href="http://icu-project.org/userguide">icu-project.org/userguide</text:a></text:span></text:p>
            <text:p text:style-name="P22"><text:span text:style-name="T320">Latest Version/Sample Code:</text:span><text:span text:style-name="T320"><text:line-break/></text:span><text:span text:style-name="T320"> <text:s/></text:span><text:span text:style-name="T320"><text:a xlink:href="http://icu-project.org/docs">icu-project.org/docs</text:a></text:span></text:p>
            <text:p text:style-name="P22"><text:span text:style-name="T320">IBM Globalization: </text:span><text:span text:style-name="T320"><text:line-break/></text:span><text:span text:style-name="T321">ibm.com/software/globalization</text:span></text:p>
          </draw:text-box>
        </draw:frame>
        <presentation:notes draw:style-name="dp2" presentation:use-header-name="hdr1" presentation:use-footer-name="ftr2">
          <draw:page-thumbnail draw:style-name="gr17" draw:layer="layout" svg:width="12.7cm" svg:height="9.526cm" svg:x="3.175cm" svg:y="1.904cm" draw:page-number="61" presentation:class="page"/>
          <draw:frame presentation:style-name="pr324" draw:text-style-name="P21" draw:layer="layout" svg:width="13.97cm" svg:height="11.431cm" svg:x="2.54cm" svg:y="12.065cm" presentation:class="notes" presentation:user-transformed="true">
            <draw:text-box>
              <text:p text:style-name="P34">For more information about ICU, please use these URLs.</text:p>
            </draw:text-box>
          </draw:frame>
        </presentation:notes>
      </draw:page>
      <presentation:settings presentation:force-manual="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ymDefCell1" style:family="table-cell" style:parent-style-name="default">
      <style:graphic-properties draw:fill="none"/>
      <style:paragraph-properties fo:border="0.02cm solid #000000"/>
      <style:text-properties style:use-window-font-color="true"/>
    </style:style>
    <style:style style:name="SymDefCell2" style:family="table-cell" style:parent-style-name="default">
      <style:graphic-properties draw:fill="none"/>
      <style:paragraph-properties fo:border="0.02cm solid #000000"/>
      <style:text-properties style:use-window-font-color="true"/>
    </style:style>
    <style:style style:name="SymDefCell3" style:family="table-cell" style:parent-style-name="default">
      <style:graphic-properties draw:fill="none"/>
      <style:paragraph-properties fo:border="0.02cm solid #000000"/>
      <style:text-properties style:use-window-font-color="true"/>
    </style:style>
    <style:style style:name="SymSkybule1" style:family="table-cell" style:parent-style-name="default">
      <style:graphic-properties draw:fill="solid" draw:fill-color="#99ccff"/>
      <style:paragraph-properties fo:border="0.02cm solid #ffffff"/>
      <style:text-properties style:use-window-font-color="true"/>
    </style:style>
    <style:style style:name="SymSkyblue2" style:family="table-cell" style:parent-style-name="default">
      <style:graphic-properties draw:fill="solid" draw:fill-color="#6699cc"/>
      <style:paragraph-properties fo:border="0.02cm solid #ffffff"/>
      <style:text-properties style:use-window-font-color="true"/>
    </style:style>
    <style:style style:name="SymSkyblue3" style:family="table-cell" style:parent-style-name="default">
      <style:graphic-properties draw:fill="solid" draw:fill-color="#003366"/>
      <style:paragraph-properties fo:border="0.02cm solid #ffffff"/>
      <style:text-properties fo:color="#ffffff"/>
    </style:style>
    <table:table-template text:style-name="SymDefault">
      <table:first-row text:style-name="SymDefCell3"/>
      <table:last-row text:style-name="SymDefCell3"/>
      <table:first-column text:style-name="SymDefCell3"/>
      <table:last-column text:style-name="SymDefCell3"/>
      <table:odd-rows text:style-name="SymDefCell2"/>
      <table:odd-columns text:style-name="SymDefCell2"/>
      <table:body text:style-name="SymDefCell1"/>
    </table:table-template>
    <table:table-template text:style-name="SymSkyblue">
      <table:first-row text:style-name="SymSkyblue3"/>
      <table:last-row text:style-name="SymSkyblue3"/>
      <table:first-column text:style-name="SymSkyblue3"/>
      <table:last-column text:style-name="SymSkyblue3"/>
      <table:odd-rows text:style-name="SymSkyblue2"/>
      <table:odd-columns text:style-name="SymSkyblue2"/>
      <table:body text:style-name="SymSkybule1"/>
    </table:table-template>
    <style:style style:name="IBM_20_100_20_Presentation_20_White_20_0103_5f_otp_5f_IBM_25_20100_25_20Presentation_25_20White_25_200103-background" style:display-name="IBM 100 Presentation White 0103_otp_IBM%20100%20Presentation%20White%200103-background" style:family="presentation">
      <style:graphic-properties draw:stroke="none" draw:fill="solid" draw:fill-color="#ffffff" draw:textarea-horizontal-align="center" draw:textarea-vertical-align="middle" draw:shadow="hidden"/>
      <style:paragraph-properties fo:text-align="center"/>
    </style:style>
    <style:style style:name="IBM_20_100_20_Presentation_20_White_20_0103_5f_otp_5f_IBM_25_20100_25_20Presentation_25_20White_25_200103-backgroundobjects" style:display-name="IBM 100 Presentation White 0103_otp_IBM%20100%20Presentation%20White%200103-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IBM_20_100_20_Presentation_20_White_20_0103_5f_otp_5f_IBM_25_20100_25_20Presentation_25_20White_25_200103-backgroundobjects" style:display-name="IBM 100 Presentation White 0103_otp_IBM%20100%20Presentation%20White%200103-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IBM_20_100_20_Presentation_20_White_20_0103_5f_otp_5f_IBM_25_20100_25_20Presentation_25_20White_25_200103-notes" style:display-name="IBM 100 Presentation White 0103_otp_IBM%20100%20Presentation%20White%200103-notes" style:family="presentation">
      <style:graphic-properties draw:stroke="none" draw:fill="none" fo:padding-top="0.13cm" fo:padding-bottom="0.13cm" fo:padding-left="0.25cm" fo:padding-right="0.25cm">
        <text:list-style style:name="IBM_20_100_20_Presentation_20_White_20_0103_5f_otp_5f_IBM_25_20100_25_20Presentation_25_20White_25_200103-notes" style:display-name="IBM 100 Presentation White 0103_otp_IBM%20100%20Presentation%20White%20010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outline1" style:display-name="IBM 100 Presentation White 0103_otp_IBM%20100%20Presentation%20White%200103-outline1" style:family="presentation">
      <style:graphic-properties draw:stroke="none" draw:fill="none" fo:padding-top="0.13cm" fo:padding-bottom="0.13cm" fo:padding-left="0.25cm" fo:padding-right="0.25cm">
        <text:list-style style:name="IBM_20_100_20_Presentation_20_White_20_0103_5f_otp_5f_IBM_25_20100_25_20Presentation_25_20White_25_200103-outline1" style:display-name="IBM 100 Presentation White 0103_otp_IBM%20100%20Presentation%20White%200103-outline1">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DejaVu Sans'"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outline2" style:display-name="IBM 100 Presentation White 0103_otp_IBM%20100%20Presentation%20White%200103-outline2" style:family="presentation" style:parent-style-name="IBM_20_100_20_Presentation_20_White_20_0103_5f_otp_5f_IBM_25_20100_25_20Presentation_25_20White_25_200103-outline1">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1.124cm"/>
          <style:tab-stop style:position="3.664cm"/>
          <style:tab-stop style:position="6.204cm"/>
          <style:tab-stop style:position="8.744cm"/>
          <style:tab-stop style:position="11.284cm"/>
          <style:tab-stop style:position="13.824cm"/>
          <style:tab-stop style:position="16.364cm"/>
          <style:tab-stop style:position="18.904cm"/>
          <style:tab-stop style:position="21.444cm"/>
          <style:tab-stop style:position="23.984cm"/>
          <style:tab-stop style:position="26.524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3" style:display-name="IBM 100 Presentation White 0103_otp_IBM%20100%20Presentation%20White%200103-outline3" style:family="presentation" style:parent-style-name="IBM_20_100_20_Presentation_20_White_20_0103_5f_otp_5f_IBM_25_20100_25_20Presentation_25_20White_25_200103-outline2">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4" style:display-name="IBM 100 Presentation White 0103_otp_IBM%20100%20Presentation%20White%200103-outline4" style:family="presentation" style:parent-style-name="IBM_20_100_20_Presentation_20_White_20_0103_5f_otp_5f_IBM_25_20100_25_20Presentation_25_20White_25_200103-outline3">
      <style:paragraph-properties fo:margin-left="3.342cm" fo:margin-right="0cm" fo:margin-top="0.141cm" fo:margin-bottom="0cm" fo:line-height="100%" fo:text-align="start" fo:text-indent="-0.481cm" style:punctuation-wrap="hanging" style:line-break="strict" style:writing-mode="lr-tb" style:font-independent-line-spacing="true">
        <style:tab-stops>
          <style:tab-stop style:position="0cm"/>
          <style:tab-stop style:position="1.737cm"/>
          <style:tab-stop style:position="4.277cm"/>
          <style:tab-stop style:position="6.817cm"/>
          <style:tab-stop style:position="9.357cm"/>
          <style:tab-stop style:position="11.897cm"/>
          <style:tab-stop style:position="14.437cm"/>
          <style:tab-stop style:position="16.977cm"/>
          <style:tab-stop style:position="19.517cm"/>
          <style:tab-stop style:position="22.057cm"/>
          <style:tab-stop style:position="24.597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5" style:display-name="IBM 100 Presentation White 0103_otp_IBM%20100%20Presentation%20White%200103-outline5" style:family="presentation" style:parent-style-name="IBM_20_100_20_Presentation_20_White_20_0103_5f_otp_5f_IBM_25_20100_25_20Presentation_25_20White_25_20010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6" style:display-name="IBM 100 Presentation White 0103_otp_IBM%20100%20Presentation%20White%200103-outline6" style:family="presentation" style:parent-style-name="IBM_20_100_20_Presentation_20_White_20_0103_5f_otp_5f_IBM_25_20100_25_20Presentation_25_20White_25_20010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7" style:display-name="IBM 100 Presentation White 0103_otp_IBM%20100%20Presentation%20White%200103-outline7" style:family="presentation" style:parent-style-name="IBM_20_100_20_Presentation_20_White_20_0103_5f_otp_5f_IBM_25_20100_25_20Presentation_25_20White_25_20010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8" style:display-name="IBM 100 Presentation White 0103_otp_IBM%20100%20Presentation%20White%200103-outline8" style:family="presentation" style:parent-style-name="IBM_20_100_20_Presentation_20_White_20_0103_5f_otp_5f_IBM_25_20100_25_20Presentation_25_20White_25_20010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9" style:display-name="IBM 100 Presentation White 0103_otp_IBM%20100%20Presentation%20White%200103-outline9" style:family="presentation" style:parent-style-name="IBM_20_100_20_Presentation_20_White_20_0103_5f_otp_5f_IBM_25_20100_25_20Presentation_25_20White_25_20010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subtitle" style:display-name="IBM 100 Presentation White 0103_otp_IBM%20100%20Presentation%20White%200103-subtitle" style:family="presentation">
      <style:graphic-properties draw:stroke="none" draw:fill="none" draw:textarea-vertical-align="middle">
        <text:list-style style:name="IBM_20_100_20_Presentation_20_White_20_0103_5f_otp_5f_IBM_25_20100_25_20Presentation_25_20White_25_200103-subtitle" style:display-name="IBM 100 Presentation White 0103_otp_IBM%20100%20Presentation%20White%200103-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title" style:display-name="IBM 100 Presentation White 0103_otp_IBM%20100%20Presentation%20White%200103-title" style:family="presentation">
      <style:graphic-properties draw:stroke="none" draw:fill="none" draw:fill-color="#7889fb" draw:textarea-horizontal-align="left" draw:textarea-vertical-align="top" draw:auto-grow-height="false" draw:auto-grow-width="false" fo:min-height="1.779cm" fo:min-width="0cm" fo:padding-top="0.13cm" fo:padding-bottom="0.13cm" fo:padding-left="0.25cm" fo:padding-right="0.25cm" fo:wrap-option="wrap" draw:shadow="hidden" draw:shadow-color="#808080">
        <text:list-style style:name="IBM_20_100_20_Presentation_20_White_20_0103_5f_otp_5f_IBM_25_20100_25_20Presentation_25_20White_25_200103-title" style:display-name="IBM 100 Presentation White 0103_otp_IBM%20100%20Presentation%20White%20010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ff" style:text-outline="false" style:text-line-through-style="none" style:text-position="0% 100%" fo:font-family="Arial" style:font-pitch="variable" fo:font-size="28pt" fo:font-style="normal" fo:text-shadow="none" style:text-underline-style="none" fo:font-weight="normal" style:font-family-asian="'DejaVu Sans'"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background" style:display-name="IBM 100 Presentation White 0103_otp_IBM%20100%20Presentation%20White%2001031-background" style:family="presentation">
      <style:graphic-properties draw:stroke="none" draw:fill="solid" draw:fill-color="#ffffff" draw:textarea-horizontal-align="center" draw:textarea-vertical-align="middle" draw:shadow="hidden"/>
      <style:paragraph-properties fo:text-align="center"/>
    </style:style>
    <style:style style:name="IBM_20_100_20_Presentation_20_White_20_0103_5f_otp_5f_IBM_25_20100_25_20Presentation_25_20White_25_2001031-backgroundobjects" style:display-name="IBM 100 Presentation White 0103_otp_IBM%20100%20Presentation%20White%200103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IBM_20_100_20_Presentation_20_White_20_0103_5f_otp_5f_IBM_25_20100_25_20Presentation_25_20White_25_2001031-notes" style:display-name="IBM 100 Presentation White 0103_otp_IBM%20100%20Presentation%20White%2001031-notes" style:family="presentation">
      <style:graphic-properties draw:stroke="none" draw:fill="none">
        <text:list-style style:name="IBM_20_100_20_Presentation_20_White_20_0103_5f_otp_5f_IBM_25_20100_25_20Presentation_25_20White_25_2001031-notes" style:display-name="IBM 100 Presentation White 0103_otp_IBM%20100%20Presentation%20White%200103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outline1" style:display-name="IBM 100 Presentation White 0103_otp_IBM%20100%20Presentation%20White%2001031-outline1" style:family="presentation">
      <style:graphic-properties draw:stroke="none" draw:fill="none">
        <text:list-style style:name="IBM_20_100_20_Presentation_20_White_20_0103_5f_otp_5f_IBM_25_20100_25_20Presentation_25_20White_25_2001031-outline1" style:display-name="IBM 100 Presentation White 0103_otp_IBM%20100%20Presentation%20White%2001031-outline1">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letter-kerning="true"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outline2" style:display-name="IBM 100 Presentation White 0103_otp_IBM%20100%20Presentation%20White%2001031-outline2" style:family="presentation" style:parent-style-name="IBM_20_100_20_Presentation_20_White_20_0103_5f_otp_5f_IBM_25_20100_25_20Presentation_25_20White_25_2001031-outline1">
      <style:paragraph-properties fo:margin-left="0.793cm" fo:margin-right="0cm" fo:margin-top="0.352cm" fo:margin-bottom="0cm" fo:line-height="100%" fo:text-align="center" fo:text-indent="0.168cm" style:punctuation-wrap="hanging" style:line-break="strict" style:writing-mode="lr-tb" style:font-independent-line-spacing="true">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3" style:display-name="IBM 100 Presentation White 0103_otp_IBM%20100%20Presentation%20White%2001031-outline3" style:family="presentation" style:parent-style-name="IBM_20_100_20_Presentation_20_White_20_0103_5f_otp_5f_IBM_25_20100_25_20Presentation_25_20White_25_2001031-outline2">
      <style:paragraph-properties fo:margin-left="0cm" fo:margin-right="0cm" fo:margin-top="0.352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4" style:display-name="IBM 100 Presentation White 0103_otp_IBM%20100%20Presentation%20White%2001031-outline4" style:family="presentation" style:parent-style-name="IBM_20_100_20_Presentation_20_White_20_0103_5f_otp_5f_IBM_25_20100_25_20Presentation_25_20White_25_2001031-outline3">
      <style:paragraph-properties fo:margin-left="2.861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18cm"/>
          <style:tab-stop style:position="4.758cm"/>
          <style:tab-stop style:position="7.298cm"/>
          <style:tab-stop style:position="9.838cm"/>
          <style:tab-stop style:position="12.378cm"/>
          <style:tab-stop style:position="14.918cm"/>
          <style:tab-stop style:position="17.458cm"/>
          <style:tab-stop style:position="19.998cm"/>
          <style:tab-stop style:position="22.538cm"/>
          <style:tab-stop style:position="25.078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5" style:display-name="IBM 100 Presentation White 0103_otp_IBM%20100%20Presentation%20White%2001031-outline5" style:family="presentation" style:parent-style-name="IBM_20_100_20_Presentation_20_White_20_0103_5f_otp_5f_IBM_25_20100_25_20Presentation_25_20White_25_2001031-outline4">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6" style:display-name="IBM 100 Presentation White 0103_otp_IBM%20100%20Presentation%20White%2001031-outline6" style:family="presentation" style:parent-style-name="IBM_20_100_20_Presentation_20_White_20_0103_5f_otp_5f_IBM_25_20100_25_20Presentation_25_20White_25_2001031-outline5">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7" style:display-name="IBM 100 Presentation White 0103_otp_IBM%20100%20Presentation%20White%2001031-outline7" style:family="presentation" style:parent-style-name="IBM_20_100_20_Presentation_20_White_20_0103_5f_otp_5f_IBM_25_20100_25_20Presentation_25_20White_25_2001031-outline6">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8" style:display-name="IBM 100 Presentation White 0103_otp_IBM%20100%20Presentation%20White%2001031-outline8" style:family="presentation" style:parent-style-name="IBM_20_100_20_Presentation_20_White_20_0103_5f_otp_5f_IBM_25_20100_25_20Presentation_25_20White_25_2001031-outline7">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9" style:display-name="IBM 100 Presentation White 0103_otp_IBM%20100%20Presentation%20White%2001031-outline9" style:family="presentation" style:parent-style-name="IBM_20_100_20_Presentation_20_White_20_0103_5f_otp_5f_IBM_25_20100_25_20Presentation_25_20White_25_2001031-outline8">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subtitle" style:display-name="IBM 100 Presentation White 0103_otp_IBM%20100%20Presentation%20White%2001031-subtitle" style:family="presentation">
      <style:graphic-properties draw:stroke="none" draw:fill="none" draw:fill-color="#7889fb" draw:textarea-horizontal-align="left" draw:textarea-vertical-align="top" draw:auto-grow-height="false" draw:auto-grow-width="false" fo:min-height="1.475cm" fo:min-width="0cm" fo:padding-top="0.13cm" fo:padding-bottom="0.13cm" fo:padding-left="0.25cm" fo:padding-right="0.25cm" fo:wrap-option="wrap" draw:shadow="hidden" draw:shadow-color="#808080">
        <text:list-style style:name="IBM_20_100_20_Presentation_20_White_20_0103_5f_otp_5f_IBM_25_20100_25_20Presentation_25_20White_25_2001031-subtitle" style:display-name="IBM 100 Presentation White 0103_otp_IBM%20100%20Presentation%20White%2001031-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letter-kerning="true"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title" style:display-name="IBM 100 Presentation White 0103_otp_IBM%20100%20Presentation%20White%2001031-title" style:family="presentation">
      <style:graphic-properties draw:stroke="none" draw:fill="none" draw:fill-color="#7889fb" draw:textarea-horizontal-align="left" draw:textarea-vertical-align="top" draw:auto-grow-height="false" draw:auto-grow-width="false" fo:min-height="3.124cm" fo:min-width="0cm" fo:padding-top="0.13cm" fo:padding-bottom="0.13cm" fo:padding-left="0.25cm" fo:padding-right="0.25cm" fo:wrap-option="wrap" draw:shadow="hidden" draw:shadow-color="#808080">
        <text:list-style style:name="IBM_20_100_20_Presentation_20_White_20_0103_5f_otp_5f_IBM_25_20100_25_20Presentation_25_20White_25_2001031-title" style:display-name="IBM 100 Presentation White 0103_otp_IBM%20100%20Presentation%20White%200103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5pt" fo:font-style="normal" fo:text-shadow="none" style:text-underline-style="none" fo:font-weight="normal" style:letter-kerning="true" style:font-family-asian="'DejaVu Sans'" style:font-family-generic-asian="system" style:font-pitch-asian="variable" style:font-size-asian="35pt" style:font-style-asian="normal" style:font-weight-asian="normal" style:font-family-complex="Tahoma" style:font-family-generic-complex="system" style:font-pitch-complex="variable" style:font-size-complex="35pt" style:font-style-complex="normal" style:font-weight-complex="normal" style:text-emphasize="none" style:font-relief="none" style:text-overline-style="none" style:text-overline-color="font-color"/>
    </style:style>
    <style:presentation-page-layout style:name="AL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2351" style:family="drawing-page">
      <style:drawing-page-properties draw:background-size="border" draw:fill="solid" draw:fill-color="#ffffff"/>
    </style:style>
    <style:style style:name="Mdp2352" style:family="drawing-page">
      <style:drawing-page-properties presentation:display-header="true" presentation:display-footer="true" presentation:display-page-number="true" presentation:display-date-time="true"/>
    </style:style>
    <style:style style:name="Mgr2353" style:family="graphic" style:parent-style-name="standard">
      <style:graphic-properties draw:stroke="none" draw:fill="solid" draw:fill-color="#ffffff" draw:textarea-horizontal-align="center" draw:textarea-vertical-align="middle" fo:wrap-option="wrap" draw:shadow="hidden" style:protect="position size"/>
    </style:style>
    <style:style style:name="Mgr2357" style:family="graphic" style:parent-style-name="standard">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gr2360" style:family="graphic" style:parent-style-name="standard">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gr2362" style:family="graphic" style:parent-style-name="standard">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2363" style:family="graphic" style:parent-style-name="standard">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236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2369" style:family="graphic" style:parent-style-name="standard">
      <style:graphic-properties draw:stroke="none" draw:fill="none" draw:fill-color="#ffffff" draw:textarea-horizontal-align="right" draw:textarea-vertical-align="top" draw:auto-grow-height="false" fo:padding-top="0.128cm" fo:padding-bottom="0.128cm" fo:padding-left="0.256cm" fo:padding-right="0.256cm" fo:wrap-option="wrap" draw:shadow="hidden"/>
    </style:style>
    <style:style style:name="Mpr2366" style:family="presentation" style:parent-style-name="IBM_20_100_20_Presentation_20_White_20_0103_5f_otp_5f_IBM_25_20100_25_20Presentation_25_20White_25_200103-outline1">
      <style:graphic-properties fo:wrap-option="no-wrap"/>
    </style:style>
    <style:style style:name="Mpr2373" style:family="presentation" style:parent-style-name="IBM_20_100_20_Presentation_20_White_20_0103_5f_otp_5f_IBM_25_20100_25_20Presentation_25_20White_25_200103-backgroundobjects">
      <style:graphic-properties draw:stroke="none" draw:fill="none" draw:fill-color="#7889fb" draw:textarea-horizontal-align="left"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2374" style:family="presentation" style:parent-style-name="IBM_20_100_20_Presentation_20_White_20_0103_5f_otp_5f_IBM_25_20100_25_20Presentation_25_20White_25_200103-title">
      <style:graphic-properties fo:wrap-option="wrap"/>
    </style:style>
    <style:style style:name="Mpr2376" style:family="presentation" style:parent-style-name="IBM_20_100_20_Presentation_20_White_20_0103_5f_otp_5f_IBM_25_20100_25_20Presentation_25_20White_25_200103-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2377" style:family="presentation" style:parent-style-name="IBM_20_100_20_Presentation_20_White_20_0103_5f_otp_5f_IBM_25_20100_25_20Presentation_25_20White_25_200103-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2378" style:family="presentation" style:parent-style-name="IBM_20_100_20_Presentation_20_White_20_0103_5f_otp_5f_IBM_25_20100_25_20Presentation_25_20White_25_200103-notes">
      <style:graphic-properties fo:wrap-option="no-wrap"/>
    </style:style>
    <style:style style:name="Mpr2379" style:family="presentation" style:parent-style-name="IBM_20_100_20_Presentation_20_White_20_0103_5f_otp_5f_IBM_25_20100_25_20Presentation_25_20White_25_200103-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2380" style:family="presentation" style:parent-style-name="IBM_20_100_20_Presentation_20_White_20_0103_5f_otp_5f_IBM_25_20100_25_20Presentation_25_20White_25_200103-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2381" style:family="presentation" style:parent-style-name="IBM_20_100_20_Presentation_20_White_20_0103_5f_otp_5f_IBM_25_20100_25_20Presentation_25_20White_25_2001031-title">
      <style:graphic-properties fo:wrap-option="wrap"/>
    </style:style>
    <style:style style:name="Mpr2382" style:family="presentation" style:parent-style-name="IBM_20_100_20_Presentation_20_White_20_0103_5f_otp_5f_IBM_25_20100_25_20Presentation_25_20White_25_2001031-subtitle">
      <style:graphic-properties fo:wrap-option="wrap"/>
    </style:style>
    <style:style style:name="Mpr2384" style:family="presentation" style:parent-style-name="IBM_20_100_20_Presentation_20_White_20_0103_5f_otp_5f_IBM_25_20100_25_20Presentation_25_20White_25_2001031-backgroundobjects">
      <style:graphic-properties draw:stroke="none" draw:fill="none" draw:fill-color="#7889fb" draw:textarea-horizontal-align="left"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2386" style:family="presentation" style:parent-style-name="IBM_20_100_20_Presentation_20_White_20_0103_5f_otp_5f_IBM_25_20100_25_20Presentation_25_20White_25_2001031-outline1">
      <style:graphic-properties fo:wrap-option="no-wrap"/>
    </style:style>
    <style:style style:name="Mpr2388" style:family="presentation" style:parent-style-name="IBM_20_100_20_Presentation_20_White_20_0103_5f_otp_5f_IBM_25_20100_25_20Presentation_25_20White_25_2001031-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2390" style:family="presentation" style:parent-style-name="IBM_20_100_20_Presentation_20_White_20_0103_5f_otp_5f_IBM_25_20100_25_20Presentation_25_20White_25_2001031-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2392" style:family="presentation" style:parent-style-name="IBM_20_100_20_Presentation_20_White_20_0103_5f_otp_5f_IBM_25_20100_25_20Presentation_25_20White_25_2001031-notes">
      <style:graphic-properties fo:wrap-option="no-wrap"/>
    </style:style>
    <style:style style:name="Mpr2393" style:family="presentation" style:parent-style-name="IBM_20_100_20_Presentation_20_White_20_0103_5f_otp_5f_IBM_25_20100_25_20Presentation_25_20White_25_2001031-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2394" style:family="presentation" style:parent-style-name="IBM_20_100_20_Presentation_20_White_20_0103_5f_otp_5f_IBM_25_20100_25_20Presentation_25_20White_25_2001031-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2354" style:family="paragraph">
      <style:paragraph-properties fo:text-align="center" style:punctuation-wrap="hanging" style:line-break="strict" style:writing-mode="lr-tb"/>
    </style:style>
    <style:style style:name="MP2355" style:family="paragraph">
      <style:paragraph-properties fo:margin-left="0cm" fo:margin-right="0cm" fo:text-indent="0cm" style:punctuation-wrap="hanging" style:line-break="strict" style:writing-mode="lr-tb"/>
    </style:style>
    <style:style style:name="MP2358" style:family="paragraph">
      <style:paragraph-properties fo:margin-left="0cm" fo:margin-right="0cm" fo:text-indent="0cm" style:punctuation-wrap="hanging" style:line-break="strict" style:writing-mode="lr-tb" style:font-independent-line-spacing="true"/>
    </style:style>
    <style:style style:name="MP2359" style:family="paragraph">
      <style:paragraph-properties fo:margin-left="0cm" fo:margin-right="0cm" fo:text-align="end" fo:text-indent="0cm" style:punctuation-wrap="hanging" style:line-break="strict" style:writing-mode="lr-tb"/>
    </style:style>
    <style:style style:name="MP2361" style:family="paragraph">
      <style:paragraph-properties fo:margin-left="0cm" fo:margin-right="0cm" fo:text-align="end" fo:text-indent="0cm" style:punctuation-wrap="hanging" style:line-break="strict" style:writing-mode="lr-tb" style:font-independent-line-spacing="true"/>
    </style:style>
    <style:style style:name="MP2365" style:family="paragraph">
      <style:paragraph-properties fo:text-align="center" style:punctuation-wrap="hanging" style:line-break="strict" style:writing-mode="lr-tb"/>
      <style:text-properties fo:font-size="24pt"/>
    </style:style>
    <style:style style:name="MP2367" style:family="paragraph">
      <style:paragraph-properties fo:margin-left="0cm" fo:margin-right="0cm" fo:text-align="end" fo:text-indent="0cm"/>
    </style:style>
    <style:style style:name="MP2370" style:family="paragraph">
      <style:paragraph-properties fo:margin-left="0cm" fo:margin-right="0cm" fo:text-align="end" fo:text-indent="0cm" style:punctuation-wrap="hanging" style:line-break="strict" style:writing-mode="lr-tb" style:font-independent-line-spacing="true"/>
      <style:text-properties fo:font-size="18pt"/>
    </style:style>
    <style:style style:name="MP2383" style:family="paragraph">
      <style:paragraph-properties fo:margin-left="0cm" fo:margin-right="0cm" fo:text-indent="0cm" style:line-break="strict"/>
    </style:style>
    <style:style style:name="MP2385" style:family="paragraph">
      <style:paragraph-properties fo:margin-left="0cm" fo:margin-right="0cm" fo:text-indent="0cm" style:punctuation-wrap="simple" style:line-break="strict" style:writing-mode="lr-tb" style:font-independent-line-spacing="true"/>
    </style:style>
    <style:style style:name="MP2387" style:family="paragraph">
      <style:paragraph-properties fo:margin-left="0cm" fo:margin-right="0cm" fo:text-indent="0cm" style:punctuation-wrap="simple" style:line-break="strict" style:writing-mode="lr-tb"/>
    </style:style>
    <style:style style:name="MP2389" style:family="paragraph">
      <style:paragraph-properties fo:margin-left="0cm" fo:margin-right="0cm" fo:text-align="end" fo:text-indent="0cm" style:punctuation-wrap="simple" style:line-break="strict" style:writing-mode="lr-tb"/>
    </style:style>
    <style:style style:name="MP2391" style:family="paragraph">
      <style:paragraph-properties fo:margin-left="0cm" fo:margin-right="0cm" fo:text-align="end" fo:text-indent="0cm" style:punctuation-wrap="simple" style:line-break="strict" style:writing-mode="lr-tb" style:font-independent-line-spacing="true"/>
    </style:style>
    <style:style style:name="MT2356" style:family="text">
      <style:text-properties fo:font-size="12pt" style:font-size-asian="12pt" style:font-size-complex="12pt"/>
    </style:style>
    <style:style style:name="MT2368" style:family="text">
      <style:text-properties fo:font-size="8pt" style:font-size-asian="8pt" style:font-size-complex="8pt"/>
    </style:style>
    <style:style style:name="MT2371" style:family="text">
      <style:text-properties fo:font-family="Arial" style:font-style-name="Cursiva" style:font-family-generic="swiss" style:font-pitch="variable" fo:font-size="8pt" style:font-family-asian="Arial" style:font-pitch-asian="variable" style:font-size-asian="8pt" style:font-family-complex="Arial" style:font-pitch-complex="variable" style:font-size-complex="8pt"/>
    </style:style>
    <style:style style:name="MT2372" style:family="text">
      <style:text-properties fo:color="#666666" fo:font-family="Arial" style:font-style-name="Cursiva" style:font-family-generic="swiss" style:font-pitch="variable" fo:font-size="8pt" style:font-family-asian="Arial" style:font-style-name-asian="Regular" style:font-family-generic-asian="swiss" style:font-pitch-asian="variable" style:font-size-asian="8pt" style:font-family-complex="Arial" style:font-style-name-complex="Regular" style:font-family-generic-complex="swiss" style:font-pitch-complex="variable" style:font-size-complex="8pt"/>
    </style:style>
    <style:style style:name="MT2375" style:family="text">
      <style:text-properties fo:font-size="12pt" fo:language="en" fo:country="US" style:font-size-asian="12pt" style:font-size-complex="12pt"/>
    </style:style>
    <text:list-style style:name="ML235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35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35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2352">
      <draw:rect draw:style-name="Mgr2353" draw:text-style-name="MP2354" draw:layer="backgroundobjects" svg:width="19.05cm" svg:height="25.4cm" svg:x="0cm" svg:y="0cm">
        <text:p/>
      </draw:rect>
      <draw:frame draw:style-name="Mgr2357" draw:text-style-name="MP2358" draw:layer="backgroundobjects" svg:width="8.255cm" svg:height="1.271cm" svg:x="0.001cm" svg:y="0.001cm" presentation:class="header">
        <draw:text-box>
          <text:p text:style-name="MP2355"><text:span text:style-name="MT2356"><presentation:header/></text:span></text:p>
        </draw:text-box>
      </draw:frame>
      <draw:frame draw:style-name="Mgr2360" draw:text-style-name="MP2361" draw:layer="backgroundobjects" svg:width="8.255cm" svg:height="1.271cm" svg:x="10.79cm" svg:y="0.001cm" presentation:class="date-time">
        <draw:text-box>
          <text:p text:style-name="MP2359"><text:span text:style-name="MT2356"><presentation:date-time/></text:span></text:p>
        </draw:text-box>
      </draw:frame>
      <draw:frame draw:style-name="Mgr2362" draw:text-style-name="MP2358" draw:layer="backgroundobjects" svg:width="8.255cm" svg:height="1.271cm" svg:x="0.001cm" svg:y="24.125cm" presentation:class="footer">
        <draw:text-box>
          <text:p text:style-name="MP2355"><text:span text:style-name="MT2356"><presentation:footer/></text:span></text:p>
        </draw:text-box>
      </draw:frame>
      <draw:frame draw:style-name="Mgr2363" draw:text-style-name="MP2361" draw:layer="backgroundobjects" svg:width="8.255cm" svg:height="1.271cm" svg:x="10.79cm" svg:y="24.125cm" presentation:class="page-number">
        <draw:text-box>
          <text:p text:style-name="MP2359"><text:span text:style-name="MT2356"><text:page-number>&lt;number&gt;</text:page-number></text:span></text:p>
        </draw:text-box>
      </draw:frame>
      <draw:page-thumbnail draw:layer="backgroundobjects" svg:width="8.024cm" svg:height="6.017cm" svg:x="1cm" svg:y="2.404cm" draw:page-number="1"/>
      <draw:page-thumbnail draw:layer="backgroundobjects" svg:width="8.024cm" svg:height="6.017cm" svg:x="1cm" svg:y="9.69cm" draw:page-number="2"/>
      <draw:page-thumbnail draw:layer="backgroundobjects" svg:width="8.024cm" svg:height="6.017cm" svg:x="1cm" svg:y="16.976cm" draw:page-number="3"/>
      <draw:page-thumbnail draw:layer="backgroundobjects" svg:width="8.024cm" svg:height="6.017cm" svg:x="10.025cm" svg:y="2.404cm" draw:page-number="4"/>
      <draw:page-thumbnail draw:layer="backgroundobjects" svg:width="8.024cm" svg:height="6.017cm" svg:x="10.025cm" svg:y="9.69cm" draw:page-number="5"/>
      <draw:page-thumbnail draw:layer="backgroundobjects" svg:width="8.024cm" svg:height="6.017cm" svg:x="10.025cm" svg:y="16.976cm" draw:page-number="6"/>
    </style:handout-master>
    <style:master-page style:name="IBM_20_100_20_Presentation_20_White_20_0103_5f_otp_5f_IBM_25_20100_25_20Presentation_25_20White_25_200103" style:display-name="IBM 100 Presentation White 0103_otp_IBM%20100%20Presentation%20White%200103" style:page-layout-name="PM1" draw:style-name="Mdp2351">
      <office:forms form:automatic-focus="false" form:apply-design-mode="false"/>
      <draw:frame draw:style-name="Mgr2364" draw:text-style-name="MP2365" draw:layer="backgroundobjects" svg:width="25.4cm" svg:height="19.05cm" svg:x="0cm" svg:y="-1cm">
        <draw:image xlink:href="Pictures/10000201000000BC0000008D7BD96EA4.png" xlink:type="simple" xlink:show="embed" xlink:actuate="onLoad">
          <text:p/>
        </draw:image>
      </draw:frame>
      <draw:frame presentation:style-name="Mpr2366" draw:layer="backgroundobjects" svg:width="20.465cm" svg:height="12.833cm" svg:x="0.987cm" svg:y="2.899cm" presentation:class="outline" presentation:placeholder="true">
        <draw:text-box/>
      </draw:frame>
      <draw:custom-shape draw:name="Rectangle 6" draw:style-name="Mgr2369" draw:text-style-name="MP2370" draw:layer="backgroundobjects" svg:width="3.81cm" svg:height="0.512cm" svg:x="20.642cm" svg:y="18.159cm">
        <text:list text:style-name="ML2351">
          <text:list-header>
            <text:p text:style-name="MP2367"><text:span text:style-name="MT2368">© 2012 IBM Corporation</text:span></text:p>
          </text:list-header>
        </text:list>
        <draw:enhanced-geometry svg:viewBox="0 0 21600 21600" draw:type="rectangle" draw:enhanced-path="M 0 0 L 21600 0 21600 21600 0 21600 0 0 Z N"/>
      </draw:custom-shape>
      <draw:frame presentation:style-name="Mpr2373" draw:text-style-name="MP2358" draw:layer="backgroundobjects" svg:width="15.447cm" svg:height="0.595cm" svg:x="1.063cm" svg:y="18.159cm" presentation:class="page-number">
        <draw:text-box>
          <text:list text:style-name="ML2352">
            <text:list-header>
              <text:p text:style-name="MP2355"><text:span text:style-name="MT2371"><text:page-number>&lt;number&gt;</text:page-number></text:span><text:span text:style-name="MT2371"><text:tab/></text:span><text:span text:style-name="MT2372"><presentation:date-time/></text:span><text:span text:style-name="MT2372"><text:tab/></text:span><text:span text:style-name="MT2372"><presentation:footer/></text:span></text:p>
            </text:list-header>
          </text:list>
        </draw:text-box>
      </draw:frame>
      <draw:frame presentation:style-name="Mpr2374" draw:layer="backgroundobjects" svg:width="24.13cm" svg:height="1.778cm" svg:x="0.702cm" svg:y="1.121cm" presentation:class="title" presentation:placeholder="true">
        <draw:text-box/>
      </draw:frame>
      <presentation:notes style:page-layout-name="PM0">
        <draw:frame presentation:style-name="Mpr2376" draw:text-style-name="MP2358" draw:layer="backgroundobjects" svg:width="8.255cm" svg:height="1.271cm" svg:x="0.001cm" svg:y="0.001cm" presentation:class="header">
          <draw:text-box>
            <text:list text:style-name="ML2352">
              <text:list-header>
                <text:p text:style-name="MP2355"><text:span text:style-name="MT2375"><presentation:header/></text:span></text:p>
              </text:list-header>
            </text:list>
          </draw:text-box>
        </draw:frame>
        <draw:frame presentation:style-name="Mpr2377" draw:text-style-name="MP2361" draw:layer="backgroundobjects" svg:width="8.255cm" svg:height="1.271cm" svg:x="10.79cm" svg:y="0.001cm" presentation:class="date-time">
          <draw:text-box>
            <text:list text:style-name="ML2352">
              <text:list-header>
                <text:p text:style-name="MP2359"><text:span text:style-name="MT2375"><presentation:date-time/></text:span></text:p>
              </text:list-header>
            </text:list>
          </draw:text-box>
        </draw:frame>
        <draw:page-thumbnail presentation:style-name="Mpr2374" draw:layer="backgroundobjects" svg:width="12.7cm" svg:height="9.526cm" svg:x="3.175cm" svg:y="1.904cm" presentation:class="page"/>
        <draw:frame presentation:style-name="Mpr2378" draw:layer="backgroundobjects" svg:width="15.24cm" svg:height="11.431cm" svg:x="1.905cm" svg:y="12.065cm" presentation:class="notes" presentation:placeholder="true">
          <draw:text-box/>
        </draw:frame>
        <draw:frame presentation:style-name="Mpr2379" draw:text-style-name="MP2358" draw:layer="backgroundobjects" svg:width="8.255cm" svg:height="1.271cm" svg:x="0.001cm" svg:y="24.125cm" presentation:class="footer">
          <draw:text-box>
            <text:list text:style-name="ML2352">
              <text:list-header>
                <text:p text:style-name="MP2355"><text:span text:style-name="MT2375"><presentation:footer/></text:span></text:p>
              </text:list-header>
            </text:list>
          </draw:text-box>
        </draw:frame>
        <draw:frame presentation:style-name="Mpr2380" draw:text-style-name="MP2361" draw:layer="backgroundobjects" svg:width="8.255cm" svg:height="1.271cm" svg:x="10.79cm" svg:y="24.125cm" presentation:class="page-number">
          <draw:text-box>
            <text:list text:style-name="ML2352">
              <text:list-header>
                <text:p text:style-name="MP2359"><text:span text:style-name="MT2375"><text:page-number>&lt;number&gt;</text:page-number></text:span></text:p>
              </text:list-header>
            </text:list>
          </draw:text-box>
        </draw:frame>
      </presentation:notes>
    </style:master-page>
    <style:master-page style:name="IBM_20_100_20_Presentation_20_White_20_0103_5f_otp_5f_IBM_25_20100_25_20Presentation_25_20White_25_2001031" style:display-name="IBM 100 Presentation White 0103_otp_IBM%20100%20Presentation%20White%2001031" style:page-layout-name="PM1" draw:style-name="Mdp2351">
      <office:forms form:automatic-focus="false" form:apply-design-mode="false"/>
      <draw:frame draw:style-name="Mgr2364" draw:text-style-name="MP2365" draw:layer="backgroundobjects" svg:width="25.4cm" svg:height="19.05cm" svg:x="0cm" svg:y="0cm">
        <draw:image xlink:href="Pictures/1000020100000BB8000008CA699B8C33.png" xlink:type="simple" xlink:show="embed" xlink:actuate="onLoad">
          <text:p/>
        </draw:image>
      </draw:frame>
      <draw:frame presentation:style-name="Mpr2381" draw:layer="backgroundobjects" svg:width="16.819cm" svg:height="3.123cm" svg:x="0.96cm" svg:y="3.475cm" presentation:class="title" presentation:placeholder="true">
        <draw:text-box/>
      </draw:frame>
      <draw:frame presentation:style-name="Mpr2382" draw:layer="backgroundobjects" svg:width="21.581cm" svg:height="1.474cm" svg:x="1.04cm" svg:y="6.675cm" presentation:class="subtitle" presentation:placeholder="true">
        <draw:text-box/>
      </draw:frame>
      <draw:frame presentation:style-name="Mpr2384" draw:text-style-name="MP2385" draw:layer="backgroundobjects" svg:width="15.447cm" svg:height="0.595cm" svg:x="1.064cm" svg:y="18.16cm">
        <draw:text-box>
          <text:list text:style-name="ML2352">
            <text:list-header>
              <text:p text:style-name="MP2383"><text:span text:style-name="MT2371"><text:page-number>&lt;number&gt;</text:page-number></text:span></text:p>
            </text:list-header>
          </text:list>
        </draw:text-box>
      </draw:frame>
      <draw:frame presentation:style-name="Mpr2386" draw:layer="backgroundobjects" svg:width="22.859cm" svg:height="12.572cm" svg:x="1.27cm" svg:y="4.457cm" presentation:class="outline" presentation:placeholder="true">
        <draw:text-box/>
      </draw:frame>
      <presentation:notes style:page-layout-name="PM0">
        <draw:frame presentation:style-name="Mpr2388" draw:text-style-name="MP2385" draw:layer="backgroundobjects" svg:width="8.255cm" svg:height="1.271cm" svg:x="0.001cm" svg:y="0.001cm" presentation:class="header">
          <draw:text-box>
            <text:list text:style-name="ML2353">
              <text:list-header>
                <text:p text:style-name="MP2387"><text:span text:style-name="MT2375"><presentation:header/></text:span></text:p>
              </text:list-header>
            </text:list>
          </draw:text-box>
        </draw:frame>
        <draw:frame presentation:style-name="Mpr2390" draw:text-style-name="MP2391" draw:layer="backgroundobjects" svg:width="8.255cm" svg:height="1.271cm" svg:x="10.79cm" svg:y="0.001cm" presentation:class="date-time">
          <draw:text-box>
            <text:list text:style-name="ML2353">
              <text:list-header>
                <text:p text:style-name="MP2389"><text:span text:style-name="MT2375"><presentation:date-time/></text:span></text:p>
              </text:list-header>
            </text:list>
          </draw:text-box>
        </draw:frame>
        <draw:page-thumbnail presentation:style-name="Mpr2381" draw:layer="backgroundobjects" svg:width="12.7cm" svg:height="9.526cm" svg:x="3.175cm" svg:y="1.904cm" presentation:class="page"/>
        <draw:frame presentation:style-name="Mpr2392" draw:layer="backgroundobjects" svg:width="15.24cm" svg:height="11.431cm" svg:x="1.905cm" svg:y="12.065cm" presentation:class="notes" presentation:placeholder="true">
          <draw:text-box/>
        </draw:frame>
        <draw:frame presentation:style-name="Mpr2393" draw:text-style-name="MP2385" draw:layer="backgroundobjects" svg:width="8.255cm" svg:height="1.271cm" svg:x="0.001cm" svg:y="24.125cm" presentation:class="footer">
          <draw:text-box>
            <text:list text:style-name="ML2353">
              <text:list-header>
                <text:p text:style-name="MP2387"><text:span text:style-name="MT2375"><presentation:footer/></text:span></text:p>
              </text:list-header>
            </text:list>
          </draw:text-box>
        </draw:frame>
        <draw:frame presentation:style-name="Mpr2394" draw:text-style-name="MP2391" draw:layer="backgroundobjects" svg:width="8.255cm" svg:height="1.271cm" svg:x="10.79cm" svg:y="24.125cm" presentation:class="page-number">
          <draw:text-box>
            <text:list text:style-name="ML2353">
              <text:list-header>
                <text:p text:style-name="MP2389"><text:span text:style-name="MT237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xmlns:text="urn:oasis:names:tc:opendocument:xmlns:text:1.0">
    <dc:title>Getting Started with ICU</dc:title>
    <meta:initial-creator>George Rhoten</meta:initial-creator>
    <meta:creation-date>2004-08-04T21:32:21</meta:creation-date>
    <dc:date>2012-08-24T10:16:42</dc:date>
    <meta:print-date>2012-08-23T11:43:12</meta:print-date>
    <meta:editing-cycles>192</meta:editing-cycles>
    <meta:editing-duration>PT207H24M18S</meta:editing-duration>
    <meta:generator>IBM_Lotus_Symphony/3.0$Linux OpenOffice.org_project/310m11$Build-9399</meta:generator>
    <meta:document-statistic meta:object-count="382"/>
  </office:meta>
</office:document-meta>
</file>